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officeooo:rsid="000ddfa4" officeooo:paragraph-rsid="000ddfa4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color="#55308d" fo:font-size="15pt" style:text-underline-style="solid" style:text-underline-width="auto" style:text-underline-color="font-color" fo:font-weight="normal" officeooo:rsid="000fc465" officeooo:paragraph-rsid="000fc46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c465" officeooo:paragraph-rsid="000fc46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c465" officeooo:paragraph-rsid="0010f8d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c465" officeooo:paragraph-rsid="000fc465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c465" officeooo:paragraph-rsid="000fc465" fo:background-color="#ddddd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0f8d6"/>
    </style:style>
    <style:style style:name="P8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0fc465" officeooo:paragraph-rsid="000fc465" style:font-size-asian="10.5pt" style:font-weight-asian="normal" style:font-size-complex="12pt" style:font-weight-complex="normal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000000" fo:font-size="12pt" style:text-underline-style="none" fo:font-weight="normal" officeooo:rsid="000fc465" style:font-size-asian="10.5pt" style:font-weight-asian="normal" style:font-size-complex="12pt" style:font-weight-complex="normal"/>
    </style:style>
    <style:style style:name="T4" style:family="text">
      <style:text-properties fo:font-size="10.5pt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oser</text:p>
      <text:p text:style-name="Standard"/>
      <text:p text:style-name="Standard">root@AlexanderCoretchi:/home/alexander# </text:p>
      <text:p text:style-name="Standard">root@AlexanderCoretchi:/home/alexander# <text:span text:style-name="T1">apt-get update</text:span></text:p>
      <text:p text:style-name="Standard">Hit:1 http://md.archive.ubuntu.com/ubuntu focal InRelease</text:p>
      <text:p text:style-name="Standard">Get:2 http://md.archive.ubuntu.com/ubuntu focal-updates InRelease [114 kB] <text:s text:c="25"/></text:p>
      <text:p text:style-name="Standard">Get:3 http://md.archive.ubuntu.com/ubuntu focal-backports InRelease [108 kB] <text:s text:c="23"/></text:p>
      <text:p text:style-name="Standard">Hit:4 http://repo.percona.com/prel/apt focal InRelease <text:s text:c="45"/></text:p>
      <text:p text:style-name="Standard">Hit:5 http://ppa.launchpad.net/ondrej/php/ubuntu focal InRelease <text:s text:c="35"/></text:p>
      <text:p text:style-name="Standard">Hit:6 http://repo.percona.com/ps-80/apt focal InRelease <text:s text:c="36"/></text:p>
      <text:p text:style-name="Standard">Get:7 http://security.ubuntu.com/ubuntu focal-security InRelease [114 kB] <text:s text:c="18"/></text:p>
      <text:p text:style-name="Standard">Hit:8 http://repo.percona.com/tools/apt focal InRelease <text:s text:c="44"/></text:p>
      <text:p text:style-name="Standard">Hit:9 https://repo.skype.com/deb stable InRelease <text:s text:c="50"/></text:p>
      <text:p text:style-name="Standard">Get:10 http://md.archive.ubuntu.com/ubuntu focal-updates/main amd64 Packages [1,990 kB]</text:p>
      <text:p text:style-name="Standard">Get:11 http://md.archive.ubuntu.com/ubuntu focal-updates/main i386 Packages [696 kB]</text:p>
      <text:p text:style-name="Standard">Get:12 http://md.archive.ubuntu.com/ubuntu focal-updates/main Translation-en [358 kB]</text:p>
      <text:p text:style-name="Standard">Get:13 http://md.archive.ubuntu.com/ubuntu focal-updates/main amd64 DEP-11 Metadata [278 kB]</text:p>
      <text:p text:style-name="Standard">Get:14 http://md.archive.ubuntu.com/ubuntu focal-updates/universe amd64 DEP-11 Metadata [391 kB]</text:p>
      <text:p text:style-name="Standard">Get:15 http://md.archive.ubuntu.com/ubuntu focal-updates/multiverse amd64 DEP-11 Metadata [944 B]</text:p>
      <text:p text:style-name="Standard">Get:16 http://md.archive.ubuntu.com/ubuntu focal-backports/main amd64 DEP-11 Metadata [7,952 B]</text:p>
      <text:p text:style-name="Standard">Get:17 http://md.archive.ubuntu.com/ubuntu focal-backports/universe amd64 DEP-11 Metadata [30.5 kB]</text:p>
      <text:p text:style-name="Standard">Get:18 http://security.ubuntu.com/ubuntu focal-security/main amd64 DEP-11 Metadata [40.7 kB]</text:p>
      <text:p text:style-name="Standard">Get:19 http://security.ubuntu.com/ubuntu focal-security/universe amd64 DEP-11 Metadata [66.8 kB]</text:p>
      <text:p text:style-name="Standard">Get:20 http://security.ubuntu.com/ubuntu focal-security/multiverse amd64 DEP-11 Metadata [2,464 B]</text:p>
      <text:p text:style-name="Standard">Fetched 4,198 kB in 1s (3,022 kB/s) <text:s text:c="41"/></text:p>
      <text:p text:style-name="Standard">Reading package lists... Done</text:p>
      <text:p text:style-name="Standard">root@AlexanderCoretchi:/home/alexander# </text:p>
      <text:p text:style-name="Standard">root@AlexanderCoretchi:/home/alexander# </text:p>
      <text:p text:style-name="Standard">root@AlexanderCoretchi:/home/alexander# <text:span text:style-name="T1">curl -s https://getcomposer.org/installer | php</text:span></text:p>
      <text:p text:style-name="Standard">PHP Warning: <text:s/>Module 'mcrypt' already loaded in Unknown on line 0</text:p>
      <text:p text:style-name="Standard">PHP Warning: <text:s/>Module 'oci8' already loaded in Unknown on line 0</text:p>
      <text:p text:style-name="Standard">PHP Warning: <text:s/>Module 'wddx' already loaded in Unknown on line 0</text:p>
      <text:p text:style-name="Standard">All settings correct for using Composer</text:p>
      <text:p text:style-name="Standard">Downloading...</text:p>
      <text:p text:style-name="Standard"/>
      <text:p text:style-name="Standard">Composer (version 2.3.10) successfully installed to: /home/alexander/composer.phar</text:p>
      <text:p text:style-name="Standard">Use it: php composer.phar</text:p>
      <text:p text:style-name="Standard"/>
      <text:p text:style-name="Standard">root@AlexanderCoretchi:/home/alexander# </text:p>
      <text:p text:style-name="Standard">root@AlexanderCoretchi:/home/alexander# </text:p>
      <text:p text:style-name="Standard">root@AlexanderCoretchi:/home/alexander# <text:span text:style-name="T1">mv composer.phar /usr/local/bin/composer</text:span></text:p>
      <text:p text:style-name="Standard">root@AlexanderCoretchi:/home/alexander# </text:p>
      <text:p text:style-name="Standard">root@AlexanderCoretchi:/home/alexander# <text:span text:style-name="T1">composer</text:span></text:p>
      <text:p text:style-name="Standard">PHP Warning: <text:s/>Module 'mcrypt' already loaded in Unknown on line 0</text:p>
      <text:p text:style-name="Standard">PHP Warning: <text:s/>Module 'oci8' already loaded in Unknown on line 0</text:p>
      <text:p text:style-name="Standard">PHP Warning: <text:s/>Module 'wddx' already loaded in Unknown on line 0</text:p>
      <text:p text:style-name="Standard"><text:soft-page-break/>PHP Warning: <text:s/>Module 'mcrypt' already loaded in Unknown on line 0</text:p>
      <text:p text:style-name="Standard">PHP Warning: <text:s/>Module 'oci8' already loaded in Unknown on line 0</text:p>
      <text:p text:style-name="Standard">PHP Warning: <text:s/>Module 'wddx' already loaded in Unknown on line 0</text:p>
      <text:p text:style-name="Standard">Do not run Composer as root/super user! See https://getcomposer.org/root for details</text:p>
      <text:p text:style-name="Standard">Continue as root/super user [yes]? </text:p>
      <text:p text:style-name="Standard"><text:s text:c="3"/>______</text:p>
      <text:p text:style-name="Standard"><text:s text:c="2"/>/ ____/___ <text:s/>____ ___ <text:s/>____ <text:s/>____ <text:s/>________ <text:s/>_____</text:p>
      <text:p text:style-name="Standard"><text:s/>/ / <text:s text:c="2"/>/ __ \/ __ `__ \/ __ \/ __ \/ ___/ _ \/ ___/</text:p>
      <text:p text:style-name="Standard">/ /___/ /_/ / / / / / / /_/ / /_/ (__ <text:s/>) <text:s/>__/ /</text:p>
      <text:p text:style-name="Standard">\____/\____/_/ /_/ /_/ .___/\____/____/\___/_/</text:p>
      <text:p text:style-name="Standard"><text:s text:c="20"/>/_/</text:p>
      <text:p text:style-name="Standard">Composer version 2.3.10 2022-07-13 15:48:23</text:p>
      <text:p text:style-name="Standard"/>
      <text:p text:style-name="Standard">Usage:</text:p>
      <text:p text:style-name="Standard"><text:s text:c="2"/>command [options] [arguments]</text:p>
      <text:p text:style-name="Standard"/>
      <text:p text:style-name="Standard">Options:</text:p>
      <text:p text:style-name="Standard"><text:s text:c="2"/>-h, --help <text:s text:c="20"/>Display help for the given command. When no command is given display help for the list command</text:p>
      <text:p text:style-name="Standard"><text:s text:c="2"/>-q, --quiet <text:s text:c="19"/>Do not output any message</text:p>
      <text:p text:style-name="Standard"><text:s text:c="2"/>-V, --version <text:s text:c="17"/>Display this application version</text:p>
      <text:p text:style-name="Standard"><text:s text:c="6"/>--ansi|--no-ansi <text:s text:c="10"/>Force (or disable --no-ansi) ANSI output</text:p>
      <text:p text:style-name="Standard"><text:s text:c="2"/>-n, --no-interaction <text:s text:c="10"/>Do not ask any interactive question</text:p>
      <text:p text:style-name="Standard"><text:s text:c="6"/>--profile <text:s text:c="17"/>Display timing and memory usage information</text:p>
      <text:p text:style-name="Standard"><text:s text:c="6"/>--no-plugins <text:s text:c="14"/>Whether to disable plugins.</text:p>
      <text:p text:style-name="Standard"><text:s text:c="6"/>--no-scripts <text:s text:c="14"/>Skips the execution of all scripts defined in composer.json file.</text:p>
      <text:p text:style-name="Standard"><text:s text:c="2"/>-d, --working-dir=WORKING-DIR <text:s/>If specified, use the given directory as working directory.</text:p>
      <text:p text:style-name="Standard"><text:s text:c="6"/>--no-cache <text:s text:c="16"/>Prevent use of the cache</text:p>
      <text:p text:style-name="Standard"><text:s text:c="2"/>-v|vv|vvv, --verbose <text:s text:c="10"/>Increase the verbosity of messages: 1 for normal output, 2 for more verbose output and 3 for debug</text:p>
      <text:p text:style-name="Standard"/>
      <text:p text:style-name="Standard">Available commands:</text:p>
      <text:p text:style-name="Standard"><text:s text:c="2"/>about <text:s text:c="15"/>Shows a short information about Composer.</text:p>
      <text:p text:style-name="Standard"><text:s text:c="2"/>archive <text:s text:c="13"/>Creates an archive of this composer package.</text:p>
      <text:p text:style-name="Standard"><text:s text:c="2"/>browse <text:s text:c="14"/>[home] Opens the package's repository URL or homepage in your browser.</text:p>
      <text:p text:style-name="Standard"><text:s text:c="2"/>check-platform-reqs <text:s/>Check that platform requirements are satisfied.</text:p>
      <text:p text:style-name="Standard"><text:s text:c="2"/>clear-cache <text:s text:c="9"/>[clearcache|cc] Clears composer's internal package cache.</text:p>
      <text:p text:style-name="Standard"><text:s text:c="2"/>completion <text:s text:c="10"/>Dump the shell completion script</text:p>
      <text:p text:style-name="Standard"><text:s text:c="2"/>config <text:s text:c="14"/>Sets config options.</text:p>
      <text:p text:style-name="Standard"><text:s text:c="2"/>create-project <text:s text:c="6"/>Creates new project from a package into given directory.</text:p>
      <text:p text:style-name="Standard"><text:s text:c="2"/>depends <text:s text:c="13"/>[why] Shows which packages cause the given package to be installed.</text:p>
      <text:p text:style-name="Standard"><text:s text:c="2"/>diagnose <text:s text:c="12"/>Diagnoses the system to identify common errors.</text:p>
      <text:p text:style-name="Standard"><text:s text:c="2"/>dump-autoload <text:s text:c="7"/>[dumpautoload] Dumps the autoloader.</text:p>
      <text:p text:style-name="Standard"><text:s text:c="2"/>exec <text:s text:c="16"/>Executes a vendored binary/script.</text:p>
      <text:p text:style-name="Standard"><text:s text:c="2"/>fund <text:s text:c="16"/>Discover how to help fund the maintenance of your dependencies.</text:p>
      <text:p text:style-name="Standard"><text:s text:c="2"/>global <text:s text:c="14"/>Allows running commands in the global composer dir ($COMPOSER_HOME).</text:p>
      <text:p text:style-name="Standard"><text:s text:c="2"/>help <text:s text:c="16"/>Display help for a command</text:p>
      <text:p text:style-name="Standard"><text:s text:c="2"/>init <text:s text:c="16"/>Creates a basic composer.json file in current directory.</text:p>
      <text:p text:style-name="Standard"><text:soft-page-break/><text:s text:c="2"/>install <text:s text:c="13"/>[i] Installs the project dependencies from the composer.lock file if present, or falls back on the composer.json.</text:p>
      <text:p text:style-name="Standard"><text:s text:c="2"/>licenses <text:s text:c="12"/>Shows information about licenses of dependencies.</text:p>
      <text:p text:style-name="Standard"><text:s text:c="2"/>list <text:s text:c="16"/>List commands</text:p>
      <text:p text:style-name="Standard"><text:s text:c="2"/>outdated <text:s text:c="12"/>Shows a list of installed packages that have updates available, including their latest version.</text:p>
      <text:p text:style-name="Standard"><text:s text:c="2"/>prohibits <text:s text:c="11"/>[why-not] Shows which packages prevent the given package from being installed.</text:p>
      <text:p text:style-name="Standard"><text:s text:c="2"/>reinstall <text:s text:c="11"/>Uninstalls and reinstalls the given package names</text:p>
      <text:p text:style-name="Standard"><text:s text:c="2"/>remove <text:s text:c="14"/>Removes a package from the require or require-dev.</text:p>
      <text:p text:style-name="Standard"><text:s text:c="2"/>require <text:s text:c="13"/>Adds required packages to your composer.json and installs them.</text:p>
      <text:p text:style-name="Standard"><text:s text:c="2"/>run-script <text:s text:c="10"/>[run] Runs the scripts defined in composer.json.</text:p>
      <text:p text:style-name="Standard"><text:s text:c="2"/>search <text:s text:c="14"/>Searches for packages.</text:p>
      <text:p text:style-name="Standard"><text:s text:c="2"/>self-update <text:s text:c="9"/>[selfupdate] Updates composer.phar to the latest version.</text:p>
      <text:p text:style-name="Standard"><text:s text:c="2"/>show <text:s text:c="16"/>[info] Shows information about packages.</text:p>
      <text:p text:style-name="Standard"><text:s text:c="2"/>status <text:s text:c="14"/>Shows a list of locally modified packages.</text:p>
      <text:p text:style-name="Standard"><text:s text:c="2"/>suggests <text:s text:c="12"/>Shows package suggestions.</text:p>
      <text:p text:style-name="Standard"><text:s text:c="2"/>update <text:s text:c="14"/>[u|upgrade] Updates your dependencies to the latest version according to composer.json, and updates the composer.lock file.</text:p>
      <text:p text:style-name="Standard"><text:s text:c="2"/>validate <text:s text:c="12"/>Validates a composer.json and composer.lock.</text:p>
      <text:p text:style-name="Standard">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</text:p>
      <text:p text:style-name="Standard"/>
      <text:p text:style-name="Standard"/>
      <text:p text:style-name="Standard"/>
      <text:p text:style-name="P1">Key-db</text:p>
      <text:p text:style-name="Standard"/>
      <text:p text:style-name="Standard">root@AlexanderCoretchi:/home/alexander# </text:p>
      <text:p text:style-name="Standard">root@AlexanderCoretchi:/home/alexander# <text:span text:style-name="T1">echo "deb https://download.keydb.dev/open-source-dist $(lsb_release -sc) main" | sudo tee /etc/apt/sources.list.d/keydb.list</text:span></text:p>
      <text:p text:style-name="Standard">deb https://download.keydb.dev/open-source-dist focal main</text:p>
      <text:p text:style-name="Standard">root@AlexanderCoretchi:/home/alexander# </text:p>
      <text:p text:style-name="Standard">root@AlexanderCoretchi:/home/alexander# </text:p>
      <text:p text:style-name="Standard">root@AlexanderCoretchi:/home/alexander# <text:span text:style-name="T1">sudo wget -O /etc/apt/trusted.gpg.d/keydb.gpg https://download.keydb.dev/open-source-dist/keyring.gpg</text:span></text:p>
      <text:p text:style-name="Standard">--2022-07-26 09:26:08-- <text:s/>https://download.keydb.dev/open-source-dist/keyring.gpg</text:p>
      <text:p text:style-name="Standard">Resolving download.keydb.dev (download.keydb.dev)... 18.221.162.228</text:p>
      <text:p text:style-name="Standard">Connecting to download.keydb.dev (download.keydb.dev)|18.221.162.228|:443... connected.</text:p>
      <text:p text:style-name="Standard">HTTP request sent, awaiting response... 200 OK</text:p>
      <text:p text:style-name="Standard">Length: 2299 (2.2K) [application/octet-stream]</text:p>
      <text:p text:style-name="Standard">Saving to: ‘/etc/apt/trusted.gpg.d/keydb.gpg’</text:p>
      <text:p text:style-name="Standard"/>
      <text:p text:style-name="Standard">/etc/apt/trusted.gpg.d/ke 100%[==================================&gt;] <text:s text:c="2"/>2.25K <text:s/>--.-KB/s <text:s text:c="3"/>in 0s <text:s text:c="5"/></text:p>
      <text:p text:style-name="Standard"/>
      <text:p text:style-name="Standard">2022-07-26 09:26:09 (113 MB/s) - ‘/etc/apt/trusted.gpg.d/keydb.gpg’ saved [2299/2299]</text:p>
      <text:p text:style-name="Standard"/>
      <text:p text:style-name="Standard"><text:soft-page-break/>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<text:span text:style-name="T1">sudo apt update</text:span></text:p>
      <text:p text:style-name="Standard">Hit:1 http://md.archive.ubuntu.com/ubuntu focal InRelease</text:p>
      <text:p text:style-name="Standard">Get:2 http://md.archive.ubuntu.com/ubuntu focal-updates InRelease [114 kB] <text:s text:c="25"/></text:p>
      <text:p text:style-name="Standard">Get:3 http://md.archive.ubuntu.com/ubuntu focal-backports InRelease [108 kB] <text:s text:c="23"/></text:p>
      <text:p text:style-name="Standard">Hit:4 https://repo.skype.com/deb stable InRelease <text:s text:c="50"/></text:p>
      <text:p text:style-name="Standard">Hit:5 http://security.ubuntu.com/ubuntu focal-security InRelease <text:s text:c="35"/></text:p>
      <text:p text:style-name="Standard">Hit:6 http://ppa.launchpad.net/ondrej/php/ubuntu focal InRelease <text:s text:c="35"/></text:p>
      <text:p text:style-name="Standard">Get:7 http://md.archive.ubuntu.com/ubuntu focal-updates/main amd64 DEP-11 Metadata [278 kB] <text:s text:c="8"/></text:p>
      <text:p text:style-name="Standard">Hit:8 http://repo.percona.com/prel/apt focal InRelease <text:s text:c="45"/></text:p>
      <text:p text:style-name="Standard">Get:9 http://md.archive.ubuntu.com/ubuntu focal-updates/universe amd64 DEP-11 Metadata [391 kB] <text:s text:c="4"/></text:p>
      <text:p text:style-name="Standard">Hit:10 http://repo.percona.com/ps-80/apt focal InRelease <text:s text:c="43"/></text:p>
      <text:p text:style-name="Standard">Get:11 http://md.archive.ubuntu.com/ubuntu focal-updates/multiverse amd64 DEP-11 Metadata [944 B] <text:s text:c="2"/></text:p>
      <text:p text:style-name="Standard">Get:12 http://md.archive.ubuntu.com/ubuntu focal-backports/main amd64 DEP-11 Metadata [7,972 B] <text:s text:c="4"/></text:p>
      <text:p text:style-name="Standard">Get:13 http://md.archive.ubuntu.com/ubuntu focal-backports/universe amd64 DEP-11 Metadata [30.5 kB] </text:p>
      <text:p text:style-name="Standard">Hit:14 http://repo.percona.com/tools/apt focal InRelease <text:s text:c="43"/></text:p>
      <text:p text:style-name="Standard">Get:15 https://download.keydb.dev/open-source-dist focal InRelease [3,583 B] <text:s text:c="23"/></text:p>
      <text:p text:style-name="Standard">Get:16 https://download.keydb.dev/open-source-dist focal/main amd64 Packages [5,434 B]</text:p>
      <text:p text:style-name="Standard">Fetched 939 kB in 1s (852 kB/s) <text:s text:c="7"/>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5 packages can be upgraded. Run 'apt list --upgradable' to see them.</text:p>
      <text:p text:style-name="Standard">N: Skipping acquire of configured file 'main/binary-i386/Packages' as repository 'https://download.keydb.dev/open-source-dist focal InRelease' doesn't support architecture 'i386'</text:p>
      <text:p text:style-name="Standard">root@AlexanderCoretchi:/home/alexander# </text:p>
      <text:p text:style-name="Standard">root@AlexanderCoretchi:/home/alexander# </text:p>
      <text:p text:style-name="Standard">root@AlexanderCoretchi:/home/alexander# apt upgrade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Calculating upgrade... Done</text:p>
      <text:p text:style-name="Standard">The following package was automatically installed and is no longer required:</text:p>
      <text:p text:style-name="Standard"><text:s text:c="2"/>libfwupdplugin1</text:p>
      <text:p text:style-name="Standard">Use 'sudo apt autoremove' to remove it.</text:p>
      <text:p text:style-name="Standard">The following packages will be upgraded:</text:p>
      <text:p text:style-name="Standard"><text:s text:c="2"/>libargon2-1 libgd3 libidn2-0 libpcre3 libzstd1</text:p>
      <text:p text:style-name="Standard">5 upgraded, 0 newly installed, 0 to remove and 0 not upgraded.</text:p>
      <text:p text:style-name="Standard">Need to get 779 kB of archives.</text:p>
      <text:p text:style-name="Standard">After this operation, 223 kB of additional disk space will be used.</text:p>
      <text:p text:style-name="Standard">Do you want to continue? [Y/n] y</text:p>
      <text:p text:style-name="Standard">Get:1 http://ppa.launchpad.net/ondrej/php/ubuntu focal/main amd64 libpcre3 amd64 2:8.44-2+ubuntu20.04.1+deb.sury.org+1 [240 kB]</text:p>
      <text:p text:style-name="Standard">Get:2 http://ppa.launchpad.net/ondrej/php/ubuntu focal/main amd64 libidn2-0 amd64 2.3.0-1+ubuntu20.04.1+deb.sury.org+2 [68.7 kB]</text:p>
      <text:p text:style-name="Standard"><text:soft-page-break/>Get:3 http://ppa.launchpad.net/ondrej/php/ubuntu focal/main amd64 libzstd1 amd64 1.4.8+dfsg-2+ubuntu20.04.1+deb.sury.org+4 [318 kB]</text:p>
      <text:p text:style-name="Standard">Get:4 http://ppa.launchpad.net/ondrej/php/ubuntu focal/main amd64 libargon2-1 amd64 0~20190702-0.1+ubuntu20.04.1+deb.sury.org+1 [19.5 kB]</text:p>
      <text:p text:style-name="Standard">Get:5 http://ppa.launchpad.net/ondrej/php/ubuntu focal/main amd64 libgd3 amd64 2.3.3-5+ubuntu20.04.1+deb.sury.org+1 [132 kB]</text:p>
      <text:p text:style-name="Standard">Fetched 779 kB in 3s (301 kB/s) </text:p>
      <text:p text:style-name="Standard">(Reading database ... 197752 files and directories currently installed.)</text:p>
      <text:p text:style-name="Standard">Preparing to unpack .../libpcre3_2%3a8.44-2+ubuntu20.04.1+deb.sury.org+1_amd64.deb ...</text:p>
      <text:p text:style-name="Standard">Unpacking libpcre3:amd64 (2:8.44-2+ubuntu20.04.1+deb.sury.org+1) over (2:8.39-12ubuntu0.1) ...</text:p>
      <text:p text:style-name="Standard">Setting up libpcre3:amd64 (2:8.44-2+ubuntu20.04.1+deb.sury.org+1) ...</text:p>
      <text:p text:style-name="Standard">(Reading database ... 197752 files and directories currently installed.)</text:p>
      <text:p text:style-name="Standard">Preparing to unpack .../libidn2-0_2.3.0-1+ubuntu20.04.1+deb.sury.org+2_amd64.deb ...</text:p>
      <text:p text:style-name="Standard">Unpacking libidn2-0:amd64 (2.3.0-1+ubuntu20.04.1+deb.sury.org+2) over (2.2.0-2) ...</text:p>
      <text:p text:style-name="Standard">Setting up libidn2-0:amd64 (2.3.0-1+ubuntu20.04.1+deb.sury.org+2) ...</text:p>
      <text:p text:style-name="Standard">(Reading database ... 197775 files and directories currently installed.)</text:p>
      <text:p text:style-name="Standard">Preparing to unpack .../libzstd1_1.4.8+dfsg-2+ubuntu20.04.1+deb.sury.org+4_amd64.deb ...</text:p>
      <text:p text:style-name="Standard">Unpacking libzstd1:amd64 (1.4.8+dfsg-2+ubuntu20.04.1+deb.sury.org+4) over (1.4.4+dfsg-3ubuntu0.1) ...</text:p>
      <text:p text:style-name="Standard">Setting up libzstd1:amd64 (1.4.8+dfsg-2+ubuntu20.04.1+deb.sury.org+4) ...</text:p>
      <text:p text:style-name="Standard">(Reading database ... 197775 files and directories currently installed.)</text:p>
      <text:p text:style-name="Standard">Preparing to unpack .../libargon2-1_0~20190702-0.1+ubuntu20.04.1+deb.sury.org+1_amd64.deb ...</text:p>
      <text:p text:style-name="Standard">Unpacking libargon2-1:amd64 (0~20190702-0.1+ubuntu20.04.1+deb.sury.org+1) over (0~20171227-0.2) ...</text:p>
      <text:p text:style-name="Standard">Preparing to unpack .../libgd3_2.3.3-5+ubuntu20.04.1+deb.sury.org+1_amd64.deb ...</text:p>
      <text:p text:style-name="Standard">Unpacking libgd3:amd64 (2.3.3-5+ubuntu20.04.1+deb.sury.org+1) over (2.2.5-5.2ubuntu2.1) ...</text:p>
      <text:p text:style-name="Standard">Setting up libargon2-1:amd64 (0~20190702-0.1+ubuntu20.04.1+deb.sury.org+1) ...</text:p>
      <text:p text:style-name="Standard">Setting up libgd3:amd64 (2.3.3-5+ubuntu20.04.1+deb.sury.org+1) ...</text:p>
      <text:p text:style-name="Standard">Processing triggers for man-db (2.9.1-1) ...</text:p>
      <text:p text:style-name="Standard">Processing triggers for libc-bin (2.31-0ubuntu9.9) ...</text:p>
      <text:p text:style-name="Standard">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</text:p>
      <text:p text:style-name="Standard">root@AlexanderCoretchi:/home/alexander# cd /etc/apt/sources.list.d</text:p>
      <text:p text:style-name="Standard">root@AlexanderCoretchi:/etc/apt/sources.list.d# </text:p>
      <text:p text:style-name="Standard">root@AlexanderCoretchi:/etc/apt/sources.list.d# ls</text:p>
      <text:p text:style-name="Standard">keydb.list <text:s text:c="24"/>percona-prel-release.list.save <text:s text:c="2"/>percona-tools-release.list.save</text:p>
      <text:p text:style-name="Standard">ondrej-ubuntu-php-focal.list <text:s text:c="6"/>percona-ps-80-release.list <text:s text:c="6"/>skype-stable.list</text:p>
      <text:p text:style-name="Standard">percona-original-release.list.bak <text:s/>percona-ps-80-release.list.save <text:s/>skype-stable.list.save</text:p>
      <text:p text:style-name="Standard">percona-prel-release.list <text:s text:c="9"/>percona-tools-release.list</text:p>
      <text:p text:style-name="Standard">root@AlexanderCoretchi:/etc/apt/sources.list.d# </text:p>
      <text:p text:style-name="Standard">root@AlexanderCoretchi:/etc/apt/sources.list.d# </text:p>
      <text:p text:style-name="Standard">root@AlexanderCoretchi:/etc/apt/sources.list.d# grep chrome * | grep -v amd64</text:p>
      <text:p text:style-name="Standard">root@AlexanderCoretchi:/etc/apt/sources.list.d# </text:p>
      <text:p text:style-name="Standard">root@AlexanderCoretchi:/etc/apt/sources.list.d# </text:p>
      <text:p text:style-name="Standard">root@AlexanderCoretchi:/etc/apt/sources.list.d# grep firefox * | grep -v amd64</text:p>
      <text:p text:style-name="Standard">root@AlexanderCoretchi:/etc/apt/sources.list.d# </text:p>
      <text:p text:style-name="Standard">root@AlexanderCoretchi:/etc/apt/sources.list.d# grep -r firefox /etc/apt | grep -v amd64</text:p>
      <text:p text:style-name="Standard"><text:soft-page-break/>root@AlexanderCoretchi:/etc/apt/sources.list.d# </text:p>
      <text:p text:style-name="Standard">root@AlexanderCoretchi:/etc/apt/sources.list.d# </text:p>
      <text:p text:style-name="Standard">root@AlexanderCoretchi:/etc/apt/sources.list.d# </text:p>
      <text:p text:style-name="Standard">root@AlexanderCoretchi:/etc/apt/sources.list.d# <text:span text:style-name="T1">apt install keydb</text:span>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package was automatically installed and is no longer required:</text:p>
      <text:p text:style-name="Standard"><text:s text:c="2"/>libfwupdplugin1</text:p>
      <text:p text:style-name="Standard">Use 'sudo apt autoremove' to remove it.</text:p>
      <text:p text:style-name="Standard">The following additional packages will be installed:</text:p>
      <text:p text:style-name="Standard"><text:s text:c="2"/>keydb-server keydb-tools</text:p>
      <text:p text:style-name="Standard">The following NEW packages will be installed:</text:p>
      <text:p text:style-name="Standard"><text:s text:c="2"/>keydb keydb-server keydb-tools</text:p>
      <text:p text:style-name="Standard">0 upgraded, 3 newly installed, 0 to remove and 0 not upgraded.</text:p>
      <text:p text:style-name="Standard">Need to get 1,467 kB of archives.</text:p>
      <text:p text:style-name="Standard">After this operation, 14.9 MB of additional disk space will be used.</text:p>
      <text:p text:style-name="Standard">Do you want to continue? [Y/n] y</text:p>
      <text:p text:style-name="Standard">Get:1 https://download.keydb.dev/open-source-dist focal/main amd64 keydb-tools amd64 6:6.3.1-1~focal1 [1,392 kB]</text:p>
      <text:p text:style-name="Standard">Get:2 https://download.keydb.dev/open-source-dist focal/main amd64 keydb-server amd64 6:6.3.1-1~focal1 [56.8 kB]</text:p>
      <text:p text:style-name="Standard">Get:3 https://download.keydb.dev/open-source-dist focal/main amd64 keydb all 6:6.3.1-1~focal1 [18.5 kB]</text:p>
      <text:p text:style-name="Standard">Fetched 1,467 kB in 2s (796 kB/s) </text:p>
      <text:p text:style-name="Standard">Selecting previously unselected package keydb-tools.</text:p>
      <text:p text:style-name="Standard">(Reading database ... 197775 files and directories currently installed.)</text:p>
      <text:p text:style-name="Standard">Preparing to unpack .../keydb-tools_6%3a6.3.1-1~focal1_amd64.deb ...</text:p>
      <text:p text:style-name="Standard">Unpacking keydb-tools (6:6.3.1-1~focal1) ...</text:p>
      <text:p text:style-name="Standard">Selecting previously unselected package keydb-server.</text:p>
      <text:p text:style-name="Standard">Preparing to unpack .../keydb-server_6%3a6.3.1-1~focal1_amd64.deb ...</text:p>
      <text:p text:style-name="Standard">Unpacking keydb-server (6:6.3.1-1~focal1) ...</text:p>
      <text:p text:style-name="Standard">Selecting previously unselected package keydb.</text:p>
      <text:p text:style-name="Standard">Preparing to unpack .../keydb_6%3a6.3.1-1~focal1_all.deb ...</text:p>
      <text:p text:style-name="Standard">Unpacking keydb (6:6.3.1-1~focal1) ...</text:p>
      <text:p text:style-name="Standard">Setting up keydb-tools (6:6.3.1-1~focal1) ...</text:p>
      <text:p text:style-name="Standard">Setting up keydb-server (6:6.3.1-1~focal1) ...</text:p>
      <text:p text:style-name="Standard">Created symlink /etc/systemd/system/keydb.service → /lib/systemd/system/keydb-server.service.</text:p>
      <text:p text:style-name="Standard">Created symlink /etc/systemd/system/multi-user.target.wants/keydb-server.service → /lib/systemd/syste</text:p>
      <text:p text:style-name="Standard">m/keydb-server.service.</text:p>
      <text:p text:style-name="Standard">Setting up keydb (6:6.3.1-1~focal1) ...</text:p>
      <text:p text:style-name="Standard">Processing triggers for man-db (2.9.1-1) ...</text:p>
      <text:p text:style-name="Standard">root@AlexanderCoretchi:/etc/apt/sources.list.d# </text:p>
      <text:p text:style-name="Standard">root@AlexanderCoretchi:/etc/apt/sources.list.d# </text:p>
      <text:p text:style-name="Standard">root@AlexanderCoretchi:/etc/apt/sources.list.d# </text:p>
      <text:p text:style-name="Standard">root@AlexanderCoretchi:/etc/apt/sources.list.d# </text:p>
      <text:p text:style-name="Standard">root@AlexanderCoretchi:/etc/apt/sources.list.d# </text:p>
      <text:p text:style-name="Standard">root@AlexanderCoretchi:/etc/apt/sources.list.d#<text:span text:style-name="T1"> service keydb-server status</text:span></text:p>
      <text:p text:style-name="Standard">● keydb-server.service - Advanced key-value store</text:p>
      <text:p text:style-name="Standard"><text:soft-page-break/><text:s text:c="5"/>Loaded: loaded (/lib/systemd/system/keydb-server.service; enabled; vendor preset: enabled)</text:p>
      <text:p text:style-name="Standard"><text:s text:c="5"/>Active: active (running) since Tue 2022-07-26 10:00:13 EEST; 16min ago</text:p>
      <text:p text:style-name="Standard"><text:s text:c="7"/>Docs: https://docs.keydb.dev,</text:p>
      <text:p text:style-name="Standard"><text:s text:c="13"/>man:keydb-server(1)</text:p>
      <text:p text:style-name="Standard"><text:s text:c="3"/>Main PID: 7285 (keydb-server)</text:p>
      <text:p text:style-name="Standard"><text:s text:c="6"/>Tasks: 13 (limit: 9304)</text:p>
      <text:p text:style-name="Standard"><text:s text:c="5"/>Memory: 5.0M</text:p>
      <text:p text:style-name="Standard"><text:s text:c="5"/>CGroup: /system.slice/keydb-server.service</text:p>
      <text:p text:style-name="Standard"><text:s text:c="13"/>└─7285 /usr/bin/keydb-server 127.0.0.1:6379</text:p>
      <text:p text:style-name="Standard"/>
      <text:p text:style-name="Standard">Jul 26 10:00:13 AlexanderCoretchi systemd[1]: Starting Advanced key-value store...</text:p>
      <text:p text:style-name="Standard">Jul 26 10:00:13 AlexanderCoretchi systemd[1]: keydb-server.service: Can't open PID file /run/keydb/k&gt;</text:p>
      <text:p text:style-name="Standard">Jul 26 10:00:13 AlexanderCoretchi systemd[1]: Started Advanced key-value store.</text:p>
      <text:p text:style-name="Standard">lines 1-14/14 (END)</text:p>
      <text:p text:style-name="Standard">[1]+ <text:s/>Stopped <text:s text:c="16"/>service keydb-server status</text:p>
      <text:p text:style-name="Standard">root@AlexanderCoretchi:/etc/apt/sources.list.d# </text:p>
      <text:p text:style-name="Standard">root@AlexanderCoretchi:/etc/apt/sources.list.d# </text:p>
      <text:p text:style-name="Standard"/>
      <text:p text:style-name="Standard">root@AlexanderCoretchi:/etc/systemd/system# </text:p>
      <text:p text:style-name="Standard">root@AlexanderCoretchi:/etc/systemd/system# <text:span text:style-name="T1">systemctl enable keydb-server</text:span></text:p>
      <text:p text:style-name="Standard">root@AlexanderCoretchi:/etc/systemd/system# </text:p>
      <text:p text:style-name="Standard"/>
      <text:p text:style-name="Standard"/>
      <text:p text:style-name="Standard"/>
      <text:p text:style-name="P2">Kannel</text:p>
      <text:p text:style-name="P2"/>
      <text:p text:style-name="P3">root@AlexanderCoretchi:/usr/local/src/gateway-1.4.5# <text:span text:style-name="T1">apt-get install libmysqlclient21 libxml2-dev freetds-common build-essential libsqlite3-dev libhiredis0.14 libmysqlclient-dev libhiredis-dev</text:span></text:p>
      <text:p text:style-name="P3"/>
      <text:p text:style-name="P3">root@AlexanderCoretchi:/usr/local/src# </text:p>
      <text:p text:style-name="P3">root@AlexanderCoretchi:/usr/local/src# <text:span text:style-name="T1">wget http://launchpadlibrarian.net/140087283/libbison-dev_2.7.1.dfsg-1_amd64.deb</text:span></text:p>
      <text:p text:style-name="P3">--2022-07-26 15:24:39-- <text:s/>http://launchpadlibrarian.net/140087283/libbison-dev_2.7.1.dfsg-1_amd64.deb</text:p>
      <text:p text:style-name="P3">Resolving launchpadlibrarian.net (launchpadlibrarian.net)... 185.125.189.229, 185.125.189.228, 2620:2d:4000:1001::8007, ...</text:p>
      <text:p text:style-name="P3">Connecting to launchpadlibrarian.net (launchpadlibrarian.net)|185.125.189.229|:80... connected.</text:p>
      <text:p text:style-name="P3">HTTP request sent, awaiting response... 200 OK</text:p>
      <text:p text:style-name="P3">Length: 308370 (301K) [application/x-debian-package]</text:p>
      <text:p text:style-name="P3">Saving to: ‘libbison-dev_2.7.1.dfsg-1_amd64.deb’</text:p>
      <text:p text:style-name="P3"/>
      <text:p text:style-name="P3">libbison-dev_2.7.1.dfsg-1 100%[==================================&gt;] 301.14K <text:s/>1.18MB/s <text:s text:c="3"/>in 0.2s <text:s text:c="3"/></text:p>
      <text:p text:style-name="P3"/>
      <text:p text:style-name="P3">2022-07-26 15:24:40 (1.18 MB/s) - ‘libbison-dev_2.7.1.dfsg-1_amd64.deb’ saved [308370/308370]</text:p>
      <text:p text:style-name="P3"/>
      <text:p text:style-name="P3">root@AlexanderCoretchi:/usr/local/src# </text:p>
      <text:p text:style-name="P3"><text:soft-page-break/>root@AlexanderCoretchi:/usr/local/src# </text:p>
      <text:p text:style-name="P3">root@AlexanderCoretchi:/usr/local/src# <text:span text:style-name="T1">wget http://launchpadlibrarian.net/140087282/bison_2.7.1.dfsg-1_amd64.deb</text:span></text:p>
      <text:p text:style-name="P5">--2022-07-26 15:24:49-- <text:s/>http://launchpadlibrarian.net/140087282/bison_2.7.1.dfsg-1_amd64.deb</text:p>
      <text:p text:style-name="P3">Resolving launchpadlibrarian.net (launchpadlibrarian.net)... 185.125.189.228, 185.125.189.229, 2620:2d:4000:1001::8008, ...</text:p>
      <text:p text:style-name="P3">Connecting to launchpadlibrarian.net (launchpadlibrarian.net)|185.125.189.228|:80... connected.</text:p>
      <text:p text:style-name="P3">HTTP request sent, awaiting response... 200 OK</text:p>
      <text:p text:style-name="P3">Length: 302956 (296K) [application/x-debian-package]</text:p>
      <text:p text:style-name="P3">Saving to: ‘bison_2.7.1.dfsg-1_amd64.deb’</text:p>
      <text:p text:style-name="P3"/>
      <text:p text:style-name="P3">bison_2.7.1.dfsg-1_amd64. 100%[==================================&gt;] 295.86K <text:s/>1.13MB/s <text:s text:c="3"/>in 0.3s <text:s text:c="3"/></text:p>
      <text:p text:style-name="P3"/>
      <text:p text:style-name="P3">2022-07-26 15:24:50 (1.13 MB/s) - ‘bison_2.7.1.dfsg-1_amd64.deb’ saved [302956/302956]</text:p>
      <text:p text:style-name="P3"/>
      <text:p text:style-name="P3">root@AlexanderCoretchi:/usr/local/src# </text:p>
      <text:p text:style-name="P3"><text:a xlink:type="simple" xlink:href="mailto:root@AlexanderCoretchi" text:style-name="Internet_20_link" text:visited-style-name="Visited_20_Internet_20_Link">root@AlexanderCoretchi</text:a>:/usr/local/src#</text:p>
      <text:p text:style-name="P3"/>
      <text:p text:style-name="P7"><text:span text:style-name="T3">root@AlexanderCoretchi:/usr/local/src# </text:span><text:span text:style-name="Source_20_Text"><text:span text:style-name="T4">wget --no-check-certificate https://www.kannel.org/download/1.4.5/gateway-1.4.5.tar.gz</text:span></text:span></text:p>
      <text:p text:style-name="P4"><text:span text:style-name="Source_20_Text"/></text:p>
      <text:p text:style-name="P3">root@AlexanderCoretchi:/usr/local/src# <text:span text:style-name="T1">tar -xvzf gateway-1.4.5.tar.gz </text:span></text:p>
      <text:p text:style-name="P3">gateway-1.4.5/</text:p>
      <text:p text:style-name="P3">gateway-1.4.5/COPYING</text:p>
      <text:p text:style-name="P3">gateway-1.4.5/ltmain.sh</text:p>
      <text:p text:style-name="P3">gateway-1.4.5/config.guess</text:p>
      <text:p text:style-name="P3">gateway-1.4.5/AUTHORS</text:p>
      <text:p text:style-name="P3">gateway-1.4.5/config.sub</text:p>
      <text:p text:style-name="P3">gateway-1.4.5/depcomp</text:p>
      <text:p text:style-name="P3">gateway-1.4.5/debian/</text:p>
      <text:p text:style-name="P3">gateway-1.4.5/debian/kannel-devel.examples</text:p>
      <text:p text:style-name="P3">gateway-1.4.5/debian/changelog.stable</text:p>
      <text:p text:style-name="P3">gateway-1.4.5/debian/kannel-cvs-docs.docs</text:p>
      <text:p text:style-name="P3">gateway-1.4.5/debian/kannel-devel.install</text:p>
      <text:p text:style-name="P3">gateway-1.4.5/debian/kannel.install</text:p>
      <text:p text:style-name="P3">gateway-1.4.5/debian/kannel.default</text:p>
      <text:p text:style-name="P3">gateway-1.4.5/debian/kannel-docs.docs</text:p>
      <text:p text:style-name="P3">gateway-1.4.5/debian/copyright</text:p>
      <text:p text:style-name="P3">gateway-1.4.5/debian/kannel-devel.links</text:p>
      <text:p text:style-name="P3">gateway-1.4.5/debian/kannel-devel.postrm</text:p>
      <text:p text:style-name="P3">gateway-1.4.5/debian/kannel-devel.default</text:p>
      <text:p text:style-name="P3">gateway-1.4.5/debian/kannel-devel.init</text:p>
      <text:p text:style-name="P3">gateway-1.4.5/debian/kannel.links</text:p>
      <text:p text:style-name="P3">gateway-1.4.5/debian/kannel-cvs.install</text:p>
      <text:p text:style-name="P3">gateway-1.4.5/debian/kannel-cvs.dirs</text:p>
      <text:p text:style-name="P3">gateway-1.4.5/debian/kannel-extras.install</text:p>
      <text:p text:style-name="P3">gateway-1.4.5/debian/kannel-cvs.examples</text:p>
      <text:p text:style-name="P3">gateway-1.4.5/debian/kannel-cvs.postinst</text:p>
      <text:p text:style-name="P3"><text:soft-page-break/>gateway-1.4.5/debian/kannel.postrm</text:p>
      <text:p text:style-name="P3">gateway-1.4.5/debian/rules</text:p>
      <text:p text:style-name="P3">gateway-1.4.5/debian/kannel.examples</text:p>
      <text:p text:style-name="P3">gateway-1.4.5/debian/kannel.dirs</text:p>
      <text:p text:style-name="P3">gateway-1.4.5/debian/kannel.docs</text:p>
      <text:p text:style-name="P3">gateway-1.4.5/debian/kannel-cvs.init</text:p>
      <text:p text:style-name="P3">gateway-1.4.5/debian/kannel-cvs.docs</text:p>
      <text:p text:style-name="P3">gateway-1.4.5/debian/kannel-devel-extras.install</text:p>
      <text:p text:style-name="P3">gateway-1.4.5/debian/kannel-cvs-extras.install</text:p>
      <text:p text:style-name="P3">gateway-1.4.5/debian/control.stable</text:p>
      <text:p text:style-name="P3">gateway-1.4.5/debian/kannel-cvs.postrm</text:p>
      <text:p text:style-name="P3">gateway-1.4.5/debian/compat</text:p>
      <text:p text:style-name="P3">gateway-1.4.5/debian/kannel-devel.postinst</text:p>
      <text:p text:style-name="P3">gateway-1.4.5/debian/kannel-devel-docs.docs</text:p>
      <text:p text:style-name="P3">gateway-1.4.5/debian/control.devel</text:p>
      <text:p text:style-name="P3">gateway-1.4.5/debian/kannel-cvs.links</text:p>
      <text:p text:style-name="P3">gateway-1.4.5/debian/kannel-cvs.default</text:p>
      <text:p text:style-name="P3">gateway-1.4.5/debian/kannel-devel.docs</text:p>
      <text:p text:style-name="P3">gateway-1.4.5/debian/kannel-devel.logrotate</text:p>
      <text:p text:style-name="P3">gateway-1.4.5/debian/changelog.devel</text:p>
      <text:p text:style-name="P3">gateway-1.4.5/debian/control</text:p>
      <text:p text:style-name="P3">gateway-1.4.5/debian/kannel.conf</text:p>
      <text:p text:style-name="P3">gateway-1.4.5/debian/kannel.logrotate</text:p>
      <text:p text:style-name="P3">gateway-1.4.5/debian/kannel.init</text:p>
      <text:p text:style-name="P3">gateway-1.4.5/debian/changelog</text:p>
      <text:p text:style-name="P3">gateway-1.4.5/debian/kannel-cvs.logrotate</text:p>
      <text:p text:style-name="P3">gateway-1.4.5/debian/kannel-devel.dirs</text:p>
      <text:p text:style-name="P3">gateway-1.4.5/debian/kannel.postinst</text:p>
      <text:p text:style-name="P3">gateway-1.4.5/Makefile.in</text:p>
      <text:p text:style-name="P3">gateway-1.4.5/bootstrap.sh</text:p>
      <text:p text:style-name="P3">gateway-1.4.5/wmlscript/</text:p>
      <text:p text:style-name="P3">gateway-1.4.5/wmlscript/wsstdlib.c</text:p>
      <text:p text:style-name="P3">gateway-1.4.5/wmlscript/wsbc.c</text:p>
      <text:p text:style-name="P3">gateway-1.4.5/wmlscript/wsasm.c</text:p>
      <text:p text:style-name="P3">gateway-1.4.5/wmlscript/wshash.h</text:p>
      <text:p text:style-name="P3">gateway-1.4.5/wmlscript/ws.h</text:p>
      <text:p text:style-name="P3">gateway-1.4.5/wmlscript/wsstree.h</text:p>
      <text:p text:style-name="P3">gateway-1.4.5/wmlscript/wmlsdasm.1</text:p>
      <text:p text:style-name="P3">gateway-1.4.5/wmlscript/wsbuffer.c</text:p>
      <text:p text:style-name="P3">gateway-1.4.5/wmlscript/lexer.txt</text:p>
      <text:p text:style-name="P3">gateway-1.4.5/wmlscript/wmlsdasm.c</text:p>
      <text:p text:style-name="P3">gateway-1.4.5/wmlscript/wsasm.h</text:p>
      <text:p text:style-name="P3">gateway-1.4.5/wmlscript/wsfalloc.h</text:p>
      <text:p text:style-name="P3">gateway-1.4.5/wmlscript/wsalloc.c</text:p>
      <text:p text:style-name="P3">gateway-1.4.5/wmlscript/wsbuffer.h</text:p>
      <text:p text:style-name="P3">gateway-1.4.5/wmlscript/make-op-table.in</text:p>
      <text:p text:style-name="P3">gateway-1.4.5/wmlscript/wsencode.h</text:p>
      <text:p text:style-name="P3">gateway-1.4.5/wmlscript/wsutf8.c</text:p>
      <text:p text:style-name="P3">gateway-1.4.5/wmlscript/wsstdlib.h</text:p>
      <text:p text:style-name="P3"><text:soft-page-break/>gateway-1.4.5/wmlscript/wslexer.c</text:p>
      <text:p text:style-name="P3">gateway-1.4.5/wmlscript/wserror.h</text:p>
      <text:p text:style-name="P3">gateway-1.4.5/wmlscript/wsopcodes.h</text:p>
      <text:p text:style-name="P3">gateway-1.4.5/wmlscript/wsstream_file.c</text:p>
      <text:p text:style-name="P3">gateway-1.4.5/wmlscript/wsgram.h</text:p>
      <text:p text:style-name="P3">gateway-1.4.5/wmlscript/wmlsc.1</text:p>
      <text:p text:style-name="P3">gateway-1.4.5/wmlscript/wmlsc.c</text:p>
      <text:p text:style-name="P3">gateway-1.4.5/wmlscript/wsfalloc.c</text:p>
      <text:p text:style-name="P3">gateway-1.4.5/wmlscript/wsstream_data.c</text:p>
      <text:p text:style-name="P3">gateway-1.4.5/wmlscript/wsopt.c</text:p>
      <text:p text:style-name="P3">gateway-1.4.5/wmlscript/wsieee754.c</text:p>
      <text:p text:style-name="P3">gateway-1.4.5/wmlscript/wsgram.c</text:p>
      <text:p text:style-name="P3">gateway-1.4.5/wmlscript/wsstree.c</text:p>
      <text:p text:style-name="P3">gateway-1.4.5/wmlscript/wsstream.c</text:p>
      <text:p text:style-name="P3">gateway-1.4.5/wmlscript/ws.c</text:p>
      <text:p text:style-name="P3">gateway-1.4.5/wmlscript/wshash.c</text:p>
      <text:p text:style-name="P3">gateway-1.4.5/wmlscript/wsieee754.h</text:p>
      <text:p text:style-name="P3">gateway-1.4.5/wmlscript/wserror.c</text:p>
      <text:p text:style-name="P3">gateway-1.4.5/wmlscript/wsencode.c</text:p>
      <text:p text:style-name="P3">gateway-1.4.5/wmlscript/wsint.h</text:p>
      <text:p text:style-name="P3">gateway-1.4.5/wmlscript/wsstream.h</text:p>
      <text:p text:style-name="P3">gateway-1.4.5/wmlscript/wsbc.h</text:p>
      <text:p text:style-name="P3">gateway-1.4.5/wmlscript/wsgram.y</text:p>
      <text:p text:style-name="P3">gateway-1.4.5/wmlscript/wsopt.h</text:p>
      <text:p text:style-name="P3">gateway-1.4.5/wmlscript/wsalloc.h</text:p>
      <text:p text:style-name="P3">gateway-1.4.5/wmlscript/wsutf8.h</text:p>
      <text:p text:style-name="P3">gateway-1.4.5/aclocal.m4</text:p>
      <text:p text:style-name="P3">gateway-1.4.5/config.rpath</text:p>
      <text:p text:style-name="P3">gateway-1.4.5/configure</text:p>
      <text:p text:style-name="P3">gateway-1.4.5/utils/</text:p>
      <text:p text:style-name="P3">gateway-1.4.5/utils/kannel-redhat.init.d</text:p>
      <text:p text:style-name="P3">gateway-1.4.5/utils/source-stats</text:p>
      <text:p text:style-name="P3">gateway-1.4.5/utils/utf8map.pl</text:p>
      <text:p text:style-name="P3">gateway-1.4.5/utils/kannel-stable-rh7.spec</text:p>
      <text:p text:style-name="P3">gateway-1.4.5/utils/start-stop-daemon.8</text:p>
      <text:p text:style-name="P3">gateway-1.4.5/utils/run_kannel_box.8</text:p>
      <text:p text:style-name="P3">gateway-1.4.5/utils/OTAbitmap.h</text:p>
      <text:p text:style-name="P3">gateway-1.4.5/utils/daily-patch</text:p>
      <text:p text:style-name="P3">gateway-1.4.5/utils/find-long-lines</text:p>
      <text:p text:style-name="P3">gateway-1.4.5/utils/Makefile.in</text:p>
      <text:p text:style-name="P3">gateway-1.4.5/utils/foobar-config.sh</text:p>
      <text:p text:style-name="P3">gateway-1.4.5/utils/mtbatch.c</text:p>
      <text:p text:style-name="P3">gateway-1.4.5/utils/vimrc</text:p>
      <text:p text:style-name="P3">gateway-1.4.5/utils/run-checks</text:p>
      <text:p text:style-name="P3">gateway-1.4.5/utils/wbmp.c</text:p>
      <text:p text:style-name="P3">gateway-1.4.5/utils/seewbmp.1</text:p>
      <text:p text:style-name="P3">gateway-1.4.5/utils/accesslog_parser.pl</text:p>
      <text:p text:style-name="P3">gateway-1.4.5/utils/makedist</text:p>
      <text:p text:style-name="P3">gateway-1.4.5/utils/run_kannel_box.c</text:p>
      <text:p text:style-name="P3"><text:soft-page-break/>gateway-1.4.5/utils/attgetopt.c</text:p>
      <text:p text:style-name="P3">gateway-1.4.5/utils/chlog-stats</text:p>
      <text:p text:style-name="P3">gateway-1.4.5/utils/changelog-report</text:p>
      <text:p text:style-name="P3">gateway-1.4.5/utils/OTAbitmap.c</text:p>
      <text:p text:style-name="P3">gateway-1.4.5/utils/Makefile.am</text:p>
      <text:p text:style-name="P3">gateway-1.4.5/utils/kannel-init.d</text:p>
      <text:p text:style-name="P3">gateway-1.4.5/utils/update-license-text.sh</text:p>
      <text:p text:style-name="P3">gateway-1.4.5/utils/mtbatch.1</text:p>
      <text:p text:style-name="P3">gateway-1.4.5/utils/pixmapgen.pl</text:p>
      <text:p text:style-name="P3">gateway-1.4.5/utils/start-stop-daemon.c</text:p>
      <text:p text:style-name="P3">gateway-1.4.5/utils/kannel-stable-rh6x.spec</text:p>
      <text:p text:style-name="P3">gateway-1.4.5/utils/update-license.sh</text:p>
      <text:p text:style-name="P3">gateway-1.4.5/utils/decode_emimsg.c</text:p>
      <text:p text:style-name="P3">gateway-1.4.5/utils/win1257unicode.txt</text:p>
      <text:p text:style-name="P3">gateway-1.4.5/utils/build-cygwin-package</text:p>
      <text:p text:style-name="P3">gateway-1.4.5/utils/kannel-nag</text:p>
      <text:p text:style-name="P3">gateway-1.4.5/utils/kannel-log-summary</text:p>
      <text:p text:style-name="P3">gateway-1.4.5/utils/seewbmp.c</text:p>
      <text:p text:style-name="P3">gateway-1.4.5/utils/wbmp.h</text:p>
      <text:p text:style-name="P3">gateway-1.4.5/wap/</text:p>
      <text:p text:style-name="P3">gateway-1.4.5/wap/wtls_machine-decl.h</text:p>
      <text:p text:style-name="P3">gateway-1.4.5/wap/wtls_state-decl.h</text:p>
      <text:p text:style-name="P3">gateway-1.4.5/wap/wsp_headers.h</text:p>
      <text:p text:style-name="P3">gateway-1.4.5/wap/cookies.c</text:p>
      <text:p text:style-name="P3">gateway-1.4.5/wap/wtls.c</text:p>
      <text:p text:style-name="P3">gateway-1.4.5/wap/wtp_resp.c</text:p>
      <text:p text:style-name="P3">gateway-1.4.5/wap/wsp_unit.c</text:p>
      <text:p text:style-name="P3">gateway-1.4.5/wap/wap_addr.h</text:p>
      <text:p text:style-name="P3">gateway-1.4.5/wap/wap_events.h</text:p>
      <text:p text:style-name="P3">gateway-1.4.5/wap/wtls_pdu.c</text:p>
      <text:p text:style-name="P3">gateway-1.4.5/wap/wtls_statesupport.c</text:p>
      <text:p text:style-name="P3">gateway-1.4.5/wap/wsp_push_client.c</text:p>
      <text:p text:style-name="P3">gateway-1.4.5/wap/wtls_pdu.h</text:p>
      <text:p text:style-name="P3">gateway-1.4.5/wap/wtp_pdu.c</text:p>
      <text:p text:style-name="P3">gateway-1.4.5/wap/wap_events.c</text:p>
      <text:p text:style-name="P3">gateway-1.4.5/wap/wap.h</text:p>
      <text:p text:style-name="P3">gateway-1.4.5/wap/wtp_pack.h</text:p>
      <text:p text:style-name="P3">gateway-1.4.5/wap/wap_events.def</text:p>
      <text:p text:style-name="P3">gateway-1.4.5/wap/wtls.h</text:p>
      <text:p text:style-name="P3">gateway-1.4.5/wap/wsp_strings.h</text:p>
      <text:p text:style-name="P3">gateway-1.4.5/wap/wsp.c</text:p>
      <text:p text:style-name="P3">gateway-1.4.5/wap/wtp_pack.c</text:p>
      <text:p text:style-name="P3">gateway-1.4.5/wap/wsp_push_client.h</text:p>
      <text:p text:style-name="P3">gateway-1.4.5/wap/wsp_headers.c</text:p>
      <text:p text:style-name="P3">gateway-1.4.5/wap/wtls_statesupport.h</text:p>
      <text:p text:style-name="P3">gateway-1.4.5/wap/wap_addr.c</text:p>
      <text:p text:style-name="P3">gateway-1.4.5/wap/wtls_pdusupport.c</text:p>
      <text:p text:style-name="P3">gateway-1.4.5/wap/wsp_strings.def</text:p>
      <text:p text:style-name="P3">gateway-1.4.5/wap/wsp_server_method_machine.def</text:p>
      <text:p text:style-name="P3"><text:soft-page-break/>gateway-1.4.5/wap/wsp_pdu.c</text:p>
      <text:p text:style-name="P3">gateway-1.4.5/wap/wsp.h</text:p>
      <text:p text:style-name="P3">gateway-1.4.5/wap/wsp_session.c</text:p>
      <text:p text:style-name="P3">gateway-1.4.5/wap/wtp_tid.h</text:p>
      <text:p text:style-name="P3">gateway-1.4.5/wap/wsp_server_method_states.def</text:p>
      <text:p text:style-name="P3">gateway-1.4.5/wap/wtls_pdusupport.h</text:p>
      <text:p text:style-name="P3">gateway-1.4.5/wap/wtls-secmgr.c</text:p>
      <text:p text:style-name="P3">gateway-1.4.5/wap/timers.h</text:p>
      <text:p text:style-name="P3">gateway-1.4.5/wap/wtp.h</text:p>
      <text:p text:style-name="P3">gateway-1.4.5/wap/wtp_tid.c</text:p>
      <text:p text:style-name="P3">gateway-1.4.5/wap/wtp_resp.h</text:p>
      <text:p text:style-name="P3">gateway-1.4.5/wap/wsp_server_session_states.def</text:p>
      <text:p text:style-name="P3">gateway-1.4.5/wap/wap.c</text:p>
      <text:p text:style-name="P3">gateway-1.4.5/wap/wsp_strings.c</text:p>
      <text:p text:style-name="P3">gateway-1.4.5/wap/wsp_push_client_machine.def</text:p>
      <text:p text:style-name="P3">gateway-1.4.5/wap/wtp_pdu.def</text:p>
      <text:p text:style-name="P3">gateway-1.4.5/wap/wtp_init_machine.def</text:p>
      <text:p text:style-name="P3">gateway-1.4.5/wap/wsp_pdu.def</text:p>
      <text:p text:style-name="P3">gateway-1.4.5/wap/wtp_init.c</text:p>
      <text:p text:style-name="P3">gateway-1.4.5/wap/wsp_push_client_states.def</text:p>
      <text:p text:style-name="P3">gateway-1.4.5/wap/wtp_resp_states.def</text:p>
      <text:p text:style-name="P3">gateway-1.4.5/wap/wsp_caps.c</text:p>
      <text:p text:style-name="P3">gateway-1.4.5/wap/wtp_init.h</text:p>
      <text:p text:style-name="P3">gateway-1.4.5/wap/wsp_server_session_machine.def</text:p>
      <text:p text:style-name="P3">gateway-1.4.5/wap/cookies.h</text:p>
      <text:p text:style-name="P3">gateway-1.4.5/wap/wtp.c</text:p>
      <text:p text:style-name="P3">gateway-1.4.5/wap/wsp_server_push_machine.def</text:p>
      <text:p text:style-name="P3">gateway-1.4.5/wap/wsp_caps.h</text:p>
      <text:p text:style-name="P3">gateway-1.4.5/wap/wtp_pdu.h</text:p>
      <text:p text:style-name="P3">gateway-1.4.5/wap/wtp_init_states.def</text:p>
      <text:p text:style-name="P3">gateway-1.4.5/wap/wsp_pdu.h</text:p>
      <text:p text:style-name="P3">gateway-1.4.5/wap/timers.c</text:p>
      <text:p text:style-name="P3">gateway-1.4.5/wap/wsp_server_push_states.def</text:p>
      <text:p text:style-name="P3">gateway-1.4.5/wap/wtp_resp_machine.def</text:p>
      <text:p text:style-name="P3">gateway-1.4.5/README</text:p>
      <text:p text:style-name="P3">gateway-1.4.5/install-sh</text:p>
      <text:p text:style-name="P3">gateway-1.4.5/gwlib/</text:p>
      <text:p text:style-name="P3">gateway-1.4.5/gwlib/gw_uuid.c</text:p>
      <text:p text:style-name="P3">gateway-1.4.5/gwlib/list.c</text:p>
      <text:p text:style-name="P3">gateway-1.4.5/gwlib/counter.c</text:p>
      <text:p text:style-name="P3">gateway-1.4.5/gwlib/pki.c</text:p>
      <text:p text:style-name="P3">gateway-1.4.5/gwlib/gw-rwlock.c</text:p>
      <text:p text:style-name="P3">gateway-1.4.5/gwlib/date.c</text:p>
      <text:p text:style-name="P3">gateway-1.4.5/gwlib/accesslog.c</text:p>
      <text:p text:style-name="P3">gateway-1.4.5/gwlib/gwmem-native.c</text:p>
      <text:p text:style-name="P3">gateway-1.4.5/gwlib/gwpoll.c</text:p>
      <text:p text:style-name="P3">gateway-1.4.5/gwlib/octstr.h</text:p>
      <text:p text:style-name="P3">gateway-1.4.5/gwlib/gw-prioqueue.h</text:p>
      <text:p text:style-name="P3">gateway-1.4.5/gwlib/octstr.h.debug</text:p>
      <text:p text:style-name="P3"><text:soft-page-break/>gateway-1.4.5/gwlib/utils.c</text:p>
      <text:p text:style-name="P3">gateway-1.4.5/gwlib/octstr.c.debug</text:p>
      <text:p text:style-name="P3">gateway-1.4.5/gwlib/cfg.h</text:p>
      <text:p text:style-name="P3">gateway-1.4.5/gwlib/dbpool_oracle.c</text:p>
      <text:p text:style-name="P3">gateway-1.4.5/gwlib/dbpool_cass.c</text:p>
      <text:p text:style-name="P3">gateway-1.4.5/gwlib/xmlrpc.c</text:p>
      <text:p text:style-name="P3">gateway-1.4.5/gwlib/ssl.c</text:p>
      <text:p text:style-name="P3">gateway-1.4.5/gwlib/dict.h</text:p>
      <text:p text:style-name="P3">gateway-1.4.5/gwlib/pcre.c</text:p>
      <text:p text:style-name="P3">gateway-1.4.5/gwlib/gw-prioqueue.c</text:p>
      <text:p text:style-name="P3">gateway-1.4.5/gwlib/pki.h</text:p>
      <text:p text:style-name="P3">gateway-1.4.5/gwlib/utils.h</text:p>
      <text:p text:style-name="P3">gateway-1.4.5/gwlib/semaphore.c</text:p>
      <text:p text:style-name="P3">gateway-1.4.5/gwlib/xmlrpc.h</text:p>
      <text:p text:style-name="P3">gateway-1.4.5/gwlib/list.h</text:p>
      <text:p text:style-name="P3">gateway-1.4.5/gwlib/dbpool_sdb.c</text:p>
      <text:p text:style-name="P3">gateway-1.4.5/gwlib/log.h</text:p>
      <text:p text:style-name="P3">gateway-1.4.5/gwlib/cfg.def</text:p>
      <text:p text:style-name="P3">gateway-1.4.5/gwlib/dbpool_pgsql.c</text:p>
      <text:p text:style-name="P3">gateway-1.4.5/gwlib/parse.c</text:p>
      <text:p text:style-name="P3">gateway-1.4.5/gwlib/protected.h</text:p>
      <text:p text:style-name="P3">gateway-1.4.5/gwlib/date.h</text:p>
      <text:p text:style-name="P3">gateway-1.4.5/gwlib/fdset.c</text:p>
      <text:p text:style-name="P3">gateway-1.4.5/gwlib/md5.c</text:p>
      <text:p text:style-name="P3">gateway-1.4.5/gwlib/parse.h</text:p>
      <text:p text:style-name="P3">gateway-1.4.5/gwlib/pcre.h</text:p>
      <text:p text:style-name="P3">gateway-1.4.5/gwlib/regex.c</text:p>
      <text:p text:style-name="P3">gateway-1.4.5/gwlib/log.c</text:p>
      <text:p text:style-name="P3">gateway-1.4.5/gwlib/accesslog.h</text:p>
      <text:p text:style-name="P3">gateway-1.4.5/gwlib/gwpoll.h</text:p>
      <text:p text:style-name="P3">gateway-1.4.5/gwlib/socket.h</text:p>
      <text:p text:style-name="P3">gateway-1.4.5/gwlib/gwmem-check.c</text:p>
      <text:p text:style-name="P3">gateway-1.4.5/gwlib/dbpool_redis.c</text:p>
      <text:p text:style-name="P3">gateway-1.4.5/gwlib/gw_uuid_types.h.in</text:p>
      <text:p text:style-name="P3">gateway-1.4.5/gwlib/ssl.h</text:p>
      <text:p text:style-name="P3">gateway-1.4.5/gwlib/conn.c</text:p>
      <text:p text:style-name="P3">gateway-1.4.5/gwlib/http.c</text:p>
      <text:p text:style-name="P3">gateway-1.4.5/gwlib/conn.h</text:p>
      <text:p text:style-name="P3">gateway-1.4.5/gwlib/latin1_to_gsm.h</text:p>
      <text:p text:style-name="P3">gateway-1.4.5/gwlib/dbpool.h</text:p>
      <text:p text:style-name="P3">gateway-1.4.5/gwlib/dbpool_p.h</text:p>
      <text:p text:style-name="P3">gateway-1.4.5/gwlib/protected.c</text:p>
      <text:p text:style-name="P3">gateway-1.4.5/gwlib/gw-timer.h</text:p>
      <text:p text:style-name="P3">gateway-1.4.5/gwlib/md5.h</text:p>
      <text:p text:style-name="P3">gateway-1.4.5/gwlib/dbpool.c</text:p>
      <text:p text:style-name="P3">gateway-1.4.5/gwlib/regex.h</text:p>
      <text:p text:style-name="P3">gateway-1.4.5/gwlib/gwthread-pthread.c</text:p>
      <text:p text:style-name="P3">gateway-1.4.5/gwlib/dbpool_mssql.c</text:p>
      <text:p text:style-name="P3">gateway-1.4.5/gwlib/html-entities.def</text:p>
      <text:p text:style-name="P3"><text:soft-page-break/>gateway-1.4.5/gwlib/charset.h</text:p>
      <text:p text:style-name="P3">gateway-1.4.5/gwlib/dbpool_sqlite.c</text:p>
      <text:p text:style-name="P3">gateway-1.4.5/gwlib/dbpool_mysql.c</text:p>
      <text:p text:style-name="P3">gateway-1.4.5/gwlib/gw-rwlock.h</text:p>
      <text:p text:style-name="P3">gateway-1.4.5/gwlib/gwlib.c</text:p>
      <text:p text:style-name="P3">gateway-1.4.5/gwlib/http.h</text:p>
      <text:p text:style-name="P3">gateway-1.4.5/gwlib/thread.h</text:p>
      <text:p text:style-name="P3">gateway-1.4.5/gwlib/mime.c</text:p>
      <text:p text:style-name="P3">gateway-1.4.5/gwlib/socket.c</text:p>
      <text:p text:style-name="P3">gateway-1.4.5/gwlib/semaphore.h</text:p>
      <text:p text:style-name="P3">gateway-1.4.5/gwlib/gwassert.h</text:p>
      <text:p text:style-name="P3">gateway-1.4.5/gwlib/octstr.c</text:p>
      <text:p text:style-name="P3">gateway-1.4.5/gwlib/dict.c</text:p>
      <text:p text:style-name="P3">gateway-1.4.5/gwlib/gw-getopt.h</text:p>
      <text:p text:style-name="P3">gateway-1.4.5/gwlib/charset.c</text:p>
      <text:p text:style-name="P3">gateway-1.4.5/gwlib/mime.h</text:p>
      <text:p text:style-name="P3">gateway-1.4.5/gwlib/gw_uuid.h</text:p>
      <text:p text:style-name="P3">gateway-1.4.5/gwlib/cfg.c</text:p>
      <text:p text:style-name="P3">gateway-1.4.5/gwlib/gwthread.h</text:p>
      <text:p text:style-name="P3">gateway-1.4.5/gwlib/counter.h</text:p>
      <text:p text:style-name="P3">gateway-1.4.5/gwlib/gwlib.h</text:p>
      <text:p text:style-name="P3">gateway-1.4.5/gwlib/gwmem.h</text:p>
      <text:p text:style-name="P3">gateway-1.4.5/gwlib/thread.c</text:p>
      <text:p text:style-name="P3">gateway-1.4.5/gwlib/dbpool_sqlite3.c</text:p>
      <text:p text:style-name="P3">gateway-1.4.5/gwlib/gw-timer.c</text:p>
      <text:p text:style-name="P3">gateway-1.4.5/gwlib/fdset.h</text:p>
      <text:p text:style-name="P3">gateway-1.4.5/compile</text:p>
      <text:p text:style-name="P3">gateway-1.4.5/NEWS</text:p>
      <text:p text:style-name="P3">gateway-1.4.5/mkinstalldirs</text:p>
      <text:p text:style-name="P3">gateway-1.4.5/doc/</text:p>
      <text:p text:style-name="P3">gateway-1.4.5/doc/ChangeLog-1.3.0</text:p>
      <text:p text:style-name="P3">gateway-1.4.5/doc/ChangeLog-1.1</text:p>
      <text:p text:style-name="P3">gateway-1.4.5/doc/ChangeLog-1.5.0</text:p>
      <text:p text:style-name="P3">gateway-1.4.5/doc/ChangeLog-1.1.4</text:p>
      <text:p text:style-name="P3">gateway-1.4.5/doc/ChangeLog-1.4.5</text:p>
      <text:p text:style-name="P3">gateway-1.4.5/doc/fakewap-packets.txt</text:p>
      <text:p text:style-name="P3">gateway-1.4.5/doc/ChangeLog-1.2.0</text:p>
      <text:p text:style-name="P3">gateway-1.4.5/doc/ChangeLog-1.3.2</text:p>
      <text:p text:style-name="P3">gateway-1.4.5/doc/release.txt</text:p>
      <text:p text:style-name="P3">gateway-1.4.5/doc/ChangeLog-1.4.1</text:p>
      <text:p text:style-name="P3">gateway-1.4.5/doc/ChangeLog-1.2.1</text:p>
      <text:p text:style-name="P3">gateway-1.4.5/doc/arch/</text:p>
      <text:p text:style-name="P3">gateway-1.4.5/doc/arch/external-interfaces.fig</text:p>
      <text:p text:style-name="P3">gateway-1.4.5/doc/arch/arch.xml</text:p>
      <text:p text:style-name="P3">gateway-1.4.5/doc/arch/kannel-boxes.fig</text:p>
      <text:p text:style-name="P3">gateway-1.4.5/doc/arch/wapbox-threads.fig</text:p>
      <text:p text:style-name="P3">gateway-1.4.5/doc/arch/wap-session.fig</text:p>
      <text:p text:style-name="P3">gateway-1.4.5/doc/arch/conf-push-session.fig</text:p>
      <text:p text:style-name="P3">gateway-1.4.5/doc/arch/kannel-push-boxes.fig</text:p>
      <text:p text:style-name="P3"><text:soft-page-break/>gateway-1.4.5/doc/arch/pushbox-threads.fig</text:p>
      <text:p text:style-name="P3">gateway-1.4.5/doc/arch/bearerbox-arch.fig</text:p>
      <text:p text:style-name="P3">gateway-1.4.5/doc/arch/wap-arch.fig</text:p>
      <text:p text:style-name="P3">gateway-1.4.5/doc/wtls/</text:p>
      <text:p text:style-name="P3">gateway-1.4.5/doc/wtls/fig8o.png</text:p>
      <text:p text:style-name="P3">gateway-1.4.5/doc/wtls/fig6out1.png</text:p>
      <text:p text:style-name="P3">gateway-1.4.5/doc/wtls/wtls.xml</text:p>
      <text:p text:style-name="P3">gateway-1.4.5/doc/wtls/fig7o.png</text:p>
      <text:p text:style-name="P3">gateway-1.4.5/doc/wtls/fig4out.png</text:p>
      <text:p text:style-name="P3">gateway-1.4.5/doc/wtls/fig9o.png</text:p>
      <text:p text:style-name="P3">gateway-1.4.5/doc/wtls/fig2o.png</text:p>
      <text:p text:style-name="P3">gateway-1.4.5/doc/wtls/fig5out.png</text:p>
      <text:p text:style-name="P3">gateway-1.4.5/doc/wtls/fig10o.png</text:p>
      <text:p text:style-name="P3">gateway-1.4.5/doc/wtls/fig5o.png</text:p>
      <text:p text:style-name="P3">gateway-1.4.5/doc/wtls/fig1o.png</text:p>
      <text:p text:style-name="P3">gateway-1.4.5/doc/wtls/fig4o.png</text:p>
      <text:p text:style-name="P3">gateway-1.4.5/doc/wtls/fig6o.png</text:p>
      <text:p text:style-name="P3">gateway-1.4.5/doc/wtls/fig6out.png</text:p>
      <text:p text:style-name="P3">gateway-1.4.5/doc/wtls/fig3o.png</text:p>
      <text:p text:style-name="P3">gateway-1.4.5/doc/CodingStyle</text:p>
      <text:p text:style-name="P3">gateway-1.4.5/doc/dialup.txt</text:p>
      <text:p text:style-name="P3">gateway-1.4.5/doc/ChangeLog-1.1.2</text:p>
      <text:p text:style-name="P3">gateway-1.4.5/doc/userguide/</text:p>
      <text:p text:style-name="P3">gateway-1.4.5/doc/userguide/sms-gateway.fig</text:p>
      <text:p text:style-name="P3">gateway-1.4.5/doc/userguide/userguide.xml</text:p>
      <text:p text:style-name="P3">gateway-1.4.5/doc/userguide/wap-gateway.fig</text:p>
      <text:p text:style-name="P3">gateway-1.4.5/doc/ChangeLog-1.4.2</text:p>
      <text:p text:style-name="P3">gateway-1.4.5/doc/doxygen/</text:p>
      <text:p text:style-name="P3">gateway-1.4.5/doc/doxygen/kannel.conf</text:p>
      <text:p text:style-name="P3">gateway-1.4.5/doc/ChangeLog-1.4.4</text:p>
      <text:p text:style-name="P3">gateway-1.4.5/doc/alligata/</text:p>
      <text:p text:style-name="P3">gateway-1.4.5/doc/alligata/12-11.png</text:p>
      <text:p text:style-name="P3">gateway-1.4.5/doc/alligata/12-4.png</text:p>
      <text:p text:style-name="P3">gateway-1.4.5/doc/alligata/12-6.png</text:p>
      <text:p text:style-name="P3">gateway-1.4.5/doc/alligata/12-13.png</text:p>
      <text:p text:style-name="P3">gateway-1.4.5/doc/alligata/12-5.png</text:p>
      <text:p text:style-name="P3">gateway-1.4.5/doc/alligata/12-10.png</text:p>
      <text:p text:style-name="P3">gateway-1.4.5/doc/alligata/12-3.png</text:p>
      <text:p text:style-name="P3">gateway-1.4.5/doc/alligata/11-3.png</text:p>
      <text:p text:style-name="P3">gateway-1.4.5/doc/alligata/maininst.png</text:p>
      <text:p text:style-name="P3">gateway-1.4.5/doc/alligata/12-7.png</text:p>
      <text:p text:style-name="P3">gateway-1.4.5/doc/alligata/wapdiagsmall.png</text:p>
      <text:p text:style-name="P3">gateway-1.4.5/doc/alligata/11-5.png</text:p>
      <text:p text:style-name="P3">gateway-1.4.5/doc/alligata/progress.png</text:p>
      <text:p text:style-name="P3">gateway-1.4.5/doc/alligata/12-9.png</text:p>
      <text:p text:style-name="P3">gateway-1.4.5/doc/alligata/alligata.xml</text:p>
      <text:p text:style-name="P3">gateway-1.4.5/doc/alligata/11-4.png</text:p>
      <text:p text:style-name="P3">gateway-1.4.5/doc/alligata/nearlydone.png</text:p>
      <text:p text:style-name="P3">gateway-1.4.5/doc/alligata/13-5.png</text:p>
      <text:p text:style-name="P3"><text:soft-page-break/>gateway-1.4.5/doc/alligata/nopro.png</text:p>
      <text:p text:style-name="P3">gateway-1.4.5/doc/alligata/11-1.png</text:p>
      <text:p text:style-name="P3">gateway-1.4.5/doc/alligata/done.png</text:p>
      <text:p text:style-name="P3">gateway-1.4.5/doc/alligata/licences.png</text:p>
      <text:p text:style-name="P3">gateway-1.4.5/doc/alligata/12-2.png</text:p>
      <text:p text:style-name="P3">gateway-1.4.5/doc/alligata/12-8.png</text:p>
      <text:p text:style-name="P3">gateway-1.4.5/doc/alligata/12-12.png</text:p>
      <text:p text:style-name="P3">gateway-1.4.5/doc/ChangeLog-1.1.5</text:p>
      <text:p text:style-name="P3">gateway-1.4.5/doc/ChangeLog-0.13.1</text:p>
      <text:p text:style-name="P3">gateway-1.4.5/doc/ChangeLog-1.3.1</text:p>
      <text:p text:style-name="P3">gateway-1.4.5/doc/ChangeLog-1.4.0</text:p>
      <text:p text:style-name="P3">gateway-1.4.5/doc/examples/</text:p>
      <text:p text:style-name="P3">gateway-1.4.5/doc/examples/dlr-sqlite3.conf</text:p>
      <text:p text:style-name="P3">gateway-1.4.5/doc/examples/modems.conf</text:p>
      <text:p text:style-name="P3">gateway-1.4.5/doc/examples/dlr-cassandra.conf</text:p>
      <text:p text:style-name="P3">gateway-1.4.5/doc/examples/dlr-oracle.conf</text:p>
      <text:p text:style-name="P3">gateway-1.4.5/doc/examples/store-redis.conf</text:p>
      <text:p text:style-name="P3">gateway-1.4.5/doc/examples/dlr-sdb.conf</text:p>
      <text:p text:style-name="P3">gateway-1.4.5/doc/examples/dlr-mysql.conf</text:p>
      <text:p text:style-name="P3">gateway-1.4.5/doc/examples/kannel.conf</text:p>
      <text:p text:style-name="P3">gateway-1.4.5/doc/examples/dlr-redis.conf</text:p>
      <text:p text:style-name="P3">gateway-1.4.5/doc/ChangeLog-1.1.1</text:p>
      <text:p text:style-name="P3">gateway-1.4.5/doc/ChangeLog-1.1.3</text:p>
      <text:p text:style-name="P3">gateway-1.4.5/doc/ChangeLog-1.1.6</text:p>
      <text:p text:style-name="P3">gateway-1.4.5/test/</text:p>
      <text:p text:style-name="P3">gateway-1.4.5/test/test_http.c</text:p>
      <text:p text:style-name="P3">gateway-1.4.5/test/test_regex.c</text:p>
      <text:p text:style-name="P3">gateway-1.4.5/test/header_test</text:p>
      <text:p text:style-name="P3">gateway-1.4.5/test/decompile.h</text:p>
      <text:p text:style-name="P3">gateway-1.4.5/test/test_cfg.c</text:p>
      <text:p text:style-name="P3">gateway-1.4.5/test/test_pcre.c</text:p>
      <text:p text:style-name="P3">gateway-1.4.5/test/udpfeed.c</text:p>
      <text:p text:style-name="P3">gateway-1.4.5/test/test_dict.c</text:p>
      <text:p text:style-name="P3">gateway-1.4.5/test/test_pap.c</text:p>
      <text:p text:style-name="P3">gateway-1.4.5/test/http2-test-urls</text:p>
      <text:p text:style-name="P3">gateway-1.4.5/test/test_xmlrpc.c</text:p>
      <text:p text:style-name="P3">gateway-1.4.5/test/test_hash.c</text:p>
      <text:p text:style-name="P3">gateway-1.4.5/test/test_smsc.c</text:p>
      <text:p text:style-name="P3">gateway-1.4.5/test/test_headers.c</text:p>
      <text:p text:style-name="P3">gateway-1.4.5/test/settings4.txt</text:p>
      <text:p text:style-name="P3">gateway-1.4.5/test/decompile.c</text:p>
      <text:p text:style-name="P3">gateway-1.4.5/test/test_cimd2.c</text:p>
      <text:p text:style-name="P3">gateway-1.4.5/test/test_ppg.c</text:p>
      <text:p text:style-name="P3">gateway-1.4.5/test/test_radius_acct.c</text:p>
      <text:p text:style-name="P3">gateway-1.4.5/test/blacklist.txt</text:p>
      <text:p text:style-name="P3">gateway-1.4.5/test/test_octstr_format.c</text:p>
      <text:p text:style-name="P3">gateway-1.4.5/test/hello.wml</text:p>
      <text:p text:style-name="P3">gateway-1.4.5/test/test_mime.c</text:p>
      <text:p text:style-name="P3">gateway-1.4.5/test/test_msg.c</text:p>
      <text:p text:style-name="P3"><text:soft-page-break/>gateway-1.4.5/test/test_sl.c</text:p>
      <text:p text:style-name="P3">gateway-1.4.5/test/test_mime_multipart.c</text:p>
      <text:p text:style-name="P3">gateway-1.4.5/test/smstestppg.txt</text:p>
      <text:p text:style-name="P3">gateway-1.4.5/test/dlr-receiver.py</text:p>
      <text:p text:style-name="P3">gateway-1.4.5/test/test_wakeup.c</text:p>
      <text:p text:style-name="P3">gateway-1.4.5/test/html-test-1</text:p>
      <text:p text:style-name="P3">gateway-1.4.5/test/test_boxc.c</text:p>
      <text:p text:style-name="P3">gateway-1.4.5/test/si.txt</text:p>
      <text:p text:style-name="P3">gateway-1.4.5/test/drive_wapbox.c</text:p>
      <text:p text:style-name="P3">gateway-1.4.5/test/drive_smpp.c</text:p>
      <text:p text:style-name="P3">gateway-1.4.5/test/test_charset.c</text:p>
      <text:p text:style-name="P3">gateway-1.4.5/test/fakewap.c</text:p>
      <text:p text:style-name="P3">gateway-1.4.5/test/test_urltrans.c</text:p>
      <text:p text:style-name="P3">gateway-1.4.5/test/test_ota.c</text:p>
      <text:p text:style-name="P3">gateway-1.4.5/test/test_store_dump.c</text:p>
      <text:p text:style-name="P3">gateway-1.4.5/test/timestamp.c</text:p>
      <text:p text:style-name="P3">gateway-1.4.5/test/test_si.c</text:p>
      <text:p text:style-name="P3">gateway-1.4.5/test/sl.txt</text:p>
      <text:p text:style-name="P3">gateway-1.4.5/test/test_mem.c</text:p>
      <text:p text:style-name="P3">gateway-1.4.5/test/test_hmac.c</text:p>
      <text:p text:style-name="P3">gateway-1.4.5/test/drive_smpp.conf</text:p>
      <text:p text:style-name="P3">gateway-1.4.5/test/test_http_server.c</text:p>
      <text:p text:style-name="P3">gateway-1.4.5/test/test_prioqueue.c</text:p>
      <text:p text:style-name="P3">gateway-1.4.5/test/test_conn.c</text:p>
      <text:p text:style-name="P3">gateway-1.4.5/test/mime-multipart.txt</text:p>
      <text:p text:style-name="P3">gateway-1.4.5/test/bookmark.txt</text:p>
      <text:p text:style-name="P3">gateway-1.4.5/test/test_pdu.c</text:p>
      <text:p text:style-name="P3">gateway-1.4.5/test/test_uuid.c</text:p>
      <text:p text:style-name="P3">gateway-1.4.5/test/fakesmsc.c</text:p>
      <text:p text:style-name="P3">gateway-1.4.5/test/test_dbpool.c</text:p>
      <text:p text:style-name="P3">gateway-1.4.5/test/test_octstr_dump.c</text:p>
      <text:p text:style-name="P3">gateway-1.4.5/test/wapproxy.c</text:p>
      <text:p text:style-name="P3">gateway-1.4.5/test/test_radius_pdu.c</text:p>
      <text:p text:style-name="P3">gateway-1.4.5/test/testcase.wml</text:p>
      <text:p text:style-name="P3">gateway-1.4.5/test/run-http2-tests.sh</text:p>
      <text:p text:style-name="P3">gateway-1.4.5/test/chartest.html</text:p>
      <text:p text:style-name="P3">gateway-1.4.5/test/test_list.c</text:p>
      <text:p text:style-name="P3">gateway-1.4.5/test/test_udp.c</text:p>
      <text:p text:style-name="P3">gateway-1.4.5/test/iptestppg.txt</text:p>
      <text:p text:style-name="P3">gateway-1.4.5/test/test_date.c</text:p>
      <text:p text:style-name="P3">gateway-1.4.5/test/whitelist.txt</text:p>
      <text:p text:style-name="P3">gateway-1.4.5/test/test_file_traversal.c</text:p>
      <text:p text:style-name="P3">gateway-1.4.5/test/wml_tester.c</text:p>
      <text:p text:style-name="P3">gateway-1.4.5/test/test_octstr_immutables.c</text:p>
      <text:p text:style-name="P3">gateway-1.4.5/VERSION</text:p>
      <text:p text:style-name="P3">gateway-1.4.5/addons/</text:p>
      <text:p text:style-name="P3">gateway-1.4.5/addons/sqlbox/</text:p>
      <text:p text:style-name="P3">gateway-1.4.5/addons/sqlbox/COPYING</text:p>
      <text:p text:style-name="P3">gateway-1.4.5/addons/sqlbox/bootstrap</text:p>
      <text:p text:style-name="P3"><text:soft-page-break/>gateway-1.4.5/addons/sqlbox/AUTHORS</text:p>
      <text:p text:style-name="P3">gateway-1.4.5/addons/sqlbox/KannelLICENSE</text:p>
      <text:p text:style-name="P3">gateway-1.4.5/addons/sqlbox/autotools/</text:p>
      <text:p text:style-name="P3">gateway-1.4.5/addons/sqlbox/autotools/ltmain.sh</text:p>
      <text:p text:style-name="P3">gateway-1.4.5/addons/sqlbox/autotools/config.guess</text:p>
      <text:p text:style-name="P3">gateway-1.4.5/addons/sqlbox/autotools/config.sub</text:p>
      <text:p text:style-name="P3">gateway-1.4.5/addons/sqlbox/autotools/depcomp</text:p>
      <text:p text:style-name="P3">gateway-1.4.5/addons/sqlbox/autotools/install-sh</text:p>
      <text:p text:style-name="P3">gateway-1.4.5/addons/sqlbox/autotools/missing</text:p>
      <text:p text:style-name="P3">gateway-1.4.5/addons/sqlbox/Makefile.in</text:p>
      <text:p text:style-name="P3">gateway-1.4.5/addons/sqlbox/aclocal.m4</text:p>
      <text:p text:style-name="P3">gateway-1.4.5/addons/sqlbox/configure</text:p>
      <text:p text:style-name="P3">gateway-1.4.5/addons/sqlbox/sb-config.h.in</text:p>
      <text:p text:style-name="P3">gateway-1.4.5/addons/sqlbox/example/</text:p>
      <text:p text:style-name="P3">gateway-1.4.5/addons/sqlbox/example/sqlbox.conf.example</text:p>
      <text:p text:style-name="P3">gateway-1.4.5/addons/sqlbox/README</text:p>
      <text:p text:style-name="P3">gateway-1.4.5/addons/sqlbox/NEWS</text:p>
      <text:p text:style-name="P3">gateway-1.4.5/addons/sqlbox/doc/</text:p>
      <text:p text:style-name="P3">gateway-1.4.5/addons/sqlbox/doc/userguide.xml</text:p>
      <text:p text:style-name="P3">gateway-1.4.5/addons/sqlbox/Makefile.am</text:p>
      <text:p text:style-name="P3">gateway-1.4.5/addons/sqlbox/UPGRADE</text:p>
      <text:p text:style-name="P3">gateway-1.4.5/addons/sqlbox/gw/</text:p>
      <text:p text:style-name="P3">gateway-1.4.5/addons/sqlbox/gw/sqlbox_sdb.h</text:p>
      <text:p text:style-name="P3">gateway-1.4.5/addons/sqlbox/gw/sqlbox_oracle.c</text:p>
      <text:p text:style-name="P3">gateway-1.4.5/addons/sqlbox/gw/Makefile.in</text:p>
      <text:p text:style-name="P3">gateway-1.4.5/addons/sqlbox/gw/sqlbox_mysql.h</text:p>
      <text:p text:style-name="P3">gateway-1.4.5/addons/sqlbox/gw/sqlbox_sqlite.c</text:p>
      <text:p text:style-name="P3">gateway-1.4.5/addons/sqlbox/gw/sqlbox_mssql.h</text:p>
      <text:p text:style-name="P3">gateway-1.4.5/addons/sqlbox/gw/sqlbox_sqlite3.c</text:p>
      <text:p text:style-name="P3">gateway-1.4.5/addons/sqlbox/gw/sqlbox_pgsql.h</text:p>
      <text:p text:style-name="P3">gateway-1.4.5/addons/sqlbox/gw/sqlbox_sqlite.h</text:p>
      <text:p text:style-name="P3">gateway-1.4.5/addons/sqlbox/gw/Makefile.am</text:p>
      <text:p text:style-name="P3">gateway-1.4.5/addons/sqlbox/gw/sqlbox_oracle.h</text:p>
      <text:p text:style-name="P3">gateway-1.4.5/addons/sqlbox/gw/sqlbox.c</text:p>
      <text:p text:style-name="P3">gateway-1.4.5/addons/sqlbox/gw/sqlbox_sqlite3.h</text:p>
      <text:p text:style-name="P3">gateway-1.4.5/addons/sqlbox/gw/sqlbox_sql.c</text:p>
      <text:p text:style-name="P3">gateway-1.4.5/addons/sqlbox/gw/sqlbox_pgsql.c</text:p>
      <text:p text:style-name="P3">gateway-1.4.5/addons/sqlbox/gw/sqlbox_sdb.c</text:p>
      <text:p text:style-name="P3">gateway-1.4.5/addons/sqlbox/gw/sqlbox_mssql.c</text:p>
      <text:p text:style-name="P3">gateway-1.4.5/addons/sqlbox/gw/sqlbox-cfg.def</text:p>
      <text:p text:style-name="P3">gateway-1.4.5/addons/sqlbox/gw/sqlbox_sql.h</text:p>
      <text:p text:style-name="P3">gateway-1.4.5/addons/sqlbox/gw/sqlbox_mysql.c</text:p>
      <text:p text:style-name="P3">gateway-1.4.5/addons/sqlbox/configure.in</text:p>
      <text:p text:style-name="P3">gateway-1.4.5/addons/sqlbox/acinclude.m4</text:p>
      <text:p text:style-name="P3">gateway-1.4.5/addons/sqlbox/INSTALL</text:p>
      <text:p text:style-name="P3">gateway-1.4.5/addons/sqlbox/ChangeLog</text:p>
      <text:p text:style-name="P3">gateway-1.4.5/addons/sqlbox/rpm/</text:p>
      <text:p text:style-name="P3">gateway-1.4.5/addons/sqlbox/rpm/sqlbox.spec.in</text:p>
      <text:p text:style-name="P3">gateway-1.4.5/addons/opensmppbox/</text:p>
      <text:p text:style-name="P3"><text:soft-page-break/>gateway-1.4.5/addons/opensmppbox/COPYING</text:p>
      <text:p text:style-name="P3">gateway-1.4.5/addons/opensmppbox/bootstrap</text:p>
      <text:p text:style-name="P3">gateway-1.4.5/addons/opensmppbox/AUTHORS</text:p>
      <text:p text:style-name="P3">gateway-1.4.5/addons/opensmppbox/autotools/</text:p>
      <text:p text:style-name="P3">gateway-1.4.5/addons/opensmppbox/autotools/ltmain.sh</text:p>
      <text:p text:style-name="P3">gateway-1.4.5/addons/opensmppbox/autotools/config.guess</text:p>
      <text:p text:style-name="P3">gateway-1.4.5/addons/opensmppbox/autotools/config.sub</text:p>
      <text:p text:style-name="P3">gateway-1.4.5/addons/opensmppbox/autotools/depcomp</text:p>
      <text:p text:style-name="P3">gateway-1.4.5/addons/opensmppbox/autotools/install-sh</text:p>
      <text:p text:style-name="P3">gateway-1.4.5/addons/opensmppbox/autotools/missing</text:p>
      <text:p text:style-name="P3">gateway-1.4.5/addons/opensmppbox/Makefile.in</text:p>
      <text:p text:style-name="P3">gateway-1.4.5/addons/opensmppbox/aclocal.m4</text:p>
      <text:p text:style-name="P3">gateway-1.4.5/addons/opensmppbox/configure</text:p>
      <text:p text:style-name="P3">gateway-1.4.5/addons/opensmppbox/sb-config.h.in</text:p>
      <text:p text:style-name="P3">gateway-1.4.5/addons/opensmppbox/example/</text:p>
      <text:p text:style-name="P3">gateway-1.4.5/addons/opensmppbox/example/smpplogins.txt.example</text:p>
      <text:p text:style-name="P3">gateway-1.4.5/addons/opensmppbox/example/opensmppbox.conf.example</text:p>
      <text:p text:style-name="P3">gateway-1.4.5/addons/opensmppbox/README</text:p>
      <text:p text:style-name="P3">gateway-1.4.5/addons/opensmppbox/NEWS</text:p>
      <text:p text:style-name="P3">gateway-1.4.5/addons/opensmppbox/doc/</text:p>
      <text:p text:style-name="P3">gateway-1.4.5/addons/opensmppbox/doc/SMPPBox.png</text:p>
      <text:p text:style-name="P3">gateway-1.4.5/addons/opensmppbox/doc/userguide.xml</text:p>
      <text:p text:style-name="P3">gateway-1.4.5/addons/opensmppbox/Makefile.am</text:p>
      <text:p text:style-name="P3">gateway-1.4.5/addons/opensmppbox/UPGRADE</text:p>
      <text:p text:style-name="P3">gateway-1.4.5/addons/opensmppbox/VERSION</text:p>
      <text:p text:style-name="P3">gateway-1.4.5/addons/opensmppbox/gw/</text:p>
      <text:p text:style-name="P3">gateway-1.4.5/addons/opensmppbox/gw/Makefile.in</text:p>
      <text:p text:style-name="P3">gateway-1.4.5/addons/opensmppbox/gw/Makefile.am</text:p>
      <text:p text:style-name="P3">gateway-1.4.5/addons/opensmppbox/gw/opensmppbox.c</text:p>
      <text:p text:style-name="P3">gateway-1.4.5/addons/opensmppbox/gw/opensmppbox-cfg.def</text:p>
      <text:p text:style-name="P3">gateway-1.4.5/addons/opensmppbox/configure.in</text:p>
      <text:p text:style-name="P3">gateway-1.4.5/addons/opensmppbox/acinclude.m4</text:p>
      <text:p text:style-name="P3">gateway-1.4.5/addons/opensmppbox/INSTALL</text:p>
      <text:p text:style-name="P3">gateway-1.4.5/addons/opensmppbox/ChangeLog</text:p>
      <text:p text:style-name="P3">gateway-1.4.5/addons/opensmppbox/rpm/</text:p>
      <text:p text:style-name="P3">gateway-1.4.5/addons/opensmppbox/rpm/opensmppbox.spec.in</text:p>
      <text:p text:style-name="P3">gateway-1.4.5/solaris/</text:p>
      <text:p text:style-name="P3">gateway-1.4.5/solaris/prototype.tmpl</text:p>
      <text:p text:style-name="P3">gateway-1.4.5/solaris/copyright</text:p>
      <text:p text:style-name="P3">gateway-1.4.5/solaris/mk-solaris-package.sh</text:p>
      <text:p text:style-name="P3">gateway-1.4.5/solaris/etc/</text:p>
      <text:p text:style-name="P3">gateway-1.4.5/solaris/etc/kannel.conf</text:p>
      <text:p text:style-name="P3">gateway-1.4.5/solaris/pkginfo.tmpl</text:p>
      <text:p text:style-name="P3">gateway-1.4.5/solaris/readme.txt</text:p>
      <text:p text:style-name="P3">gateway-1.4.5/LICENSE</text:p>
      <text:p text:style-name="P3">gateway-1.4.5/checks/</text:p>
      <text:p text:style-name="P3">gateway-1.4.5/checks/check_octstr.c</text:p>
      <text:p text:style-name="P3">gateway-1.4.5/checks/check_headers.sh</text:p>
      <text:p text:style-name="P3">gateway-1.4.5/checks/check_httpsmsc_kannel.sh</text:p>
      <text:p text:style-name="P3"><text:soft-page-break/>gateway-1.4.5/checks/check_list.c</text:p>
      <text:p text:style-name="P3">gateway-1.4.5/checks/check_http.sh</text:p>
      <text:p text:style-name="P3">gateway-1.4.5/checks/check_ipcheck.c</text:p>
      <text:p text:style-name="P3">gateway-1.4.5/checks/check_compiler.sh</text:p>
      <text:p text:style-name="P3">gateway-1.4.5/checks/check_date.c</text:p>
      <text:p text:style-name="P3">gateway-1.4.5/checks/check_counter.c</text:p>
      <text:p text:style-name="P3">gateway-1.4.5/checks/test_dates</text:p>
      <text:p text:style-name="P3">gateway-1.4.5/checks/check_fakesmsc.sh</text:p>
      <text:p text:style-name="P3">gateway-1.4.5/checks/check_ppg.sh</text:p>
      <text:p text:style-name="P3">gateway-1.4.5/checks/check_fakewap.sh</text:p>
      <text:p text:style-name="P3">gateway-1.4.5/checks/check_sendsms.sh</text:p>
      <text:p text:style-name="P3">gateway-1.4.5/checks/check_smpp.sh</text:p>
      <text:p text:style-name="P3">gateway-1.4.5/gw/</text:p>
      <text:p text:style-name="P3">gateway-1.4.5/gw/mime_decompiler.h</text:p>
      <text:p text:style-name="P3">gateway-1.4.5/gw/wap_push_sl_compiler.h</text:p>
      <text:p text:style-name="P3">gateway-1.4.5/gw/sms.c</text:p>
      <text:p text:style-name="P3">gateway-1.4.5/gw/urltrans.h</text:p>
      <text:p text:style-name="P3">gateway-1.4.5/gw/alt_charsets.h</text:p>
      <text:p text:style-name="P3">gateway-1.4.5/gw/heartbeat.c</text:p>
      <text:p text:style-name="P3">gateway-1.4.5/gw/bb_store.c</text:p>
      <text:p text:style-name="P3">gateway-1.4.5/gw/bb_smscconn_cb.h</text:p>
      <text:p text:style-name="P3">gateway-1.4.5/gw/wap-appl.c</text:p>
      <text:p text:style-name="P3">gateway-1.4.5/gw/bb_store.h</text:p>
      <text:p text:style-name="P3">gateway-1.4.5/gw/wap-maps.c</text:p>
      <text:p text:style-name="P3">gateway-1.4.5/gw/bb_smscconn.c</text:p>
      <text:p text:style-name="P3">gateway-1.4.5/gw/smsbox.c</text:p>
      <text:p text:style-name="P3">gateway-1.4.5/gw/bb_http.c</text:p>
      <text:p text:style-name="P3">gateway-1.4.5/gw/ota_prov_attr.h</text:p>
      <text:p text:style-name="P3">gateway-1.4.5/gw/other_smskannel.conf</text:p>
      <text:p text:style-name="P3">gateway-1.4.5/gw/bb_alog.c</text:p>
      <text:p text:style-name="P3">gateway-1.4.5/gw/dlr.c</text:p>
      <text:p text:style-name="P3">gateway-1.4.5/gw/wap_push_ppg.h</text:p>
      <text:p text:style-name="P3">gateway-1.4.5/gw/urltrans.c</text:p>
      <text:p text:style-name="P3">gateway-1.4.5/gw/wml_compiler.c</text:p>
      <text:p text:style-name="P3">gateway-1.4.5/gw/ota_compiler.h</text:p>
      <text:p text:style-name="P3">gateway-1.4.5/gw/smscconn.c</text:p>
      <text:p text:style-name="P3">gateway-1.4.5/gw/smskannel-ssl.conf</text:p>
      <text:p text:style-name="P3">gateway-1.4.5/gw/control.html</text:p>
      <text:p text:style-name="P3">gateway-1.4.5/gw/html.c</text:p>
      <text:p text:style-name="P3">gateway-1.4.5/gw/html.h</text:p>
      <text:p text:style-name="P3">gateway-1.4.5/gw/shared.c</text:p>
      <text:p text:style-name="P3">gateway-1.4.5/gw/dlr_oracle.c</text:p>
      <text:p text:style-name="P3">gateway-1.4.5/gw/wap_push_pap_mime.h</text:p>
      <text:p text:style-name="P3">gateway-1.4.5/gw/msg-decl.h</text:p>
      <text:p text:style-name="P3">gateway-1.4.5/gw/dlr_mssql.c</text:p>
      <text:p text:style-name="P3">gateway-1.4.5/gw/bb_udp.c</text:p>
      <text:p text:style-name="P3">gateway-1.4.5/gw/wap-error.h</text:p>
      <text:p text:style-name="P3">gateway-1.4.5/gw/ota_prov.c</text:p>
      <text:p text:style-name="P3">gateway-1.4.5/gw/meta_data.h</text:p>
      <text:p text:style-name="P3"><text:soft-page-break/>gateway-1.4.5/gw/dlr_mem.c</text:p>
      <text:p text:style-name="P3">gateway-1.4.5/gw/bb_boxc.c</text:p>
      <text:p text:style-name="P3">gateway-1.4.5/gw/bearerbox.c</text:p>
      <text:p text:style-name="P3">gateway-1.4.5/gw/bb.h</text:p>
      <text:p text:style-name="P3">gateway-1.4.5/gw/sms.h</text:p>
      <text:p text:style-name="P3">gateway-1.4.5/gw/wap-error.c</text:p>
      <text:p text:style-name="P3">gateway-1.4.5/gw/dlr_p.h</text:p>
      <text:p text:style-name="P3">gateway-1.4.5/gw/msg.h</text:p>
      <text:p text:style-name="P3">gateway-1.4.5/gw/ota_compiler.c</text:p>
      <text:p text:style-name="P3">gateway-1.4.5/gw/wap_push_ota.h</text:p>
      <text:p text:style-name="P3">gateway-1.4.5/gw/wap_ppg_push_machine.def</text:p>
      <text:p text:style-name="P3">gateway-1.4.5/gw/wbxml_tokens.def</text:p>
      <text:p text:style-name="P3">gateway-1.4.5/gw/smsc/</text:p>
      <text:p text:style-name="P3">gateway-1.4.5/gw/smsc/smsc.h</text:p>
      <text:p text:style-name="P3">gateway-1.4.5/gw/smsc/smsc_fake.c</text:p>
      <text:p text:style-name="P3">gateway-1.4.5/gw/smsc/smsc_wrapper.c</text:p>
      <text:p text:style-name="P3">gateway-1.4.5/gw/smsc/http/</text:p>
      <text:p text:style-name="P3">gateway-1.4.5/gw/smsc/http/brunet.c</text:p>
      <text:p text:style-name="P3">gateway-1.4.5/gw/smsc/http/xidris.c</text:p>
      <text:p text:style-name="P3">gateway-1.4.5/gw/smsc/http/generic.c</text:p>
      <text:p text:style-name="P3">gateway-1.4.5/gw/smsc/http/clickatell.c</text:p>
      <text:p text:style-name="P3">gateway-1.4.5/gw/smsc/smsc_ois.c</text:p>
      <text:p text:style-name="P3">gateway-1.4.5/gw/smsc/smsc_cimd2.c</text:p>
      <text:p text:style-name="P3">gateway-1.4.5/gw/smsc/smsc_emi_x25.c</text:p>
      <text:p text:style-name="P3">gateway-1.4.5/gw/smsc/smpp_pdu.def</text:p>
      <text:p text:style-name="P3">gateway-1.4.5/gw/smsc/smsc_oisd.c</text:p>
      <text:p text:style-name="P3">gateway-1.4.5/gw/smsc/smpp_pdu.c</text:p>
      <text:p text:style-name="P3">gateway-1.4.5/gw/smsc/smsc_smpp.c</text:p>
      <text:p text:style-name="P3">gateway-1.4.5/gw/smsc/smsc_loopback.c</text:p>
      <text:p text:style-name="P3">gateway-1.4.5/gw/smsc/emimsg.h</text:p>
      <text:p text:style-name="P3">gateway-1.4.5/gw/smsc/smsc_emi.c</text:p>
      <text:p text:style-name="P3">gateway-1.4.5/gw/smsc/smasi_pdu.def</text:p>
      <text:p text:style-name="P3">gateway-1.4.5/gw/smsc/smsc_at.c</text:p>
      <text:p text:style-name="P3">gateway-1.4.5/gw/smsc/smsc_p.h</text:p>
      <text:p text:style-name="P3">gateway-1.4.5/gw/smsc/smpp_pdu.h</text:p>
      <text:p text:style-name="P3">gateway-1.4.5/gw/smsc/smsc.c</text:p>
      <text:p text:style-name="P3">gateway-1.4.5/gw/smsc/smsc_soap.c</text:p>
      <text:p text:style-name="P3">gateway-1.4.5/gw/smsc/smsc_sema.h</text:p>
      <text:p text:style-name="P3">gateway-1.4.5/gw/smsc/smsc_cgw.c</text:p>
      <text:p text:style-name="P3">gateway-1.4.5/gw/smsc/smsc_soap_parlayx.c</text:p>
      <text:p text:style-name="P3">gateway-1.4.5/gw/smsc/emimsg.c</text:p>
      <text:p text:style-name="P3">gateway-1.4.5/gw/smsc/smsc_smasi.c</text:p>
      <text:p text:style-name="P3">gateway-1.4.5/gw/smsc/smsc_cimd.c</text:p>
      <text:p text:style-name="P3">gateway-1.4.5/gw/smsc/smsc_http.c</text:p>
      <text:p text:style-name="P3">gateway-1.4.5/gw/smsc/smasi_pdu.c</text:p>
      <text:p text:style-name="P3">gateway-1.4.5/gw/smsc/smasi_pdu.h</text:p>
      <text:p text:style-name="P3">gateway-1.4.5/gw/smsc/smsc_sema.c</text:p>
      <text:p text:style-name="P3">gateway-1.4.5/gw/smsc/smsc_at.h</text:p>
      <text:p text:style-name="P3">gateway-1.4.5/gw/smsc/smpp_pdu_opt.def</text:p>
      <text:p text:style-name="P3"><text:soft-page-break/>gateway-1.4.5/gw/dlr.h</text:p>
      <text:p text:style-name="P3">gateway-1.4.5/gw/wap_push_si_compiler.h</text:p>
      <text:p text:style-name="P3">gateway-1.4.5/gw/bb_store_redis.c</text:p>
      <text:p text:style-name="P3">gateway-1.4.5/gw/wap_push_ppg_pushuser.h</text:p>
      <text:p text:style-name="P3">gateway-1.4.5/gw/wap_push_pap_compiler.c</text:p>
      <text:p text:style-name="P3">gateway-1.4.5/gw/wap-appl.h</text:p>
      <text:p text:style-name="P3">gateway-1.4.5/gw/cert.pem</text:p>
      <text:p text:style-name="P3">gateway-1.4.5/gw/bb_store_spool.c</text:p>
      <text:p text:style-name="P3">gateway-1.4.5/gw/settings.dtd</text:p>
      <text:p text:style-name="P3">gateway-1.4.5/gw/dlr_pgsql.c</text:p>
      <text:p text:style-name="P3">gateway-1.4.5/gw/wap_push_ota.c</text:p>
      <text:p text:style-name="P3">gateway-1.4.5/gw/wap_push_ppg.c</text:p>
      <text:p text:style-name="P3">gateway-1.4.5/gw/dlr_cass.c</text:p>
      <text:p text:style-name="P3">gateway-1.4.5/gw/key.pem</text:p>
      <text:p text:style-name="P3">gateway-1.4.5/gw/pushkannel.conf</text:p>
      <text:p text:style-name="P3">gateway-1.4.5/gw/wapkannel.conf</text:p>
      <text:p text:style-name="P3">gateway-1.4.5/gw/wap_ppg_session_machine.def</text:p>
      <text:p text:style-name="P3">gateway-1.4.5/gw/wml_compiler.h</text:p>
      <text:p text:style-name="P3">gateway-1.4.5/gw/dlr_redis.c</text:p>
      <text:p text:style-name="P3">gateway-1.4.5/gw/dlr_sdb.c</text:p>
      <text:p text:style-name="P3">gateway-1.4.5/gw/heartbeat.h</text:p>
      <text:p text:style-name="P3">gateway-1.4.5/gw/wap_push_pap_mime.c</text:p>
      <text:p text:style-name="P3">gateway-1.4.5/gw/smscconn.h</text:p>
      <text:p text:style-name="P3">gateway-1.4.5/gw/wap_push_si_compiler.c</text:p>
      <text:p text:style-name="P3">gateway-1.4.5/gw/kannel.8</text:p>
      <text:p text:style-name="P3">gateway-1.4.5/gw/dlr_spool.c</text:p>
      <text:p text:style-name="P3">gateway-1.4.5/gw/smscconn_p.h</text:p>
      <text:p text:style-name="P3">gateway-1.4.5/gw/shared.h</text:p>
      <text:p text:style-name="P3">gateway-1.4.5/gw/xml_shared.c</text:p>
      <text:p text:style-name="P3">gateway-1.4.5/gw/wml_definitions.h</text:p>
      <text:p text:style-name="P3">gateway-1.4.5/gw/wap_push_sl_compiler.c</text:p>
      <text:p text:style-name="P3">gateway-1.4.5/gw/xml_shared.h</text:p>
      <text:p text:style-name="P3">gateway-1.4.5/gw/wap_push_ppg_pushuser.c</text:p>
      <text:p text:style-name="P3">gateway-1.4.5/gw/load.c</text:p>
      <text:p text:style-name="P3">gateway-1.4.5/gw/meta_data.c</text:p>
      <text:p text:style-name="P3">gateway-1.4.5/gw/wap_push_pap_compiler.h</text:p>
      <text:p text:style-name="P3">gateway-1.4.5/gw/wap-maps.h</text:p>
      <text:p text:style-name="P3">gateway-1.4.5/gw/numhash.h</text:p>
      <text:p text:style-name="P3">gateway-1.4.5/gw/mime_decompiler.c</text:p>
      <text:p text:style-name="P3">gateway-1.4.5/gw/ota_prov.h</text:p>
      <text:p text:style-name="P3">gateway-1.4.5/gw/load.h</text:p>
      <text:p text:style-name="P3">gateway-1.4.5/gw/bearerbox.h</text:p>
      <text:p text:style-name="P3">gateway-1.4.5/gw/smskannel.conf</text:p>
      <text:p text:style-name="P3">gateway-1.4.5/gw/numhash.c</text:p>
      <text:p text:style-name="P3">gateway-1.4.5/gw/dlr_sqlite3.c</text:p>
      <text:p text:style-name="P3">gateway-1.4.5/gw/xml_definitions.h</text:p>
      <text:p text:style-name="P3">gateway-1.4.5/gw/bb_store_file.c</text:p>
      <text:p text:style-name="P3">gateway-1.4.5/gw/dlr_mysql.c</text:p>
      <text:p text:style-name="P3">gateway-1.4.5/gw/msg.c</text:p>
      <text:p text:style-name="P3"><text:soft-page-break/>gateway-1.4.5/gw/wapbox.c</text:p>
      <text:p text:style-name="P3">gateway-1.4.5/contrib/</text:p>
      <text:p text:style-name="P3">gateway-1.4.5/contrib/kannel-monitor/</text:p>
      <text:p text:style-name="P3">gateway-1.4.5/contrib/kannel-monitor/kannel.css</text:p>
      <text:p text:style-name="P3">gateway-1.4.5/contrib/kannel-monitor/xmltoarray.php</text:p>
      <text:p text:style-name="P3">gateway-1.4.5/contrib/kannel-monitor/config.php</text:p>
      <text:p text:style-name="P3">gateway-1.4.5/contrib/kannel-monitor/index.php</text:p>
      <text:p text:style-name="P3">gateway-1.4.5/contrib/kannel-monitor/xmlfunc.php</text:p>
      <text:p text:style-name="P3">gateway-1.4.5/contrib/kannel-monitor/kannel.js</text:p>
      <text:p text:style-name="P3">gateway-1.4.5/contrib/smstomail.cgi</text:p>
      <text:p text:style-name="P3">gateway-1.4.5/contrib/mon/</text:p>
      <text:p text:style-name="P3">gateway-1.4.5/contrib/mon/kannel.monitor</text:p>
      <text:p text:style-name="P3">gateway-1.4.5/contrib/mon/README</text:p>
      <text:p text:style-name="P3">gateway-1.4.5/contrib/php-admin/</text:p>
      <text:p text:style-name="P3">gateway-1.4.5/contrib/php-admin/functions.inc</text:p>
      <text:p text:style-name="P3">gateway-1.4.5/contrib/php-admin/config.inc</text:p>
      <text:p text:style-name="P3">gateway-1.4.5/contrib/php-admin/sendvcard.php</text:p>
      <text:p text:style-name="P3">gateway-1.4.5/contrib/php-admin/sendota.php</text:p>
      <text:p text:style-name="P3">gateway-1.4.5/contrib/php-admin/index.html</text:p>
      <text:p text:style-name="P3">gateway-1.4.5/contrib/php-admin/README</text:p>
      <text:p text:style-name="P3">gateway-1.4.5/contrib/php-admin/sendsms.php</text:p>
      <text:p text:style-name="P3">gateway-1.4.5/contrib/php-admin/admin.php</text:p>
      <text:p text:style-name="P3">gateway-1.4.5/contrib/fortune.cgi</text:p>
      <text:p text:style-name="P3">gateway-1.4.5/contrib/webalizer/</text:p>
      <text:p text:style-name="P3">gateway-1.4.5/contrib/webalizer/split.pl</text:p>
      <text:p text:style-name="P3">gateway-1.4.5/contrib/webalizer/ReadMe</text:p>
      <text:p text:style-name="P3">gateway-1.4.5/contrib/webalizer/converte.pl</text:p>
      <text:p text:style-name="P3">gateway-1.4.5/contrib/webalizer/stats.sh</text:p>
      <text:p text:style-name="P3">gateway-1.4.5/contrib/webalizer/webalizer.conf</text:p>
      <text:p text:style-name="P3">gateway-1.4.5/contrib/webalizer/multi-line.pl</text:p>
      <text:p text:style-name="P3">gateway-1.4.5/contrib/html2wml.pl</text:p>
      <text:p text:style-name="P3">gateway-1.4.5/contrib/ping.cgi</text:p>
      <text:p text:style-name="P3">gateway-1.4.5/contrib/web/</text:p>
      <text:p text:style-name="P3">gateway-1.4.5/contrib/web/form.php</text:p>
      <text:p text:style-name="P3">gateway-1.4.5/contrib/web/menu.html</text:p>
      <text:p text:style-name="P3">gateway-1.4.5/contrib/web/index.html</text:p>
      <text:p text:style-name="P3">gateway-1.4.5/contrib/web/sendsms.php</text:p>
      <text:p text:style-name="P3">gateway-1.4.5/contrib/sendsms</text:p>
      <text:p text:style-name="P3">gateway-1.4.5/configure.in</text:p>
      <text:p text:style-name="P3">gateway-1.4.5/radius/</text:p>
      <text:p text:style-name="P3">gateway-1.4.5/radius/radius_pdu.c</text:p>
      <text:p text:style-name="P3">gateway-1.4.5/radius/radius_pdu.def</text:p>
      <text:p text:style-name="P3">gateway-1.4.5/radius/radius_pdu.h</text:p>
      <text:p text:style-name="P3">gateway-1.4.5/radius/radius_acct.h</text:p>
      <text:p text:style-name="P3">gateway-1.4.5/radius/radius_acct.c</text:p>
      <text:p text:style-name="P3">gateway-1.4.5/radius/radius_attributes.def</text:p>
      <text:p text:style-name="P3">gateway-1.4.5/acinclude.m4</text:p>
      <text:p text:style-name="P3">gateway-1.4.5/INSTALL</text:p>
      <text:p text:style-name="P3">gateway-1.4.5/ChangeLog</text:p>
      <text:p text:style-name="P3"><text:soft-page-break/>gateway-1.4.5/gw-config.h.in</text:p>
      <text:p text:style-name="P3">gateway-1.4.5/STATUS</text:p>
      <text:p text:style-name="P3">gateway-1.4.5/soap/</text:p>
      <text:p text:style-name="P3">gateway-1.4.5/soap/plugin/</text:p>
      <text:p text:style-name="P3">gateway-1.4.5/soap/Makefile.in</text:p>
      <text:p text:style-name="P3">gateway-1.4.5/soap/service/</text:p>
      <text:p text:style-name="P3">gateway-1.4.5/soap/service/parlayx/</text:p>
      <text:p text:style-name="P3">gateway-1.4.5/soap/service/parlayx/typemap.dat</text:p>
      <text:p text:style-name="P3">gateway-1.4.5/soap/service/parlayx/parlayx_sms_send_service_2_1_wrapper.h</text:p>
      <text:p text:style-name="P3">gateway-1.4.5/soap/service/parlayx/wsdl/</text:p>
      <text:p text:style-name="P3">gateway-1.4.5/soap/service/parlayx/wsdl/parlayx_sms_send_service_2_1.wsdl</text:p>
      <text:p text:style-name="P3">gateway-1.4.5/soap/service/parlayx/wsdl/parlayx_common_types_2_1.xsd</text:p>
      <text:p text:style-name="P3">gateway-1.4.5/soap/service/parlayx/wsdl/parlayx_sms_notification_service_2_1.wsdl</text:p>
      <text:p text:style-name="P3">gateway-1.4.5/soap/service/parlayx/wsdl/parlayx_sms_types_2_1.xsd</text:p>
      <text:p text:style-name="P3">gateway-1.4.5/soap/service/parlayx/wsdl/parlayx_common_faults_2_0.wsdl</text:p>
      <text:p text:style-name="P3">gateway-1.4.5/soap/service/parlayx/wsdl/parlayx_sms_receive_interface_2_1.wsdl</text:p>
      <text:p text:style-name="P3">gateway-1.4.5/soap/service/parlayx/wsdl/parlayx_sms_receive_service_2_1.wsdl</text:p>
      <text:p text:style-name="P3">gateway-1.4.5/soap/service/parlayx/wsdl/parlayx_sms_send_interface_2_1.wsdl</text:p>
      <text:p text:style-name="P3">gateway-1.4.5/soap/service/parlayx/wsdl/parlayx_sms_notification_interface_2_1.wsdl</text:p>
      <text:p text:style-name="P3">gateway-1.4.5/missing</text:p>
      <text:p text:style-name="P3">gateway-1.4.5/benchmarks/</text:p>
      <text:p text:style-name="P3">gateway-1.4.5/benchmarks/functions.inc</text:p>
      <text:p text:style-name="P3">gateway-1.4.5/benchmarks/bench_http.txt</text:p>
      <text:p text:style-name="P3">gateway-1.4.5/benchmarks/bench_sms.sh</text:p>
      <text:p text:style-name="P3">gateway-1.4.5/benchmarks/bench_sms.txt</text:p>
      <text:p text:style-name="P3">gateway-1.4.5/benchmarks/run-benchmarks</text:p>
      <text:p text:style-name="P3">gateway-1.4.5/benchmarks/report-begin.txt</text:p>
      <text:p text:style-name="P3">gateway-1.4.5/benchmarks/bench_http.sh</text:p>
      <text:p text:style-name="P3">gateway-1.4.5/benchmarks/report-end.txt</text:p>
      <text:p text:style-name="P3">gateway-1.4.5/benchmarks/bench_sms.conf</text:p>
      <text:p text:style-name="P3">root@AlexanderCoretchi:/usr/local/src# <text:span text:style-name="T1">cd gateway-1.4.5</text:span></text:p>
      <text:p text:style-name="P3">root@AlexanderCoretchi:/usr/local/src/gateway-1.4.5# ls</text:p>
      <text:p text:style-name="P3">acinclude.m4 <text:s/>bootstrap.sh <text:s/>config.rpath <text:s/>COPYING <text:s/>gw-config.h.in <text:s/>ltmain.sh <text:s text:c="5"/>radius <text:s text:c="2"/>test</text:p>
      <text:p text:style-name="P3">aclocal.m4 <text:s text:c="3"/>ChangeLog <text:s text:c="4"/>config.sub <text:s text:c="3"/>debian <text:s text:c="2"/>gwlib <text:s text:c="10"/>Makefile.in <text:s text:c="3"/>README <text:s text:c="2"/>utils</text:p>
      <text:p text:style-name="P3">addons <text:s text:c="7"/>checks <text:s text:c="7"/>configure <text:s text:c="4"/>depcomp <text:s/>INSTALL <text:s text:c="8"/>missing <text:s text:c="7"/>soap <text:s text:c="4"/>VERSION</text:p>
      <text:p text:style-name="P3">AUTHORS <text:s text:c="6"/>compile <text:s text:c="6"/>configure.in <text:s/>doc <text:s text:c="5"/>install-sh <text:s text:c="5"/>mkinstalldirs <text:s/>solaris <text:s/>wap</text:p>
      <text:p text:style-name="P3">benchmarks <text:s text:c="3"/>config.guess <text:s/>contrib <text:s text:c="6"/>gw <text:s text:c="6"/>LICENSE <text:s text:c="8"/>NEWS <text:s text:c="10"/>STATUS <text:s text:c="2"/>wmlscript</text:p>
      <text:p text:style-name="P3">root@AlexanderCoretchi:/usr/local/src/gateway-1.4.5# ./configure --prefix=/opt/kannel_ivr_1 --enable-ssl --with-mysql --with-malloc=native --with-mysql-dir=/usr/bin/mysql --enable-start-stop-daemon</text:p>
      <text:p text:style-name="P3"/>
      <text:p text:style-name="P3">Configuring for Kannel gateway version 1.4.5 ...</text:p>
      <text:p text:style-name="P3">checking for a BSD-compatible install... /usr/bin/install -c</text:p>
      <text:p text:style-name="P3">checking whether build environment is sane... yes</text:p>
      <text:p text:style-name="P3">checking for a thread-safe mkdir -p... /usr/bin/mkdir -p</text:p>
      <text:p text:style-name="P3">checking for gawk... no</text:p>
      <text:p text:style-name="P3">checking for mawk... mawk</text:p>
      <text:p text:style-name="P3">checking whether make sets $(MAKE)... yes</text:p>
      <text:p text:style-name="P3">checking whether make supports nested variables... yes</text:p>
      <text:p text:style-name="P3">checking build system type... x86_64-unknown-linux-gnu</text:p>
      <text:p text:style-name="P3"><text:soft-page-break/>checking host system type... x86_64-unknown-linux-gnu</text:p>
      <text:p text:style-name="P3">checking how to print strings... printf</text:p>
      <text:p text:style-name="P3">checking for style of include used by make... GNU</text:p>
      <text:p text:style-name="P3">checking for gcc... gcc</text:p>
      <text:p text:style-name="P3">checking whether the C compiler works... yes</text:p>
      <text:p text:style-name="P3">checking for C compiler default output file name... a.out</text:p>
      <text:p text:style-name="P3">checking for suffix of executables... </text:p>
      <text:p text:style-name="P3">checking whether we are cross compiling... no</text:p>
      <text:p text:style-name="P3">checking for suffix of object files... o</text:p>
      <text:p text:style-name="P3">checking whether we are using the GNU C compiler... yes</text:p>
      <text:p text:style-name="P3">checking whether gcc accepts -g... yes</text:p>
      <text:p text:style-name="P3">checking for gcc option to accept ISO C89... none needed</text:p>
      <text:p text:style-name="P3">checking whether gcc understands -c and -o together... yes</text:p>
      <text:p text:style-name="P3">checking dependency style of gcc... gcc3</text:p>
      <text:p text:style-name="P3">checking for a sed that does not truncate output... /usr/bin/sed</text:p>
      <text:p text:style-name="P3">checking for grep that handles long lines and -e... /usr/bin/grep</text:p>
      <text:p text:style-name="P3">checking for egrep... /usr/bin/grep -E</text:p>
      <text:p text:style-name="P3">checking for fgrep... /usr/bin/grep -F</text:p>
      <text:p text:style-name="P3">checking for ld used by gcc... /usr/bin/ld</text:p>
      <text:p text:style-name="P3">checking if the linker (/usr/bin/ld) is GNU ld... yes</text:p>
      <text:p text:style-name="P3">checking for BSD- or MS-compatible name lister (nm)... /usr/bin/nm -B</text:p>
      <text:p text:style-name="P3">checking the name lister (/usr/bin/nm -B) interface... BSD nm</text:p>
      <text:p text:style-name="P3">checking whether ln -s works... yes</text:p>
      <text:p text:style-name="P3">checking the maximum length of command line arguments... 1572864</text:p>
      <text:p text:style-name="P3">checking whether the shell understands some XSI constructs... yes</text:p>
      <text:p text:style-name="P3">checking whether the shell understands "+="... yes</text:p>
      <text:p text:style-name="P3">checking how to convert x86_64-unknown-linux-gnu file names to x86_64-unknown-linux-gnu format... func_convert_file_noop</text:p>
      <text:p text:style-name="P3">checking how to convert x86_64-unknown-linux-gnu file names to toolchain format... func_convert_file_noop</text:p>
      <text:p text:style-name="P3">checking for /usr/bin/ld option to reload object files... -r</text:p>
      <text:p text:style-name="P3">checking for objdump... objdump</text:p>
      <text:p text:style-name="P3">checking how to recognize dependent libraries... pass_all</text:p>
      <text:p text:style-name="P3">checking for dlltool... no</text:p>
      <text:p text:style-name="P3">checking how to associate runtime and link libraries... printf %s\n</text:p>
      <text:p text:style-name="P3">checking for ar... ar</text:p>
      <text:p text:style-name="P3">checking for archiver @FILE support... @</text:p>
      <text:p text:style-name="P3">checking for strip... strip</text:p>
      <text:p text:style-name="P3">checking for ranlib... ranlib</text:p>
      <text:p text:style-name="P3">checking command to parse /usr/bin/nm -B output from gcc object... ok</text:p>
      <text:p text:style-name="P3">checking for sysroot... no</text:p>
      <text:p text:style-name="P3">checking for mt... mt</text:p>
      <text:p text:style-name="P3">checking if mt is a manifest tool... no</text:p>
      <text:p text:style-name="P3">checking how to run the C preprocessor... gcc -E</text:p>
      <text:p text:style-name="P3">checking for ANSI C header files... yes</text:p>
      <text:p text:style-name="P3">checking for sys/types.h... yes</text:p>
      <text:p text:style-name="P3">checking for sys/stat.h... yes</text:p>
      <text:p text:style-name="P3">checking for stdlib.h... yes</text:p>
      <text:p text:style-name="P3">checking for string.h... yes</text:p>
      <text:p text:style-name="P3"><text:soft-page-break/>checking for memory.h... yes</text:p>
      <text:p text:style-name="P3">checking for strings.h... yes</text:p>
      <text:p text:style-name="P3">checking for inttypes.h... yes</text:p>
      <text:p text:style-name="P3">checking for stdint.h... yes</text:p>
      <text:p text:style-name="P3">checking for unistd.h... yes</text:p>
      <text:p text:style-name="P3">checking for dlfcn.h... yes</text:p>
      <text:p text:style-name="P3">checking for objdir... .libs</text:p>
      <text:p text:style-name="P3">checking if gcc supports -fno-rtti -fno-exceptions... no</text:p>
      <text:p text:style-name="P3">checking for gcc option to produce PIC... -fPIC -DPIC</text:p>
      <text:p text:style-name="P3">checking if gcc PIC flag -fPIC -DPIC works... yes</text:p>
      <text:p text:style-name="P3">checking if gcc static flag -static works... yes</text:p>
      <text:p text:style-name="P3">checking if gcc supports -c -o file.o... yes</text:p>
      <text:p text:style-name="P3">checking if gcc supports -c -o file.o... (cached) yes</text:p>
      <text:p text:style-name="P3">checking whether the gcc linker (/usr/bin/ld -m elf_x86_64) supports shared libraries... yes</text:p>
      <text:p text:style-name="P3">checking whether -lc should be explicitly linked in... no</text:p>
      <text:p text:style-name="P3">checking dynamic linker characteristics... GNU/Linux ld.so</text:p>
      <text:p text:style-name="P3">checking how to hardcode library paths into programs... immediate</text:p>
      <text:p text:style-name="P3">checking whether stripping libraries is possible... yes</text:p>
      <text:p text:style-name="P3">checking if libtool supports shared libraries... yes</text:p>
      <text:p text:style-name="P3">checking whether to build shared libraries... yes</text:p>
      <text:p text:style-name="P3">checking whether to build static libraries... no</text:p>
      <text:p text:style-name="P3"/>
      <text:p text:style-name="P3">Running system checks ...</text:p>
      <text:p text:style-name="P3">checking for gcc... (cached) gcc</text:p>
      <text:p text:style-name="P3">checking whether we are using the GNU C compiler... (cached) yes</text:p>
      <text:p text:style-name="P3">checking whether gcc accepts -g... (cached) yes</text:p>
      <text:p text:style-name="P3">checking for gcc option to accept ISO C89... (cached) none needed</text:p>
      <text:p text:style-name="P3">checking whether gcc understands -c and -o together... (cached) yes</text:p>
      <text:p text:style-name="P3">checking dependency style of gcc... (cached) gcc3</text:p>
      <text:p text:style-name="P3">checking for gcc option to accept ISO C99... none needed</text:p>
      <text:p text:style-name="P3">checking for ranlib... (cached) ranlib</text:p>
      <text:p text:style-name="P3">checking for bison... bison -y</text:p>
      <text:p text:style-name="P3">checking for flex... no</text:p>
      <text:p text:style-name="P3">checking for lex... no</text:p>
      <text:p text:style-name="P3">checking for ar... (cached) ar</text:p>
      <text:p text:style-name="P3">checking for convert... no</text:p>
      <text:p text:style-name="P3">checking for perl... /usr/bin/perl</text:p>
      <text:p text:style-name="P3">checking for inline... inline</text:p>
      <text:p text:style-name="P3">checking for special C compiler options needed for large files... no</text:p>
      <text:p text:style-name="P3">checking for _FILE_OFFSET_BITS value needed for large files... no</text:p>
      <text:p text:style-name="P3">checking size of short... 2</text:p>
      <text:p text:style-name="P3">checking size of int... 4</text:p>
      <text:p text:style-name="P3">checking size of long... 8</text:p>
      <text:p text:style-name="P3">checking size of long long... 8</text:p>
      <text:p text:style-name="P3">checking for log in -lm... yes</text:p>
      <text:p text:style-name="P3">checking for accept in -lsocket... no</text:p>
      <text:p text:style-name="P3">checking for inet_ntoa in -lnsl... yes</text:p>
      <text:p text:style-name="P3">checking for inet_ntop in -lresolv... yes</text:p>
      <text:p text:style-name="P3">checking for inet_ntop in -lbind... no</text:p>
      <text:p text:style-name="P3"><text:soft-page-break/>checking for pthread_exit in -lpthread... yes</text:p>
      <text:p text:style-name="P3">checking for libiconv in -liconv... no</text:p>
      <text:p text:style-name="P3">checking for ANSI C header files... (cached) yes</text:p>
      <text:p text:style-name="P3">checking sys/ioctl.h usability... yes</text:p>
      <text:p text:style-name="P3">checking sys/ioctl.h presence... yes</text:p>
      <text:p text:style-name="P3">checking for sys/ioctl.h... yes</text:p>
      <text:p text:style-name="P3">checking sys/time.h usability... yes</text:p>
      <text:p text:style-name="P3">checking sys/time.h presence... yes</text:p>
      <text:p text:style-name="P3">checking for sys/time.h... yes</text:p>
      <text:p text:style-name="P3">checking for sys/types.h... (cached) yes</text:p>
      <text:p text:style-name="P3">checking for unistd.h... (cached) yes</text:p>
      <text:p text:style-name="P3">checking sys/poll.h usability... yes</text:p>
      <text:p text:style-name="P3">checking sys/poll.h presence... yes</text:p>
      <text:p text:style-name="P3">checking for sys/poll.h... yes</text:p>
      <text:p text:style-name="P3">checking pthread.h usability... yes</text:p>
      <text:p text:style-name="P3">checking pthread.h presence... yes</text:p>
      <text:p text:style-name="P3">checking for pthread.h... yes</text:p>
      <text:p text:style-name="P3">checking getopt.h usability... yes</text:p>
      <text:p text:style-name="P3">checking getopt.h presence... yes</text:p>
      <text:p text:style-name="P3">checking for getopt.h... yes</text:p>
      <text:p text:style-name="P3">checking syslog.h usability... yes</text:p>
      <text:p text:style-name="P3">checking syslog.h presence... yes</text:p>
      <text:p text:style-name="P3">checking for syslog.h... yes</text:p>
      <text:p text:style-name="P3">checking zlib.h usability... yes</text:p>
      <text:p text:style-name="P3">checking zlib.h presence... yes</text:p>
      <text:p text:style-name="P3">checking for zlib.h... yes</text:p>
      <text:p text:style-name="P3">checking execinfo.h usability... yes</text:p>
      <text:p text:style-name="P3">checking execinfo.h presence... yes</text:p>
      <text:p text:style-name="P3">checking for execinfo.h... yes</text:p>
      <text:p text:style-name="P3">checking for stdlib.h... (cached) yes</text:p>
      <text:p text:style-name="P3">checking sys/socket.h usability... yes</text:p>
      <text:p text:style-name="P3">checking sys/socket.h presence... yes</text:p>
      <text:p text:style-name="P3">checking for sys/socket.h... yes</text:p>
      <text:p text:style-name="P3">checking sys/sockio.h usability... no</text:p>
      <text:p text:style-name="P3">checking sys/sockio.h presence... no</text:p>
      <text:p text:style-name="P3">checking for sys/sockio.h... no</text:p>
      <text:p text:style-name="P3">checking netinet/in.h usability... yes</text:p>
      <text:p text:style-name="P3">checking netinet/in.h presence... yes</text:p>
      <text:p text:style-name="P3">checking for netinet/in.h... yes</text:p>
      <text:p text:style-name="P3">checking for net/if.h... yes</text:p>
      <text:p text:style-name="P3">checking sys/ucontext.h usability... yes</text:p>
      <text:p text:style-name="P3">checking sys/ucontext.h presence... yes</text:p>
      <text:p text:style-name="P3">checking for sys/ucontext.h... yes</text:p>
      <text:p text:style-name="P3">checking for ld used by gcc... /usr/bin/ld -m elf_x86_64</text:p>
      <text:p text:style-name="P3">checking if the linker (/usr/bin/ld -m elf_x86_64) is GNU ld... yes</text:p>
      <text:p text:style-name="P3">checking for shared library run path origin... done</text:p>
      <text:p text:style-name="P3">checking for iconv... yes</text:p>
      <text:p text:style-name="P3">checking for working iconv... yes</text:p>
      <text:p text:style-name="P3">checking for iconv declaration... </text:p>
      <text:p text:style-name="P3"><text:soft-page-break/><text:s text:c="9"/>extern size_t iconv (iconv_t cd, char * *inbuf, size_t *inbytesleft, char * *outbuf, size_t *outbytesleft);</text:p>
      <text:p text:style-name="P3">checking for gettimeofday... yes</text:p>
      <text:p text:style-name="P3">checking for select... yes</text:p>
      <text:p text:style-name="P3">checking for socket... yes</text:p>
      <text:p text:style-name="P3">checking for strdup... yes</text:p>
      <text:p text:style-name="P3">checking for getopt_long... yes</text:p>
      <text:p text:style-name="P3">checking for localtime_r... yes</text:p>
      <text:p text:style-name="P3">checking for gmtime_r... yes</text:p>
      <text:p text:style-name="P3">checking for backtrace... yes</text:p>
      <text:p text:style-name="P3">checking for srandom... yes</text:p>
      <text:p text:style-name="P3">checking for initgroups... yes</text:p>
      <text:p text:style-name="P3">checking for strtoll... yes</text:p>
      <text:p text:style-name="P3">checking for strtoq... yes</text:p>
      <text:p text:style-name="P3">checking for getopt... yes</text:p>
      <text:p text:style-name="P3">checking for gethostbyname_r... yes</text:p>
      <text:p text:style-name="P3">checking for which type of gethostbyname_r... 6</text:p>
      <text:p text:style-name="P3">checking for socklen_t in &lt;sys/socket.h&gt;... yes</text:p>
      <text:p text:style-name="P3">checking for getopt in &lt;stdio.h&gt;... no</text:p>
      <text:p text:style-name="P3">checking for getopt in &lt;unistd.h&gt;... yes</text:p>
      <text:p text:style-name="P3">checking ftw.h usability... yes</text:p>
      <text:p text:style-name="P3">checking ftw.h presence... yes</text:p>
      <text:p text:style-name="P3">checking for ftw.h... yes</text:p>
      <text:p text:style-name="P3">checking for nftw... yes</text:p>
      <text:p text:style-name="P3">checking regex.h usability... yes</text:p>
      <text:p text:style-name="P3">checking regex.h presence... yes</text:p>
      <text:p text:style-name="P3">checking for regex.h... yes</text:p>
      <text:p text:style-name="P3">checking for regcomp... yes</text:p>
      <text:p text:style-name="P3"/>
      <text:p text:style-name="P3">Checking for POSIX threads support ...</text:p>
      <text:p text:style-name="P3">checking for working pthreads... yes</text:p>
      <text:p text:style-name="P3">checking for pthread_spinlock support... yes</text:p>
      <text:p text:style-name="P3">checking for pthread_rwlock support... yes</text:p>
      <text:p text:style-name="P3">checking for sem_init in -lrt... yes</text:p>
      <text:p text:style-name="P3">checking for semaphore support... yes</text:p>
      <text:p text:style-name="P3"/>
      <text:p text:style-name="P3">Checking for libxml2 support ...</text:p>
      <text:p text:style-name="P3">checking for xml2-config... /usr/bin/xml2-config</text:p>
      <text:p text:style-name="P3">checking libxml version... 2.9.14</text:p>
      <text:p text:style-name="P3"/>
      <text:p text:style-name="P3">Configuring for PCRE support ...</text:p>
      <text:p text:style-name="P3">checking whether to compile with PCRE support... disabled</text:p>
      <text:p text:style-name="P3"/>
      <text:p text:style-name="P3">Configuring DocBook support ...</text:p>
      <text:p text:style-name="P3">checking for jade... no</text:p>
      <text:p text:style-name="P3">checking for openjade... no</text:p>
      <text:p text:style-name="P3">checking for jadetex... no</text:p>
      <text:p text:style-name="P3">checking for pdfjadetex... no</text:p>
      <text:p text:style-name="P3">checking for dvips... no</text:p>
      <text:p text:style-name="P3"><text:soft-page-break/>checking for fig2dev... no</text:p>
      <text:p text:style-name="P3">checking for convert... no</text:p>
      <text:p text:style-name="P3">checking for /usr/lib/sgml/stylesheet/dsssl/docbook/nwalsh/html/docbook.dsl... no</text:p>
      <text:p text:style-name="P3">checking for /usr/lib/sgml/stylesheets/nwalsh-modular/html/docbook.dsl... no</text:p>
      <text:p text:style-name="P3">checking for /usr/share/sgml/docbook/dsssl-stylesheets-1.*/html/docbook.dsl... no</text:p>
      <text:p text:style-name="P3">checking for /usr/share/sgml/docbook/dsssl-stylesheets/html/docbook.dsl... no</text:p>
      <text:p text:style-name="P3">checking for /usr/share/sgml/docbook/stylesheet/dsssl/modular/html/docbook.dsl... no</text:p>
      <text:p text:style-name="P3">checking for /usr/share/sgml/docbook/dsssl/modular/html/docbook.dsl... no</text:p>
      <text:p text:style-name="P3">checking for /usr/share/sgml/dsssl/docbook-dsssl-nwalsh/html/docbook.dsl... no</text:p>
      <text:p text:style-name="P3">checking for /usr/share/dsssl/docbook-dsssl/html/docbook.dsl... no</text:p>
      <text:p text:style-name="P3">checking for /usr/local/lib/sgml/stylesheet/dsssl/docbook/nwalsh/html/docbook.dsl... no</text:p>
      <text:p text:style-name="P3">checking for /usr/local/lib/sgml/stylesheets/nwalsh-modular/html/docbook.dsl... no</text:p>
      <text:p text:style-name="P3">checking for /usr/local/share/sgml/docbook/dsssl-stylesheets-1.*/html/docbook.dsl... no</text:p>
      <text:p text:style-name="P3">checking for /usr/local/share/sgml/docbook/dsssl-stylesheets/html/docbook.dsl... no</text:p>
      <text:p text:style-name="P3">checking for /usr/local/share/sgml/docbook/stylesheet/dsssl/modular/html/docbook.dsl... no</text:p>
      <text:p text:style-name="P3">checking for /usr/local/share/sgml/docbook/dsssl/modular/html/docbook.dsl... no</text:p>
      <text:p text:style-name="P3">checking for /usr/local/share/sgml/dsssl/docbook-dsssl-nwalsh/html/docbook.dsl... no</text:p>
      <text:p text:style-name="P3">checking for /usr/local/share/dsssl/docbook-dsssl/html/docbook.dsl... no</text:p>
      <text:p text:style-name="P3">checking for /sw/lib/sgml/stylesheet/dsssl/docbook/nwalsh/html/docbook.dsl... no</text:p>
      <text:p text:style-name="P3">checking for /sw/lib/sgml/stylesheets/nwalsh-modular/html/docbook.dsl... no</text:p>
      <text:p text:style-name="P3">checking for /sw/share/sgml/docbook/dsssl-stylesheets-1.*/html/docbook.dsl... no</text:p>
      <text:p text:style-name="P3">checking for /sw/share/sgml/docbook/dsssl-stylesheets/html/docbook.dsl... no</text:p>
      <text:p text:style-name="P3">checking for /sw/share/sgml/docbook/stylesheet/dsssl/modular/html/docbook.dsl... no</text:p>
      <text:p text:style-name="P3">checking for /sw/share/sgml/docbook/dsssl/modular/html/docbook.dsl... no</text:p>
      <text:p text:style-name="P3">checking for /sw/share/sgml/dsssl/docbook-dsssl-nwalsh/html/docbook.dsl... no</text:p>
      <text:p text:style-name="P3">checking for /sw/share/dsssl/docbook-dsssl/html/docbook.dsl... no</text:p>
      <text:p text:style-name="P3">checking for /opt/local/lib/sgml/stylesheet/dsssl/docbook/nwalsh/html/docbook.dsl... no</text:p>
      <text:p text:style-name="P3">checking for /opt/local/lib/sgml/stylesheets/nwalsh-modular/html/docbook.dsl... no</text:p>
      <text:p text:style-name="P3">checking for /opt/local/share/sgml/docbook/dsssl-stylesheets-1.*/html/docbook.dsl... no</text:p>
      <text:p text:style-name="P3">checking for /opt/local/share/sgml/docbook/dsssl-stylesheets/html/docbook.dsl... no</text:p>
      <text:p text:style-name="P3">checking for /opt/local/share/sgml/docbook/stylesheet/dsssl/modular/html/docbook.dsl... no</text:p>
      <text:p text:style-name="P3">checking for /opt/local/share/sgml/docbook/dsssl/modular/html/docbook.dsl... no</text:p>
      <text:p text:style-name="P3">checking for /opt/local/share/sgml/dsssl/docbook-dsssl-nwalsh/html/docbook.dsl... no</text:p>
      <text:p text:style-name="P3">checking for /opt/local/share/dsssl/docbook-dsssl/html/docbook.dsl... no</text:p>
      <text:p text:style-name="P3">checking for /usr/lib/sgml/stylesheet/dsssl/docbook/nwalsh/print/docbook.dsl... no</text:p>
      <text:p text:style-name="P3">checking for /usr/lib/sgml/stylesheets/nwalsh-modular/print/docbook.dsl... no</text:p>
      <text:p text:style-name="P3">checking for /usr/share/sgml/docbook/dsssl-stylesheets-1.*/print/docbook.dsl... no</text:p>
      <text:p text:style-name="P3">checking for /usr/share/sgml/docbook/dsssl-stylesheets/print/docbook.dsl... no</text:p>
      <text:p text:style-name="P3">checking for /usr/share/sgml/docbook/stylesheet/dsssl/modular/print/docbook.dsl... no</text:p>
      <text:p text:style-name="P3">checking for /usr/share/sgml/docbook/dsssl/modular/print/docbook.dsl... no</text:p>
      <text:p text:style-name="P3">checking for /usr/share/sgml/dsssl/docbook-dsssl-nwalsh/print/docbook.dsl... no</text:p>
      <text:p text:style-name="P3">checking for /usr/share/dsssl/docbook-dsssl/print/docbook.dsl... no</text:p>
      <text:p text:style-name="P3">checking for /usr/local/lib/sgml/stylesheet/dsssl/docbook/nwalsh/print/docbook.dsl... no</text:p>
      <text:p text:style-name="P3">checking for /usr/local/lib/sgml/stylesheets/nwalsh-modular/print/docbook.dsl... no</text:p>
      <text:p text:style-name="P3">checking for /usr/local/share/sgml/docbook/dsssl-stylesheets-1.*/print/docbook.dsl... no</text:p>
      <text:p text:style-name="P3">checking for /usr/local/share/sgml/docbook/dsssl-stylesheets/print/docbook.dsl... no</text:p>
      <text:p text:style-name="P3">checking for /usr/local/share/sgml/docbook/stylesheet/dsssl/modular/print/docbook.dsl... no</text:p>
      <text:p text:style-name="P3">checking for /usr/local/share/sgml/docbook/dsssl/modular/print/docbook.dsl... no</text:p>
      <text:p text:style-name="P3">checking for /usr/local/share/sgml/dsssl/docbook-dsssl-nwalsh/print/docbook.dsl... no</text:p>
      <text:p text:style-name="P3"><text:soft-page-break/>checking for /usr/local/share/dsssl/docbook-dsssl/print/docbook.dsl... no</text:p>
      <text:p text:style-name="P3">checking for /sw/lib/sgml/stylesheet/dsssl/docbook/nwalsh/print/docbook.dsl... no</text:p>
      <text:p text:style-name="P3">checking for /sw/lib/sgml/stylesheets/nwalsh-modular/print/docbook.dsl... no</text:p>
      <text:p text:style-name="P3">checking for /sw/share/sgml/docbook/dsssl-stylesheets-1.*/print/docbook.dsl... no</text:p>
      <text:p text:style-name="P3">checking for /sw/share/sgml/docbook/dsssl-stylesheets/print/docbook.dsl... no</text:p>
      <text:p text:style-name="P3">checking for /sw/share/sgml/docbook/stylesheet/dsssl/modular/print/docbook.dsl... no</text:p>
      <text:p text:style-name="P3">checking for /sw/share/sgml/docbook/dsssl/modular/print/docbook.dsl... no</text:p>
      <text:p text:style-name="P3">checking for /sw/share/sgml/dsssl/docbook-dsssl-nwalsh/print/docbook.dsl... no</text:p>
      <text:p text:style-name="P3">checking for /sw/share/dsssl/docbook-dsssl/print/docbook.dsl... no</text:p>
      <text:p text:style-name="P3">checking for /opt/local/lib/sgml/stylesheet/dsssl/docbook/nwalsh/print/docbook.dsl... no</text:p>
      <text:p text:style-name="P3">checking for /opt/local/lib/sgml/stylesheets/nwalsh-modular/print/docbook.dsl... no</text:p>
      <text:p text:style-name="P3">checking for /opt/local/share/sgml/docbook/dsssl-stylesheets-1.*/print/docbook.dsl... no</text:p>
      <text:p text:style-name="P3">checking for /opt/local/share/sgml/docbook/dsssl-stylesheets/print/docbook.dsl... no</text:p>
      <text:p text:style-name="P3">checking for /opt/local/share/sgml/docbook/stylesheet/dsssl/modular/print/docbook.dsl... no</text:p>
      <text:p text:style-name="P3">checking for /opt/local/share/sgml/docbook/dsssl/modular/print/docbook.dsl... no</text:p>
      <text:p text:style-name="P3">checking for /opt/local/share/sgml/dsssl/docbook-dsssl-nwalsh/print/docbook.dsl... no</text:p>
      <text:p text:style-name="P3">checking for /opt/local/share/dsssl/docbook-dsssl/print/docbook.dsl... no</text:p>
      <text:p text:style-name="P3">checking for /usr/lib/sgml/stylesheet/dsssl/docbook/nwalsh/dtds/decls/xml.dcl... no</text:p>
      <text:p text:style-name="P3">checking for /usr/lib/sgml/stylesheets/nwalsh-modular/dtds/decls/xml.dcl... no</text:p>
      <text:p text:style-name="P3">checking for /usr/share/sgml/docbook/dsssl-stylesheets-1.*/dtds/decls/xml.dcl... no</text:p>
      <text:p text:style-name="P3">checking for /usr/share/sgml/docbook/dsssl-stylesheets/dtds/decls/xml.dcl... no</text:p>
      <text:p text:style-name="P3">checking for /usr/share/sgml/docbook/stylesheet/dsssl/modular/dtds/decls/xml.dcl... no</text:p>
      <text:p text:style-name="P3">checking for /usr/share/sgml/docbook/dsssl/modular/dtds/decls/xml.dcl... no</text:p>
      <text:p text:style-name="P3">checking for /usr/share/sgml/declaration/xml.dcl... yes</text:p>
      <text:p text:style-name="P3">Not building documentation.</text:p>
      <text:p text:style-name="P3"/>
      <text:p text:style-name="P3">Configuring parameters ...</text:p>
      <text:p text:style-name="P3">checking which malloc to use... native malloc</text:p>
      <text:p text:style-name="P3">enabling local time</text:p>
      <text:p text:style-name="P3">enabling cookies</text:p>
      <text:p text:style-name="P3">enabling HTTP/1.1 keep-alive</text:p>
      <text:p text:style-name="P3">checking whether to compile start-stop-daemon... enabled</text:p>
      <text:p text:style-name="P3"/>
      <text:p text:style-name="P3">Configuring OpenSSL support ...</text:p>
      <text:p text:style-name="P3">checking whether to compile with SSL support... trying /usr/lib/gcc/x86_64-linux-gnu/9/../../../x86_64-linux-gnu /usr/include/openssl</text:p>
      <text:p text:style-name="P3">checking for openssl... /usr/bin/openssl</text:p>
      <text:p text:style-name="P3">checking openssl version... 1.1.1f</text:p>
      <text:p text:style-name="P3">checking for HMAC_Update in -lcrypto... yes</text:p>
      <text:p text:style-name="P3">checking for OPENSSL_init_ssl in -lssl... yes</text:p>
      <text:p text:style-name="P3">checking for SSL_connect in -lssl... yes</text:p>
      <text:p text:style-name="P3">checking openssl/x509.h usability... yes</text:p>
      <text:p text:style-name="P3">checking openssl/x509.h presence... yes</text:p>
      <text:p text:style-name="P3">checking for openssl/x509.h... yes</text:p>
      <text:p text:style-name="P3">checking openssl/rsa.h usability... yes</text:p>
      <text:p text:style-name="P3">checking openssl/rsa.h presence... yes</text:p>
      <text:p text:style-name="P3">checking for openssl/rsa.h... yes</text:p>
      <text:p text:style-name="P3">checking openssl/crypto.h usability... yes</text:p>
      <text:p text:style-name="P3">checking openssl/crypto.h presence... yes</text:p>
      <text:p text:style-name="P3"><text:soft-page-break/>checking for openssl/crypto.h... yes</text:p>
      <text:p text:style-name="P3">checking openssl/pem.h usability... yes</text:p>
      <text:p text:style-name="P3">checking openssl/pem.h presence... yes</text:p>
      <text:p text:style-name="P3">checking for openssl/pem.h... yes</text:p>
      <text:p text:style-name="P3">checking openssl/ssl.h usability... yes</text:p>
      <text:p text:style-name="P3">checking openssl/ssl.h presence... yes</text:p>
      <text:p text:style-name="P3">checking for openssl/ssl.h... yes</text:p>
      <text:p text:style-name="P3">checking openssl/err.h usability... yes</text:p>
      <text:p text:style-name="P3">checking openssl/err.h presence... yes</text:p>
      <text:p text:style-name="P3">checking for openssl/err.h... yes</text:p>
      <text:p text:style-name="P3">checking openssl/hmac.h usability... yes</text:p>
      <text:p text:style-name="P3">checking openssl/hmac.h presence... yes</text:p>
      <text:p text:style-name="P3">checking for openssl/hmac.h... yes</text:p>
      <text:p text:style-name="P3">checking whether the OpenSSL library is multithread-enabled... yes</text:p>
      <text:p text:style-name="P3">checking whether to compile with SSL support... yes</text:p>
      <text:p text:style-name="P3"/>
      <text:p text:style-name="P3">Configuring DB support ...</text:p>
      <text:p text:style-name="P3">checking whether to compile with MySQL support... searching</text:p>
      <text:p text:style-name="P3">checking for mysql_config... /usr/bin/mysql_config</text:p>
      <text:p text:style-name="P3">checking mysql version... 8.0.29</text:p>
      <text:p text:style-name="P3">checking mysql reentrant libs... -L/usr/lib/x86_64-linux-gnu -lmysqlclient -lpthread -ldl -lz -lssl -lcrypto -lresolv -lm -lrt</text:p>
      <text:p text:style-name="P3">checking for mysql_init in -lmysqlclient_r... no</text:p>
      <text:p text:style-name="P3">checking mysql libs... -L/usr/lib/x86_64-linux-gnu -lmysqlclient -lpthread -ldl -lz -lssl -lcrypto -lresolv -lm -lrt</text:p>
      <text:p text:style-name="P3">checking for mysql_init in -lmysqlclient... yes</text:p>
      <text:p text:style-name="P3">checking mysql includes... -I/usr/include/mysql</text:p>
      <text:p text:style-name="P3">checking mysql/mysql.h usability... yes</text:p>
      <text:p text:style-name="P3">checking mysql/mysql.h presence... yes</text:p>
      <text:p text:style-name="P3">checking for mysql/mysql.h... yes</text:p>
      <text:p text:style-name="P3">checking mysql/mysql_version.h usability... yes</text:p>
      <text:p text:style-name="P3">checking mysql/mysql_version.h presence... yes</text:p>
      <text:p text:style-name="P3">checking for mysql/mysql_version.h... yes</text:p>
      <text:p text:style-name="P3">checking for mysql_stmt_init in -lmysqlclient_r... no</text:p>
      <text:p text:style-name="P3">checking for mysql_stmt_init in -lmysqlclient... yes</text:p>
      <text:p text:style-name="P3">checking whether to compile with MySQL support... yes</text:p>
      <text:p text:style-name="P3">checking whether to compile with LibSDB support... disabled</text:p>
      <text:p text:style-name="P3">checking whether to compile with SQLite2 support... disabled</text:p>
      <text:p text:style-name="P3">checking whether to compile with SQLite3 support... disabled</text:p>
      <text:p text:style-name="P3">checking whether to compile with Oracle support... disabled</text:p>
      <text:p text:style-name="P3">checking whether to compile with PostgresSQL support... disabled</text:p>
      <text:p text:style-name="P3">checking whether to compile with Redis support... disabled</text:p>
      <text:p text:style-name="P3">checking whether to compile with FreeTDS Ct-Lib support... disabled</text:p>
      <text:p text:style-name="P3">checking whether to compile with Cassandra support... disabled</text:p>
      <text:p text:style-name="P3"/>
      <text:p text:style-name="P3">Configuring for gSOAP support ...</text:p>
      <text:p text:style-name="P3">checking whether to compile with SOAP support... disabled</text:p>
      <text:p text:style-name="P3"/>
      <text:p text:style-name="P3">Generating output files ...</text:p>
      <text:p text:style-name="P3"><text:soft-page-break/>checking that generated files are newer than configure... done</text:p>
      <text:p text:style-name="P3">configure: creating ./config.status</text:p>
      <text:p text:style-name="P3">config.status: creating gwlib/gw_uuid_types.h</text:p>
      <text:p text:style-name="P3">config.status: creating Makefile</text:p>
      <text:p text:style-name="P3">config.status: creating soap/Makefile</text:p>
      <text:p text:style-name="P3">config.status: creating utils/Makefile</text:p>
      <text:p text:style-name="P3">config.status: creating gw-config.h</text:p>
      <text:p text:style-name="P3">config.status: executing depfiles commands</text:p>
      <text:p text:style-name="P3">config.status: executing libtool commands</text:p>
      <text:p text:style-name="P3"/>
      <text:p text:style-name="P3">License information ...</text:p>
      <text:p text:style-name="P3">+--------------------------------------------------------------------+</text:p>
      <text:p text:style-name="P3">| License: <text:s text:c="58"/>|</text:p>
      <text:p text:style-name="P3">| This software is subject to the Kannel Software License, available |</text:p>
      <text:p text:style-name="P3">| in this distribution in the file LICENSE. By continuing this <text:s text:c="6"/>|</text:p>
      <text:p text:style-name="P3">| installation process, you are bound by the terms of this license <text:s text:c="2"/>|</text:p>
      <text:p text:style-name="P3">| agreement. If you do not agree with the terms of this license, you |</text:p>
      <text:p text:style-name="P3">| must abort the installation process at this point. <text:s text:c="16"/>|</text:p>
      <text:p text:style-name="P3">| <text:s text:c="67"/>|</text:p>
      <text:p text:style-name="P3">| <text:s text:c="21"/>The Kannel Group &lt;http://www.kannel.org/&gt; <text:s text:c="4"/>|</text:p>
      <text:p text:style-name="P3">+--------------------------------------------------------------------+</text:p>
      <text:p text:style-name="P3"/>
      <text:p text:style-name="P3">Thank you for using Kannel.</text:p>
      <text:p text:style-name="P3"/>
      <text:p text:style-name="P3"/>
      <text:p text:style-name="P3"/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text:span text:style-name="T1">make</text:span></text:p>
      <text:p text:style-name="P3">gcc -D_REENTRANT=1 -I. -Igw -g -O2 -D_XOPEN_SOURCE=600 -D_BSD_SOURCE -D_DEFAULT_SOURCE -D_LARGE_FILES= -I/usr/include/libxml2 -I/usr/include/openssl -I/usr/include/mysql -o gw/bb_store.o -c gw/bb_store.c</text:p>
      <text:p text:style-name="P3">gcc -D_REENTRANT=1 -I. -Igw -g -O2 -D_XOPEN_SOURCE=600 -D_BSD_SOURCE -D_DEFAULT_SOURCE -D_LARGE_FILES= -I/usr/include/libxml2 -I/usr/include/openssl -I/usr/include/mysql -o gw/wap_push_ppg.o -c gw/wap_push_ppg.c</text:p>
      <text:p text:style-name="P3">gcc -D_REENTRANT=1 -I. -Igw -g -O2 -D_XOPEN_SOURCE=600 -D_BSD_SOURCE -D_DEFAULT_SOURCE -D_LARGE_FILES= -I/usr/include/libxml2 -I/usr/include/openssl -I/usr/include/mysql -o gw/html.o -c gw/html.c</text:p>
      <text:p text:style-name="P3">gcc -D_REENTRANT=1 -I. -Igw -g -O2 -D_XOPEN_SOURCE=600 -D_BSD_SOURCE -D_DEFAULT_SOURCE -D_LARGE_FILES= -I/usr/include/libxml2 -I/usr/include/openssl -I/usr/include/mysql -o gw/dlr_spool.o -c gw/dlr_spool.c</text:p>
      <text:p text:style-name="P3">gcc -D_REENTRANT=1 -I. -Igw -g -O2 -D_XOPEN_SOURCE=600 -D_BSD_SOURCE -D_DEFAULT_SOURCE -D_LARGE_FILES= -I/usr/include/libxml2 -I/usr/include/openssl -I/usr/include/mysql -o gw/numhash.o -c gw/numhash.c</text:p>
      <text:p text:style-name="P3">gcc -D_REENTRANT=1 -I. -Igw -g -O2 -D_XOPEN_SOURCE=600 -D_BSD_SOURCE -D_DEFAULT_SOURCE -D_LARGE_FILES= -I/usr/include/libxml2 -I/usr/include/openssl -I/usr/include/mysql -o gw/bb_store_spool.o -c gw/bb_store_spool.c</text:p>
      <text:p text:style-name="P3"><text:soft-page-break/>gcc -D_REENTRANT=1 -I. -Igw -g -O2 -D_XOPEN_SOURCE=600 -D_BSD_SOURCE -D_DEFAULT_SOURCE -D_LARGE_FILES= -I/usr/include/libxml2 -I/usr/include/openssl -I/usr/include/mysql -o gw/wml_compiler.o -c gw/wml_compiler.c</text:p>
      <text:p text:style-name="P3">gcc -D_REENTRANT=1 -I. -Igw -g -O2 -D_XOPEN_SOURCE=600 -D_BSD_SOURCE -D_DEFAULT_SOURCE -D_LARGE_FILES= -I/usr/include/libxml2 -I/usr/include/openssl -I/usr/include/mysql -o gw/dlr_cass.o -c gw/dlr_cass.c</text:p>
      <text:p text:style-name="P3">gcc -D_REENTRANT=1 -I. -Igw -g -O2 -D_XOPEN_SOURCE=600 -D_BSD_SOURCE -D_DEFAULT_SOURCE -D_LARGE_FILES= -I/usr/include/libxml2 -I/usr/include/openssl -I/usr/include/mysql -o gw/wap_push_pap_mime.o -c gw/wap_push_pap_mime.c</text:p>
      <text:p text:style-name="P3">gcc -D_REENTRANT=1 -I. -Igw -g -O2 -D_XOPEN_SOURCE=600 -D_BSD_SOURCE -D_DEFAULT_SOURCE -D_LARGE_FILES= -I/usr/include/libxml2 -I/usr/include/openssl -I/usr/include/mysql -o gw/bb_udp.o -c gw/bb_udp.c</text:p>
      <text:p text:style-name="P3">gcc -D_REENTRANT=1 -I. -Igw -g -O2 -D_XOPEN_SOURCE=600 -D_BSD_SOURCE -D_DEFAULT_SOURCE -D_LARGE_FILES= -I/usr/include/libxml2 -I/usr/include/openssl -I/usr/include/mysql -o gw/wap_push_si_compiler.o -c gw/wap_push_si_compiler.c</text:p>
      <text:p text:style-name="P3">gcc -D_REENTRANT=1 -I. -Igw -g -O2 -D_XOPEN_SOURCE=600 -D_BSD_SOURCE -D_DEFAULT_SOURCE -D_LARGE_FILES= -I/usr/include/libxml2 -I/usr/include/openssl -I/usr/include/mysql -o gw/meta_data.o -c gw/meta_data.c</text:p>
      <text:p text:style-name="P3">gcc -D_REENTRANT=1 -I. -Igw -g -O2 -D_XOPEN_SOURCE=600 -D_BSD_SOURCE -D_DEFAULT_SOURCE -D_LARGE_FILES= -I/usr/include/libxml2 -I/usr/include/openssl -I/usr/include/mysql -o gw/wap-error.o -c gw/wap-error.c</text:p>
      <text:p text:style-name="P3">gcc -D_REENTRANT=1 -I. -Igw -g -O2 -D_XOPEN_SOURCE=600 -D_BSD_SOURCE -D_DEFAULT_SOURCE -D_LARGE_FILES= -I/usr/include/libxml2 -I/usr/include/openssl -I/usr/include/mysql -o gw/dlr_redis.o -c gw/dlr_redis.c</text:p>
      <text:p text:style-name="P3">gcc -D_REENTRANT=1 -I. -Igw -g -O2 -D_XOPEN_SOURCE=600 -D_BSD_SOURCE -D_DEFAULT_SOURCE -D_LARGE_FILES= -I/usr/include/libxml2 -I/usr/include/openssl -I/usr/include/mysql -o gw/heartbeat.o -c gw/heartbeat.c</text:p>
      <text:p text:style-name="P3">gcc -D_REENTRANT=1 -I. -Igw -g -O2 -D_XOPEN_SOURCE=600 -D_BSD_SOURCE -D_DEFAULT_SOURCE -D_LARGE_FILES= -I/usr/include/libxml2 -I/usr/include/openssl -I/usr/include/mysql -o gw/bb_store_redis.o -c gw/bb_store_redis.c</text:p>
      <text:p text:style-name="P3">gcc -D_REENTRANT=1 -I. -Igw -g -O2 -D_XOPEN_SOURCE=600 -D_BSD_SOURCE -D_DEFAULT_SOURCE -D_LARGE_FILES= -I/usr/include/libxml2 -I/usr/include/openssl -I/usr/include/mysql -o gw/dlr_pgsql.o -c gw/dlr_pgsql.c</text:p>
      <text:p text:style-name="P3">gcc -D_REENTRANT=1 -I. -Igw -g -O2 -D_XOPEN_SOURCE=600 -D_BSD_SOURCE -D_DEFAULT_SOURCE -D_LARGE_FILES= -I/usr/include/libxml2 -I/usr/include/openssl -I/usr/include/mysql -o gw/wap-appl.o -c gw/wap-appl.c</text:p>
      <text:p text:style-name="P3">gcc -D_REENTRANT=1 -I. -Igw -g -O2 -D_XOPEN_SOURCE=600 -D_BSD_SOURCE -D_DEFAULT_SOURCE -D_LARGE_FILES= -I/usr/include/libxml2 -I/usr/include/openssl -I/usr/include/mysql -o gw/wap-maps.o -c gw/wap-maps.c</text:p>
      <text:p text:style-name="P3">gcc -D_REENTRANT=1 -I. -Igw -g -O2 -D_XOPEN_SOURCE=600 -D_BSD_SOURCE -D_DEFAULT_SOURCE -D_LARGE_FILES= -I/usr/include/libxml2 -I/usr/include/openssl -I/usr/include/mysql -o gw/smscconn.o -c gw/smscconn.c</text:p>
      <text:p text:style-name="P3">gcc -D_REENTRANT=1 -I. -Igw -g -O2 -D_XOPEN_SOURCE=600 -D_BSD_SOURCE -D_DEFAULT_SOURCE -D_LARGE_FILES= -I/usr/include/libxml2 -I/usr/include/openssl -I/usr/include/mysql -o gw/wap_push_pap_compiler.o -c gw/wap_push_pap_compiler.c</text:p>
      <text:p text:style-name="P3">gcc -D_REENTRANT=1 -I. -Igw -g -O2 -D_XOPEN_SOURCE=600 -D_BSD_SOURCE -D_DEFAULT_SOURCE -D_LARGE_FILES= -I/usr/include/libxml2 -I/usr/include/openssl -I/usr/include/mysql -o gw/load.o -c gw/load.c</text:p>
      <text:p text:style-name="P3"><text:soft-page-break/>gcc -D_REENTRANT=1 -I. -Igw -g -O2 -D_XOPEN_SOURCE=600 -D_BSD_SOURCE -D_DEFAULT_SOURCE -D_LARGE_FILES= -I/usr/include/libxml2 -I/usr/include/openssl -I/usr/include/mysql -o gw/bb_store_file.o -c gw/bb_store_file.c</text:p>
      <text:p text:style-name="P3">gcc -D_REENTRANT=1 -I. -Igw -g -O2 -D_XOPEN_SOURCE=600 -D_BSD_SOURCE -D_DEFAULT_SOURCE -D_LARGE_FILES= -I/usr/include/libxml2 -I/usr/include/openssl -I/usr/include/mysql -o gw/sms.o -c gw/sms.c</text:p>
      <text:p text:style-name="P3">gcc -D_REENTRANT=1 -I. -Igw -g -O2 -D_XOPEN_SOURCE=600 -D_BSD_SOURCE -D_DEFAULT_SOURCE -D_LARGE_FILES= -I/usr/include/libxml2 -I/usr/include/openssl -I/usr/include/mysql -o gw/urltrans.o -c gw/urltrans.c</text:p>
      <text:p text:style-name="P3">gcc -D_REENTRANT=1 -I. -Igw -g -O2 -D_XOPEN_SOURCE=600 -D_BSD_SOURCE -D_DEFAULT_SOURCE -D_LARGE_FILES= -I/usr/include/libxml2 -I/usr/include/openssl -I/usr/include/mysql -o gw/shared.o -c gw/shared.c</text:p>
      <text:p text:style-name="P3">gcc -D_REENTRANT=1 -I. -Igw -g -O2 -D_XOPEN_SOURCE=600 -D_BSD_SOURCE -D_DEFAULT_SOURCE -D_LARGE_FILES= -I/usr/include/libxml2 -I/usr/include/openssl -I/usr/include/mysql -o gw/dlr_sdb.o -c gw/dlr_sdb.c</text:p>
      <text:p text:style-name="P3">gcc -D_REENTRANT=1 -I. -Igw -g -O2 -D_XOPEN_SOURCE=600 -D_BSD_SOURCE -D_DEFAULT_SOURCE -D_LARGE_FILES= -I/usr/include/libxml2 -I/usr/include/openssl -I/usr/include/mysql -o gw/dlr_mysql.o -c gw/dlr_mysql.c</text:p>
      <text:p text:style-name="P3">gcc -D_REENTRANT=1 -I. -Igw -g -O2 -D_XOPEN_SOURCE=600 -D_BSD_SOURCE -D_DEFAULT_SOURCE -D_LARGE_FILES= -I/usr/include/libxml2 -I/usr/include/openssl -I/usr/include/mysql -o gw/bb_smscconn.o -c gw/bb_smscconn.c</text:p>
      <text:p text:style-name="P3">gcc -D_REENTRANT=1 -I. -Igw -g -O2 -D_XOPEN_SOURCE=600 -D_BSD_SOURCE -D_DEFAULT_SOURCE -D_LARGE_FILES= -I/usr/include/libxml2 -I/usr/include/openssl -I/usr/include/mysql -o gw/msg.o -c gw/msg.c</text:p>
      <text:p text:style-name="P3">gcc -D_REENTRANT=1 -I. -Igw -g -O2 -D_XOPEN_SOURCE=600 -D_BSD_SOURCE -D_DEFAULT_SOURCE -D_LARGE_FILES= -I/usr/include/libxml2 -I/usr/include/openssl -I/usr/include/mysql -o gw/dlr_oracle.o -c gw/dlr_oracle.c</text:p>
      <text:p text:style-name="P3">gcc -D_REENTRANT=1 -I. -Igw -g -O2 -D_XOPEN_SOURCE=600 -D_BSD_SOURCE -D_DEFAULT_SOURCE -D_LARGE_FILES= -I/usr/include/libxml2 -I/usr/include/openssl -I/usr/include/mysql -o gw/bb_boxc.o -c gw/bb_boxc.c</text:p>
      <text:p text:style-name="P3">gcc -D_REENTRANT=1 -I. -Igw -g -O2 -D_XOPEN_SOURCE=600 -D_BSD_SOURCE -D_DEFAULT_SOURCE -D_LARGE_FILES= -I/usr/include/libxml2 -I/usr/include/openssl -I/usr/include/mysql -o gw/ota_compiler.o -c gw/ota_compiler.c</text:p>
      <text:p text:style-name="P3">gcc -D_REENTRANT=1 -I. -Igw -g -O2 -D_XOPEN_SOURCE=600 -D_BSD_SOURCE -D_DEFAULT_SOURCE -D_LARGE_FILES= -I/usr/include/libxml2 -I/usr/include/openssl -I/usr/include/mysql -o gw/dlr_mem.o -c gw/dlr_mem.c</text:p>
      <text:p text:style-name="P3">gcc -D_REENTRANT=1 -I. -Igw -g -O2 -D_XOPEN_SOURCE=600 -D_BSD_SOURCE -D_DEFAULT_SOURCE -D_LARGE_FILES= -I/usr/include/libxml2 -I/usr/include/openssl -I/usr/include/mysql -o gw/wap_push_ppg_pushuser.o -c gw/wap_push_ppg_pushuser.c</text:p>
      <text:p text:style-name="P3">gcc -D_REENTRANT=1 -I. -Igw -g -O2 -D_XOPEN_SOURCE=600 -D_BSD_SOURCE -D_DEFAULT_SOURCE -D_LARGE_FILES= -I/usr/include/libxml2 -I/usr/include/openssl -I/usr/include/mysql -o gw/dlr_sqlite3.o -c gw/dlr_sqlite3.c</text:p>
      <text:p text:style-name="P3">gcc -D_REENTRANT=1 -I. -Igw -g -O2 -D_XOPEN_SOURCE=600 -D_BSD_SOURCE -D_DEFAULT_SOURCE -D_LARGE_FILES= -I/usr/include/libxml2 -I/usr/include/openssl -I/usr/include/mysql -o gw/wap_push_sl_compiler.o -c gw/wap_push_sl_compiler.c</text:p>
      <text:p text:style-name="P3">gcc -D_REENTRANT=1 -I. -Igw -g -O2 -D_XOPEN_SOURCE=600 -D_BSD_SOURCE -D_DEFAULT_SOURCE -D_LARGE_FILES= -I/usr/include/libxml2 -I/usr/include/openssl -I/usr/include/mysql -o gw/bb_alog.o -c gw/bb_alog.c</text:p>
      <text:p text:style-name="P3"><text:soft-page-break/>gcc -D_REENTRANT=1 -I. -Igw -g -O2 -D_XOPEN_SOURCE=600 -D_BSD_SOURCE -D_DEFAULT_SOURCE -D_LARGE_FILES= -I/usr/include/libxml2 -I/usr/include/openssl -I/usr/include/mysql -o gw/xml_shared.o -c gw/xml_shared.c</text:p>
      <text:p text:style-name="P3">gcc -D_REENTRANT=1 -I. -Igw -g -O2 -D_XOPEN_SOURCE=600 -D_BSD_SOURCE -D_DEFAULT_SOURCE -D_LARGE_FILES= -I/usr/include/libxml2 -I/usr/include/openssl -I/usr/include/mysql -o gw/bb_http.o -c gw/bb_http.c</text:p>
      <text:p text:style-name="P3">gcc -D_REENTRANT=1 -I. -Igw -g -O2 -D_XOPEN_SOURCE=600 -D_BSD_SOURCE -D_DEFAULT_SOURCE -D_LARGE_FILES= -I/usr/include/libxml2 -I/usr/include/openssl -I/usr/include/mysql -o gw/mime_decompiler.o -c gw/mime_decompiler.c</text:p>
      <text:p text:style-name="P3">gcc -D_REENTRANT=1 -I. -Igw -g -O2 -D_XOPEN_SOURCE=600 -D_BSD_SOURCE -D_DEFAULT_SOURCE -D_LARGE_FILES= -I/usr/include/libxml2 -I/usr/include/openssl -I/usr/include/mysql -o gw/ota_prov.o -c gw/ota_prov.c</text:p>
      <text:p text:style-name="P3">gcc -D_REENTRANT=1 -I. -Igw -g -O2 -D_XOPEN_SOURCE=600 -D_BSD_SOURCE -D_DEFAULT_SOURCE -D_LARGE_FILES= -I/usr/include/libxml2 -I/usr/include/openssl -I/usr/include/mysql -o gw/dlr.o -c gw/dlr.c</text:p>
      <text:p text:style-name="P3">gcc -D_REENTRANT=1 -I. -Igw -g -O2 -D_XOPEN_SOURCE=600 -D_BSD_SOURCE -D_DEFAULT_SOURCE -D_LARGE_FILES= -I/usr/include/libxml2 -I/usr/include/openssl -I/usr/include/mysql -o gw/dlr_mssql.o -c gw/dlr_mssql.c</text:p>
      <text:p text:style-name="P3">gcc -D_REENTRANT=1 -I. -Igw -g -O2 -D_XOPEN_SOURCE=600 -D_BSD_SOURCE -D_DEFAULT_SOURCE -D_LARGE_FILES= -I/usr/include/libxml2 -I/usr/include/openssl -I/usr/include/mysql -o gw/wap_push_ota.o -c gw/wap_push_ota.c</text:p>
      <text:p text:style-name="P3">gcc -D_REENTRANT=1 -I. -Igw -g -O2 -D_XOPEN_SOURCE=600 -D_BSD_SOURCE -D_DEFAULT_SOURCE -D_LARGE_FILES= -I/usr/include/libxml2 -I/usr/include/openssl -I/usr/include/mysql -o gw/smsc/smsc_cimd.o -c gw/smsc/smsc_cimd.c</text:p>
      <text:p text:style-name="P3">gcc -D_REENTRANT=1 -I. -Igw -g -O2 -D_XOPEN_SOURCE=600 -D_BSD_SOURCE -D_DEFAULT_SOURCE -D_LARGE_FILES= -I/usr/include/libxml2 -I/usr/include/openssl -I/usr/include/mysql -o gw/smsc/smsc_wrapper.o -c gw/smsc/smsc_wrapper.c</text:p>
      <text:p text:style-name="P3">gcc -D_REENTRANT=1 -I. -Igw -g -O2 -D_XOPEN_SOURCE=600 -D_BSD_SOURCE -D_DEFAULT_SOURCE -D_LARGE_FILES= -I/usr/include/libxml2 -I/usr/include/openssl -I/usr/include/mysql -o gw/smsc/smsc.o -c gw/smsc/smsc.c</text:p>
      <text:p text:style-name="P3">gcc -D_REENTRANT=1 -I. -Igw -g -O2 -D_XOPEN_SOURCE=600 -D_BSD_SOURCE -D_DEFAULT_SOURCE -D_LARGE_FILES= -I/usr/include/libxml2 -I/usr/include/openssl -I/usr/include/mysql -o gw/smsc/smsc_loopback.o -c gw/smsc/smsc_loopback.c</text:p>
      <text:p text:style-name="P3">gcc -D_REENTRANT=1 -I. -Igw -g -O2 -D_XOPEN_SOURCE=600 -D_BSD_SOURCE -D_DEFAULT_SOURCE -D_LARGE_FILES= -I/usr/include/libxml2 -I/usr/include/openssl -I/usr/include/mysql -o gw/smsc/smsc_oisd.o -c gw/smsc/smsc_oisd.c</text:p>
      <text:p text:style-name="P3">gcc -D_REENTRANT=1 -I. -Igw -g -O2 -D_XOPEN_SOURCE=600 -D_BSD_SOURCE -D_DEFAULT_SOURCE -D_LARGE_FILES= -I/usr/include/libxml2 -I/usr/include/openssl -I/usr/include/mysql -o gw/smsc/smsc_fake.o -c gw/smsc/smsc_fake.c</text:p>
      <text:p text:style-name="P3">gcc -D_REENTRANT=1 -I. -Igw -g -O2 -D_XOPEN_SOURCE=600 -D_BSD_SOURCE -D_DEFAULT_SOURCE -D_LARGE_FILES= -I/usr/include/libxml2 -I/usr/include/openssl -I/usr/include/mysql -o gw/smsc/emimsg.o -c gw/smsc/emimsg.c</text:p>
      <text:p text:style-name="P3">gcc -D_REENTRANT=1 -I. -Igw -g -O2 -D_XOPEN_SOURCE=600 -D_BSD_SOURCE -D_DEFAULT_SOURCE -D_LARGE_FILES= -I/usr/include/libxml2 -I/usr/include/openssl -I/usr/include/mysql -o gw/smsc/smsc_emi.o -c gw/smsc/smsc_emi.c</text:p>
      <text:p text:style-name="P3">gw/smsc/smsc_emi.c: In function ‘emi2_sender’:</text:p>
      <text:p text:style-name="P3">gw/smsc/smsc_emi.c:542:34: warning: ‘__builtin___sprintf_chk’ may write a terminating nul past the end of the destination [-Wformat-overflow=]</text:p>
      <text:p text:style-name="P3"><text:s text:c="2"/>542 | <text:s/>sprintf(p, "%02d%02d%02d%02d%02d",</text:p>
      <text:p text:style-name="P3"><text:soft-page-break/><text:s text:c="6"/>| <text:s text:c="33"/>^</text:p>
      <text:p text:style-name="P3">In file included from /usr/include/stdio.h:867,</text:p>
      <text:p text:style-name="P3"><text:s text:c="17"/>from ./gwlib/utils.h:67,</text:p>
      <text:p text:style-name="P3"><text:s text:c="17"/>from ./gwlib/gwlib.h:79,</text:p>
      <text:p text:style-name="P3"><text:s text:c="17"/>from gw/smsc/smsc_emi.c:83:</text:p>
      <text:p text:style-name="P3">/usr/include/x86_64-linux-gnu/bits/stdio2.h:36:10: note: ‘__builtin___sprintf_chk’ output between 11 and 48 bytes into a destination of size 20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.c:552:34: warning: ‘__builtin___sprintf_chk’ may write a terminating nul past the end of the destination [-Wformat-overflow=]</text:p>
      <text:p text:style-name="P3"><text:s text:c="2"/>552 | <text:s/>sprintf(p, "%02d%02d%02d%02d%02d",</text:p>
      <text:p text:style-name="P3"><text:s text:c="6"/>| <text:s text:c="33"/>^</text:p>
      <text:p text:style-name="P3">In file included from /usr/include/stdio.h:867,</text:p>
      <text:p text:style-name="P3"><text:s text:c="17"/>from ./gwlib/utils.h:67,</text:p>
      <text:p text:style-name="P3"><text:s text:c="17"/>from ./gwlib/gwlib.h:79,</text:p>
      <text:p text:style-name="P3"><text:s text:c="17"/>from gw/smsc/smsc_emi.c:83:</text:p>
      <text:p text:style-name="P3">/usr/include/x86_64-linux-gnu/bits/stdio2.h:36:10: note: ‘__builtin___sprintf_chk’ output between 11 and 48 bytes into a destination of size 20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cc -D_REENTRANT=1 -I. -Igw -g -O2 -D_XOPEN_SOURCE=600 -D_BSD_SOURCE -D_DEFAULT_SOURCE -D_LARGE_FILES= -I/usr/include/libxml2 -I/usr/include/openssl -I/usr/include/mysql -o gw/smsc/smsc_smasi.o -c gw/smsc/smsc_smasi.c</text:p>
      <text:p text:style-name="P3">gcc -D_REENTRANT=1 -I. -Igw -g -O2 -D_XOPEN_SOURCE=600 -D_BSD_SOURCE -D_DEFAULT_SOURCE -D_LARGE_FILES= -I/usr/include/libxml2 -I/usr/include/openssl -I/usr/include/mysql -o gw/smsc/smsc_cimd2.o -c gw/smsc/smsc_cimd2.c</text:p>
      <text:p text:style-name="P3">gw/smsc/smsc_cimd2.c: In function ‘packet_create’:</text:p>
      <text:p text:style-name="P3">gw/smsc/smsc_cimd2.c:466:17: warning: ‘%02d’ directive writing between 2 and 11 bytes into a region of size 9 [-Wformat-overflow=]</text:p>
      <text:p text:style-name="P3"><text:s text:c="2"/>466 | #define STX_str "\02"</text:p>
      <text:p text:style-name="P3"><text:s text:c="6"/>| <text:s text:c="16"/>^~~~~</text:p>
      <text:p text:style-name="P3">gw/smsc/smsc_cimd2.c:1184:24: note: in expansion of macro ‘STX_str’</text:p>
      <text:p text:style-name="P3"><text:s/>1184 | <text:s text:c="4"/>sprintf(minpacket, STX_str "%02d:%03d" TAB_str ETX_str, operation, seq);</text:p>
      <text:p text:style-name="P3"><text:s text:c="6"/>| <text:s text:c="23"/>^~~~~~~</text:p>
      <text:p text:style-name="P3">gw/smsc/smsc_cimd2.c:1184:33: note: format string is defined here</text:p>
      <text:p text:style-name="P3"><text:s/>1184 | <text:s text:c="4"/>sprintf(minpacket, STX_str "%02d:%03d" TAB_str ETX_str, operation, seq);</text:p>
      <text:p text:style-name="P3"><text:s text:c="6"/>| <text:s text:c="32"/>^~~~</text:p>
      <text:p text:style-name="P3">gw/smsc/smsc_cimd2.c:466:17: note: directive argument in the range [-2147483598, 2147483647]</text:p>
      <text:p text:style-name="P3"><text:s text:c="2"/>466 | #define STX_str "\02"</text:p>
      <text:p text:style-name="P3"><text:s text:c="6"/>| <text:s text:c="16"/>^~~~~</text:p>
      <text:p text:style-name="P3">gw/smsc/smsc_cimd2.c:1184:24: note: in expansion of macro ‘STX_str’</text:p>
      <text:p text:style-name="P3"><text:s/>1184 | <text:s text:c="4"/>sprintf(minpacket, STX_str "%02d:%03d" TAB_str ETX_str, operation, seq);</text:p>
      <text:p text:style-name="P3"><text:s text:c="6"/>| <text:s text:c="23"/>^~~~~~~</text:p>
      <text:p text:style-name="P3">In file included from /usr/include/stdio.h:867,</text:p>
      <text:p text:style-name="P3"><text:soft-page-break/><text:s text:c="17"/>from ./gwlib/utils.h:67,</text:p>
      <text:p text:style-name="P3"><text:s text:c="17"/>from ./gwlib/gwlib.h:79,</text:p>
      <text:p text:style-name="P3"><text:s text:c="17"/>from gw/smsc/smsc_cimd2.c:88:</text:p>
      <text:p text:style-name="P3">/usr/include/x86_64-linux-gnu/bits/stdio2.h:36:10: note: ‘__builtin___sprintf_chk’ output between 10 and 27 bytes into a destination of size 10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cc -D_REENTRANT=1 -I. -Igw -g -O2 -D_XOPEN_SOURCE=600 -D_BSD_SOURCE -D_DEFAULT_SOURCE -D_LARGE_FILES= -I/usr/include/libxml2 -I/usr/include/openssl -I/usr/include/mysql -o gw/smsc/smsc_smpp.o -c gw/smsc/smsc_smpp.c</text:p>
      <text:p text:style-name="P3">gcc -D_REENTRANT=1 -I. -Igw -g -O2 -D_XOPEN_SOURCE=600 -D_BSD_SOURCE -D_DEFAULT_SOURCE -D_LARGE_FILES= -I/usr/include/libxml2 -I/usr/include/openssl -I/usr/include/mysql -o gw/smsc/smsc_soap_parlayx.o -c gw/smsc/smsc_soap_parlayx.c</text:p>
      <text:p text:style-name="P3">gcc -D_REENTRANT=1 -I. -Igw -g -O2 -D_XOPEN_SOURCE=600 -D_BSD_SOURCE -D_DEFAULT_SOURCE -D_LARGE_FILES= -I/usr/include/libxml2 -I/usr/include/openssl -I/usr/include/mysql -o gw/smsc/smsc_at.o -c gw/smsc/smsc_at.c</text:p>
      <text:p text:style-name="P3">gw/smsc/smsc_at.c: In function ‘at2_scan_for_telnet_escapes’:</text:p>
      <text:p text:style-name="P3">gw/smsc/smsc_at.c:139:13: warning: ignoring return value of ‘write’, declared with attribute warn_unused_result [-Wunused-result]</text:p>
      <text:p text:style-name="P3"><text:s text:c="2"/>139 | <text:s text:c="12"/>write(privdata-&gt;fd,&amp;answer,3);</text:p>
      <text:p text:style-name="P3"><text:s text:c="6"/>| <text:s text:c="12"/>^~~~~~~~~~~~~~~~~~~~~~~~~~~~~</text:p>
      <text:p text:style-name="P3">gcc -D_REENTRANT=1 -I. -Igw -g -O2 -D_XOPEN_SOURCE=600 -D_BSD_SOURCE -D_DEFAULT_SOURCE -D_LARGE_FILES= -I/usr/include/libxml2 -I/usr/include/openssl -I/usr/include/mysql -o gw/smsc/smsc_cgw.o -c gw/smsc/smsc_cgw.c</text:p>
      <text:p text:style-name="P3">gcc -D_REENTRANT=1 -I. -Igw -g -O2 -D_XOPEN_SOURCE=600 -D_BSD_SOURCE -D_DEFAULT_SOURCE -D_LARGE_FILES= -I/usr/include/libxml2 -I/usr/include/openssl -I/usr/include/mysql -o gw/smsc/smsc_emi_x25.o -c gw/smsc/smsc_emi_x25.c</text:p>
      <text:p text:style-name="P3">gw/smsc/smsc_emi_x25.c: In function ‘acknowledge_from_rawmessage’:</text:p>
      <text:p text:style-name="P3">gw/smsc/smsc_emi_x25.c:1004:29: warning: ‘%s’ directive writing up to 1023 bytes into a region of size between 1021 and 2044 [-Wformat-overflow=]</text:p>
      <text:p text:style-name="P3"><text:s/>1004 | <text:s text:c="4"/>sprintf(isotext, "A//%s:%s", emivars[4], emivars[18]);</text:p>
      <text:p text:style-name="P3"><text:s text:c="6"/>| <text:s text:c="28"/>^~ <text:s text:c="14"/>~~~~~~~~~~~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between 5 and 2051 bytes into a destination of size 2048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1012:34: warning: ‘%s’ directive writing up to 1023 bytes into a region of size between 1016 and 2039 [-Wformat-overflow=]</text:p>
      <text:p text:style-name="P3"><text:s/>1012 | <text:s text:c="4"/>sprintf(emitext, "%s/%05i/%s/%s", emivars[0], (int) strlen(isotext) + 17,</text:p>
      <text:p text:style-name="P3"><text:s text:c="6"/>| <text:s text:c="33"/>^~</text:p>
      <text:p text:style-name="P3"><text:s/>1013 | <text:s text:c="12"/>"R", emivars[3]);</text:p>
      <text:p text:style-name="P3"><text:s text:c="6"/>| <text:s text:c="17"/>~~~~~~~~~~ <text:s text:c="6"/></text:p>
      <text:p text:style-name="P3">In file included from /usr/include/stdio.h:867,</text:p>
      <text:p text:style-name="P3"><text:soft-page-break/><text:s text:c="17"/>from gw/smsc/smsc_emi_x25.c:66:</text:p>
      <text:p text:style-name="P3">/usr/include/x86_64-linux-gnu/bits/stdio2.h:36:10: note: ‘__builtin___sprintf_chk’ output between 10 and 2056 bytes into a destination of size 2048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1018:28: warning: ‘%s’ directive writing up to 2047 bytes into a region of size between 0 and 2047 [-Wformat-overflow=]</text:p>
      <text:p text:style-name="P3"><text:s/>1018 | <text:s text:c="4"/>sprintf(timestamp, "%s/%s/", emitext, isotext);</text:p>
      <text:p text:style-name="P3"><text:s text:c="6"/>| <text:s text:c="27"/>^~ <text:s text:c="12"/>~~~~~~~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between 3 and 4097 bytes into a destination of size 2048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1021:26: warning: ‘/’ directive writing 1 byte into a region of size between 0 and 2047 [-Wformat-overflow=]</text:p>
      <text:p text:style-name="P3"><text:s/>1021 | <text:s text:c="4"/>sprintf(sender, "%c%s/%s/%s%c", 0x02, emitext, isotext, receiver, 0x03);</text:p>
      <text:p text:style-name="P3"><text:s text:c="6"/>| <text:s text:c="25"/>^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between 5 and 6146 bytes into a destination of size 2048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 In function ‘parse_msg_to_rawmessage.constprop’:</text:p>
      <text:p text:style-name="P3">gw/smsc/smsc_emi_x25.c:1101:50: warning: ‘%s’ directive writing up to 10239 bytes into a region of size between 10196 and 10215 [-Wformat-overflow=]</text:p>
      <text:p text:style-name="P3"><text:s/>1101 | <text:s text:c="12"/>"%s/%s/%s/%s/%s//%s////////////%c/%s/%s////%s//////%s//",</text:p>
      <text:p text:style-name="P3"><text:s text:c="6"/>| <text:s text:c="49"/>^~</text:p>
      <text:p text:style-name="P3">......</text:p>
      <text:p text:style-name="P3"><text:s/>1110 | <text:s text:c="12"/>my_buffer2,</text:p>
      <text:p text:style-name="P3"><text:s text:c="6"/>| <text:s text:c="12"/>~~~~~~~~~~ <text:s text:c="27"/>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38 or more bytes (assuming 11338) into a destination of size 10240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1125:28: warning: ‘%s’ directive writing up to 10239 bytes into a region of size between 9216 and 10239 [-Wformat-overflow=]</text:p>
      <text:p text:style-name="P3"><text:soft-page-break/><text:s/>1125 | <text:s text:c="4"/>sprintf(my_buffer, "%s/%s/", message_header, message_body);</text:p>
      <text:p text:style-name="P3"><text:s text:c="6"/>| <text:s text:c="27"/>^~ <text:s text:c="19"/>~~~~~~~~~~~~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between 3 and 11265 bytes into a destination of size 10240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1128:34: warning: ‘%s’ directive writing up to 10239 bytes into a region of size between 9215 and 10238 [-Wformat-overflow=]</text:p>
      <text:p text:style-name="P3"><text:s/>1128 | <text:s text:c="4"/>sprintf(message_whole, "%c%s/%s/%s%c", 0x02, message_header, message_body, message_footer, 0x03);</text:p>
      <text:p text:style-name="P3"><text:s text:c="6"/>| <text:s text:c="33"/>^~ <text:s text:c="29"/>~~~~~~~~~~~~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between 5 and 12290 bytes into a destination of size 10240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 In function ‘emi_open_session’:</text:p>
      <text:p text:style-name="P3">gw/smsc/smsc_emi_x25.c:254:28: warning: ‘%s’ directive writing up to 1023 bytes into a region of size between 974 and 1023 [-Wformat-overflow=]</text:p>
      <text:p text:style-name="P3"><text:s text:c="2"/>254 | <text:s text:c="4"/>sprintf(my_buffer, "%s/%s/", message_header, message_body);</text:p>
      <text:p text:style-name="P3"><text:s text:c="6"/>| <text:s text:c="27"/>^~ <text:s text:c="19"/>~~~~~~~~~~~~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between 3 and 1075 bytes into a destination of size 1024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c/smsc_emi_x25.c:257:36: warning: ‘%s’ directive writing up to 1023 bytes into a region of size between 973 and 1022 [-Wformat-overflow=]</text:p>
      <text:p text:style-name="P3"><text:s text:c="2"/>257 | <text:s text:c="4"/>sprintf(message_whole, "\x02%s/%s/%s\x03", message_header,</text:p>
      <text:p text:style-name="P3"><text:s text:c="6"/>| <text:s text:c="35"/>^~</text:p>
      <text:p text:style-name="P3"><text:s text:c="2"/>258 | <text:s text:c="12"/>message_body, message_footer);</text:p>
      <text:p text:style-name="P3"><text:s text:c="6"/>| <text:s text:c="12"/>~~~~~~~~~~~~ <text:s text:c="11"/></text:p>
      <text:p text:style-name="P3">In file included from /usr/include/stdio.h:867,</text:p>
      <text:p text:style-name="P3"><text:s text:c="17"/>from gw/smsc/smsc_emi_x25.c:66:</text:p>
      <text:p text:style-name="P3">/usr/include/x86_64-linux-gnu/bits/stdio2.h:36:10: note: ‘__builtin___sprintf_chk’ output between 5 and 1086 bytes into a destination of size 1024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oft-page-break/><text:s text:c="6"/>| <text:s text:c="6"/>~~~~~~~~~~~~~~~~~~~~~~~~~~~~~~~~~~~~~</text:p>
      <text:p text:style-name="P3">gcc -D_REENTRANT=1 -I. -Igw -g -O2 -D_XOPEN_SOURCE=600 -D_BSD_SOURCE -D_DEFAULT_SOURCE -D_LARGE_FILES= -I/usr/include/libxml2 -I/usr/include/openssl -I/usr/include/mysql -o gw/smsc/smsc_ois.o -c gw/smsc/smsc_ois.c</text:p>
      <text:p text:style-name="P3">gcc -D_REENTRANT=1 -I. -Igw -g -O2 -D_XOPEN_SOURCE=600 -D_BSD_SOURCE -D_DEFAULT_SOURCE -D_LARGE_FILES= -I/usr/include/libxml2 -I/usr/include/openssl -I/usr/include/mysql -o gw/smsc/smasi_pdu.o -c gw/smsc/smasi_pdu.c</text:p>
      <text:p text:style-name="P3">gcc -D_REENTRANT=1 -I. -Igw -g -O2 -D_XOPEN_SOURCE=600 -D_BSD_SOURCE -D_DEFAULT_SOURCE -D_LARGE_FILES= -I/usr/include/libxml2 -I/usr/include/openssl -I/usr/include/mysql -o gw/smsc/smpp_pdu.o -c gw/smsc/smpp_pdu.c</text:p>
      <text:p text:style-name="P3">gcc -D_REENTRANT=1 -I. -Igw -g -O2 -D_XOPEN_SOURCE=600 -D_BSD_SOURCE -D_DEFAULT_SOURCE -D_LARGE_FILES= -I/usr/include/libxml2 -I/usr/include/openssl -I/usr/include/mysql -o gw/smsc/smsc_soap.o -c gw/smsc/smsc_soap.c</text:p>
      <text:p text:style-name="P3">gcc -D_REENTRANT=1 -I. -Igw -g -O2 -D_XOPEN_SOURCE=600 -D_BSD_SOURCE -D_DEFAULT_SOURCE -D_LARGE_FILES= -I/usr/include/libxml2 -I/usr/include/openssl -I/usr/include/mysql -o gw/smsc/smsc_http.o -c gw/smsc/smsc_http.c</text:p>
      <text:p text:style-name="P3">gcc -D_REENTRANT=1 -I. -Igw -g -O2 -D_XOPEN_SOURCE=600 -D_BSD_SOURCE -D_DEFAULT_SOURCE -D_LARGE_FILES= -I/usr/include/libxml2 -I/usr/include/openssl -I/usr/include/mysql -o gw/smsc/smsc_sema.o -c gw/smsc/smsc_sema.c</text:p>
      <text:p text:style-name="P3">gw/smsc/smsc_sema.c: In function ‘X28_close_send_link’:</text:p>
      <text:p text:style-name="P3">gw/smsc/smsc_sema.c:573:33: warning: ‘__builtin___sprintf_chk’ writing a terminating nul past the end of the destination [-Wformat-overflow=]</text:p>
      <text:p text:style-name="P3"><text:s text:c="2"/>573 | <text:s text:c="4"/>sprintf(discnntbuff,"%cCLR\r",0x10);</text:p>
      <text:p text:style-name="P3"><text:s text:c="6"/>| <text:s text:c="32"/>^</text:p>
      <text:p text:style-name="P3">In file included from /usr/include/stdio.h:867,</text:p>
      <text:p text:style-name="P3"><text:s text:c="17"/>from gw/smsc/smsc_sema.c:81:</text:p>
      <text:p text:style-name="P3">/usr/include/x86_64-linux-gnu/bits/stdio2.h:36:10: note: ‘__builtin___sprintf_chk’ output 6 bytes into a destination of size 5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ar rc libgw.a gw/wap_push_ppg.o gw/sms.o gw/dlr_spool.o gw/smscconn.o gw/wml_compiler.o gw/bb_udp.o gw/wap-maps.o gw/wap-error.o gw/dlr_redis.o gw/bb_store_redis.o gw/bb_store_spool.o gw/dlr_cass.o gw/load.o gw/bb_store_file.o gw/msg.o gw/shared.o gw/xml_shared.o gw/dlr_oracle.o gw/wap_push_ppg_pushuser.o gw/wap_push_sl_compiler.o gw/bb_alog.o gw/bb_boxc.o gw/bb_http.o gw/mime_decompiler.o gw/urltrans.o gw/ota_prov.o gw/dlr.o gw/bb_store.o gw/bb_smscconn.o gw/dlr_mssql.o gw/wap_push_pap_mime.o gw/wap_push_si_compiler.o gw/meta_data.o gw/heartbeat.o gw/html.o gw/dlr_pgsql.o gw/wap-appl.o gw/dlr_mem.o gw/wap_push_pap_compiler.o gw/numhash.o gw/dlr_sdb.o gw/dlr_mysql.o gw/ota_compiler.o gw/dlr_sqlite3.o gw/wap_push_ota.o gw/smsc/smsc_cimd.o gw/smsc/smsc_wrapper.o gw/smsc/smsc.o gw/smsc/smsc_loopback.o gw/smsc/smsc_oisd.o gw/smsc/smsc_fake.o gw/smsc/emimsg.o gw/smsc/smsc_emi.o gw/smsc/smsc_smasi.o gw/smsc/smsc_cimd2.o gw/smsc/smsc_smpp.o gw/smsc/smsc_soap_parlayx.o gw/smsc/smsc_at.o gw/smsc/smsc_cgw.o gw/smsc/smsc_emi_x25.o gw/smsc/smsc_ois.o gw/smsc/smasi_pdu.o gw/smsc/smpp_pdu.o gw/smsc/smsc_soap.o gw/smsc/smsc_http.o gw/smsc/smsc_sema.o</text:p>
      <text:p text:style-name="P3">ranlib libgw.a</text:p>
      <text:p text:style-name="P3"><text:soft-page-break/>gcc -D_REENTRANT=1 -I. -Igw -g -O2 -D_XOPEN_SOURCE=600 -D_BSD_SOURCE -D_DEFAULT_SOURCE -D_LARGE_FILES= -I/usr/include/libxml2 -I/usr/include/openssl -I/usr/include/mysql -o wmlscript/wsopt.o -c wmlscript/wsopt.c</text:p>
      <text:p text:style-name="P3">gcc -D_REENTRANT=1 -I. -Igw -g -O2 -D_XOPEN_SOURCE=600 -D_BSD_SOURCE -D_DEFAULT_SOURCE -D_LARGE_FILES= -I/usr/include/libxml2 -I/usr/include/openssl -I/usr/include/mysql -o wmlscript/wsasm.o -c wmlscript/wsasm.c</text:p>
      <text:p text:style-name="P3">gcc -D_REENTRANT=1 -I. -Igw -g -O2 -D_XOPEN_SOURCE=600 -D_BSD_SOURCE -D_DEFAULT_SOURCE -D_LARGE_FILES= -I/usr/include/libxml2 -I/usr/include/openssl -I/usr/include/mysql -o wmlscript/wsstream_file.o -c wmlscript/wsstream_file.c</text:p>
      <text:p text:style-name="P3">gcc -D_REENTRANT=1 -I. -Igw -g -O2 -D_XOPEN_SOURCE=600 -D_BSD_SOURCE -D_DEFAULT_SOURCE -D_LARGE_FILES= -I/usr/include/libxml2 -I/usr/include/openssl -I/usr/include/mysql -o wmlscript/wsalloc.o -c wmlscript/wsalloc.c</text:p>
      <text:p text:style-name="P3">gcc -D_REENTRANT=1 -I. -Igw -g -O2 -D_XOPEN_SOURCE=600 -D_BSD_SOURCE -D_DEFAULT_SOURCE -D_LARGE_FILES= -I/usr/include/libxml2 -I/usr/include/openssl -I/usr/include/mysql -o wmlscript/wsbc.o -c wmlscript/wsbc.c</text:p>
      <text:p text:style-name="P3">gcc -D_REENTRANT=1 -I. -Igw -g -O2 -D_XOPEN_SOURCE=600 -D_BSD_SOURCE -D_DEFAULT_SOURCE -D_LARGE_FILES= -I/usr/include/libxml2 -I/usr/include/openssl -I/usr/include/mysql -o wmlscript/wshash.o -c wmlscript/wshash.c</text:p>
      <text:p text:style-name="P3">gcc -D_REENTRANT=1 -I. -Igw -g -O2 -D_XOPEN_SOURCE=600 -D_BSD_SOURCE -D_DEFAULT_SOURCE -D_LARGE_FILES= -I/usr/include/libxml2 -I/usr/include/openssl -I/usr/include/mysql -o wmlscript/wsstream_data.o -c wmlscript/wsstream_data.c</text:p>
      <text:p text:style-name="P3">gcc -D_REENTRANT=1 -I. -Igw -g -O2 -D_XOPEN_SOURCE=600 -D_BSD_SOURCE -D_DEFAULT_SOURCE -D_LARGE_FILES= -I/usr/include/libxml2 -I/usr/include/openssl -I/usr/include/mysql -o wmlscript/ws.o -c wmlscript/ws.c</text:p>
      <text:p text:style-name="P3">gcc -D_REENTRANT=1 -I. -Igw -g -O2 -D_XOPEN_SOURCE=600 -D_BSD_SOURCE -D_DEFAULT_SOURCE -D_LARGE_FILES= -I/usr/include/libxml2 -I/usr/include/openssl -I/usr/include/mysql -o wmlscript/wmlsc.o -c wmlscript/wmlsc.c</text:p>
      <text:p text:style-name="P3">gcc -D_REENTRANT=1 -I. -Igw -g -O2 -D_XOPEN_SOURCE=600 -D_BSD_SOURCE -D_DEFAULT_SOURCE -D_LARGE_FILES= -I/usr/include/libxml2 -I/usr/include/openssl -I/usr/include/mysql -o wmlscript/wsstree.o -c wmlscript/wsstree.c</text:p>
      <text:p text:style-name="P3">gcc -D_REENTRANT=1 -I. -Igw -g -O2 -D_XOPEN_SOURCE=600 -D_BSD_SOURCE -D_DEFAULT_SOURCE -D_LARGE_FILES= -I/usr/include/libxml2 -I/usr/include/openssl -I/usr/include/mysql -o wmlscript/wsutf8.o -c wmlscript/wsutf8.c</text:p>
      <text:p text:style-name="P3">gcc -D_REENTRANT=1 -I. -Igw -g -O2 -D_XOPEN_SOURCE=600 -D_BSD_SOURCE -D_DEFAULT_SOURCE -D_LARGE_FILES= -I/usr/include/libxml2 -I/usr/include/openssl -I/usr/include/mysql -o wmlscript/wsstdlib.o -c wmlscript/wsstdlib.c</text:p>
      <text:p text:style-name="P3">gcc -D_REENTRANT=1 -I. -Igw -g -O2 -D_XOPEN_SOURCE=600 -D_BSD_SOURCE -D_DEFAULT_SOURCE -D_LARGE_FILES= -I/usr/include/libxml2 -I/usr/include/openssl -I/usr/include/mysql -o wmlscript/wmlsdasm.o -c wmlscript/wmlsdasm.c</text:p>
      <text:p text:style-name="P3">gcc -D_REENTRANT=1 -I. -Igw -g -O2 -D_XOPEN_SOURCE=600 -D_BSD_SOURCE -D_DEFAULT_SOURCE -D_LARGE_FILES= -I/usr/include/libxml2 -I/usr/include/openssl -I/usr/include/mysql -o wmlscript/wsstream.o -c wmlscript/wsstream.c</text:p>
      <text:p text:style-name="P3">gcc -D_REENTRANT=1 -I. -Igw -g -O2 -D_XOPEN_SOURCE=600 -D_BSD_SOURCE -D_DEFAULT_SOURCE -D_LARGE_FILES= -I/usr/include/libxml2 -I/usr/include/openssl -I/usr/include/mysql -o wmlscript/wsbuffer.o -c wmlscript/wsbuffer.c</text:p>
      <text:p text:style-name="P3">gcc -D_REENTRANT=1 -I. -Igw -g -O2 -D_XOPEN_SOURCE=600 -D_BSD_SOURCE -D_DEFAULT_SOURCE -D_LARGE_FILES= -I/usr/include/libxml2 -I/usr/include/openssl -I/usr/include/mysql -o wmlscript/wslexer.o -c wmlscript/wslexer.c</text:p>
      <text:p text:style-name="P3"><text:soft-page-break/>gcc -D_REENTRANT=1 -I. -Igw -g -O2 -D_XOPEN_SOURCE=600 -D_BSD_SOURCE -D_DEFAULT_SOURCE -D_LARGE_FILES= -I/usr/include/libxml2 -I/usr/include/openssl -I/usr/include/mysql -o wmlscript/wsieee754.o -c wmlscript/wsieee754.c</text:p>
      <text:p text:style-name="P3">gcc -D_REENTRANT=1 -I. -Igw -g -O2 -D_XOPEN_SOURCE=600 -D_BSD_SOURCE -D_DEFAULT_SOURCE -D_LARGE_FILES= -I/usr/include/libxml2 -I/usr/include/openssl -I/usr/include/mysql -o wmlscript/wsencode.o -c wmlscript/wsencode.c</text:p>
      <text:p text:style-name="P3">gcc -D_REENTRANT=1 -I. -Igw -g -O2 -D_XOPEN_SOURCE=600 -D_BSD_SOURCE -D_DEFAULT_SOURCE -D_LARGE_FILES= -I/usr/include/libxml2 -I/usr/include/openssl -I/usr/include/mysql -o wmlscript/wsfalloc.o -c wmlscript/wsfalloc.c</text:p>
      <text:p text:style-name="P3">gcc -D_REENTRANT=1 -I. -Igw -g -O2 -D_XOPEN_SOURCE=600 -D_BSD_SOURCE -D_DEFAULT_SOURCE -D_LARGE_FILES= -I/usr/include/libxml2 -I/usr/include/openssl -I/usr/include/mysql -o wmlscript/wsgram.o -c wmlscript/wsgram.c</text:p>
      <text:p text:style-name="P3">gcc -D_REENTRANT=1 -I. -Igw -g -O2 -D_XOPEN_SOURCE=600 -D_BSD_SOURCE -D_DEFAULT_SOURCE -D_LARGE_FILES= -I/usr/include/libxml2 -I/usr/include/openssl -I/usr/include/mysql -o wmlscript/wserror.o -c wmlscript/wserror.c</text:p>
      <text:p text:style-name="P3">ar rc libwmlscript.a wmlscript/wsopt.o wmlscript/wsasm.o wmlscript/wsstream_file.o wmlscript/wsalloc.o wmlscript/wsbc.o wmlscript/wshash.o wmlscript/wsstream_data.o wmlscript/ws.o wmlscript/wmlsc.o wmlscript/wsstree.o wmlscript/wsutf8.o wmlscript/wsstdlib.o wmlscript/wmlsdasm.o wmlscript/wsstream.o wmlscript/wsbuffer.o wmlscript/wslexer.o wmlscript/wsieee754.o wmlscript/wsencode.o wmlscript/wsfalloc.o wmlscript/wsgram.o wmlscript/wserror.o</text:p>
      <text:p text:style-name="P3">ranlib libwmlscript.a</text:p>
      <text:p text:style-name="P3">gcc -D_REENTRANT=1 -I. -Igw -g -O2 -D_XOPEN_SOURCE=600 -D_BSD_SOURCE -D_DEFAULT_SOURCE -D_LARGE_FILES= -I/usr/include/libxml2 -I/usr/include/openssl -I/usr/include/mysql -o wap/wsp.o -c wap/wsp.c</text:p>
      <text:p text:style-name="P3">gcc -D_REENTRANT=1 -I. -Igw -g -O2 -D_XOPEN_SOURCE=600 -D_BSD_SOURCE -D_DEFAULT_SOURCE -D_LARGE_FILES= -I/usr/include/libxml2 -I/usr/include/openssl -I/usr/include/mysql -o wap/wsp_push_client.o -c wap/wsp_push_client.c</text:p>
      <text:p text:style-name="P3">gcc -D_REENTRANT=1 -I. -Igw -g -O2 -D_XOPEN_SOURCE=600 -D_BSD_SOURCE -D_DEFAULT_SOURCE -D_LARGE_FILES= -I/usr/include/libxml2 -I/usr/include/openssl -I/usr/include/mysql -o wap/wsp_headers.o -c wap/wsp_headers.c</text:p>
      <text:p text:style-name="P3">gcc -D_REENTRANT=1 -I. -Igw -g -O2 -D_XOPEN_SOURCE=600 -D_BSD_SOURCE -D_DEFAULT_SOURCE -D_LARGE_FILES= -I/usr/include/libxml2 -I/usr/include/openssl -I/usr/include/mysql -o wap/wsp_unit.o -c wap/wsp_unit.c</text:p>
      <text:p text:style-name="P3">gcc -D_REENTRANT=1 -I. -Igw -g -O2 -D_XOPEN_SOURCE=600 -D_BSD_SOURCE -D_DEFAULT_SOURCE -D_LARGE_FILES= -I/usr/include/libxml2 -I/usr/include/openssl -I/usr/include/mysql -o wap/timers.o -c wap/timers.c</text:p>
      <text:p text:style-name="P3">gcc -D_REENTRANT=1 -I. -Igw -g -O2 -D_XOPEN_SOURCE=600 -D_BSD_SOURCE -D_DEFAULT_SOURCE -D_LARGE_FILES= -I/usr/include/libxml2 -I/usr/include/openssl -I/usr/include/mysql -o wap/wtp.o -c wap/wtp.c</text:p>
      <text:p text:style-name="P3">gcc -D_REENTRANT=1 -I. -Igw -g -O2 -D_XOPEN_SOURCE=600 -D_BSD_SOURCE -D_DEFAULT_SOURCE -D_LARGE_FILES= -I/usr/include/libxml2 -I/usr/include/openssl -I/usr/include/mysql -o wap/wtp_pdu.o -c wap/wtp_pdu.c</text:p>
      <text:p text:style-name="P3">gcc -D_REENTRANT=1 -I. -Igw -g -O2 -D_XOPEN_SOURCE=600 -D_BSD_SOURCE -D_DEFAULT_SOURCE -D_LARGE_FILES= -I/usr/include/libxml2 -I/usr/include/openssl -I/usr/include/mysql -o wap/wsp_pdu.o -c wap/wsp_pdu.c</text:p>
      <text:p text:style-name="P3">gcc -D_REENTRANT=1 -I. -Igw -g -O2 -D_XOPEN_SOURCE=600 -D_BSD_SOURCE -D_DEFAULT_SOURCE -D_LARGE_FILES= -I/usr/include/libxml2 -I/usr/include/openssl -I/usr/include/mysql -o wap/wtls_pdusupport.o -c wap/wtls_pdusupport.c</text:p>
      <text:p text:style-name="P3"><text:soft-page-break/>gcc -D_REENTRANT=1 -I. -Igw -g -O2 -D_XOPEN_SOURCE=600 -D_BSD_SOURCE -D_DEFAULT_SOURCE -D_LARGE_FILES= -I/usr/include/libxml2 -I/usr/include/openssl -I/usr/include/mysql -o wap/wtp_init.o -c wap/wtp_init.c</text:p>
      <text:p text:style-name="P3">gcc -D_REENTRANT=1 -I. -Igw -g -O2 -D_XOPEN_SOURCE=600 -D_BSD_SOURCE -D_DEFAULT_SOURCE -D_LARGE_FILES= -I/usr/include/libxml2 -I/usr/include/openssl -I/usr/include/mysql -o wap/wsp_strings.o -c wap/wsp_strings.c</text:p>
      <text:p text:style-name="P3">gcc -D_REENTRANT=1 -I. -Igw -g -O2 -D_XOPEN_SOURCE=600 -D_BSD_SOURCE -D_DEFAULT_SOURCE -D_LARGE_FILES= -I/usr/include/libxml2 -I/usr/include/openssl -I/usr/include/mysql -o wap/wap_addr.o -c wap/wap_addr.c</text:p>
      <text:p text:style-name="P3">gcc -D_REENTRANT=1 -I. -Igw -g -O2 -D_XOPEN_SOURCE=600 -D_BSD_SOURCE -D_DEFAULT_SOURCE -D_LARGE_FILES= -I/usr/include/libxml2 -I/usr/include/openssl -I/usr/include/mysql -o wap/wtp_tid.o -c wap/wtp_tid.c</text:p>
      <text:p text:style-name="P3">gcc -D_REENTRANT=1 -I. -Igw -g -O2 -D_XOPEN_SOURCE=600 -D_BSD_SOURCE -D_DEFAULT_SOURCE -D_LARGE_FILES= -I/usr/include/libxml2 -I/usr/include/openssl -I/usr/include/mysql -o wap/wtls-secmgr.o -c wap/wtls-secmgr.c</text:p>
      <text:p text:style-name="P3">gcc -D_REENTRANT=1 -I. -Igw -g -O2 -D_XOPEN_SOURCE=600 -D_BSD_SOURCE -D_DEFAULT_SOURCE -D_LARGE_FILES= -I/usr/include/libxml2 -I/usr/include/openssl -I/usr/include/mysql -o wap/wtls.o -c wap/wtls.c</text:p>
      <text:p text:style-name="P3">gcc -D_REENTRANT=1 -I. -Igw -g -O2 -D_XOPEN_SOURCE=600 -D_BSD_SOURCE -D_DEFAULT_SOURCE -D_LARGE_FILES= -I/usr/include/libxml2 -I/usr/include/openssl -I/usr/include/mysql -o wap/wap.o -c wap/wap.c</text:p>
      <text:p text:style-name="P3">gcc -D_REENTRANT=1 -I. -Igw -g -O2 -D_XOPEN_SOURCE=600 -D_BSD_SOURCE -D_DEFAULT_SOURCE -D_LARGE_FILES= -I/usr/include/libxml2 -I/usr/include/openssl -I/usr/include/mysql -o wap/wsp_caps.o -c wap/wsp_caps.c</text:p>
      <text:p text:style-name="P3">gcc -D_REENTRANT=1 -I. -Igw -g -O2 -D_XOPEN_SOURCE=600 -D_BSD_SOURCE -D_DEFAULT_SOURCE -D_LARGE_FILES= -I/usr/include/libxml2 -I/usr/include/openssl -I/usr/include/mysql -o wap/cookies.o -c wap/cookies.c</text:p>
      <text:p text:style-name="P3">gcc -D_REENTRANT=1 -I. -Igw -g -O2 -D_XOPEN_SOURCE=600 -D_BSD_SOURCE -D_DEFAULT_SOURCE -D_LARGE_FILES= -I/usr/include/libxml2 -I/usr/include/openssl -I/usr/include/mysql -o wap/wsp_session.o -c wap/wsp_session.c</text:p>
      <text:p text:style-name="P3">gcc -D_REENTRANT=1 -I. -Igw -g -O2 -D_XOPEN_SOURCE=600 -D_BSD_SOURCE -D_DEFAULT_SOURCE -D_LARGE_FILES= -I/usr/include/libxml2 -I/usr/include/openssl -I/usr/include/mysql -o wap/wtp_resp.o -c wap/wtp_resp.c</text:p>
      <text:p text:style-name="P3">gcc -D_REENTRANT=1 -I. -Igw -g -O2 -D_XOPEN_SOURCE=600 -D_BSD_SOURCE -D_DEFAULT_SOURCE -D_LARGE_FILES= -I/usr/include/libxml2 -I/usr/include/openssl -I/usr/include/mysql -o wap/wtls_statesupport.o -c wap/wtls_statesupport.c</text:p>
      <text:p text:style-name="P3">gcc -D_REENTRANT=1 -I. -Igw -g -O2 -D_XOPEN_SOURCE=600 -D_BSD_SOURCE -D_DEFAULT_SOURCE -D_LARGE_FILES= -I/usr/include/libxml2 -I/usr/include/openssl -I/usr/include/mysql -o wap/wtls_pdu.o -c wap/wtls_pdu.c</text:p>
      <text:p text:style-name="P3">gcc -D_REENTRANT=1 -I. -Igw -g -O2 -D_XOPEN_SOURCE=600 -D_BSD_SOURCE -D_DEFAULT_SOURCE -D_LARGE_FILES= -I/usr/include/libxml2 -I/usr/include/openssl -I/usr/include/mysql -o wap/wtp_pack.o -c wap/wtp_pack.c</text:p>
      <text:p text:style-name="P3">gcc -D_REENTRANT=1 -I. -Igw -g -O2 -D_XOPEN_SOURCE=600 -D_BSD_SOURCE -D_DEFAULT_SOURCE -D_LARGE_FILES= -I/usr/include/libxml2 -I/usr/include/openssl -I/usr/include/mysql -o wap/wap_events.o -c wap/wap_events.c</text:p>
      <text:p text:style-name="P3">gcc -D_REENTRANT=1 -I. -Igw -g -O2 -D_XOPEN_SOURCE=600 -D_BSD_SOURCE -D_DEFAULT_SOURCE -D_LARGE_FILES= -I/usr/include/libxml2 -I/usr/include/openssl -I/usr/include/mysql -o radius/radius_pdu.o -c radius/radius_pdu.c</text:p>
      <text:p text:style-name="P3"><text:soft-page-break/>gcc -D_REENTRANT=1 -I. -Igw -g -O2 -D_XOPEN_SOURCE=600 -D_BSD_SOURCE -D_DEFAULT_SOURCE -D_LARGE_FILES= -I/usr/include/libxml2 -I/usr/include/openssl -I/usr/include/mysql -o radius/radius_acct.o -c radius/radius_acct.c</text:p>
      <text:p text:style-name="P3">ar rc libwap.a wap/wtp_pack.o wap/wsp_push_client.o wap/wsp.o wap/wsp_pdu.o wap/wsp_unit.o wap/timers.o wap/wtls-secmgr.o wap/wtls.o wap/wsp_caps.o wap/wtls_statesupport.o wap/wap_events.o wap/wsp_headers.o wap/wtp.o wap/wtp_pdu.o wap/wtp_init.o wap/wtls_pdusupport.o wap/wsp_strings.o wap/wtp_tid.o wap/wap.o wap/cookies.o wap/wsp_session.o wap/wtp_resp.o wap/wtls_pdu.o wap/wap_addr.o radius/radius_pdu.o radius/radius_acct.o</text:p>
      <text:p text:style-name="P3">ranlib libwap.a</text:p>
      <text:p text:style-name="P3">gcc -D_REENTRANT=1 -I. -Igw -g -O2 -D_XOPEN_SOURCE=600 -D_BSD_SOURCE -D_DEFAULT_SOURCE -D_LARGE_FILES= -I/usr/include/libxml2 -I/usr/include/openssl -I/usr/include/mysql -o gwlib/socket.o -c gwlib/socket.c</text:p>
      <text:p text:style-name="P3">gcc -D_REENTRANT=1 -I. -Igw -g -O2 -D_XOPEN_SOURCE=600 -D_BSD_SOURCE -D_DEFAULT_SOURCE -D_LARGE_FILES= -I/usr/include/libxml2 -I/usr/include/openssl -I/usr/include/mysql -o gwlib/log.o -c gwlib/log.c</text:p>
      <text:p text:style-name="P3">gcc -D_REENTRANT=1 -I. -Igw -g -O2 -D_XOPEN_SOURCE=600 -D_BSD_SOURCE -D_DEFAULT_SOURCE -D_LARGE_FILES= -I/usr/include/libxml2 -I/usr/include/openssl -I/usr/include/mysql -o gwlib/gwlib.o -c gwlib/gwlib.c</text:p>
      <text:p text:style-name="P3">gcc -D_REENTRANT=1 -I. -Igw -g -O2 -D_XOPEN_SOURCE=600 -D_BSD_SOURCE -D_DEFAULT_SOURCE -D_LARGE_FILES= -I/usr/include/libxml2 -I/usr/include/openssl -I/usr/include/mysql -o gwlib/dbpool_cass.o -c gwlib/dbpool_cass.c</text:p>
      <text:p text:style-name="P3">gcc -D_REENTRANT=1 -I. -Igw -g -O2 -D_XOPEN_SOURCE=600 -D_BSD_SOURCE -D_DEFAULT_SOURCE -D_LARGE_FILES= -I/usr/include/libxml2 -I/usr/include/openssl -I/usr/include/mysql -o gwlib/xmlrpc.o -c gwlib/xmlrpc.c</text:p>
      <text:p text:style-name="P3">gcc -D_REENTRANT=1 -I. -Igw -g -O2 -D_XOPEN_SOURCE=600 -D_BSD_SOURCE -D_DEFAULT_SOURCE -D_LARGE_FILES= -I/usr/include/libxml2 -I/usr/include/openssl -I/usr/include/mysql -o gwlib/regex.o -c gwlib/regex.c</text:p>
      <text:p text:style-name="P3">gcc -D_REENTRANT=1 -I. -Igw -g -O2 -D_XOPEN_SOURCE=600 -D_BSD_SOURCE -D_DEFAULT_SOURCE -D_LARGE_FILES= -I/usr/include/libxml2 -I/usr/include/openssl -I/usr/include/mysql -o gwlib/dict.o -c gwlib/dict.c</text:p>
      <text:p text:style-name="P3">gcc -D_REENTRANT=1 -I. -Igw -g -O2 -D_XOPEN_SOURCE=600 -D_BSD_SOURCE -D_DEFAULT_SOURCE -D_LARGE_FILES= -I/usr/include/libxml2 -I/usr/include/openssl -I/usr/include/mysql -o gwlib/dbpool_oracle.o -c gwlib/dbpool_oracle.c</text:p>
      <text:p text:style-name="P3">gcc -D_REENTRANT=1 -I. -Igw -g -O2 -D_XOPEN_SOURCE=600 -D_BSD_SOURCE -D_DEFAULT_SOURCE -D_LARGE_FILES= -I/usr/include/libxml2 -I/usr/include/openssl -I/usr/include/mysql -o gwlib/ssl.o -c gwlib/ssl.c</text:p>
      <text:p text:style-name="P3">gcc -D_REENTRANT=1 -I. -Igw -g -O2 -D_XOPEN_SOURCE=600 -D_BSD_SOURCE -D_DEFAULT_SOURCE -D_LARGE_FILES= -I/usr/include/libxml2 -I/usr/include/openssl -I/usr/include/mysql -o gwlib/semaphore.o -c gwlib/semaphore.c</text:p>
      <text:p text:style-name="P3">gcc -D_REENTRANT=1 -I. -Igw -g -O2 -D_XOPEN_SOURCE=600 -D_BSD_SOURCE -D_DEFAULT_SOURCE -D_LARGE_FILES= -I/usr/include/libxml2 -I/usr/include/openssl -I/usr/include/mysql -o gwlib/charset.o -c gwlib/charset.c</text:p>
      <text:p text:style-name="P3">gcc -D_REENTRANT=1 -I. -Igw -g -O2 -D_XOPEN_SOURCE=600 -D_BSD_SOURCE -D_DEFAULT_SOURCE -D_LARGE_FILES= -I/usr/include/libxml2 -I/usr/include/openssl -I/usr/include/mysql -o gwlib/conn.o -c gwlib/conn.c</text:p>
      <text:p text:style-name="P3">gwlib/conn.c: In function ‘conn_shutdown_ssl’:</text:p>
      <text:p text:style-name="P3">gwlib/conn.c:1359:5: warning: ‘ERR_remove_state’ is deprecated [-Wdeprecated-declarations]</text:p>
      <text:p text:style-name="P3"><text:s/>1359 | <text:s text:c="4"/>ERR_remove_state(0);</text:p>
      <text:p text:style-name="P3"><text:soft-page-break/><text:s text:c="6"/>| <text:s text:c="4"/>^~~~~~~~~~~~~~~~</text:p>
      <text:p text:style-name="P3">In file included from /usr/include/openssl/e_os2.h:13,</text:p>
      <text:p text:style-name="P3"><text:s text:c="17"/>from /usr/include/openssl/x509.h:14,</text:p>
      <text:p text:style-name="P3"><text:s text:c="17"/>from ./gwlib/conn.h:291,</text:p>
      <text:p text:style-name="P3"><text:s text:c="17"/>from ./gwlib/gwlib.h:94,</text:p>
      <text:p text:style-name="P3"><text:s text:c="17"/>from gwlib/conn.c:82:</text:p>
      <text:p text:style-name="P3">/usr/include/openssl/err.h:261:1: note: declared here</text:p>
      <text:p text:style-name="P3"><text:s text:c="2"/>261 | DEPRECATEDIN_1_0_0(void ERR_remove_state(unsigned long pid))</text:p>
      <text:p text:style-name="P3"><text:s text:c="6"/>| ^~~~~~~~~~~~~~~~~~</text:p>
      <text:p text:style-name="P3">gwlib/conn.c: In function ‘server_shutdown_ssl’:</text:p>
      <text:p text:style-name="P3">gwlib/conn.c:1373:5: warning: ‘ERR_remove_state’ is deprecated [-Wdeprecated-declarations]</text:p>
      <text:p text:style-name="P3"><text:s/>1373 | <text:s text:c="4"/>ERR_remove_state(0);</text:p>
      <text:p text:style-name="P3"><text:s text:c="6"/>| <text:s text:c="4"/>^~~~~~~~~~~~~~~~</text:p>
      <text:p text:style-name="P3">In file included from /usr/include/openssl/e_os2.h:13,</text:p>
      <text:p text:style-name="P3"><text:s text:c="17"/>from /usr/include/openssl/x509.h:14,</text:p>
      <text:p text:style-name="P3"><text:s text:c="17"/>from ./gwlib/conn.h:291,</text:p>
      <text:p text:style-name="P3"><text:s text:c="17"/>from ./gwlib/gwlib.h:94,</text:p>
      <text:p text:style-name="P3"><text:s text:c="17"/>from gwlib/conn.c:82:</text:p>
      <text:p text:style-name="P3">/usr/include/openssl/err.h:261:1: note: declared here</text:p>
      <text:p text:style-name="P3"><text:s text:c="2"/>261 | DEPRECATEDIN_1_0_0(void ERR_remove_state(unsigned long pid))</text:p>
      <text:p text:style-name="P3"><text:s text:c="6"/>| ^~~~~~~~~~~~~~~~~~</text:p>
      <text:p text:style-name="P3">gcc -D_REENTRANT=1 -I. -Igw -g -O2 -D_XOPEN_SOURCE=600 -D_BSD_SOURCE -D_DEFAULT_SOURCE -D_LARGE_FILES= -I/usr/include/libxml2 -I/usr/include/openssl -I/usr/include/mysql -o gwlib/gwthread-pthread.o -c gwlib/gwthread-pthread.c</text:p>
      <text:p text:style-name="P3">gwlib/gwthread-pthread.c: In function ‘gwthread_wakeup’:</text:p>
      <text:p text:style-name="P3">gwlib/gwthread-pthread.c:703:5: warning: ignoring return value of ‘write’, declared with attribute warn_unused_result [-Wunused-result]</text:p>
      <text:p text:style-name="P3"><text:s text:c="2"/>703 | <text:s text:c="4"/>write(fd, &amp;c, 1);</text:p>
      <text:p text:style-name="P3"><text:s text:c="6"/>| <text:s text:c="4"/>^~~~~~~~~~~~~~~~</text:p>
      <text:p text:style-name="P3">gcc -D_REENTRANT=1 -I. -Igw -g -O2 -D_XOPEN_SOURCE=600 -D_BSD_SOURCE -D_DEFAULT_SOURCE -D_LARGE_FILES= -I/usr/include/libxml2 -I/usr/include/openssl -I/usr/include/mysql -o gwlib/gwmem-check.o -c gwlib/gwmem-check.c</text:p>
      <text:p text:style-name="P3">gcc -D_REENTRANT=1 -I. -Igw -g -O2 -D_XOPEN_SOURCE=600 -D_BSD_SOURCE -D_DEFAULT_SOURCE -D_LARGE_FILES= -I/usr/include/libxml2 -I/usr/include/openssl -I/usr/include/mysql -o gwlib/parse.o -c gwlib/parse.c</text:p>
      <text:p text:style-name="P3">gcc -D_REENTRANT=1 -I. -Igw -g -O2 -D_XOPEN_SOURCE=600 -D_BSD_SOURCE -D_DEFAULT_SOURCE -D_LARGE_FILES= -I/usr/include/libxml2 -I/usr/include/openssl -I/usr/include/mysql -o gwlib/dbpool_sqlite3.o -c gwlib/dbpool_sqlite3.c</text:p>
      <text:p text:style-name="P3">gcc -D_REENTRANT=1 -I. -Igw -g -O2 -D_XOPEN_SOURCE=600 -D_BSD_SOURCE -D_DEFAULT_SOURCE -D_LARGE_FILES= -I/usr/include/libxml2 -I/usr/include/openssl -I/usr/include/mysql -o gwlib/gw-timer.o -c gwlib/gw-timer.c</text:p>
      <text:p text:style-name="P3">gcc -D_REENTRANT=1 -I. -Igw -g -O2 -D_XOPEN_SOURCE=600 -D_BSD_SOURCE -D_DEFAULT_SOURCE -D_LARGE_FILES= -I/usr/include/libxml2 -I/usr/include/openssl -I/usr/include/mysql -o gwlib/protected.o -c gwlib/protected.c</text:p>
      <text:p text:style-name="P3">gcc -D_REENTRANT=1 -I. -Igw -g -O2 -D_XOPEN_SOURCE=600 -D_BSD_SOURCE -D_DEFAULT_SOURCE -D_LARGE_FILES= -I/usr/include/libxml2 -I/usr/include/openssl -I/usr/include/mysql -o gwlib/dbpool_mysql.o -c gwlib/dbpool_mysql.c</text:p>
      <text:p text:style-name="P3"><text:soft-page-break/>gcc -D_REENTRANT=1 -I. -Igw -g -O2 -D_XOPEN_SOURCE=600 -D_BSD_SOURCE -D_DEFAULT_SOURCE -D_LARGE_FILES= -I/usr/include/libxml2 -I/usr/include/openssl -I/usr/include/mysql -o gwlib/list.o -c gwlib/list.c</text:p>
      <text:p text:style-name="P3">gcc -D_REENTRANT=1 -I. -Igw -g -O2 -D_XOPEN_SOURCE=600 -D_BSD_SOURCE -D_DEFAULT_SOURCE -D_LARGE_FILES= -I/usr/include/libxml2 -I/usr/include/openssl -I/usr/include/mysql -o gwlib/gwpoll.o -c gwlib/gwpoll.c</text:p>
      <text:p text:style-name="P3">gcc -D_REENTRANT=1 -I. -Igw -g -O2 -D_XOPEN_SOURCE=600 -D_BSD_SOURCE -D_DEFAULT_SOURCE -D_LARGE_FILES= -I/usr/include/libxml2 -I/usr/include/openssl -I/usr/include/mysql -o gwlib/dbpool.o -c gwlib/dbpool.c</text:p>
      <text:p text:style-name="P3">gcc -D_REENTRANT=1 -I. -Igw -g -O2 -D_XOPEN_SOURCE=600 -D_BSD_SOURCE -D_DEFAULT_SOURCE -D_LARGE_FILES= -I/usr/include/libxml2 -I/usr/include/openssl -I/usr/include/mysql -o gwlib/dbpool_sdb.o -c gwlib/dbpool_sdb.c</text:p>
      <text:p text:style-name="P3">gcc -D_REENTRANT=1 -I. -Igw -g -O2 -D_XOPEN_SOURCE=600 -D_BSD_SOURCE -D_DEFAULT_SOURCE -D_LARGE_FILES= -I/usr/include/libxml2 -I/usr/include/openssl -I/usr/include/mysql -o gwlib/dbpool_pgsql.o -c gwlib/dbpool_pgsql.c</text:p>
      <text:p text:style-name="P3">gcc -D_REENTRANT=1 -I. -Igw -g -O2 -D_XOPEN_SOURCE=600 -D_BSD_SOURCE -D_DEFAULT_SOURCE -D_LARGE_FILES= -I/usr/include/libxml2 -I/usr/include/openssl -I/usr/include/mysql -o gwlib/utils.o -c gwlib/utils.c</text:p>
      <text:p text:style-name="P3">gwlib/utils.c: In function ‘become_daemon’:</text:p>
      <text:p text:style-name="P3">gwlib/utils.c:281:5: warning: ignoring return value of ‘dup’, declared with attribute warn_unused_result [-Wunused-result]</text:p>
      <text:p text:style-name="P3"><text:s text:c="2"/>281 | <text:s text:c="4"/>dup(fd); /* stdout */</text:p>
      <text:p text:style-name="P3"><text:s text:c="6"/>| <text:s text:c="4"/>^~~~~~~</text:p>
      <text:p text:style-name="P3">gwlib/utils.c:282:5: warning: ignoring return value of ‘dup’, declared with attribute warn_unused_result [-Wunused-result]</text:p>
      <text:p text:style-name="P3"><text:s text:c="2"/>282 | <text:s text:c="4"/>dup(fd); /* stderr */</text:p>
      <text:p text:style-name="P3"><text:s text:c="6"/>| <text:s text:c="4"/>^~~~~~~</text:p>
      <text:p text:style-name="P3">gwlib/utils.c:284:5: warning: ignoring return value of ‘chdir’, declared with attribute warn_unused_result [-Wunused-result]</text:p>
      <text:p text:style-name="P3"><text:s text:c="2"/>284 | <text:s text:c="4"/>chdir("/");</text:p>
      <text:p text:style-name="P3"><text:s text:c="6"/>| <text:s text:c="4"/>^~~~~~~~~~</text:p>
      <text:p text:style-name="P3">gcc -D_REENTRANT=1 -I. -Igw -g -O2 -D_XOPEN_SOURCE=600 -D_BSD_SOURCE -D_DEFAULT_SOURCE -D_LARGE_FILES= -I/usr/include/libxml2 -I/usr/include/openssl -I/usr/include/mysql -o gwlib/pki.o -c gwlib/pki.c</text:p>
      <text:p text:style-name="P3">gcc -D_REENTRANT=1 -I. -Igw -g -O2 -D_XOPEN_SOURCE=600 -D_BSD_SOURCE -D_DEFAULT_SOURCE -D_LARGE_FILES= -I/usr/include/libxml2 -I/usr/include/openssl -I/usr/include/mysql -o gwlib/dbpool_mssql.o -c gwlib/dbpool_mssql.c</text:p>
      <text:p text:style-name="P3">gcc -D_REENTRANT=1 -I. -Igw -g -O2 -D_XOPEN_SOURCE=600 -D_BSD_SOURCE -D_DEFAULT_SOURCE -D_LARGE_FILES= -I/usr/include/libxml2 -I/usr/include/openssl -I/usr/include/mysql -o gwlib/dbpool_sqlite.o -c gwlib/dbpool_sqlite.c</text:p>
      <text:p text:style-name="P3">gcc -D_REENTRANT=1 -I. -Igw -g -O2 -D_XOPEN_SOURCE=600 -D_BSD_SOURCE -D_DEFAULT_SOURCE -D_LARGE_FILES= -I/usr/include/libxml2 -I/usr/include/openssl -I/usr/include/mysql -o gwlib/gw_uuid.o -c gwlib/gw_uuid.c</text:p>
      <text:p text:style-name="P3">gcc -D_REENTRANT=1 -I. -Igw -g -O2 -D_XOPEN_SOURCE=600 -D_BSD_SOURCE -D_DEFAULT_SOURCE -D_LARGE_FILES= -I/usr/include/libxml2 -I/usr/include/openssl -I/usr/include/mysql -o gwlib/gwmem-native.o -c gwlib/gwmem-native.c</text:p>
      <text:p text:style-name="P3">gcc -D_REENTRANT=1 -I. -Igw -g -O2 -D_XOPEN_SOURCE=600 -D_BSD_SOURCE -D_DEFAULT_SOURCE -D_LARGE_FILES= -I/usr/include/libxml2 -I/usr/include/openssl -I/usr/include/mysql -o gwlib/date.o -c gwlib/date.c</text:p>
      <text:p text:style-name="P3"><text:soft-page-break/>gcc -D_REENTRANT=1 -I. -Igw -g -O2 -D_XOPEN_SOURCE=600 -D_BSD_SOURCE -D_DEFAULT_SOURCE -D_LARGE_FILES= -I/usr/include/libxml2 -I/usr/include/openssl -I/usr/include/mysql -o gwlib/counter.o -c gwlib/counter.c</text:p>
      <text:p text:style-name="P3">gcc -D_REENTRANT=1 -I. -Igw -g -O2 -D_XOPEN_SOURCE=600 -D_BSD_SOURCE -D_DEFAULT_SOURCE -D_LARGE_FILES= -I/usr/include/libxml2 -I/usr/include/openssl -I/usr/include/mysql -o gwlib/gw-rwlock.o -c gwlib/gw-rwlock.c</text:p>
      <text:p text:style-name="P3">gcc -D_REENTRANT=1 -I. -Igw -g -O2 -D_XOPEN_SOURCE=600 -D_BSD_SOURCE -D_DEFAULT_SOURCE -D_LARGE_FILES= -I/usr/include/libxml2 -I/usr/include/openssl -I/usr/include/mysql -o gwlib/md5.o -c gwlib/md5.c</text:p>
      <text:p text:style-name="P3">gcc -D_REENTRANT=1 -I. -Igw -g -O2 -D_XOPEN_SOURCE=600 -D_BSD_SOURCE -D_DEFAULT_SOURCE -D_LARGE_FILES= -I/usr/include/libxml2 -I/usr/include/openssl -I/usr/include/mysql -o gwlib/mime.o -c gwlib/mime.c</text:p>
      <text:p text:style-name="P3">gcc -D_REENTRANT=1 -I. -Igw -g -O2 -D_XOPEN_SOURCE=600 -D_BSD_SOURCE -D_DEFAULT_SOURCE -D_LARGE_FILES= -I/usr/include/libxml2 -I/usr/include/openssl -I/usr/include/mysql -o gwlib/pcre.o -c gwlib/pcre.c</text:p>
      <text:p text:style-name="P3">gcc -D_REENTRANT=1 -I. -Igw -g -O2 -D_XOPEN_SOURCE=600 -D_BSD_SOURCE -D_DEFAULT_SOURCE -D_LARGE_FILES= -I/usr/include/libxml2 -I/usr/include/openssl -I/usr/include/mysql -o gwlib/gw-prioqueue.o -c gwlib/gw-prioqueue.c</text:p>
      <text:p text:style-name="P3">gcc -D_REENTRANT=1 -I. -Igw -g -O2 -D_XOPEN_SOURCE=600 -D_BSD_SOURCE -D_DEFAULT_SOURCE -D_LARGE_FILES= -I/usr/include/libxml2 -I/usr/include/openssl -I/usr/include/mysql -o gwlib/octstr.o -c gwlib/octstr.c</text:p>
      <text:p text:style-name="P3">gcc -D_REENTRANT=1 -I. -Igw -g -O2 -D_XOPEN_SOURCE=600 -D_BSD_SOURCE -D_DEFAULT_SOURCE -D_LARGE_FILES= -I/usr/include/libxml2 -I/usr/include/openssl -I/usr/include/mysql -o gwlib/dbpool_redis.o -c gwlib/dbpool_redis.c</text:p>
      <text:p text:style-name="P3">gcc -D_REENTRANT=1 -I. -Igw -g -O2 -D_XOPEN_SOURCE=600 -D_BSD_SOURCE -D_DEFAULT_SOURCE -D_LARGE_FILES= -I/usr/include/libxml2 -I/usr/include/openssl -I/usr/include/mysql -o gwlib/accesslog.o -c gwlib/accesslog.c</text:p>
      <text:p text:style-name="P3">gcc -D_REENTRANT=1 -I. -Igw -g -O2 -D_XOPEN_SOURCE=600 -D_BSD_SOURCE -D_DEFAULT_SOURCE -D_LARGE_FILES= -I/usr/include/libxml2 -I/usr/include/openssl -I/usr/include/mysql -o gwlib/http.o -c gwlib/http.c</text:p>
      <text:p text:style-name="P3">gcc -D_REENTRANT=1 -I. -Igw -g -O2 -D_XOPEN_SOURCE=600 -D_BSD_SOURCE -D_DEFAULT_SOURCE -D_LARGE_FILES= -I/usr/include/libxml2 -I/usr/include/openssl -I/usr/include/mysql -o gwlib/thread.o -c gwlib/thread.c</text:p>
      <text:p text:style-name="P3">gcc -D_REENTRANT=1 -I. -Igw -g -O2 -D_XOPEN_SOURCE=600 -D_BSD_SOURCE -D_DEFAULT_SOURCE -D_LARGE_FILES= -I/usr/include/libxml2 -I/usr/include/openssl -I/usr/include/mysql -o gwlib/cfg.o -c gwlib/cfg.c</text:p>
      <text:p text:style-name="P3">gcc -D_REENTRANT=1 -I. -Igw -g -O2 -D_XOPEN_SOURCE=600 -D_BSD_SOURCE -D_DEFAULT_SOURCE -D_LARGE_FILES= -I/usr/include/libxml2 -I/usr/include/openssl -I/usr/include/mysql -o gwlib/fdset.o -c gwlib/fdset.c</text:p>
      <text:p text:style-name="P3">ar rc <text:s/>libgwlib.a gwlib/socket.o gwlib/dbpool_oracle.o gwlib/gwmem-native.o gwlib/dbpool_sqlite3.o gwlib/pki.o gwlib/gwpoll.o gwlib/dbpool.o gwlib/gwlib.o gwlib/dbpool_sqlite.o gwlib/dbpool_mssql.o gwlib/counter.o gwlib/cfg.o gwlib/thread.o gwlib/utils.o gwlib/gw-rwlock.o gwlib/dbpool_sdb.o gwlib/dbpool_cass.o gwlib/xmlrpc.o gwlib/mime.o gwlib/ssl.o gwlib/semaphore.o gwlib/charset.o gwlib/gwthread-pthread.o gwlib/gw_uuid.o gwlib/gwmem-check.o gwlib/dict.o gwlib/gw-timer.o gwlib/protected.o gwlib/log.o gwlib/regex.o gwlib/list.o gwlib/dbpool_pgsql.o gwlib/conn.o gwlib/date.o gwlib/parse.o gwlib/md5.o gwlib/dbpool_mysql.o gwlib/pcre.o gwlib/gw-prioqueue.o gwlib/octstr.o gwlib/dbpool_redis.o gwlib/accesslog.o gwlib/http.o gwlib/fdset.o </text:p>
      <text:p text:style-name="P3">ranlib libgwlib.a</text:p>
      <text:p text:style-name="P3">make -C utils </text:p>
      <text:p text:style-name="P3"><text:soft-page-break/>make[1]: Entering directory '/usr/local/src/gateway-1.4.5/utils'</text:p>
      <text:p text:style-name="P3">gcc -DHAVE_CONFIG_H -I. -I.. <text:s text:c="3"/>-I. -I../gw -I../gwlib -I.. -g -O2 -D_XOPEN_SOURCE=600 -D_BSD_SOURCE -D_DEFAULT_SOURCE -D_LARGE_FILES= -I/usr/include/libxml2 -I/usr/include/openssl -I/usr/include/mysql -MT seewbmp.o -MD -MP -MF .deps/seewbmp.Tpo -c -o seewbmp.o seewbmp.c</text:p>
      <text:p text:style-name="P3">mv -f .deps/seewbmp.Tpo .deps/seewbmp.Po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eewbmp seewbmp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eewbmp seewbmp.o <text:s/>../libgwlib.a ../libgw.a -lnsl -lxml2 -L/usr/lib/gcc/x86_64-linux-gnu/9/../../../x86_64-linux-gnu -L/usr/lib/x86_64-linux-gnu -lmysqlclient -lpthread -ldl -lz -lssl -lcrypto -lresolv -lm -lrt</text:p>
      <text:p text:style-name="P3">gcc -DHAVE_CONFIG_H -I. -I.. <text:s text:c="3"/>-I. -I../gw -I../gwlib -I.. -g -O2 -D_XOPEN_SOURCE=600 -D_BSD_SOURCE -D_DEFAULT_SOURCE -D_LARGE_FILES= -I/usr/include/libxml2 -I/usr/include/openssl -I/usr/include/mysql -MT mtbatch.o -MD -MP -MF .deps/mtbatch.Tpo -c -o mtbatch.o mtbatch.c</text:p>
      <text:p text:style-name="P3">mv -f .deps/mtbatch.Tpo .deps/mtbatch.Po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mtbatch mtbatch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mtbatch mtbatch.o <text:s/>../libgwlib.a ../libgw.a -lnsl -lxml2 -L/usr/lib/gcc/x86_64-linux-gnu/9/../../../x86_64-linux-gnu -L/usr/lib/x86_64-linux-gnu -lmysqlclient -lpthread -ldl -lz -lssl -lcrypto -lresolv -lm -lrt</text:p>
      <text:p text:style-name="P3">gcc -DHAVE_CONFIG_H -I. -I.. <text:s text:c="3"/>-I. -I../gw -I../gwlib -I.. -g -O2 -D_XOPEN_SOURCE=600 -D_BSD_SOURCE -D_DEFAULT_SOURCE -D_LARGE_FILES= -I/usr/include/libxml2 -I/usr/include/openssl -I/usr/include/mysql -MT decode_emimsg.o -MD -MP -MF .deps/decode_emimsg.Tpo -c -o decode_emimsg.o decode_emimsg.c</text:p>
      <text:p text:style-name="P3">mv -f .deps/decode_emimsg.Tpo .deps/decode_emimsg.Po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decode_emimsg decode_emimsg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decode_emimsg decode_emimsg.o <text:s/>../libgwlib.a ../libgw.a -lnsl -lxml2 -L/usr/lib/gcc/x86_64-linux-gnu/9/../../../x86_64-linux-gnu -L/usr/lib/x86_64-linux-gnu -lmysqlclient -lpthread -ldl -lz -lssl -lcrypto -lresolv -lm -lrt</text:p>
      <text:p text:style-name="P3"><text:soft-page-break/>gcc -DHAVE_CONFIG_H -I. -I.. <text:s text:c="3"/>-I. -I../gw -I../gwlib -I.. -g -O2 -D_XOPEN_SOURCE=600 -D_BSD_SOURCE -D_DEFAULT_SOURCE -D_LARGE_FILES= -I/usr/include/libxml2 -I/usr/include/openssl -I/usr/include/mysql -MT run_kannel_box.o -MD -MP -MF .deps/run_kannel_box.Tpo -c -o run_kannel_box.o run_kannel_box.c</text:p>
      <text:p text:style-name="P3">mv -f .deps/run_kannel_box.Tpo .deps/run_kannel_box.Po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run_kannel_box run_kannel_box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run_kannel_box run_kannel_box.o <text:s/>../libgwlib.a ../libgw.a -lnsl -lxml2 -L/usr/lib/gcc/x86_64-linux-gnu/9/../../../x86_64-linux-gnu -L/usr/lib/x86_64-linux-gnu -lmysqlclient -lpthread -ldl -lz -lssl -lcrypto -lresolv -lm -lrt</text:p>
      <text:p text:style-name="P3">gcc -DHAVE_CONFIG_H -I. -I.. <text:s text:c="3"/>-I. -I../gw -I../gwlib -I.. -g -O2 -D_XOPEN_SOURCE=600 -D_BSD_SOURCE -D_DEFAULT_SOURCE -D_LARGE_FILES= -I/usr/include/libxml2 -I/usr/include/openssl -I/usr/include/mysql -MT start-stop-daemon.o -MD -MP -MF .deps/start-stop-daemon.Tpo -c -o start-stop-daemon.o start-stop-daemon.c</text:p>
      <text:p text:style-name="P3">start-stop-daemon.c: In function ‘main’:</text:p>
      <text:p text:style-name="P3">start-stop-daemon.c:918:3: warning: ignoring return value of ‘chdir’, declared with attribute warn_unused_result [-Wunused-result]</text:p>
      <text:p text:style-name="P3"><text:s text:c="2"/>918 | <text:s text:c="2"/>chdir("/");</text:p>
      <text:p text:style-name="P3"><text:s text:c="6"/>| <text:s text:c="2"/>^~~~~~~~~~</text:p>
      <text:p text:style-name="P3">start-stop-daemon.c:931:3: warning: ignoring return value of ‘dup’, declared with attribute warn_unused_result [-Wunused-result]</text:p>
      <text:p text:style-name="P3"><text:s text:c="2"/>931 | <text:s text:c="2"/>dup(fd); /* stdout */</text:p>
      <text:p text:style-name="P3"><text:s text:c="6"/>| <text:s text:c="2"/>^~~~~~~</text:p>
      <text:p text:style-name="P3">start-stop-daemon.c:932:3: warning: ignoring return value of ‘dup’, declared with attribute warn_unused_result [-Wunused-result]</text:p>
      <text:p text:style-name="P3"><text:s text:c="2"/>932 | <text:s text:c="2"/>dup(fd); /* stderr */</text:p>
      <text:p text:style-name="P3"><text:s text:c="6"/>| <text:s text:c="2"/>^~~~~~~</text:p>
      <text:p text:style-name="P3">mv -f .deps/start-stop-daemon.Tpo .deps/start-stop-daemon.Po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tart-stop-daemon start-stop-daemon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tart-stop-daemon start-stop-daemon.o <text:s/>../libgwlib.a ../libgw.a -lnsl -lxml2 -L/usr/lib/gcc/x86_64-linux-gnu/9/../../../x86_64-linux-gnu -L/usr/lib/x86_64-linux-gnu -lmysqlclient -lpthread -ldl -lz -lssl -lcrypto -lresolv -lm -lrt</text:p>
      <text:p text:style-name="P3">make[1]: Leaving directory '/usr/local/src/gateway-1.4.5/utils'</text:p>
      <text:p text:style-name="P3">gcc -D_REENTRANT=1 -I. -Igw -g -O2 -D_XOPEN_SOURCE=600 -D_BSD_SOURCE -D_DEFAULT_SOURCE -D_LARGE_FILES= -I/usr/include/libxml2 -I/usr/include/openssl -I/usr/include/mysql -o gw/bearerbox.o -c gw/bearerbox.c</text:p>
      <text:p text:style-name="P3"><text:soft-page-break/>gcc -D_REENTRANT=1 -I. -Igw -g -O2 -D_XOPEN_SOURCE=600 -D_BSD_SOURCE -D_DEFAULT_SOURCE -D_LARGE_FILES= -I/usr/include/libxml2 -I/usr/include/openssl -I/usr/include/mysql -o gw/smsbox.o -c gw/smsbox.c</text:p>
      <text:p text:style-name="P3">gw/smsbox.c: In function ‘obey_request_thread’:</text:p>
      <text:p text:style-name="P3">gw/smsbox.c:1480:23: warning: ‘%02d’ directive writing between 2 and 11 bytes into a region of size between 10 and 17 [-Wformat-overflow=]</text:p>
      <text:p text:style-name="P3"><text:s/>1480 | <text:s text:c="5"/>sprintf(p, "%04d-%02d-%02d %02d:%02d:%02d",</text:p>
      <text:p text:style-name="P3"><text:s text:c="6"/>| <text:s text:c="22"/>^~~~</text:p>
      <text:p text:style-name="P3">gw/smsbox.c:1480:17: note: directive argument in the range [-2147483647, 2147483647]</text:p>
      <text:p text:style-name="P3"><text:s/>1480 | <text:s text:c="5"/>sprintf(p, "%04d-%02d-%02d %02d:%02d:%02d",</text:p>
      <text:p text:style-name="P3"><text:s text:c="6"/>| <text:s text:c="16"/>^~~~~~~~~~~~~~~~~~~~~~~~~~~~~~~</text:p>
      <text:p text:style-name="P3">In file included from /usr/include/stdio.h:867,</text:p>
      <text:p text:style-name="P3"><text:s text:c="17"/>from /usr/include/libxml2/libxml/tree.h:15,</text:p>
      <text:p text:style-name="P3"><text:s text:c="17"/>from gw/smsbox.c:68:</text:p>
      <text:p text:style-name="P3">/usr/include/x86_64-linux-gnu/bits/stdio2.h:36:10: note: ‘__builtin___sprintf_chk’ output between 20 and 72 bytes into a destination of size 22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box.c:1341:23: warning: ‘%02d’ directive writing between 2 and 11 bytes into a region of size between 10 and 17 [-Wformat-overflow=]</text:p>
      <text:p text:style-name="P3"><text:s/>1341 | <text:s text:c="5"/>sprintf(p, "%04d-%02d-%02d %02d:%02d:%02d",</text:p>
      <text:p text:style-name="P3"><text:s text:c="6"/>| <text:s text:c="22"/>^~~~</text:p>
      <text:p text:style-name="P3">gw/smsbox.c:1341:17: note: directive argument in the range [-2147483647, 2147483647]</text:p>
      <text:p text:style-name="P3"><text:s/>1341 | <text:s text:c="5"/>sprintf(p, "%04d-%02d-%02d %02d:%02d:%02d",</text:p>
      <text:p text:style-name="P3"><text:s text:c="6"/>| <text:s text:c="16"/>^~~~~~~~~~~~~~~~~~~~~~~~~~~~~~~</text:p>
      <text:p text:style-name="P3">In file included from /usr/include/stdio.h:867,</text:p>
      <text:p text:style-name="P3"><text:s text:c="17"/>from /usr/include/libxml2/libxml/tree.h:15,</text:p>
      <text:p text:style-name="P3"><text:s text:c="17"/>from gw/smsbox.c:68:</text:p>
      <text:p text:style-name="P3">/usr/include/x86_64-linux-gnu/bits/stdio2.h:36:10: note: ‘__builtin___sprintf_chk’ output between 20 and 72 bytes into a destination of size 22</text:p>
      <text:p text:style-name="P3"><text:s text:c="3"/>36 | <text:s text:c="2"/>return __builtin___sprintf_chk (__s, __USE_FORTIFY_LEVEL - 1,</text:p>
      <text:p text:style-name="P3"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w/smsbox.c:1347:23: warning: ‘%02d’ directive writing between 2 and 11 bytes into a region of size between 10 and 17 [-Wformat-overflow=]</text:p>
      <text:p text:style-name="P3"><text:s/>1347 | <text:s text:c="5"/>sprintf(p, "%04d-%02d-%02d %02d:%02d:%02d",</text:p>
      <text:p text:style-name="P3"><text:s text:c="6"/>| <text:s text:c="22"/>^~~~</text:p>
      <text:p text:style-name="P3">gw/smsbox.c:1347:17: note: directive argument in the range [-2147483647, 2147483647]</text:p>
      <text:p text:style-name="P3"><text:s/>1347 | <text:s text:c="5"/>sprintf(p, "%04d-%02d-%02d %02d:%02d:%02d",</text:p>
      <text:p text:style-name="P3"><text:s text:c="6"/>| <text:s text:c="16"/>^~~~~~~~~~~~~~~~~~~~~~~~~~~~~~~</text:p>
      <text:p text:style-name="P3">In file included from /usr/include/stdio.h:867,</text:p>
      <text:p text:style-name="P3"><text:s text:c="17"/>from /usr/include/libxml2/libxml/tree.h:15,</text:p>
      <text:p text:style-name="P3"><text:s text:c="17"/>from gw/smsbox.c:68:</text:p>
      <text:p text:style-name="P3">/usr/include/x86_64-linux-gnu/bits/stdio2.h:36:10: note: ‘__builtin___sprintf_chk’ output between 20 and 72 bytes into a destination of size 22</text:p>
      <text:p text:style-name="P3"><text:s text:c="3"/>36 | <text:s text:c="2"/>return __builtin___sprintf_chk (__s, __USE_FORTIFY_LEVEL - 1,</text:p>
      <text:p text:style-name="P3"><text:soft-page-break/><text:s text:c="6"/>| <text:s text:c="9"/>^~~~~~~~~~~~~~~~~~~~~~~~~~~~~~~~~~~~~~~~~~~~~~~~~~~~~~</text:p>
      <text:p text:style-name="P3"><text:s text:c="3"/>37 | <text:s text:c="6"/>__bos (__s), __fmt, __va_arg_pack ());</text:p>
      <text:p text:style-name="P3"><text:s text:c="6"/>| <text:s text:c="6"/>~~~~~~~~~~~~~~~~~~~~~~~~~~~~~~~~~~~~~</text:p>
      <text:p text:style-name="P3">gcc -D_REENTRANT=1 -I. -Igw -g -O2 -D_XOPEN_SOURCE=600 -D_BSD_SOURCE -D_DEFAULT_SOURCE -D_LARGE_FILES= -I/usr/include/libxml2 -I/usr/include/openssl -I/usr/include/mysql -o gw/wapbox.o -c gw/wapbox.c</text:p>
      <text:p text:style-name="P3">gcc -D_REENTRANT=1 -I. -Igw -g -O2 -D_XOPEN_SOURCE=600 -D_BSD_SOURCE -D_DEFAULT_SOURCE -D_LARGE_FILES= -I/usr/include/libxml2 -I/usr/include/openssl -I/usr/include/mysql -rdynamic -o wmlscript/wmlsc wmlscript/wml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wmlscript/wmlsdasm wmlscript/wmlsdas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bearerbox gw/bearer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smsbox gw/sms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wapbox gw/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o test/test_boxc.o -c test/test_boxc.c</text:p>
      <text:p text:style-name="P3">gcc -D_REENTRANT=1 -I. -Igw -g -O2 -D_XOPEN_SOURCE=600 -D_BSD_SOURCE -D_DEFAULT_SOURCE -D_LARGE_FILES= -I/usr/include/libxml2 -I/usr/include/openssl -I/usr/include/mysql -o test/test_ppg.o -c test/test_ppg.c</text:p>
      <text:p text:style-name="P3">gcc -D_REENTRANT=1 -I. -Igw -g -O2 -D_XOPEN_SOURCE=600 -D_BSD_SOURCE -D_DEFAULT_SOURCE -D_LARGE_FILES= -I/usr/include/libxml2 -I/usr/include/openssl -I/usr/include/mysql -o test/test_store_dump.o -c test/test_store_dump.c</text:p>
      <text:p text:style-name="P3">gcc -D_REENTRANT=1 -I. -Igw -g -O2 -D_XOPEN_SOURCE=600 -D_BSD_SOURCE -D_DEFAULT_SOURCE -D_LARGE_FILES= -I/usr/include/libxml2 -I/usr/include/openssl -I/usr/include/mysql -o test/test_octstr_immutables.o -c test/test_octstr_immutables.c</text:p>
      <text:p text:style-name="P3"><text:soft-page-break/>gcc -D_REENTRANT=1 -I. -Igw -g -O2 -D_XOPEN_SOURCE=600 -D_BSD_SOURCE -D_DEFAULT_SOURCE -D_LARGE_FILES= -I/usr/include/libxml2 -I/usr/include/openssl -I/usr/include/mysql -o test/test_sl.o -c test/test_sl.c</text:p>
      <text:p text:style-name="P3">gcc -D_REENTRANT=1 -I. -Igw -g -O2 -D_XOPEN_SOURCE=600 -D_BSD_SOURCE -D_DEFAULT_SOURCE -D_LARGE_FILES= -I/usr/include/libxml2 -I/usr/include/openssl -I/usr/include/mysql -o test/test_date.o -c test/test_date.c</text:p>
      <text:p text:style-name="P3">gcc -D_REENTRANT=1 -I. -Igw -g -O2 -D_XOPEN_SOURCE=600 -D_BSD_SOURCE -D_DEFAULT_SOURCE -D_LARGE_FILES= -I/usr/include/libxml2 -I/usr/include/openssl -I/usr/include/mysql -o test/drive_wapbox.o -c test/drive_wapbox.c</text:p>
      <text:p text:style-name="P3">gcc -D_REENTRANT=1 -I. -Igw -g -O2 -D_XOPEN_SOURCE=600 -D_BSD_SOURCE -D_DEFAULT_SOURCE -D_LARGE_FILES= -I/usr/include/libxml2 -I/usr/include/openssl -I/usr/include/mysql -o test/test_radius_acct.o -c test/test_radius_acct.c</text:p>
      <text:p text:style-name="P3">gcc -D_REENTRANT=1 -I. -Igw -g -O2 -D_XOPEN_SOURCE=600 -D_BSD_SOURCE -D_DEFAULT_SOURCE -D_LARGE_FILES= -I/usr/include/libxml2 -I/usr/include/openssl -I/usr/include/mysql -o test/udpfeed.o -c test/udpfeed.c</text:p>
      <text:p text:style-name="P3">gcc -D_REENTRANT=1 -I. -Igw -g -O2 -D_XOPEN_SOURCE=600 -D_BSD_SOURCE -D_DEFAULT_SOURCE -D_LARGE_FILES= -I/usr/include/libxml2 -I/usr/include/openssl -I/usr/include/mysql -o test/test_conn.o -c test/test_conn.c</text:p>
      <text:p text:style-name="P3">gcc -D_REENTRANT=1 -I. -Igw -g -O2 -D_XOPEN_SOURCE=600 -D_BSD_SOURCE -D_DEFAULT_SOURCE -D_LARGE_FILES= -I/usr/include/libxml2 -I/usr/include/openssl -I/usr/include/mysql -o test/decompile.o -c test/decompile.c</text:p>
      <text:p text:style-name="P3">test/decompile.c: In function ‘BufferLength’:</text:p>
      <text:p text:style-name="P3">test/decompile.c:1439:26: warning: comparison between pointer and zero character constant [-Wpointer-compare]</text:p>
      <text:p text:style-name="P3"><text:s/>1439 | <text:s/>while (buffer-&gt;m_curpos != '\0')</text:p>
      <text:p text:style-name="P3"><text:s text:c="6"/>| <text:s text:c="25"/>^~</text:p>
      <text:p text:style-name="P3">test/decompile.c:1439:9: note: did you mean to dereference the pointer?</text:p>
      <text:p text:style-name="P3"><text:s/>1439 | <text:s/>while (buffer-&gt;m_curpos != '\0')</text:p>
      <text:p text:style-name="P3"><text:s text:c="6"/>| <text:s text:c="8"/>^</text:p>
      <text:p text:style-name="P3">gcc -D_REENTRANT=1 -I. -Igw -g -O2 -D_XOPEN_SOURCE=600 -D_BSD_SOURCE -D_DEFAULT_SOURCE -D_LARGE_FILES= -I/usr/include/libxml2 -I/usr/include/openssl -I/usr/include/mysql -o test/test_smsc.o -c test/test_smsc.c</text:p>
      <text:p text:style-name="P3">gcc -D_REENTRANT=1 -I. -Igw -g -O2 -D_XOPEN_SOURCE=600 -D_BSD_SOURCE -D_DEFAULT_SOURCE -D_LARGE_FILES= -I/usr/include/libxml2 -I/usr/include/openssl -I/usr/include/mysql -o test/test_mem.o -c test/test_mem.c</text:p>
      <text:p text:style-name="P3">gcc -D_REENTRANT=1 -I. -Igw -g -O2 -D_XOPEN_SOURCE=600 -D_BSD_SOURCE -D_DEFAULT_SOURCE -D_LARGE_FILES= -I/usr/include/libxml2 -I/usr/include/openssl -I/usr/include/mysql -o test/test_http.o -c test/test_http.c</text:p>
      <text:p text:style-name="P3">test/test_http.c: In function ‘help’:</text:p>
      <text:p text:style-name="P3">test/test_http.c:376:58: warning: unknown conversion type character ‘r’ in format [-Wformat=]</text:p>
      <text:p text:style-name="P3"><text:s text:c="2"/>376 | <text:s text:c="4"/>info(0, " <text:s text:c="3"/>evaluate for URL escape code patterns (%r - random number,");</text:p>
      <text:p text:style-name="P3"><text:s text:c="6"/>| <text:s text:c="57"/>^</text:p>
      <text:p text:style-name="P3">test/test_http.c:377:22: warning: repeated ' ' flag in format [-Wformat=]</text:p>
      <text:p text:style-name="P3"><text:s text:c="2"/>377 | <text:s text:c="4"/>info(0, " <text:s text:c="3"/>%I - UUID string)");</text:p>
      <text:p text:style-name="P3"><text:s text:c="6"/>| <text:s text:c="21"/>^</text:p>
      <text:p text:style-name="P3">test/test_http.c:377:23: warning: unknown conversion type character ‘U’ in format [-Wformat=]</text:p>
      <text:p text:style-name="P3"><text:s text:c="2"/>377 | <text:s text:c="4"/>info(0, " <text:s text:c="3"/>%I - UUID string)");</text:p>
      <text:p text:style-name="P3"><text:s text:c="6"/>| <text:s text:c="22"/>^</text:p>
      <text:p text:style-name="P3"><text:soft-page-break/>gcc -D_REENTRANT=1 -I. -Igw -g -O2 -D_XOPEN_SOURCE=600 -D_BSD_SOURCE -D_DEFAULT_SOURCE -D_LARGE_FILES= -I/usr/include/libxml2 -I/usr/include/openssl -I/usr/include/mysql -o test/test_octstr_format.o -c test/test_octstr_format.c</text:p>
      <text:p text:style-name="P3">gcc -D_REENTRANT=1 -I. -Igw -g -O2 -D_XOPEN_SOURCE=600 -D_BSD_SOURCE -D_DEFAULT_SOURCE -D_LARGE_FILES= -I/usr/include/libxml2 -I/usr/include/openssl -I/usr/include/mysql -o test/test_pcre.o -c test/test_pcre.c</text:p>
      <text:p text:style-name="P3">gcc -D_REENTRANT=1 -I. -Igw -g -O2 -D_XOPEN_SOURCE=600 -D_BSD_SOURCE -D_DEFAULT_SOURCE -D_LARGE_FILES= -I/usr/include/libxml2 -I/usr/include/openssl -I/usr/include/mysql -o test/test_cimd2.o -c test/test_cimd2.c</text:p>
      <text:p text:style-name="P3">gcc -D_REENTRANT=1 -I. -Igw -g -O2 -D_XOPEN_SOURCE=600 -D_BSD_SOURCE -D_DEFAULT_SOURCE -D_LARGE_FILES= -I/usr/include/libxml2 -I/usr/include/openssl -I/usr/include/mysql -o test/wapproxy.o -c test/wapproxy.c</text:p>
      <text:p text:style-name="P3">gcc -D_REENTRANT=1 -I. -Igw -g -O2 -D_XOPEN_SOURCE=600 -D_BSD_SOURCE -D_DEFAULT_SOURCE -D_LARGE_FILES= -I/usr/include/libxml2 -I/usr/include/openssl -I/usr/include/mysql -o test/test_octstr_dump.o -c test/test_octstr_dump.c</text:p>
      <text:p text:style-name="P3">gcc -D_REENTRANT=1 -I. -Igw -g -O2 -D_XOPEN_SOURCE=600 -D_BSD_SOURCE -D_DEFAULT_SOURCE -D_LARGE_FILES= -I/usr/include/libxml2 -I/usr/include/openssl -I/usr/include/mysql -o test/fakewap.o -c test/fakewap.c</text:p>
      <text:p text:style-name="P3">gcc -D_REENTRANT=1 -I. -Igw -g -O2 -D_XOPEN_SOURCE=600 -D_BSD_SOURCE -D_DEFAULT_SOURCE -D_LARGE_FILES= -I/usr/include/libxml2 -I/usr/include/openssl -I/usr/include/mysql -o test/test_xmlrpc.o -c test/test_xmlrpc.c</text:p>
      <text:p text:style-name="P3">gcc -D_REENTRANT=1 -I. -Igw -g -O2 -D_XOPEN_SOURCE=600 -D_BSD_SOURCE -D_DEFAULT_SOURCE -D_LARGE_FILES= -I/usr/include/libxml2 -I/usr/include/openssl -I/usr/include/mysql -o test/test_mime.o -c test/test_mime.c</text:p>
      <text:p text:style-name="P3">gcc -D_REENTRANT=1 -I. -Igw -g -O2 -D_XOPEN_SOURCE=600 -D_BSD_SOURCE -D_DEFAULT_SOURCE -D_LARGE_FILES= -I/usr/include/libxml2 -I/usr/include/openssl -I/usr/include/mysql -o test/test_regex.o -c test/test_regex.c</text:p>
      <text:p text:style-name="P3">gcc -D_REENTRANT=1 -I. -Igw -g -O2 -D_XOPEN_SOURCE=600 -D_BSD_SOURCE -D_DEFAULT_SOURCE -D_LARGE_FILES= -I/usr/include/libxml2 -I/usr/include/openssl -I/usr/include/mysql -o test/test_msg.o -c test/test_msg.c</text:p>
      <text:p text:style-name="P3">gcc -D_REENTRANT=1 -I. -Igw -g -O2 -D_XOPEN_SOURCE=600 -D_BSD_SOURCE -D_DEFAULT_SOURCE -D_LARGE_FILES= -I/usr/include/libxml2 -I/usr/include/openssl -I/usr/include/mysql -o test/test_urltrans.o -c test/test_urltrans.c</text:p>
      <text:p text:style-name="P3">gcc -D_REENTRANT=1 -I. -Igw -g -O2 -D_XOPEN_SOURCE=600 -D_BSD_SOURCE -D_DEFAULT_SOURCE -D_LARGE_FILES= -I/usr/include/libxml2 -I/usr/include/openssl -I/usr/include/mysql -o test/test_radius_pdu.o -c test/test_radius_pdu.c</text:p>
      <text:p text:style-name="P3">gcc -D_REENTRANT=1 -I. -Igw -g -O2 -D_XOPEN_SOURCE=600 -D_BSD_SOURCE -D_DEFAULT_SOURCE -D_LARGE_FILES= -I/usr/include/libxml2 -I/usr/include/openssl -I/usr/include/mysql -o test/test_udp.o -c test/test_udp.c</text:p>
      <text:p text:style-name="P3">gcc -D_REENTRANT=1 -I. -Igw -g -O2 -D_XOPEN_SOURCE=600 -D_BSD_SOURCE -D_DEFAULT_SOURCE -D_LARGE_FILES= -I/usr/include/libxml2 -I/usr/include/openssl -I/usr/include/mysql -o test/test_uuid.o -c test/test_uuid.c</text:p>
      <text:p text:style-name="P3">gcc -D_REENTRANT=1 -I. -Igw -g -O2 -D_XOPEN_SOURCE=600 -D_BSD_SOURCE -D_DEFAULT_SOURCE -D_LARGE_FILES= -I/usr/include/libxml2 -I/usr/include/openssl -I/usr/include/mysql -o test/test_charset.o -c test/test_charset.c</text:p>
      <text:p text:style-name="P3">gcc -D_REENTRANT=1 -I. -Igw -g -O2 -D_XOPEN_SOURCE=600 -D_BSD_SOURCE -D_DEFAULT_SOURCE -D_LARGE_FILES= -I/usr/include/libxml2 -I/usr/include/openssl -I/usr/include/mysql -o test/drive_smpp.o -c test/drive_smpp.c</text:p>
      <text:p text:style-name="P3"><text:soft-page-break/>gcc -D_REENTRANT=1 -I. -Igw -g -O2 -D_XOPEN_SOURCE=600 -D_BSD_SOURCE -D_DEFAULT_SOURCE -D_LARGE_FILES= -I/usr/include/libxml2 -I/usr/include/openssl -I/usr/include/mysql -o test/wml_tester.o -c test/wml_tester.c</text:p>
      <text:p text:style-name="P3">gcc -D_REENTRANT=1 -I. -Igw -g -O2 -D_XOPEN_SOURCE=600 -D_BSD_SOURCE -D_DEFAULT_SOURCE -D_LARGE_FILES= -I/usr/include/libxml2 -I/usr/include/openssl -I/usr/include/mysql -o test/test_headers.o -c test/test_headers.c</text:p>
      <text:p text:style-name="P3">gcc -D_REENTRANT=1 -I. -Igw -g -O2 -D_XOPEN_SOURCE=600 -D_BSD_SOURCE -D_DEFAULT_SOURCE -D_LARGE_FILES= -I/usr/include/libxml2 -I/usr/include/openssl -I/usr/include/mysql -o test/test_prioqueue.o -c test/test_prioqueue.c</text:p>
      <text:p text:style-name="P3">gcc -D_REENTRANT=1 -I. -Igw -g -O2 -D_XOPEN_SOURCE=600 -D_BSD_SOURCE -D_DEFAULT_SOURCE -D_LARGE_FILES= -I/usr/include/libxml2 -I/usr/include/openssl -I/usr/include/mysql -o test/fakesmsc.o -c test/fakesmsc.c</text:p>
      <text:p text:style-name="P3">gcc -D_REENTRANT=1 -I. -Igw -g -O2 -D_XOPEN_SOURCE=600 -D_BSD_SOURCE -D_DEFAULT_SOURCE -D_LARGE_FILES= -I/usr/include/libxml2 -I/usr/include/openssl -I/usr/include/mysql -o test/test_wakeup.o -c test/test_wakeup.c</text:p>
      <text:p text:style-name="P3">gcc -D_REENTRANT=1 -I. -Igw -g -O2 -D_XOPEN_SOURCE=600 -D_BSD_SOURCE -D_DEFAULT_SOURCE -D_LARGE_FILES= -I/usr/include/libxml2 -I/usr/include/openssl -I/usr/include/mysql -o test/test_si.o -c test/test_si.c</text:p>
      <text:p text:style-name="P3">gcc -D_REENTRANT=1 -I. -Igw -g -O2 -D_XOPEN_SOURCE=600 -D_BSD_SOURCE -D_DEFAULT_SOURCE -D_LARGE_FILES= -I/usr/include/libxml2 -I/usr/include/openssl -I/usr/include/mysql -o test/timestamp.o -c test/timestamp.c</text:p>
      <text:p text:style-name="P3">gcc -D_REENTRANT=1 -I. -Igw -g -O2 -D_XOPEN_SOURCE=600 -D_BSD_SOURCE -D_DEFAULT_SOURCE -D_LARGE_FILES= -I/usr/include/libxml2 -I/usr/include/openssl -I/usr/include/mysql -o test/test_http_server.o -c test/test_http_server.c</text:p>
      <text:p text:style-name="P3">gcc -D_REENTRANT=1 -I. -Igw -g -O2 -D_XOPEN_SOURCE=600 -D_BSD_SOURCE -D_DEFAULT_SOURCE -D_LARGE_FILES= -I/usr/include/libxml2 -I/usr/include/openssl -I/usr/include/mysql -o test/test_file_traversal.o -c test/test_file_traversal.c</text:p>
      <text:p text:style-name="P3">gcc -D_REENTRANT=1 -I. -Igw -g -O2 -D_XOPEN_SOURCE=600 -D_BSD_SOURCE -D_DEFAULT_SOURCE -D_LARGE_FILES= -I/usr/include/libxml2 -I/usr/include/openssl -I/usr/include/mysql -o test/test_mime_multipart.o -c test/test_mime_multipart.c</text:p>
      <text:p text:style-name="P3">gcc -D_REENTRANT=1 -I. -Igw -g -O2 -D_XOPEN_SOURCE=600 -D_BSD_SOURCE -D_DEFAULT_SOURCE -D_LARGE_FILES= -I/usr/include/libxml2 -I/usr/include/openssl -I/usr/include/mysql -o test/test_pap.o -c test/test_pap.c</text:p>
      <text:p text:style-name="P3">gcc -D_REENTRANT=1 -I. -Igw -g -O2 -D_XOPEN_SOURCE=600 -D_BSD_SOURCE -D_DEFAULT_SOURCE -D_LARGE_FILES= -I/usr/include/libxml2 -I/usr/include/openssl -I/usr/include/mysql -o test/test_dict.o -c test/test_dict.c</text:p>
      <text:p text:style-name="P3">gcc -D_REENTRANT=1 -I. -Igw -g -O2 -D_XOPEN_SOURCE=600 -D_BSD_SOURCE -D_DEFAULT_SOURCE -D_LARGE_FILES= -I/usr/include/libxml2 -I/usr/include/openssl -I/usr/include/mysql -o test/test_list.o -c test/test_list.c</text:p>
      <text:p text:style-name="P3">gcc -D_REENTRANT=1 -I. -Igw -g -O2 -D_XOPEN_SOURCE=600 -D_BSD_SOURCE -D_DEFAULT_SOURCE -D_LARGE_FILES= -I/usr/include/libxml2 -I/usr/include/openssl -I/usr/include/mysql -o test/test_hmac.o -c test/test_hmac.c</text:p>
      <text:p text:style-name="P3">gcc -D_REENTRANT=1 -I. -Igw -g -O2 -D_XOPEN_SOURCE=600 -D_BSD_SOURCE -D_DEFAULT_SOURCE -D_LARGE_FILES= -I/usr/include/libxml2 -I/usr/include/openssl -I/usr/include/mysql -o test/test_pdu.o -c test/test_pdu.c</text:p>
      <text:p text:style-name="P3">gcc -D_REENTRANT=1 -I. -Igw -g -O2 -D_XOPEN_SOURCE=600 -D_BSD_SOURCE -D_DEFAULT_SOURCE -D_LARGE_FILES= -I/usr/include/libxml2 -I/usr/include/openssl -I/usr/include/mysql -o test/test_ota.o -c test/test_ota.c</text:p>
      <text:p text:style-name="P3"><text:soft-page-break/>gcc -D_REENTRANT=1 -I. -Igw -g -O2 -D_XOPEN_SOURCE=600 -D_BSD_SOURCE -D_DEFAULT_SOURCE -D_LARGE_FILES= -I/usr/include/libxml2 -I/usr/include/openssl -I/usr/include/mysql -o test/test_dbpool.o -c test/test_dbpool.c</text:p>
      <text:p text:style-name="P3">gcc -D_REENTRANT=1 -I. -Igw -g -O2 -D_XOPEN_SOURCE=600 -D_BSD_SOURCE -D_DEFAULT_SOURCE -D_LARGE_FILES= -I/usr/include/libxml2 -I/usr/include/openssl -I/usr/include/mysql -o test/test_cfg.o -c test/test_cfg.c</text:p>
      <text:p text:style-name="P3">gcc -D_REENTRANT=1 -I. -Igw -g -O2 -D_XOPEN_SOURCE=600 -D_BSD_SOURCE -D_DEFAULT_SOURCE -D_LARGE_FILES= -I/usr/include/libxml2 -I/usr/include/openssl -I/usr/include/mysql -o test/test_hash.o -c test/test_hash.c</text:p>
      <text:p text:style-name="P3">gcc -D_REENTRANT=1 -I. -Igw -g -O2 -D_XOPEN_SOURCE=600 -D_BSD_SOURCE -D_DEFAULT_SOURCE -D_LARGE_FILES= -I/usr/include/libxml2 -I/usr/include/openssl -I/usr/include/mysql -rdynamic -o test/test_boxc test/test_box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pg test/test_pp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tore_dump test/test_store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immutables test/test_octstr_immutable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l test/test_s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ate test/test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wapbox test/drive_wapbox.o libgw.a libwmlscript.a libwap.a libgwlib.a -lmysqlclient -lssl -lrt -lresolv -lnsl -lm <text:s/>-lpthread -lxml2 -L/usr/lib/gcc/x86_64-<text:soft-page-break/>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acct test/test_radius_ac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udpfeed test/udpfee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onn test/test_conn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ecompile test/decompil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msc test/test_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em test/test_me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 test/test_htt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format test/test_octstr_format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cre test/test_pcr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imd2 test/test_cimd2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approxy test/wapproxy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dump test/test_octstr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wap test/fakew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xmlrpc test/test_xmlrp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 test/test_mim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egex test/test_regex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sg test/test_ms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rltrans test/test_urltran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pdu test/test_radius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dp test/test_ud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uid test/test_uui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harset test/test_charse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smpp test/drive_smp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ml_tester test/wml_tester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eaders test/test_header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rioqueue test/test_prioqueu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smsc test/fake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wakeup test/test_wakeu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i test/test_si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imestamp test/timesta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_server test/test_http_serv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file_traversal test/test_file_traversal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_multipart test/test_mime_multipar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ap test/test_p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ict test/test_di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list test/test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mac test/test_hma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du test/test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ta test/test_ota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bpool test/test_dbpool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fg test/test_cf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ash test/test_hash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o checks/check_list.o -c checks/check_list.c</text:p>
      <text:p text:style-name="P3">gcc -D_REENTRANT=1 -I. -Igw -g -O2 -D_XOPEN_SOURCE=600 -D_BSD_SOURCE -D_DEFAULT_SOURCE -D_LARGE_FILES= -I/usr/include/libxml2 -I/usr/include/openssl -I/usr/include/mysql -o checks/check_counter.o -c checks/check_counter.c</text:p>
      <text:p text:style-name="P3">gcc -D_REENTRANT=1 -I. -Igw -g -O2 -D_XOPEN_SOURCE=600 -D_BSD_SOURCE -D_DEFAULT_SOURCE -D_LARGE_FILES= -I/usr/include/libxml2 -I/usr/include/openssl -I/usr/include/mysql -o checks/check_octstr.o -c checks/check_octstr.c</text:p>
      <text:p text:style-name="P3">gcc -D_REENTRANT=1 -I. -Igw -g -O2 -D_XOPEN_SOURCE=600 -D_BSD_SOURCE -D_DEFAULT_SOURCE -D_LARGE_FILES= -I/usr/include/libxml2 -I/usr/include/openssl -I/usr/include/mysql -o checks/check_date.o -c checks/check_date.c</text:p>
      <text:p text:style-name="P3">gcc -D_REENTRANT=1 -I. -Igw -g -O2 -D_XOPEN_SOURCE=600 -D_BSD_SOURCE -D_DEFAULT_SOURCE -D_LARGE_FILES= -I/usr/include/libxml2 -I/usr/include/openssl -I/usr/include/mysql -o checks/check_ipcheck.o -c checks/check_ipcheck.c</text:p>
      <text:p text:style-name="P3">gcc -D_REENTRANT=1 -I. -Igw -g -O2 -D_XOPEN_SOURCE=600 -D_BSD_SOURCE -D_DEFAULT_SOURCE -D_LARGE_FILES= -I/usr/include/libxml2 -I/usr/include/openssl -I/usr/include/mysql -rdynamic -o checks/check_list checks/check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counter checks/check_coun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octstr checks/check_octst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<text:soft-page-break/>-I/usr/include/mysql -rdynamic -o checks/check_date checks/check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ipcheck checks/check_ipcheck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./utils/foobar-config.sh "-I/opt/kannel_ivr_1/include/kannel -g -O2 -D_XOPEN_SOURCE=600 -D_BSD_SOURCE -D_DEFAULT_SOURCE -D_LARGE_FILES= -I/usr/include/libxml2 -I/usr/include/openssl -I/usr/include/mysql" \</text:p>
      <text:p text:style-name="P3"><text:tab/>"-L/opt/kannel_ivr_1/lib/kannel -lgw -lwap -lgwlib -lmysqlclient -lssl -lrt -lresolv -lnsl -lm <text:s/>-lpthread -lxml2 -L/usr/lib/gcc/x86_64-linux-gnu/9/../../../x86_64-linux-gnu -lcrypto -lssl -L/usr/lib/x86_64-linux-gnu -lmysqlclient -lpthread -ldl -lz -lssl -lcrypto -lresolv -lm -lrt " \</text:p>
      <text:p text:style-name="P3"><text:tab/>"1.4.5" &gt; gw-config</text:p>
      <text:p text:style-name="P6">chmod 0755 gw-config</text:p>
      <text:p text:style-name="P3">root@AlexanderCoretchi:/usr/local/src/gateway-1.4.5# </text:p>
      <text:p text:style-name="P3">root@AlexanderCoretchi:/usr/local/src/gateway-1.4.5# </text:p>
      <text:p text:style-name="P3"/>
      <text:p text:style-name="P3"/>
      <text:p text:style-name="P3">checking for ranlib... ranlib</text:p>
      <text:p text:style-name="P3">checking command to parse /usr/bin/nm -B output from gcc object... ok</text:p>
      <text:p text:style-name="P3">checking for sysroot... no</text:p>
      <text:p text:style-name="P3">checking for mt... mt</text:p>
      <text:p text:style-name="P3">checking if mt is a manifest tool... no</text:p>
      <text:p text:style-name="P3">checking how to run the C preprocessor... gcc -E</text:p>
      <text:p text:style-name="P3">checking for ANSI C header files... yes</text:p>
      <text:p text:style-name="P3">checking for sys/types.h... yes</text:p>
      <text:p text:style-name="P3">checking for sys/stat.h... yes</text:p>
      <text:p text:style-name="P3">checking for stdlib.h... yes</text:p>
      <text:p text:style-name="P3">checking for string.h... yes</text:p>
      <text:p text:style-name="P3">checking for memory.h... yes</text:p>
      <text:p text:style-name="P3">checking for strings.h... yes</text:p>
      <text:p text:style-name="P3">checking for inttypes.h... yes</text:p>
      <text:p text:style-name="P3">checking for stdint.h... yes</text:p>
      <text:p text:style-name="P3">checking for unistd.h... yes</text:p>
      <text:p text:style-name="P3">checking for dlfcn.h... yes</text:p>
      <text:p text:style-name="P3">checking for objdir... .libs</text:p>
      <text:p text:style-name="P3">checking if gcc supports -fno-rtti -fno-exceptions... no</text:p>
      <text:p text:style-name="P3">checking for gcc option to produce PIC... -fPIC -DPIC</text:p>
      <text:p text:style-name="P3">checking if gcc PIC flag -fPIC -DPIC works... yes</text:p>
      <text:p text:style-name="P3">checking if gcc static flag -static works... yes</text:p>
      <text:p text:style-name="P3">checking if gcc supports -c -o file.o... yes</text:p>
      <text:p text:style-name="P3">checking if gcc supports -c -o file.o... (cached) yes</text:p>
      <text:p text:style-name="P3">checking whether the gcc linker (/usr/bin/ld -m elf_x86_64) supports shared libraries... yes</text:p>
      <text:p text:style-name="P3">checking whether -lc should be explicitly linked in... no</text:p>
      <text:p text:style-name="P3">checking dynamic linker characteristics... GNU/Linux ld.so</text:p>
      <text:p text:style-name="P3"><text:soft-page-break/>checking how to hardcode library paths into programs... immediate</text:p>
      <text:p text:style-name="P3">checking whether stripping libraries is possible... yes</text:p>
      <text:p text:style-name="P3">checking if libtool supports shared libraries... yes</text:p>
      <text:p text:style-name="P3">checking whether to build shared libraries... yes</text:p>
      <text:p text:style-name="P3">checking whether to build static libraries... no</text:p>
      <text:p text:style-name="P3"/>
      <text:p text:style-name="P3">Running system checks ...</text:p>
      <text:p text:style-name="P3">checking for gcc... (cached) gcc</text:p>
      <text:p text:style-name="P3">checking whether we are using the GNU C compiler... (cached) yes</text:p>
      <text:p text:style-name="P3">checking whether gcc accepts -g... (cached) yes</text:p>
      <text:p text:style-name="P3">checking for gcc option to accept ISO C89... (cached) none needed</text:p>
      <text:p text:style-name="P3">checking whether gcc understands -c and -o together... (cached) yes</text:p>
      <text:p text:style-name="P3">checking dependency style of gcc... (cached) gcc3</text:p>
      <text:p text:style-name="P3">checking for gcc option to accept ISO C99... none needed</text:p>
      <text:p text:style-name="P3">checking for ranlib... (cached) ranlib</text:p>
      <text:p text:style-name="P3">checking for bison... bison -y</text:p>
      <text:p text:style-name="P3">checking for flex... no</text:p>
      <text:p text:style-name="P3">checking for lex... no</text:p>
      <text:p text:style-name="P3">checking for ar... (cached) ar</text:p>
      <text:p text:style-name="P3">checking for convert... no</text:p>
      <text:p text:style-name="P3">checking for perl... /usr/bin/perl</text:p>
      <text:p text:style-name="P3">checking for inline... inline</text:p>
      <text:p text:style-name="P3">checking for special C compiler options needed for large files... no</text:p>
      <text:p text:style-name="P3">checking for _FILE_OFFSET_BITS value needed for large files... no</text:p>
      <text:p text:style-name="P3">checking size of short... 2</text:p>
      <text:p text:style-name="P3">checking size of int... 4</text:p>
      <text:p text:style-name="P3">checking size of long... 8</text:p>
      <text:p text:style-name="P3">checking size of long long... 8</text:p>
      <text:p text:style-name="P3">checking for log in -lm... yes</text:p>
      <text:p text:style-name="P3">checking for accept in -lsocket... no</text:p>
      <text:p text:style-name="P3">checking for inet_ntoa in -lnsl... yes</text:p>
      <text:p text:style-name="P3">checking for inet_ntop in -lresolv... yes</text:p>
      <text:p text:style-name="P3">checking for inet_ntop in -lbind... no</text:p>
      <text:p text:style-name="P3">checking for pthread_exit in -lpthread... yes</text:p>
      <text:p text:style-name="P3">checking for libiconv in -liconv... no</text:p>
      <text:p text:style-name="P3">checking for ANSI C header files... (cached) yes</text:p>
      <text:p text:style-name="P3">checking sys/ioctl.h usability... yes</text:p>
      <text:p text:style-name="P3">checking sys/ioctl.h presence... yes</text:p>
      <text:p text:style-name="P3">checking for sys/ioctl.h... yes</text:p>
      <text:p text:style-name="P3">checking sys/time.h usability... yes</text:p>
      <text:p text:style-name="P3">checking sys/time.h presence... yes</text:p>
      <text:p text:style-name="P3">checking for sys/time.h... yes</text:p>
      <text:p text:style-name="P3">checking for sys/types.h... (cached) yes</text:p>
      <text:p text:style-name="P3">checking for unistd.h... (cached) yes</text:p>
      <text:p text:style-name="P3">checking sys/poll.h usability... yes</text:p>
      <text:p text:style-name="P3">checking sys/poll.h presence... yes</text:p>
      <text:p text:style-name="P3">checking for sys/poll.h... yes</text:p>
      <text:p text:style-name="P3">checking pthread.h usability... yes</text:p>
      <text:p text:style-name="P3">checking pthread.h presence... yes</text:p>
      <text:p text:style-name="P3"><text:soft-page-break/>checking for pthread.h... yes</text:p>
      <text:p text:style-name="P3">checking getopt.h usability... yes</text:p>
      <text:p text:style-name="P3">checking getopt.h presence... yes</text:p>
      <text:p text:style-name="P3">checking for getopt.h... yes</text:p>
      <text:p text:style-name="P3">checking syslog.h usability... yes</text:p>
      <text:p text:style-name="P3">checking syslog.h presence... yes</text:p>
      <text:p text:style-name="P3">checking for syslog.h... yes</text:p>
      <text:p text:style-name="P3">checking zlib.h usability... yes</text:p>
      <text:p text:style-name="P3">checking zlib.h presence... yes</text:p>
      <text:p text:style-name="P3">checking for zlib.h... yes</text:p>
      <text:p text:style-name="P3">checking execinfo.h usability... yes</text:p>
      <text:p text:style-name="P3">checking execinfo.h presence... yes</text:p>
      <text:p text:style-name="P3">checking for execinfo.h... yes</text:p>
      <text:p text:style-name="P3">checking for stdlib.h... (cached) yes</text:p>
      <text:p text:style-name="P3">checking sys/socket.h usability... yes</text:p>
      <text:p text:style-name="P3">checking sys/socket.h presence... yes</text:p>
      <text:p text:style-name="P3">checking for sys/socket.h... yes</text:p>
      <text:p text:style-name="P3">checking sys/sockio.h usability... no</text:p>
      <text:p text:style-name="P3">checking sys/sockio.h presence... no</text:p>
      <text:p text:style-name="P3">checking for sys/sockio.h... no</text:p>
      <text:p text:style-name="P3">checking netinet/in.h usability... yes</text:p>
      <text:p text:style-name="P3">checking netinet/in.h presence... yes</text:p>
      <text:p text:style-name="P3">checking for netinet/in.h... yes</text:p>
      <text:p text:style-name="P3">checking for net/if.h... yes</text:p>
      <text:p text:style-name="P3">checking sys/ucontext.h usability... yes</text:p>
      <text:p text:style-name="P3">checking sys/ucontext.h presence... yes</text:p>
      <text:p text:style-name="P3">checking for sys/ucontext.h... yes</text:p>
      <text:p text:style-name="P3">checking for ld used by gcc... /usr/bin/ld -m elf_x86_64</text:p>
      <text:p text:style-name="P3">checking if the linker (/usr/bin/ld -m elf_x86_64) is GNU ld... yes</text:p>
      <text:p text:style-name="P3">checking for shared library run path origin... done</text:p>
      <text:p text:style-name="P3">checking for iconv... yes</text:p>
      <text:p text:style-name="P3">checking for working iconv... yes</text:p>
      <text:p text:style-name="P3">checking for iconv declaration... </text:p>
      <text:p text:style-name="P3"><text:s text:c="9"/>extern size_t iconv (iconv_t cd, char * *inbuf, size_t *inbytesleft, char * *outbuf, size_t *outbytesleft);</text:p>
      <text:p text:style-name="P3">checking for gettimeofday... yes</text:p>
      <text:p text:style-name="P3">checking for select... yes</text:p>
      <text:p text:style-name="P3">checking for socket... yes</text:p>
      <text:p text:style-name="P3">checking for strdup... yes</text:p>
      <text:p text:style-name="P3">checking for getopt_long... yes</text:p>
      <text:p text:style-name="P3">checking for localtime_r... yes</text:p>
      <text:p text:style-name="P3">checking for gmtime_r... yes</text:p>
      <text:p text:style-name="P3">checking for backtrace... yes</text:p>
      <text:p text:style-name="P3">checking for srandom... yes</text:p>
      <text:p text:style-name="P3">checking for initgroups... yes</text:p>
      <text:p text:style-name="P3">checking for strtoll... yes</text:p>
      <text:p text:style-name="P3">checking for strtoq... yes</text:p>
      <text:p text:style-name="P3">checking for getopt... yes</text:p>
      <text:p text:style-name="P3">checking for gethostbyname_r... yes</text:p>
      <text:p text:style-name="P3"><text:soft-page-break/>checking for which type of gethostbyname_r... 6</text:p>
      <text:p text:style-name="P3">checking for socklen_t in &lt;sys/socket.h&gt;... yes</text:p>
      <text:p text:style-name="P3">checking for getopt in &lt;stdio.h&gt;... no</text:p>
      <text:p text:style-name="P3">checking for getopt in &lt;unistd.h&gt;... yes</text:p>
      <text:p text:style-name="P3">checking ftw.h usability... yes</text:p>
      <text:p text:style-name="P3">checking ftw.h presence... yes</text:p>
      <text:p text:style-name="P3">checking for ftw.h... yes</text:p>
      <text:p text:style-name="P3">checking for nftw... yes</text:p>
      <text:p text:style-name="P3">checking regex.h usability... yes</text:p>
      <text:p text:style-name="P3">checking regex.h presence... yes</text:p>
      <text:p text:style-name="P3">checking for regex.h... yes</text:p>
      <text:p text:style-name="P3">checking for regcomp... yes</text:p>
      <text:p text:style-name="P3"/>
      <text:p text:style-name="P3">Checking for POSIX threads support ...</text:p>
      <text:p text:style-name="P3">checking for working pthreads... yes</text:p>
      <text:p text:style-name="P3">checking for pthread_spinlock support... yes</text:p>
      <text:p text:style-name="P3">checking for pthread_rwlock support... yes</text:p>
      <text:p text:style-name="P3">checking for sem_init in -lrt... yes</text:p>
      <text:p text:style-name="P3">checking for semaphore support... yes</text:p>
      <text:p text:style-name="P3"/>
      <text:p text:style-name="P3">Checking for libxml2 support ...</text:p>
      <text:p text:style-name="P3">checking for xml2-config... /usr/bin/xml2-config</text:p>
      <text:p text:style-name="P3">checking libxml version... 2.9.14</text:p>
      <text:p text:style-name="P3"/>
      <text:p text:style-name="P3">Configuring for PCRE support ...</text:p>
      <text:p text:style-name="P3">checking whether to compile with PCRE support... disabled</text:p>
      <text:p text:style-name="P3"/>
      <text:p text:style-name="P3">Configuring DocBook support ...</text:p>
      <text:p text:style-name="P3">checking for jade... no</text:p>
      <text:p text:style-name="P3">checking for openjade... no</text:p>
      <text:p text:style-name="P3">checking for jadetex... no</text:p>
      <text:p text:style-name="P3">checking for pdfjadetex... no</text:p>
      <text:p text:style-name="P3">checking for dvips... no</text:p>
      <text:p text:style-name="P3">checking for fig2dev... no</text:p>
      <text:p text:style-name="P3">checking for convert... no</text:p>
      <text:p text:style-name="P3">checking for /usr/lib/sgml/stylesheet/dsssl/docbook/nwalsh/html/docbook.dsl... no</text:p>
      <text:p text:style-name="P3">checking for /usr/lib/sgml/stylesheets/nwalsh-modular/html/docbook.dsl... no</text:p>
      <text:p text:style-name="P3">checking for /usr/share/sgml/docbook/dsssl-stylesheets-1.*/html/docbook.dsl... no</text:p>
      <text:p text:style-name="P3">checking for /usr/share/sgml/docbook/dsssl-stylesheets/html/docbook.dsl... no</text:p>
      <text:p text:style-name="P3">checking for /usr/share/sgml/docbook/stylesheet/dsssl/modular/html/docbook.dsl... no</text:p>
      <text:p text:style-name="P3">checking for /usr/share/sgml/docbook/dsssl/modular/html/docbook.dsl... no</text:p>
      <text:p text:style-name="P3">checking for /usr/share/sgml/dsssl/docbook-dsssl-nwalsh/html/docbook.dsl... no</text:p>
      <text:p text:style-name="P3">checking for /usr/share/dsssl/docbook-dsssl/html/docbook.dsl... no</text:p>
      <text:p text:style-name="P3">checking for /usr/local/lib/sgml/stylesheet/dsssl/docbook/nwalsh/html/docbook.dsl... no</text:p>
      <text:p text:style-name="P3">checking for /usr/local/lib/sgml/stylesheets/nwalsh-modular/html/docbook.dsl... no</text:p>
      <text:p text:style-name="P3">checking for /usr/local/share/sgml/docbook/dsssl-stylesheets-1.*/html/docbook.dsl... no</text:p>
      <text:p text:style-name="P3">checking for /usr/local/share/sgml/docbook/dsssl-stylesheets/html/docbook.dsl... no</text:p>
      <text:p text:style-name="P3">checking for /usr/local/share/sgml/docbook/stylesheet/dsssl/modular/html/docbook.dsl... no</text:p>
      <text:p text:style-name="P3">checking for /usr/local/share/sgml/docbook/dsssl/modular/html/docbook.dsl... no</text:p>
      <text:p text:style-name="P3"><text:soft-page-break/>checking for /usr/local/share/sgml/dsssl/docbook-dsssl-nwalsh/html/docbook.dsl... no</text:p>
      <text:p text:style-name="P3">checking for /usr/local/share/dsssl/docbook-dsssl/html/docbook.dsl... no</text:p>
      <text:p text:style-name="P3">checking for /sw/lib/sgml/stylesheet/dsssl/docbook/nwalsh/html/docbook.dsl... no</text:p>
      <text:p text:style-name="P3">checking for /sw/lib/sgml/stylesheets/nwalsh-modular/html/docbook.dsl... no</text:p>
      <text:p text:style-name="P3">checking for /sw/share/sgml/docbook/dsssl-stylesheets-1.*/html/docbook.dsl... no</text:p>
      <text:p text:style-name="P3">checking for /sw/share/sgml/docbook/dsssl-stylesheets/html/docbook.dsl... no</text:p>
      <text:p text:style-name="P3">checking for /sw/share/sgml/docbook/stylesheet/dsssl/modular/html/docbook.dsl... no</text:p>
      <text:p text:style-name="P3">checking for /sw/share/sgml/docbook/dsssl/modular/html/docbook.dsl... no</text:p>
      <text:p text:style-name="P3">checking for /sw/share/sgml/dsssl/docbook-dsssl-nwalsh/html/docbook.dsl... no</text:p>
      <text:p text:style-name="P3">checking for /sw/share/dsssl/docbook-dsssl/html/docbook.dsl... no</text:p>
      <text:p text:style-name="P3">checking for /opt/local/lib/sgml/stylesheet/dsssl/docbook/nwalsh/html/docbook.dsl... no</text:p>
      <text:p text:style-name="P3">checking for /opt/local/lib/sgml/stylesheets/nwalsh-modular/html/docbook.dsl... no</text:p>
      <text:p text:style-name="P3">checking for /opt/local/share/sgml/docbook/dsssl-stylesheets-1.*/html/docbook.dsl... no</text:p>
      <text:p text:style-name="P3">checking for /opt/local/share/sgml/docbook/dsssl-stylesheets/html/docbook.dsl... no</text:p>
      <text:p text:style-name="P3">checking for /opt/local/share/sgml/docbook/stylesheet/dsssl/modular/html/docbook.dsl... no</text:p>
      <text:p text:style-name="P3">checking for /opt/local/share/sgml/docbook/dsssl/modular/html/docbook.dsl... no</text:p>
      <text:p text:style-name="P3">checking for /opt/local/share/sgml/dsssl/docbook-dsssl-nwalsh/html/docbook.dsl... no</text:p>
      <text:p text:style-name="P3">checking for /opt/local/share/dsssl/docbook-dsssl/html/docbook.dsl... no</text:p>
      <text:p text:style-name="P3">checking for /usr/lib/sgml/stylesheet/dsssl/docbook/nwalsh/print/docbook.dsl... no</text:p>
      <text:p text:style-name="P3">checking for /usr/lib/sgml/stylesheets/nwalsh-modular/print/docbook.dsl... no</text:p>
      <text:p text:style-name="P3">checking for /usr/share/sgml/docbook/dsssl-stylesheets-1.*/print/docbook.dsl... no</text:p>
      <text:p text:style-name="P3">checking for /usr/share/sgml/docbook/dsssl-stylesheets/print/docbook.dsl... no</text:p>
      <text:p text:style-name="P3">checking for /usr/share/sgml/docbook/stylesheet/dsssl/modular/print/docbook.dsl... no</text:p>
      <text:p text:style-name="P3">checking for /usr/share/sgml/docbook/dsssl/modular/print/docbook.dsl... no</text:p>
      <text:p text:style-name="P3">checking for /usr/share/sgml/dsssl/docbook-dsssl-nwalsh/print/docbook.dsl... no</text:p>
      <text:p text:style-name="P3">checking for /usr/share/dsssl/docbook-dsssl/print/docbook.dsl... no</text:p>
      <text:p text:style-name="P3">checking for /usr/local/lib/sgml/stylesheet/dsssl/docbook/nwalsh/print/docbook.dsl... no</text:p>
      <text:p text:style-name="P3">checking for /usr/local/lib/sgml/stylesheets/nwalsh-modular/print/docbook.dsl... no</text:p>
      <text:p text:style-name="P3">checking for /usr/local/share/sgml/docbook/dsssl-stylesheets-1.*/print/docbook.dsl... no</text:p>
      <text:p text:style-name="P3">checking for /usr/local/share/sgml/docbook/dsssl-stylesheets/print/docbook.dsl... no</text:p>
      <text:p text:style-name="P3">checking for /usr/local/share/sgml/docbook/stylesheet/dsssl/modular/print/docbook.dsl... no</text:p>
      <text:p text:style-name="P3">checking for /usr/local/share/sgml/docbook/dsssl/modular/print/docbook.dsl... no</text:p>
      <text:p text:style-name="P3">checking for /usr/local/share/sgml/dsssl/docbook-dsssl-nwalsh/print/docbook.dsl... no</text:p>
      <text:p text:style-name="P3">checking for /usr/local/share/dsssl/docbook-dsssl/print/docbook.dsl... no</text:p>
      <text:p text:style-name="P3">checking for /sw/lib/sgml/stylesheet/dsssl/docbook/nwalsh/print/docbook.dsl... no</text:p>
      <text:p text:style-name="P3">checking for /sw/lib/sgml/stylesheets/nwalsh-modular/print/docbook.dsl... no</text:p>
      <text:p text:style-name="P3">checking for /sw/share/sgml/docbook/dsssl-stylesheets-1.*/print/docbook.dsl... no</text:p>
      <text:p text:style-name="P3">checking for /sw/share/sgml/docbook/dsssl-stylesheets/print/docbook.dsl... no</text:p>
      <text:p text:style-name="P3">checking for /sw/share/sgml/docbook/stylesheet/dsssl/modular/print/docbook.dsl... no</text:p>
      <text:p text:style-name="P3">checking for /sw/share/sgml/docbook/dsssl/modular/print/docbook.dsl... no</text:p>
      <text:p text:style-name="P3">checking for /sw/share/sgml/dsssl/docbook-dsssl-nwalsh/print/docbook.dsl... no</text:p>
      <text:p text:style-name="P3">checking for /sw/share/dsssl/docbook-dsssl/print/docbook.dsl... no</text:p>
      <text:p text:style-name="P3">checking for /opt/local/lib/sgml/stylesheet/dsssl/docbook/nwalsh/print/docbook.dsl... no</text:p>
      <text:p text:style-name="P3">checking for /opt/local/lib/sgml/stylesheets/nwalsh-modular/print/docbook.dsl... no</text:p>
      <text:p text:style-name="P3">checking for /opt/local/share/sgml/docbook/dsssl-stylesheets-1.*/print/docbook.dsl... no</text:p>
      <text:p text:style-name="P3">checking for /opt/local/share/sgml/docbook/dsssl-stylesheets/print/docbook.dsl... no</text:p>
      <text:p text:style-name="P3">checking for /opt/local/share/sgml/docbook/stylesheet/dsssl/modular/print/docbook.dsl... no</text:p>
      <text:p text:style-name="P3">checking for /opt/local/share/sgml/docbook/dsssl/modular/print/docbook.dsl... no</text:p>
      <text:p text:style-name="P3">checking for /opt/local/share/sgml/dsssl/docbook-dsssl-nwalsh/print/docbook.dsl... no</text:p>
      <text:p text:style-name="P3"><text:soft-page-break/>checking for /opt/local/share/dsssl/docbook-dsssl/print/docbook.dsl... no</text:p>
      <text:p text:style-name="P3">checking for /usr/lib/sgml/stylesheet/dsssl/docbook/nwalsh/dtds/decls/xml.dcl... no</text:p>
      <text:p text:style-name="P3">checking for /usr/lib/sgml/stylesheets/nwalsh-modular/dtds/decls/xml.dcl... no</text:p>
      <text:p text:style-name="P3">checking for /usr/share/sgml/docbook/dsssl-stylesheets-1.*/dtds/decls/xml.dcl... no</text:p>
      <text:p text:style-name="P3">checking for /usr/share/sgml/docbook/dsssl-stylesheets/dtds/decls/xml.dcl... no</text:p>
      <text:p text:style-name="P3">checking for /usr/share/sgml/docbook/stylesheet/dsssl/modular/dtds/decls/xml.dcl... no</text:p>
      <text:p text:style-name="P3">checking for /usr/share/sgml/docbook/dsssl/modular/dtds/decls/xml.dcl... no</text:p>
      <text:p text:style-name="P3">checking for /usr/share/sgml/declaration/xml.dcl... yes</text:p>
      <text:p text:style-name="P3">Not building documentation.</text:p>
      <text:p text:style-name="P3"/>
      <text:p text:style-name="P3">Configuring parameters ...</text:p>
      <text:p text:style-name="P3">checking which malloc to use... native malloc</text:p>
      <text:p text:style-name="P3">enabling local time</text:p>
      <text:p text:style-name="P3">enabling cookies</text:p>
      <text:p text:style-name="P3">enabling HTTP/1.1 keep-alive</text:p>
      <text:p text:style-name="P3">checking whether to compile start-stop-daemon... enabled</text:p>
      <text:p text:style-name="P3"/>
      <text:p text:style-name="P3">Configuring OpenSSL support ...</text:p>
      <text:p text:style-name="P3">checking whether to compile with SSL support... trying /usr/lib/gcc/x86_64-linux-gnu/9/../../../x86_64-linux-gnu /usr/include/openssl</text:p>
      <text:p text:style-name="P3">checking for openssl... /usr/bin/openssl</text:p>
      <text:p text:style-name="P3">checking openssl version... 1.1.1f</text:p>
      <text:p text:style-name="P3">checking for HMAC_Update in -lcrypto... yes</text:p>
      <text:p text:style-name="P3">checking for OPENSSL_init_ssl in -lssl... yes</text:p>
      <text:p text:style-name="P3">checking for SSL_connect in -lssl... yes</text:p>
      <text:p text:style-name="P3">checking openssl/x509.h usability... yes</text:p>
      <text:p text:style-name="P3">checking openssl/x509.h presence... yes</text:p>
      <text:p text:style-name="P3">checking for openssl/x509.h... yes</text:p>
      <text:p text:style-name="P3">checking openssl/rsa.h usability... yes</text:p>
      <text:p text:style-name="P3">checking openssl/rsa.h presence... yes</text:p>
      <text:p text:style-name="P3">checking for openssl/rsa.h... yes</text:p>
      <text:p text:style-name="P3">checking openssl/crypto.h usability... yes</text:p>
      <text:p text:style-name="P3">checking openssl/crypto.h presence... yes</text:p>
      <text:p text:style-name="P3">checking for openssl/crypto.h... yes</text:p>
      <text:p text:style-name="P3">checking openssl/pem.h usability... yes</text:p>
      <text:p text:style-name="P3">checking openssl/pem.h presence... yes</text:p>
      <text:p text:style-name="P3">checking for openssl/pem.h... yes</text:p>
      <text:p text:style-name="P3">checking openssl/ssl.h usability... yes</text:p>
      <text:p text:style-name="P3">checking openssl/ssl.h presence... yes</text:p>
      <text:p text:style-name="P3">checking for openssl/ssl.h... yes</text:p>
      <text:p text:style-name="P3">checking openssl/err.h usability... yes</text:p>
      <text:p text:style-name="P3">checking openssl/err.h presence... yes</text:p>
      <text:p text:style-name="P3">checking for openssl/err.h... yes</text:p>
      <text:p text:style-name="P3">checking openssl/hmac.h usability... yes</text:p>
      <text:p text:style-name="P3">checking openssl/hmac.h presence... yes</text:p>
      <text:p text:style-name="P3">checking for openssl/hmac.h... yes</text:p>
      <text:p text:style-name="P3">checking whether the OpenSSL library is multithread-enabled... yes</text:p>
      <text:p text:style-name="P3">checking whether to compile with SSL support... yes</text:p>
      <text:p text:style-name="P3"/>
      <text:p text:style-name="P3"><text:soft-page-break/>Configuring DB support ...</text:p>
      <text:p text:style-name="P3">checking whether to compile with MySQL support... searching</text:p>
      <text:p text:style-name="P3">checking for mysql_config... /usr/bin/mysql_config</text:p>
      <text:p text:style-name="P3">checking mysql version... 8.0.29</text:p>
      <text:p text:style-name="P3">checking mysql reentrant libs... -L/usr/lib/x86_64-linux-gnu -lmysqlclient -lpthread -ldl -lz -lssl -lcrypto -lresolv -lm -lrt</text:p>
      <text:p text:style-name="P3">checking for mysql_init in -lmysqlclient_r... no</text:p>
      <text:p text:style-name="P3">checking mysql libs... -L/usr/lib/x86_64-linux-gnu -lmysqlclient -lpthread -ldl -lz -lssl -lcrypto -lresolv -lm -lrt</text:p>
      <text:p text:style-name="P3">checking for mysql_init in -lmysqlclient... yes</text:p>
      <text:p text:style-name="P3">checking mysql includes... -I/usr/include/mysql</text:p>
      <text:p text:style-name="P3">checking mysql/mysql.h usability... yes</text:p>
      <text:p text:style-name="P3">checking mysql/mysql.h presence... yes</text:p>
      <text:p text:style-name="P3">checking for mysql/mysql.h... yes</text:p>
      <text:p text:style-name="P3">checking mysql/mysql_version.h usability... yes</text:p>
      <text:p text:style-name="P3">checking mysql/mysql_version.h presence... yes</text:p>
      <text:p text:style-name="P3">checking for mysql/mysql_version.h... yes</text:p>
      <text:p text:style-name="P3">checking for mysql_stmt_init in -lmysqlclient_r... no</text:p>
      <text:p text:style-name="P3">checking for mysql_stmt_init in -lmysqlclient... yes</text:p>
      <text:p text:style-name="P3">checking whether to compile with MySQL support... yes</text:p>
      <text:p text:style-name="P3">checking whether to compile with LibSDB support... disabled</text:p>
      <text:p text:style-name="P3">checking whether to compile with SQLite2 support... disabled</text:p>
      <text:p text:style-name="P3">checking whether to compile with SQLite3 support... disabled</text:p>
      <text:p text:style-name="P3">checking whether to compile with Oracle support... disabled</text:p>
      <text:p text:style-name="P3">checking whether to compile with PostgresSQL support... disabled</text:p>
      <text:p text:style-name="P3">checking whether to compile with Redis support... disabled</text:p>
      <text:p text:style-name="P3">checking whether to compile with FreeTDS Ct-Lib support... disabled</text:p>
      <text:p text:style-name="P3">checking whether to compile with Cassandra support... disabled</text:p>
      <text:p text:style-name="P3"/>
      <text:p text:style-name="P3">Configuring for gSOAP support ...</text:p>
      <text:p text:style-name="P3">checking whether to compile with SOAP support... disabled</text:p>
      <text:p text:style-name="P3"/>
      <text:p text:style-name="P3">Generating output files ...</text:p>
      <text:p text:style-name="P3">checking that generated files are newer than configure... done</text:p>
      <text:p text:style-name="P3">configure: creating ./config.status</text:p>
      <text:p text:style-name="P3">config.status: creating gwlib/gw_uuid_types.h</text:p>
      <text:p text:style-name="P3">config.status: creating Makefile</text:p>
      <text:p text:style-name="P3">config.status: creating soap/Makefile</text:p>
      <text:p text:style-name="P3">config.status: creating utils/Makefile</text:p>
      <text:p text:style-name="P3">config.status: creating gw-config.h</text:p>
      <text:p text:style-name="P3">config.status: gw-config.h is unchanged</text:p>
      <text:p text:style-name="P3">config.status: executing depfiles commands</text:p>
      <text:p text:style-name="P3">config.status: executing libtool commands</text:p>
      <text:p text:style-name="P3"/>
      <text:p text:style-name="P3">License information ...</text:p>
      <text:p text:style-name="P3">+--------------------------------------------------------------------+</text:p>
      <text:p text:style-name="P3">| License: <text:s text:c="58"/>|</text:p>
      <text:p text:style-name="P3">| This software is subject to the Kannel Software License, available |</text:p>
      <text:p text:style-name="P3">| in this distribution in the file LICENSE. By continuing this <text:s text:c="6"/>|</text:p>
      <text:p text:style-name="P3"><text:soft-page-break/>| installation process, you are bound by the terms of this license <text:s text:c="2"/>|</text:p>
      <text:p text:style-name="P3">| agreement. If you do not agree with the terms of this license, you |</text:p>
      <text:p text:style-name="P3">| must abort the installation process at this point. <text:s text:c="16"/>|</text:p>
      <text:p text:style-name="P3">| <text:s text:c="67"/>|</text:p>
      <text:p text:style-name="P3">| <text:s text:c="21"/>The Kannel Group &lt;http://www.kannel.org/&gt; <text:s text:c="4"/>|</text:p>
      <text:p text:style-name="P3">+--------------------------------------------------------------------+</text:p>
      <text:p text:style-name="P3"/>
      <text:p text:style-name="P3">Thank you for using Kannel.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</text:p>
      <text:p text:style-name="P3">gcc -D_REENTRANT=1 -I. -Igw -g -O2 -D_XOPEN_SOURCE=600 -D_BSD_SOURCE -D_DEFAULT_SOURCE -D_LARGE_FILES= -I/usr/include/libxml2 -I/usr/include/openssl -I/usr/include/mysql -o gwlib/gw_uuid.o -c gwlib/gw_uuid.c</text:p>
      <text:p text:style-name="P3">ar rc <text:s/>libgwlib.a gwlib/dbpool_sqlite3.o gwlib/conn.o gwlib/gwpoll.o gwlib/dbpool_mssql.o gwlib/gwmem-check.o gwlib/dbpool_sdb.o gwlib/dbpool_cass.o gwlib/xmlrpc.o gwlib/mime.o gwlib/ssl.o gwlib/semaphore.o gwlib/charset.o gwlib/gwthread-pthread.o gwlib/gw-timer.o gwlib/log.o gwlib/dict.o gwlib/date.o gwlib/md5.o gwlib/pcre.o gwlib/dbpool_redis.o gwlib/fdset.o gwlib/dbpool.o gwlib/dbpool_oracle.o gwlib/gwmem-native.o gwlib/gwlib.o gwlib/dbpool_sqlite.o gwlib/counter.o gwlib/accesslog.o gwlib/list.o gwlib/thread.o gwlib/utils.o gwlib/gw-rwlock.o gwlib/dbpool_mysql.o gwlib/protected.o gwlib/regex.o gwlib/dbpool_pgsql.o gwlib/pki.o gwlib/cfg.o gwlib/gw_uuid.o gwlib/parse.o gwlib/socket.o gwlib/gw-prioqueue.o gwlib/octstr.o gwlib/http.o </text:p>
      <text:p text:style-name="P3">ranlib libgwlib.a</text:p>
      <text:p text:style-name="P3">make -C utils </text:p>
      <text:p text:style-name="P3">make[1]: Entering directory '/usr/local/src/gateway-1.4.5/utils'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eewbmp seewbmp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eewbmp seewbmp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mtbatch mtbatch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mtbatch mtbatch.o <text:s/>../libgwlib.a ../libgw.a -lnsl -lxml2 <text:soft-page-break/>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decode_emimsg decode_emimsg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decode_emimsg decode_emimsg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run_kannel_box run_kannel_box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run_kannel_box run_kannel_box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tart-stop-daemon start-stop-daemon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tart-stop-daemon start-stop-daemon.o <text:s/>../libgwlib.a ../libgw.a -lnsl -lxml2 -L/usr/lib/gcc/x86_64-linux-gnu/9/../../../x86_64-linux-gnu -L/usr/lib/x86_64-linux-gnu -lmysqlclient -lpthread -ldl -lz -lssl -lcrypto -lresolv -lm -lrt</text:p>
      <text:p text:style-name="P3">make[1]: Leaving directory '/usr/local/src/gateway-1.4.5/utils'</text:p>
      <text:p text:style-name="P3">gcc -D_REENTRANT=1 -I. -Igw -g -O2 -D_XOPEN_SOURCE=600 -D_BSD_SOURCE -D_DEFAULT_SOURCE -D_LARGE_FILES= -I/usr/include/libxml2 -I/usr/include/openssl -I/usr/include/mysql -rdynamic -o wmlscript/wmlsc wmlscript/wml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wmlscript/wmlsdasm wmlscript/wmlsdas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gw/bearerbox gw/bearer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smsbox gw/sms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wapbox gw/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boxc test/test_box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sg test/test_ms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immutables test/test_octstr_immutable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ate test/test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acct test/test_radius_ac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pcre test/test_pcr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xmlrpc test/test_xmlrp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ash test/test_hash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dump test/test_octstr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wap test/fakew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egex test/test_rege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ta test/test_ota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pdu test/test_radius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uuid test/test_uui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wapbox test/drive_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 test/test_mim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tore_dump test/test_store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rioqueue test/test_prioqueu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rltrans test/test_urltran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i test/test_si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_server test/test_http_serv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file_traversal test/test_file_traversa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_multipart test/test_mime_multipar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wakeup test/test_wakeu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mac test/test_hma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du test/test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bpool test/test_dbpoo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fg test/test_cf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dp test/test_ud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ppg test/test_pp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eaders test/test_header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udpfeed test/udpfee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ecompile test/decompil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msc test/test_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format test/test_octstr_forma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em test/test_me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approxy test/wapproxy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pap test/test_p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smpp test/drive_smp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harset test/test_charse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list test/test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imestamp test/timesta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 test/test_htt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l test/test_s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smsc test/fake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dict test/test_di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onn test/test_conn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ml_tester test/wml_tes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imd2 test/test_cimd2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list checks/check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counter checks/check_coun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octstr checks/check_octst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date checks/check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checks/check_ipcheck checks/check_ipcheck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./utils/foobar-config.sh "-I/opt/kannel_bplus_5/include/kannel -g -O2 -D_XOPEN_SOURCE=600 -D_BSD_SOURCE -D_DEFAULT_SOURCE -D_LARGE_FILES= -I/usr/include/libxml2 -I/usr/include/openssl -I/usr/include/mysql" \</text:p>
      <text:p text:style-name="P3"><text:tab/>"-L/opt/kannel_bplus_5/lib/kannel -lgw -lwap -lgwlib -lmysqlclient -lssl -lrt -lresolv -lnsl -lm <text:s/>-lpthread -lxml2 -L/usr/lib/gcc/x86_64-linux-gnu/9/../../../x86_64-linux-gnu -lcrypto -lssl -L/usr/lib/x86_64-linux-gnu -lmysqlclient -lpthread -ldl -lz -lssl -lcrypto -lresolv -lm -lrt " \</text:p>
      <text:p text:style-name="P3"><text:tab/>"1.4.5" &gt; gw-config</text:p>
      <text:p text:style-name="P3">chmod 0755 gw-config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updatedb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 binddir=/opt/kannel_bplus_5 install</text:p>
      <text:p text:style-name="P3">make -C utils install</text:p>
      <text:p text:style-name="P3">make[1]: Entering directory '/usr/local/src/gateway-1.4.5/utils'</text:p>
      <text:p text:style-name="P3">make[2]: Entering directory '/usr/local/src/gateway-1.4.5/utils'</text:p>
      <text:p text:style-name="P3"><text:s/>/usr/bin/mkdir -p '/opt/kannel_bplus_5/bin'</text:p>
      <text:p text:style-name="P3"><text:s text:c="2"/>/bin/bash ../libtool <text:s text:c="2"/>--mode=install /usr/bin/install -c seewbmp mtbatch decode_emimsg '/opt/kannel_bplus_5/bin'</text:p>
      <text:p text:style-name="P3">libtool: install: /usr/bin/install -c seewbmp /opt/kannel_bplus_5/bin/seewbmp</text:p>
      <text:p text:style-name="P3">libtool: install: /usr/bin/install -c mtbatch /opt/kannel_bplus_5/bin/mtbatch</text:p>
      <text:p text:style-name="P3">libtool: install: /usr/bin/install -c decode_emimsg /opt/kannel_bplus_5/bin/decode_emimsg</text:p>
      <text:p text:style-name="P3"><text:s/>/usr/bin/mkdir -p '/opt/kannel_bplus_5/sbin'</text:p>
      <text:p text:style-name="P3"><text:s text:c="2"/>/bin/bash ../libtool <text:s text:c="2"/>--mode=install /usr/bin/install -c run_kannel_box start-stop-daemon '/opt/kannel_bplus_5/sbin'</text:p>
      <text:p text:style-name="P3">libtool: install: /usr/bin/install -c run_kannel_box /opt/kannel_bplus_5/sbin/run_kannel_box</text:p>
      <text:p text:style-name="P3">libtool: install: /usr/bin/install -c start-stop-daemon /opt/kannel_bplus_5/sbin/start-stop-daemon</text:p>
      <text:p text:style-name="P3"><text:s/>/usr/bin/mkdir -p '/opt/kannel_bplus_5/share/man/man1'</text:p>
      <text:p text:style-name="P3"><text:s/>/usr/bin/install -c -m 644 seewbmp.1 mtbatch.1 '/opt/kannel_bplus_5/share/man/man1'</text:p>
      <text:p text:style-name="P3"><text:s/>/usr/bin/mkdir -p '/opt/kannel_bplus_5/share/man/man8'</text:p>
      <text:p text:style-name="P3"><text:s/>/usr/bin/install -c -m 644 run_kannel_box.8 '/opt/kannel_bplus_5/share/man/man8'</text:p>
      <text:p text:style-name="P3">make[2]: Leaving directory '/usr/local/src/gateway-1.4.5/utils'</text:p>
      <text:p text:style-name="P3">make[1]: Leaving directory '/usr/local/src/gateway-1.4.5/utils'</text:p>
      <text:p text:style-name="P3">/usr/bin/install -c -d /opt/kannel_bplus_5/bin</text:p>
      <text:p text:style-name="P3">for prog in wmlscript/wmlsc wmlscript/wmlsdasm gw-config; do \</text:p>
      <text:p text:style-name="P3"><text:tab/>/usr/bin/install -c $prog \</text:p>
      <text:p text:style-name="P3"><text:tab/> <text:s text:c="3"/>/opt/kannel_bplus_5/bin/`basename $prog`; \</text:p>
      <text:p text:style-name="P3">done</text:p>
      <text:p text:style-name="P3">test -r /opt/kannel_bplus_5/bin/gw-config || \</text:p>
      <text:p text:style-name="P3"><text:tab/>ln -sf gw-config /opt/kannel_bplus_5/bin/gw-config</text:p>
      <text:p text:style-name="P3"><text:soft-page-break/>/usr/bin/install -c -d /opt/kannel_bplus_5/sbin</text:p>
      <text:p text:style-name="P3">for prog in gw/bearerbox gw/smsbox gw/wapbox; do \</text:p>
      <text:p text:style-name="P3"><text:tab/>/usr/bin/install -c $prog \</text:p>
      <text:p text:style-name="P3"><text:tab/> <text:s text:c="3"/>/opt/kannel_bplus_5/sbin/`basename $prog`; \</text:p>
      <text:p text:style-name="P3">done</text:p>
      <text:p text:style-name="P3">/usr/bin/install -c -d /opt/kannel_bplus_5/share/man/man1</text:p>
      <text:p text:style-name="P3">/usr/bin/install -c wmlscript/wmlsc.1 wmlscript/wmlsdasm.1 /opt/kannel_bplus_5/share/man/man1</text:p>
      <text:p text:style-name="P3">/usr/bin/install -c -d /opt/kannel_bplus_5/share/man/man8</text:p>
      <text:p text:style-name="P3">/usr/bin/install -c gw/kannel.8 /opt/kannel_bplus_5/share/man/man8</text:p>
      <text:p text:style-name="P3">/usr/bin/install -c -d /opt/kannel_bplus_5/include/kannel/gwlib</text:p>
      <text:p text:style-name="P3">/usr/bin/install -c -m 644 ./gwlib/*.h /opt/kannel_bplus_5/include/kannel/gwlib</text:p>
      <text:p text:style-name="P3">/usr/bin/install -c -m 644 ./gwlib/*.def /opt/kannel_bplus_5/include/kannel/gwlib</text:p>
      <text:p text:style-name="P3">/usr/bin/install -c -d /opt/kannel_bplus_5/include/kannel/gw</text:p>
      <text:p text:style-name="P3">/usr/bin/install -c -m 644 ./gw/*.h /opt/kannel_bplus_5/include/kannel/gw</text:p>
      <text:p text:style-name="P3">/usr/bin/install -c -m 644 ./gw/*.def /opt/kannel_bplus_5/include/kannel/gw</text:p>
      <text:p text:style-name="P3">/usr/bin/install -c -d /opt/kannel_bplus_5/include/kannel/gw/smsc</text:p>
      <text:p text:style-name="P3">/usr/bin/install -c -m 644 ./gw/smsc/*.h /opt/kannel_bplus_5/include/kannel/gw/smsc</text:p>
      <text:p text:style-name="P3">/usr/bin/install -c -m 644 ./gw/smsc/*.def /opt/kannel_bplus_5/include/kannel/gw/smsc</text:p>
      <text:p text:style-name="P3">/usr/bin/install -c -d /opt/kannel_bplus_5/include/kannel/wap</text:p>
      <text:p text:style-name="P3">/usr/bin/install -c -m 644 ./wap/*.h /opt/kannel_bplus_5/include/kannel/wap<text:tab/></text:p>
      <text:p text:style-name="P3">/usr/bin/install -c -m 644 ./wap/*.def /opt/kannel_bplus_5/include/kannel/wap<text:tab/></text:p>
      <text:p text:style-name="P3">/usr/bin/install -c -m 644 gw-config.h /opt/kannel_bplus_5/include/kannel</text:p>
      <text:p text:style-name="P3">/usr/bin/install -c -d /opt/kannel_bplus_5/lib/kannel</text:p>
      <text:p text:style-name="P3">/usr/bin/install -c -m 644 lib*.a /opt/kannel_bplus_5/lib/kannel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updatedb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./configure --prefix=/opt/kannel_wv_6 --enable-ssl --with-mysql --with-malloc=native --with-mysql-dir=/usr/bin/mysql --enable-start-stop-daemon</text:p>
      <text:p text:style-name="P3"/>
      <text:p text:style-name="P3">Configuring for Kannel gateway version 1.4.5 ...</text:p>
      <text:p text:style-name="P3">checking for a BSD-compatible install... /usr/bin/install -c</text:p>
      <text:p text:style-name="P3">checking whether build environment is sane... yes</text:p>
      <text:p text:style-name="P3">checking for a thread-safe mkdir -p... /usr/bin/mkdir -p</text:p>
      <text:p text:style-name="P3">checking for gawk... no</text:p>
      <text:p text:style-name="P3">checking for mawk... mawk</text:p>
      <text:p text:style-name="P3">checking whether make sets $(MAKE)... yes</text:p>
      <text:p text:style-name="P3">checking whether make supports nested variables... yes</text:p>
      <text:p text:style-name="P3">checking build system type... x86_64-unknown-linux-gnu</text:p>
      <text:p text:style-name="P3">checking host system type... x86_64-unknown-linux-gnu</text:p>
      <text:p text:style-name="P3">checking how to print strings... printf</text:p>
      <text:p text:style-name="P3">checking for style of include used by make... GNU</text:p>
      <text:p text:style-name="P3">checking for gcc... gcc</text:p>
      <text:p text:style-name="P3">checking whether the C compiler works... yes</text:p>
      <text:p text:style-name="P3"><text:soft-page-break/>checking for C compiler default output file name... a.out</text:p>
      <text:p text:style-name="P3">checking for suffix of executables... </text:p>
      <text:p text:style-name="P3">checking whether we are cross compiling... no</text:p>
      <text:p text:style-name="P3">checking for suffix of object files... o</text:p>
      <text:p text:style-name="P3">checking whether we are using the GNU C compiler... yes</text:p>
      <text:p text:style-name="P3">checking whether gcc accepts -g... yes</text:p>
      <text:p text:style-name="P3">checking for gcc option to accept ISO C89... none needed</text:p>
      <text:p text:style-name="P3">checking whether gcc understands -c and -o together... yes</text:p>
      <text:p text:style-name="P3">checking dependency style of gcc... gcc3</text:p>
      <text:p text:style-name="P3">checking for a sed that does not truncate output... /usr/bin/sed</text:p>
      <text:p text:style-name="P3">checking for grep that handles long lines and -e... /usr/bin/grep</text:p>
      <text:p text:style-name="P3">checking for egrep... /usr/bin/grep -E</text:p>
      <text:p text:style-name="P3">checking for fgrep... /usr/bin/grep -F</text:p>
      <text:p text:style-name="P3">checking for ld used by gcc... /usr/bin/ld</text:p>
      <text:p text:style-name="P3">checking if the linker (/usr/bin/ld) is GNU ld... yes</text:p>
      <text:p text:style-name="P3">checking for BSD- or MS-compatible name lister (nm)... /usr/bin/nm -B</text:p>
      <text:p text:style-name="P3">checking the name lister (/usr/bin/nm -B) interface... BSD nm</text:p>
      <text:p text:style-name="P3">checking whether ln -s works... yes</text:p>
      <text:p text:style-name="P3">checking the maximum length of command line arguments... 1572864</text:p>
      <text:p text:style-name="P3">checking whether the shell understands some XSI constructs... yes</text:p>
      <text:p text:style-name="P3">checking whether the shell understands "+="... yes</text:p>
      <text:p text:style-name="P3">checking how to convert x86_64-unknown-linux-gnu file names to x86_64-unknown-linux-gnu format... func_convert_file_noop</text:p>
      <text:p text:style-name="P3">checking how to convert x86_64-unknown-linux-gnu file names to toolchain format... func_convert_file_noop</text:p>
      <text:p text:style-name="P3">checking for /usr/bin/ld option to reload object files... -r</text:p>
      <text:p text:style-name="P3">checking for objdump... objdump</text:p>
      <text:p text:style-name="P3">checking how to recognize dependent libraries... pass_all</text:p>
      <text:p text:style-name="P3">checking for dlltool... no</text:p>
      <text:p text:style-name="P3">checking how to associate runtime and link libraries... printf %s\n</text:p>
      <text:p text:style-name="P3">checking for ar... ar</text:p>
      <text:p text:style-name="P3">checking for archiver @FILE support... @</text:p>
      <text:p text:style-name="P3">checking for strip... strip</text:p>
      <text:p text:style-name="P3">checking for ranlib... ranlib</text:p>
      <text:p text:style-name="P3">checking command to parse /usr/bin/nm -B output from gcc object... ok</text:p>
      <text:p text:style-name="P3">checking for sysroot... no</text:p>
      <text:p text:style-name="P3">checking for mt... mt</text:p>
      <text:p text:style-name="P3">checking if mt is a manifest tool... no</text:p>
      <text:p text:style-name="P3">checking how to run the C preprocessor... gcc -E</text:p>
      <text:p text:style-name="P3">checking for ANSI C header files... yes</text:p>
      <text:p text:style-name="P3">checking for sys/types.h... yes</text:p>
      <text:p text:style-name="P3">checking for sys/stat.h... yes</text:p>
      <text:p text:style-name="P3">checking for stdlib.h... yes</text:p>
      <text:p text:style-name="P3">checking for string.h... yes</text:p>
      <text:p text:style-name="P3">checking for memory.h... yes</text:p>
      <text:p text:style-name="P3">checking for strings.h... yes</text:p>
      <text:p text:style-name="P3">checking for inttypes.h... yes</text:p>
      <text:p text:style-name="P3">checking for stdint.h... yes</text:p>
      <text:p text:style-name="P3">checking for unistd.h... yes</text:p>
      <text:p text:style-name="P3"><text:soft-page-break/>checking for dlfcn.h... yes</text:p>
      <text:p text:style-name="P3">checking for objdir... .libs</text:p>
      <text:p text:style-name="P3">checking if gcc supports -fno-rtti -fno-exceptions... no</text:p>
      <text:p text:style-name="P3">checking for gcc option to produce PIC... -fPIC -DPIC</text:p>
      <text:p text:style-name="P3">checking if gcc PIC flag -fPIC -DPIC works... yes</text:p>
      <text:p text:style-name="P3">checking if gcc static flag -static works... yes</text:p>
      <text:p text:style-name="P3">checking if gcc supports -c -o file.o... yes</text:p>
      <text:p text:style-name="P3">checking if gcc supports -c -o file.o... (cached) yes</text:p>
      <text:p text:style-name="P3">checking whether the gcc linker (/usr/bin/ld -m elf_x86_64) supports shared libraries... yes</text:p>
      <text:p text:style-name="P3">checking whether -lc should be explicitly linked in... no</text:p>
      <text:p text:style-name="P3">checking dynamic linker characteristics... GNU/Linux ld.so</text:p>
      <text:p text:style-name="P3">checking how to hardcode library paths into programs... immediate</text:p>
      <text:p text:style-name="P3">checking whether stripping libraries is possible... yes</text:p>
      <text:p text:style-name="P3">checking if libtool supports shared libraries... yes</text:p>
      <text:p text:style-name="P3">checking whether to build shared libraries... yes</text:p>
      <text:p text:style-name="P3">checking whether to build static libraries... no</text:p>
      <text:p text:style-name="P3"/>
      <text:p text:style-name="P3">Running system checks ...</text:p>
      <text:p text:style-name="P3">checking for gcc... (cached) gcc</text:p>
      <text:p text:style-name="P3">checking whether we are using the GNU C compiler... (cached) yes</text:p>
      <text:p text:style-name="P3">checking whether gcc accepts -g... (cached) yes</text:p>
      <text:p text:style-name="P3">checking for gcc option to accept ISO C89... (cached) none needed</text:p>
      <text:p text:style-name="P3">checking whether gcc understands -c and -o together... (cached) yes</text:p>
      <text:p text:style-name="P3">checking dependency style of gcc... (cached) gcc3</text:p>
      <text:p text:style-name="P3">checking for gcc option to accept ISO C99... none needed</text:p>
      <text:p text:style-name="P3">checking for ranlib... (cached) ranlib</text:p>
      <text:p text:style-name="P3">checking for bison... bison -y</text:p>
      <text:p text:style-name="P3">checking for flex... no</text:p>
      <text:p text:style-name="P3">checking for lex... no</text:p>
      <text:p text:style-name="P3">checking for ar... (cached) ar</text:p>
      <text:p text:style-name="P3">checking for convert... no</text:p>
      <text:p text:style-name="P3">checking for perl... /usr/bin/perl</text:p>
      <text:p text:style-name="P3">checking for inline... inline</text:p>
      <text:p text:style-name="P3">checking for special C compiler options needed for large files... no</text:p>
      <text:p text:style-name="P3">checking for _FILE_OFFSET_BITS value needed for large files... no</text:p>
      <text:p text:style-name="P3">checking size of short... 2</text:p>
      <text:p text:style-name="P3">checking size of int... 4</text:p>
      <text:p text:style-name="P3">checking size of long... 8</text:p>
      <text:p text:style-name="P3">checking size of long long... 8</text:p>
      <text:p text:style-name="P3">checking for log in -lm... yes</text:p>
      <text:p text:style-name="P3">checking for accept in -lsocket... no</text:p>
      <text:p text:style-name="P3">checking for inet_ntoa in -lnsl... yes</text:p>
      <text:p text:style-name="P3">checking for inet_ntop in -lresolv... yes</text:p>
      <text:p text:style-name="P3">checking for inet_ntop in -lbind... no</text:p>
      <text:p text:style-name="P3">checking for pthread_exit in -lpthread... yes</text:p>
      <text:p text:style-name="P3">checking for libiconv in -liconv... no</text:p>
      <text:p text:style-name="P3">checking for ANSI C header files... (cached) yes</text:p>
      <text:p text:style-name="P3">checking sys/ioctl.h usability... yes</text:p>
      <text:p text:style-name="P3">checking sys/ioctl.h presence... yes</text:p>
      <text:p text:style-name="P3"><text:soft-page-break/>checking for sys/ioctl.h... yes</text:p>
      <text:p text:style-name="P3">checking sys/time.h usability... yes</text:p>
      <text:p text:style-name="P3">checking sys/time.h presence... yes</text:p>
      <text:p text:style-name="P3">checking for sys/time.h... yes</text:p>
      <text:p text:style-name="P3">checking for sys/types.h... (cached) yes</text:p>
      <text:p text:style-name="P3">checking for unistd.h... (cached) yes</text:p>
      <text:p text:style-name="P3">checking sys/poll.h usability... yes</text:p>
      <text:p text:style-name="P3">checking sys/poll.h presence... yes</text:p>
      <text:p text:style-name="P3">checking for sys/poll.h... yes</text:p>
      <text:p text:style-name="P3">checking pthread.h usability... yes</text:p>
      <text:p text:style-name="P3">checking pthread.h presence... yes</text:p>
      <text:p text:style-name="P3">checking for pthread.h... yes</text:p>
      <text:p text:style-name="P3">checking getopt.h usability... yes</text:p>
      <text:p text:style-name="P3">checking getopt.h presence... yes</text:p>
      <text:p text:style-name="P3">checking for getopt.h... yes</text:p>
      <text:p text:style-name="P3">checking syslog.h usability... yes</text:p>
      <text:p text:style-name="P3">checking syslog.h presence... yes</text:p>
      <text:p text:style-name="P3">checking for syslog.h... yes</text:p>
      <text:p text:style-name="P3">checking zlib.h usability... yes</text:p>
      <text:p text:style-name="P3">checking zlib.h presence... yes</text:p>
      <text:p text:style-name="P3">checking for zlib.h... yes</text:p>
      <text:p text:style-name="P3">checking execinfo.h usability... yes</text:p>
      <text:p text:style-name="P3">checking execinfo.h presence... yes</text:p>
      <text:p text:style-name="P3">checking for execinfo.h... yes</text:p>
      <text:p text:style-name="P3">checking for stdlib.h... (cached) yes</text:p>
      <text:p text:style-name="P3">checking sys/socket.h usability... yes</text:p>
      <text:p text:style-name="P3">checking sys/socket.h presence... yes</text:p>
      <text:p text:style-name="P3">checking for sys/socket.h... yes</text:p>
      <text:p text:style-name="P3">checking sys/sockio.h usability... no</text:p>
      <text:p text:style-name="P3">checking sys/sockio.h presence... no</text:p>
      <text:p text:style-name="P3">checking for sys/sockio.h... no</text:p>
      <text:p text:style-name="P3">checking netinet/in.h usability... yes</text:p>
      <text:p text:style-name="P3">checking netinet/in.h presence... yes</text:p>
      <text:p text:style-name="P3">checking for netinet/in.h... yes</text:p>
      <text:p text:style-name="P3">checking for net/if.h... yes</text:p>
      <text:p text:style-name="P3">checking sys/ucontext.h usability... yes</text:p>
      <text:p text:style-name="P3">checking sys/ucontext.h presence... yes</text:p>
      <text:p text:style-name="P3">checking for sys/ucontext.h... yes</text:p>
      <text:p text:style-name="P3">checking for ld used by gcc... /usr/bin/ld -m elf_x86_64</text:p>
      <text:p text:style-name="P3">checking if the linker (/usr/bin/ld -m elf_x86_64) is GNU ld... yes</text:p>
      <text:p text:style-name="P3">checking for shared library run path origin... done</text:p>
      <text:p text:style-name="P3">checking for iconv... yes</text:p>
      <text:p text:style-name="P3">checking for working iconv... yes</text:p>
      <text:p text:style-name="P3">checking for iconv declaration... </text:p>
      <text:p text:style-name="P3"><text:s text:c="9"/>extern size_t iconv (iconv_t cd, char * *inbuf, size_t *inbytesleft, char * *outbuf, size_t *outbytesleft);</text:p>
      <text:p text:style-name="P3">checking for gettimeofday... yes</text:p>
      <text:p text:style-name="P3">checking for select... yes</text:p>
      <text:p text:style-name="P3">checking for socket... yes</text:p>
      <text:p text:style-name="P3"><text:soft-page-break/>checking for strdup... yes</text:p>
      <text:p text:style-name="P3">checking for getopt_long... yes</text:p>
      <text:p text:style-name="P3">checking for localtime_r... yes</text:p>
      <text:p text:style-name="P3">checking for gmtime_r... yes</text:p>
      <text:p text:style-name="P3">checking for backtrace... yes</text:p>
      <text:p text:style-name="P3">checking for srandom... yes</text:p>
      <text:p text:style-name="P3">checking for initgroups... yes</text:p>
      <text:p text:style-name="P3">checking for strtoll... yes</text:p>
      <text:p text:style-name="P3">checking for strtoq... yes</text:p>
      <text:p text:style-name="P3">checking for getopt... yes</text:p>
      <text:p text:style-name="P3">checking for gethostbyname_r... yes</text:p>
      <text:p text:style-name="P3">checking for which type of gethostbyname_r... 6</text:p>
      <text:p text:style-name="P3">checking for socklen_t in &lt;sys/socket.h&gt;... yes</text:p>
      <text:p text:style-name="P3">checking for getopt in &lt;stdio.h&gt;... no</text:p>
      <text:p text:style-name="P3">checking for getopt in &lt;unistd.h&gt;... yes</text:p>
      <text:p text:style-name="P3">checking ftw.h usability... yes</text:p>
      <text:p text:style-name="P3">checking ftw.h presence... yes</text:p>
      <text:p text:style-name="P3">checking for ftw.h... yes</text:p>
      <text:p text:style-name="P3">checking for nftw... yes</text:p>
      <text:p text:style-name="P3">checking regex.h usability... yes</text:p>
      <text:p text:style-name="P3">checking regex.h presence... yes</text:p>
      <text:p text:style-name="P3">checking for regex.h... yes</text:p>
      <text:p text:style-name="P3">checking for regcomp... yes</text:p>
      <text:p text:style-name="P3"/>
      <text:p text:style-name="P3">Checking for POSIX threads support ...</text:p>
      <text:p text:style-name="P3">checking for working pthreads... yes</text:p>
      <text:p text:style-name="P3">checking for pthread_spinlock support... yes</text:p>
      <text:p text:style-name="P3">checking for pthread_rwlock support... yes</text:p>
      <text:p text:style-name="P3">checking for sem_init in -lrt... yes</text:p>
      <text:p text:style-name="P3">checking for semaphore support... yes</text:p>
      <text:p text:style-name="P3"/>
      <text:p text:style-name="P3">Checking for libxml2 support ...</text:p>
      <text:p text:style-name="P3">checking for xml2-config... /usr/bin/xml2-config</text:p>
      <text:p text:style-name="P3">checking libxml version... 2.9.14</text:p>
      <text:p text:style-name="P3"/>
      <text:p text:style-name="P3">Configuring for PCRE support ...</text:p>
      <text:p text:style-name="P3">checking whether to compile with PCRE support... disabled</text:p>
      <text:p text:style-name="P3"/>
      <text:p text:style-name="P3">Configuring DocBook support ...</text:p>
      <text:p text:style-name="P3">checking for jade... no</text:p>
      <text:p text:style-name="P3">checking for openjade... no</text:p>
      <text:p text:style-name="P3">checking for jadetex... no</text:p>
      <text:p text:style-name="P3">checking for pdfjadetex... no</text:p>
      <text:p text:style-name="P3">checking for dvips... no</text:p>
      <text:p text:style-name="P3">checking for fig2dev... no</text:p>
      <text:p text:style-name="P3">checking for convert... no</text:p>
      <text:p text:style-name="P3">checking for /usr/lib/sgml/stylesheet/dsssl/docbook/nwalsh/html/docbook.dsl... no</text:p>
      <text:p text:style-name="P3">checking for /usr/lib/sgml/stylesheets/nwalsh-modular/html/docbook.dsl... no</text:p>
      <text:p text:style-name="P3">checking for /usr/share/sgml/docbook/dsssl-stylesheets-1.*/html/docbook.dsl... no</text:p>
      <text:p text:style-name="P3"><text:soft-page-break/>checking for /usr/share/sgml/docbook/dsssl-stylesheets/html/docbook.dsl... no</text:p>
      <text:p text:style-name="P3">checking for /usr/share/sgml/docbook/stylesheet/dsssl/modular/html/docbook.dsl... no</text:p>
      <text:p text:style-name="P3">checking for /usr/share/sgml/docbook/dsssl/modular/html/docbook.dsl... no</text:p>
      <text:p text:style-name="P3">checking for /usr/share/sgml/dsssl/docbook-dsssl-nwalsh/html/docbook.dsl... no</text:p>
      <text:p text:style-name="P3">checking for /usr/share/dsssl/docbook-dsssl/html/docbook.dsl... no</text:p>
      <text:p text:style-name="P3">checking for /usr/local/lib/sgml/stylesheet/dsssl/docbook/nwalsh/html/docbook.dsl... no</text:p>
      <text:p text:style-name="P3">checking for /usr/local/lib/sgml/stylesheets/nwalsh-modular/html/docbook.dsl... no</text:p>
      <text:p text:style-name="P3">checking for /usr/local/share/sgml/docbook/dsssl-stylesheets-1.*/html/docbook.dsl... no</text:p>
      <text:p text:style-name="P3">checking for /usr/local/share/sgml/docbook/dsssl-stylesheets/html/docbook.dsl... no</text:p>
      <text:p text:style-name="P3">checking for /usr/local/share/sgml/docbook/stylesheet/dsssl/modular/html/docbook.dsl... no</text:p>
      <text:p text:style-name="P3">checking for /usr/local/share/sgml/docbook/dsssl/modular/html/docbook.dsl... no</text:p>
      <text:p text:style-name="P3">checking for /usr/local/share/sgml/dsssl/docbook-dsssl-nwalsh/html/docbook.dsl... no</text:p>
      <text:p text:style-name="P3">checking for /usr/local/share/dsssl/docbook-dsssl/html/docbook.dsl... no</text:p>
      <text:p text:style-name="P3">checking for /sw/lib/sgml/stylesheet/dsssl/docbook/nwalsh/html/docbook.dsl... no</text:p>
      <text:p text:style-name="P3">checking for /sw/lib/sgml/stylesheets/nwalsh-modular/html/docbook.dsl... no</text:p>
      <text:p text:style-name="P3">checking for /sw/share/sgml/docbook/dsssl-stylesheets-1.*/html/docbook.dsl... no</text:p>
      <text:p text:style-name="P3">checking for /sw/share/sgml/docbook/dsssl-stylesheets/html/docbook.dsl... no</text:p>
      <text:p text:style-name="P3">checking for /sw/share/sgml/docbook/stylesheet/dsssl/modular/html/docbook.dsl... no</text:p>
      <text:p text:style-name="P3">checking for /sw/share/sgml/docbook/dsssl/modular/html/docbook.dsl... no</text:p>
      <text:p text:style-name="P3">checking for /sw/share/sgml/dsssl/docbook-dsssl-nwalsh/html/docbook.dsl... no</text:p>
      <text:p text:style-name="P3">checking for /sw/share/dsssl/docbook-dsssl/html/docbook.dsl... no</text:p>
      <text:p text:style-name="P3">checking for /opt/local/lib/sgml/stylesheet/dsssl/docbook/nwalsh/html/docbook.dsl... no</text:p>
      <text:p text:style-name="P3">checking for /opt/local/lib/sgml/stylesheets/nwalsh-modular/html/docbook.dsl... no</text:p>
      <text:p text:style-name="P3">checking for /opt/local/share/sgml/docbook/dsssl-stylesheets-1.*/html/docbook.dsl... no</text:p>
      <text:p text:style-name="P3">checking for /opt/local/share/sgml/docbook/dsssl-stylesheets/html/docbook.dsl... no</text:p>
      <text:p text:style-name="P3">checking for /opt/local/share/sgml/docbook/stylesheet/dsssl/modular/html/docbook.dsl... no</text:p>
      <text:p text:style-name="P3">checking for /opt/local/share/sgml/docbook/dsssl/modular/html/docbook.dsl... no</text:p>
      <text:p text:style-name="P3">checking for /opt/local/share/sgml/dsssl/docbook-dsssl-nwalsh/html/docbook.dsl... no</text:p>
      <text:p text:style-name="P3">checking for /opt/local/share/dsssl/docbook-dsssl/html/docbook.dsl... no</text:p>
      <text:p text:style-name="P3">checking for /usr/lib/sgml/stylesheet/dsssl/docbook/nwalsh/print/docbook.dsl... no</text:p>
      <text:p text:style-name="P3">checking for /usr/lib/sgml/stylesheets/nwalsh-modular/print/docbook.dsl... no</text:p>
      <text:p text:style-name="P3">checking for /usr/share/sgml/docbook/dsssl-stylesheets-1.*/print/docbook.dsl... no</text:p>
      <text:p text:style-name="P3">checking for /usr/share/sgml/docbook/dsssl-stylesheets/print/docbook.dsl... no</text:p>
      <text:p text:style-name="P3">checking for /usr/share/sgml/docbook/stylesheet/dsssl/modular/print/docbook.dsl... no</text:p>
      <text:p text:style-name="P3">checking for /usr/share/sgml/docbook/dsssl/modular/print/docbook.dsl... no</text:p>
      <text:p text:style-name="P3">checking for /usr/share/sgml/dsssl/docbook-dsssl-nwalsh/print/docbook.dsl... no</text:p>
      <text:p text:style-name="P3">checking for /usr/share/dsssl/docbook-dsssl/print/docbook.dsl... no</text:p>
      <text:p text:style-name="P3">checking for /usr/local/lib/sgml/stylesheet/dsssl/docbook/nwalsh/print/docbook.dsl... no</text:p>
      <text:p text:style-name="P3">checking for /usr/local/lib/sgml/stylesheets/nwalsh-modular/print/docbook.dsl... no</text:p>
      <text:p text:style-name="P3">checking for /usr/local/share/sgml/docbook/dsssl-stylesheets-1.*/print/docbook.dsl... no</text:p>
      <text:p text:style-name="P3">checking for /usr/local/share/sgml/docbook/dsssl-stylesheets/print/docbook.dsl... no</text:p>
      <text:p text:style-name="P3">checking for /usr/local/share/sgml/docbook/stylesheet/dsssl/modular/print/docbook.dsl... no</text:p>
      <text:p text:style-name="P3">checking for /usr/local/share/sgml/docbook/dsssl/modular/print/docbook.dsl... no</text:p>
      <text:p text:style-name="P3">checking for /usr/local/share/sgml/dsssl/docbook-dsssl-nwalsh/print/docbook.dsl... no</text:p>
      <text:p text:style-name="P3">checking for /usr/local/share/dsssl/docbook-dsssl/print/docbook.dsl... no</text:p>
      <text:p text:style-name="P3">checking for /sw/lib/sgml/stylesheet/dsssl/docbook/nwalsh/print/docbook.dsl... no</text:p>
      <text:p text:style-name="P3">checking for /sw/lib/sgml/stylesheets/nwalsh-modular/print/docbook.dsl... no</text:p>
      <text:p text:style-name="P3">checking for /sw/share/sgml/docbook/dsssl-stylesheets-1.*/print/docbook.dsl... no</text:p>
      <text:p text:style-name="P3">checking for /sw/share/sgml/docbook/dsssl-stylesheets/print/docbook.dsl... no</text:p>
      <text:p text:style-name="P3"><text:soft-page-break/>checking for /sw/share/sgml/docbook/stylesheet/dsssl/modular/print/docbook.dsl... no</text:p>
      <text:p text:style-name="P3">checking for /sw/share/sgml/docbook/dsssl/modular/print/docbook.dsl... no</text:p>
      <text:p text:style-name="P3">checking for /sw/share/sgml/dsssl/docbook-dsssl-nwalsh/print/docbook.dsl... no</text:p>
      <text:p text:style-name="P3">checking for /sw/share/dsssl/docbook-dsssl/print/docbook.dsl... no</text:p>
      <text:p text:style-name="P3">checking for /opt/local/lib/sgml/stylesheet/dsssl/docbook/nwalsh/print/docbook.dsl... no</text:p>
      <text:p text:style-name="P3">checking for /opt/local/lib/sgml/stylesheets/nwalsh-modular/print/docbook.dsl... no</text:p>
      <text:p text:style-name="P3">checking for /opt/local/share/sgml/docbook/dsssl-stylesheets-1.*/print/docbook.dsl... no</text:p>
      <text:p text:style-name="P3">checking for /opt/local/share/sgml/docbook/dsssl-stylesheets/print/docbook.dsl... no</text:p>
      <text:p text:style-name="P3">checking for /opt/local/share/sgml/docbook/stylesheet/dsssl/modular/print/docbook.dsl... no</text:p>
      <text:p text:style-name="P3">checking for /opt/local/share/sgml/docbook/dsssl/modular/print/docbook.dsl... no</text:p>
      <text:p text:style-name="P3">checking for /opt/local/share/sgml/dsssl/docbook-dsssl-nwalsh/print/docbook.dsl... no</text:p>
      <text:p text:style-name="P3">checking for /opt/local/share/dsssl/docbook-dsssl/print/docbook.dsl... no</text:p>
      <text:p text:style-name="P3">checking for /usr/lib/sgml/stylesheet/dsssl/docbook/nwalsh/dtds/decls/xml.dcl... no</text:p>
      <text:p text:style-name="P3">checking for /usr/lib/sgml/stylesheets/nwalsh-modular/dtds/decls/xml.dcl... no</text:p>
      <text:p text:style-name="P3">checking for /usr/share/sgml/docbook/dsssl-stylesheets-1.*/dtds/decls/xml.dcl... no</text:p>
      <text:p text:style-name="P3">checking for /usr/share/sgml/docbook/dsssl-stylesheets/dtds/decls/xml.dcl... no</text:p>
      <text:p text:style-name="P3">checking for /usr/share/sgml/docbook/stylesheet/dsssl/modular/dtds/decls/xml.dcl... no</text:p>
      <text:p text:style-name="P3">checking for /usr/share/sgml/docbook/dsssl/modular/dtds/decls/xml.dcl... no</text:p>
      <text:p text:style-name="P3">checking for /usr/share/sgml/declaration/xml.dcl... yes</text:p>
      <text:p text:style-name="P3">Not building documentation.</text:p>
      <text:p text:style-name="P3"/>
      <text:p text:style-name="P3">Configuring parameters ...</text:p>
      <text:p text:style-name="P3">checking which malloc to use... native malloc</text:p>
      <text:p text:style-name="P3">enabling local time</text:p>
      <text:p text:style-name="P3">enabling cookies</text:p>
      <text:p text:style-name="P3">enabling HTTP/1.1 keep-alive</text:p>
      <text:p text:style-name="P3">checking whether to compile start-stop-daemon... enabled</text:p>
      <text:p text:style-name="P3"/>
      <text:p text:style-name="P3">Configuring OpenSSL support ...</text:p>
      <text:p text:style-name="P3">checking whether to compile with SSL support... trying /usr/lib/gcc/x86_64-linux-gnu/9/../../../x86_64-linux-gnu /usr/include/openssl</text:p>
      <text:p text:style-name="P3">checking for openssl... /usr/bin/openssl</text:p>
      <text:p text:style-name="P3">checking openssl version... 1.1.1f</text:p>
      <text:p text:style-name="P3">checking for HMAC_Update in -lcrypto... yes</text:p>
      <text:p text:style-name="P3">checking for OPENSSL_init_ssl in -lssl... yes</text:p>
      <text:p text:style-name="P3">checking for SSL_connect in -lssl... yes</text:p>
      <text:p text:style-name="P3">checking openssl/x509.h usability... yes</text:p>
      <text:p text:style-name="P3">checking openssl/x509.h presence... yes</text:p>
      <text:p text:style-name="P3">checking for openssl/x509.h... yes</text:p>
      <text:p text:style-name="P3">checking openssl/rsa.h usability... yes</text:p>
      <text:p text:style-name="P3">checking openssl/rsa.h presence... yes</text:p>
      <text:p text:style-name="P3">checking for openssl/rsa.h... yes</text:p>
      <text:p text:style-name="P3">checking openssl/crypto.h usability... yes</text:p>
      <text:p text:style-name="P3">checking openssl/crypto.h presence... yes</text:p>
      <text:p text:style-name="P3">checking for openssl/crypto.h... yes</text:p>
      <text:p text:style-name="P3">checking openssl/pem.h usability... yes</text:p>
      <text:p text:style-name="P3">checking openssl/pem.h presence... yes</text:p>
      <text:p text:style-name="P3">checking for openssl/pem.h... yes</text:p>
      <text:p text:style-name="P3">checking openssl/ssl.h usability... yes</text:p>
      <text:p text:style-name="P3"><text:soft-page-break/>checking openssl/ssl.h presence... yes</text:p>
      <text:p text:style-name="P3">checking for openssl/ssl.h... yes</text:p>
      <text:p text:style-name="P3">checking openssl/err.h usability... yes</text:p>
      <text:p text:style-name="P3">checking openssl/err.h presence... yes</text:p>
      <text:p text:style-name="P3">checking for openssl/err.h... yes</text:p>
      <text:p text:style-name="P3">checking openssl/hmac.h usability... yes</text:p>
      <text:p text:style-name="P3">checking openssl/hmac.h presence... yes</text:p>
      <text:p text:style-name="P3">checking for openssl/hmac.h... yes</text:p>
      <text:p text:style-name="P3">checking whether the OpenSSL library is multithread-enabled... yes</text:p>
      <text:p text:style-name="P3">checking whether to compile with SSL support... yes</text:p>
      <text:p text:style-name="P3"/>
      <text:p text:style-name="P3">Configuring DB support ...</text:p>
      <text:p text:style-name="P3">checking whether to compile with MySQL support... searching</text:p>
      <text:p text:style-name="P3">checking for mysql_config... /usr/bin/mysql_config</text:p>
      <text:p text:style-name="P3">checking mysql version... 8.0.29</text:p>
      <text:p text:style-name="P3">checking mysql reentrant libs... -L/usr/lib/x86_64-linux-gnu -lmysqlclient -lpthread -ldl -lz -lssl -lcrypto -lresolv -lm -lrt</text:p>
      <text:p text:style-name="P3">checking for mysql_init in -lmysqlclient_r... no</text:p>
      <text:p text:style-name="P3">checking mysql libs... -L/usr/lib/x86_64-linux-gnu -lmysqlclient -lpthread -ldl -lz -lssl -lcrypto -lresolv -lm -lrt</text:p>
      <text:p text:style-name="P3">checking for mysql_init in -lmysqlclient... yes</text:p>
      <text:p text:style-name="P3">checking mysql includes... -I/usr/include/mysql</text:p>
      <text:p text:style-name="P3">checking mysql/mysql.h usability... yes</text:p>
      <text:p text:style-name="P3">checking mysql/mysql.h presence... yes</text:p>
      <text:p text:style-name="P3">checking for mysql/mysql.h... yes</text:p>
      <text:p text:style-name="P3">checking mysql/mysql_version.h usability... yes</text:p>
      <text:p text:style-name="P3">checking mysql/mysql_version.h presence... yes</text:p>
      <text:p text:style-name="P3">checking for mysql/mysql_version.h... yes</text:p>
      <text:p text:style-name="P3">checking for mysql_stmt_init in -lmysqlclient_r... no</text:p>
      <text:p text:style-name="P3">checking for mysql_stmt_init in -lmysqlclient... yes</text:p>
      <text:p text:style-name="P3">checking whether to compile with MySQL support... yes</text:p>
      <text:p text:style-name="P3">checking whether to compile with LibSDB support... disabled</text:p>
      <text:p text:style-name="P3">checking whether to compile with SQLite2 support... disabled</text:p>
      <text:p text:style-name="P3">checking whether to compile with SQLite3 support... disabled</text:p>
      <text:p text:style-name="P3">checking whether to compile with Oracle support... disabled</text:p>
      <text:p text:style-name="P3">checking whether to compile with PostgresSQL support... disabled</text:p>
      <text:p text:style-name="P3">checking whether to compile with Redis support... disabled</text:p>
      <text:p text:style-name="P3">checking whether to compile with FreeTDS Ct-Lib support... disabled</text:p>
      <text:p text:style-name="P3">checking whether to compile with Cassandra support... disabled</text:p>
      <text:p text:style-name="P3"/>
      <text:p text:style-name="P3">Configuring for gSOAP support ...</text:p>
      <text:p text:style-name="P3">checking whether to compile with SOAP support... disabled</text:p>
      <text:p text:style-name="P3"/>
      <text:p text:style-name="P3">Generating output files ...</text:p>
      <text:p text:style-name="P3">checking that generated files are newer than configure... done</text:p>
      <text:p text:style-name="P3">configure: creating ./config.status</text:p>
      <text:p text:style-name="P3">config.status: creating gwlib/gw_uuid_types.h</text:p>
      <text:p text:style-name="P3">config.status: creating Makefile</text:p>
      <text:p text:style-name="P3">config.status: creating soap/Makefile</text:p>
      <text:p text:style-name="P3"><text:soft-page-break/>config.status: creating utils/Makefile</text:p>
      <text:p text:style-name="P3">config.status: creating gw-config.h</text:p>
      <text:p text:style-name="P3">config.status: gw-config.h is unchanged</text:p>
      <text:p text:style-name="P3">config.status: executing depfiles commands</text:p>
      <text:p text:style-name="P3">config.status: executing libtool commands</text:p>
      <text:p text:style-name="P3"/>
      <text:p text:style-name="P3">License information ...</text:p>
      <text:p text:style-name="P3">+--------------------------------------------------------------------+</text:p>
      <text:p text:style-name="P3">| License: <text:s text:c="58"/>|</text:p>
      <text:p text:style-name="P3">| This software is subject to the Kannel Software License, available |</text:p>
      <text:p text:style-name="P3">| in this distribution in the file LICENSE. By continuing this <text:s text:c="6"/>|</text:p>
      <text:p text:style-name="P3">| installation process, you are bound by the terms of this license <text:s text:c="2"/>|</text:p>
      <text:p text:style-name="P3">| agreement. If you do not agree with the terms of this license, you |</text:p>
      <text:p text:style-name="P3">| must abort the installation process at this point. <text:s text:c="16"/>|</text:p>
      <text:p text:style-name="P3">| <text:s text:c="67"/>|</text:p>
      <text:p text:style-name="P3">| <text:s text:c="21"/>The Kannel Group &lt;http://www.kannel.org/&gt; <text:s text:c="4"/>|</text:p>
      <text:p text:style-name="P3">+--------------------------------------------------------------------+</text:p>
      <text:p text:style-name="P3"/>
      <text:p text:style-name="P3">Thank you for using Kannel.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</text:p>
      <text:p text:style-name="P3">gcc -D_REENTRANT=1 -I. -Igw -g -O2 -D_XOPEN_SOURCE=600 -D_BSD_SOURCE -D_DEFAULT_SOURCE -D_LARGE_FILES= -I/usr/include/libxml2 -I/usr/include/openssl -I/usr/include/mysql -o gwlib/gw_uuid.o -c gwlib/gw_uuid.c</text:p>
      <text:p text:style-name="P3">ar rc <text:s/>libgwlib.a gwlib/dbpool_sqlite3.o gwlib/conn.o gwlib/gwpoll.o gwlib/dbpool_mssql.o gwlib/gwmem-check.o gwlib/dbpool_sdb.o gwlib/dbpool_cass.o gwlib/xmlrpc.o gwlib/mime.o gwlib/ssl.o gwlib/semaphore.o gwlib/charset.o gwlib/gwthread-pthread.o gwlib/gw-timer.o gwlib/log.o gwlib/dict.o gwlib/date.o gwlib/md5.o gwlib/pcre.o gwlib/dbpool_redis.o gwlib/fdset.o gwlib/dbpool.o gwlib/dbpool_oracle.o gwlib/gwmem-native.o gwlib/gwlib.o gwlib/dbpool_sqlite.o gwlib/counter.o gwlib/accesslog.o gwlib/list.o gwlib/thread.o gwlib/utils.o gwlib/gw-rwlock.o gwlib/dbpool_mysql.o gwlib/protected.o gwlib/regex.o gwlib/dbpool_pgsql.o gwlib/pki.o gwlib/cfg.o gwlib/gw_uuid.o gwlib/parse.o gwlib/socket.o gwlib/gw-prioqueue.o gwlib/octstr.o gwlib/http.o </text:p>
      <text:p text:style-name="P3">ranlib libgwlib.a</text:p>
      <text:p text:style-name="P3">make -C utils </text:p>
      <text:p text:style-name="P3">make[1]: Entering directory '/usr/local/src/gateway-1.4.5/utils'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eewbmp seewbmp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eewbmp seewbmp.o <text:s/>../libgwlib.a ../libgw.a -lnsl -lxml2 -L/usr/lib/gcc/x86_64-linux-gnu/9/../../../x86_64-linux-gnu -L/usr/lib/x86_64-linux-gnu -lmysqlclient -lpthread -ldl -lz -lssl -lcrypto -lresolv -lm -lrt</text:p>
      <text:p text:style-name="P3"><text:soft-page-break/>/bin/bash ../libtool <text:s/>--tag=CC <text:s text:c="2"/>--mode=link gcc -I. -I../gw -I../gwlib -I.. -g -O2 -D_XOPEN_SOURCE=600 -D_BSD_SOURCE -D_DEFAULT_SOURCE -D_LARGE_FILES= -I/usr/include/libxml2 -I/usr/include/openssl -I/usr/include/mysql <text:s/>-rdynamic -o mtbatch mtbatch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mtbatch mtbatch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decode_emimsg decode_emimsg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decode_emimsg decode_emimsg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run_kannel_box run_kannel_box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run_kannel_box run_kannel_box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tart-stop-daemon start-stop-daemon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tart-stop-daemon start-stop-daemon.o <text:s/>../libgwlib.a ../libgw.a -lnsl -lxml2 -L/usr/lib/gcc/x86_64-linux-gnu/9/../../../x86_64-linux-gnu -L/usr/lib/x86_64-linux-gnu -lmysqlclient -lpthread -ldl -lz -lssl -lcrypto -lresolv -lm -lrt</text:p>
      <text:p text:style-name="P3">make[1]: Leaving directory '/usr/local/src/gateway-1.4.5/utils'</text:p>
      <text:p text:style-name="P3">gcc -D_REENTRANT=1 -I. -Igw -g -O2 -D_XOPEN_SOURCE=600 -D_BSD_SOURCE -D_DEFAULT_SOURCE -D_LARGE_FILES= -I/usr/include/libxml2 -I/usr/include/openssl -I/usr/include/mysql -rdynamic -o wmlscript/wmlsc wmlscript/wmlsc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wmlscript/wmlsdasm wmlscript/wmlsdas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bearerbox gw/bearer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smsbox gw/sms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wapbox gw/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boxc test/test_box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sg test/test_ms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immutables test/test_octstr_immutable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ate test/test_date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acct test/test_radius_ac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cre test/test_pcr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xmlrpc test/test_xmlrp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ash test/test_hash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dump test/test_octstr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wap test/fakew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egex test/test_rege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ta test/test_ota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pdu test/test_radius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uid test/test_uui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wapbox test/drive_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 test/test_mim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tore_dump test/test_store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rioqueue test/test_prioqueu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rltrans test/test_urltran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i test/test_si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_server test/test_http_serv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file_traversal test/test_file_traversa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_multipart test/test_mime_multipar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wakeup test/test_wakeu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mac test/test_hma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du test/test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bpool test/test_dbpoo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fg test/test_cfg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dp test/test_ud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pg test/test_pp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eaders test/test_header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udpfeed test/udpfee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ecompile test/decompil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msc test/test_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format test/test_octstr_forma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em test/test_mem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approxy test/wapproxy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ap test/test_p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smpp test/drive_smp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harset test/test_charse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list test/test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imestamp test/timesta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 test/test_htt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l test/test_sl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smsc test/fake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ict test/test_di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onn test/test_conn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ml_tester test/wml_tes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imd2 test/test_cimd2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list checks/check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counter checks/check_coun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octstr checks/check_octstr.o libgw.a libwmlscript.a libwap.a libgwlib.a -lmysqlclient -lssl -lrt -lresolv -lnsl -lm <text:s/>-lpthread -lxml2 -L/usr/lib/gcc/x86_64-<text:soft-page-break/>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date checks/check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ipcheck checks/check_ipcheck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./utils/foobar-config.sh "-I/opt/kannel_wv_6/include/kannel -g -O2 -D_XOPEN_SOURCE=600 -D_BSD_SOURCE -D_DEFAULT_SOURCE -D_LARGE_FILES= -I/usr/include/libxml2 -I/usr/include/openssl -I/usr/include/mysql" \</text:p>
      <text:p text:style-name="P3"><text:tab/>"-L/opt/kannel_wv_6/lib/kannel -lgw -lwap -lgwlib -lmysqlclient -lssl -lrt -lresolv -lnsl -lm <text:s/>-lpthread -lxml2 -L/usr/lib/gcc/x86_64-linux-gnu/9/../../../x86_64-linux-gnu -lcrypto -lssl -L/usr/lib/x86_64-linux-gnu -lmysqlclient -lpthread -ldl -lz -lssl -lcrypto -lresolv -lm -lrt " \</text:p>
      <text:p text:style-name="P3"><text:tab/>"1.4.5" &gt; gw-config</text:p>
      <text:p text:style-name="P3">chmod 0755 gw-config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 binddir=/opt/kannel_wv_6 install</text:p>
      <text:p text:style-name="P3">make -C utils install</text:p>
      <text:p text:style-name="P3">make[1]: Entering directory '/usr/local/src/gateway-1.4.5/utils'</text:p>
      <text:p text:style-name="P3">make[2]: Entering directory '/usr/local/src/gateway-1.4.5/utils'</text:p>
      <text:p text:style-name="P3"><text:s/>/usr/bin/mkdir -p '/opt/kannel_wv_6/bin'</text:p>
      <text:p text:style-name="P3"><text:s text:c="2"/>/bin/bash ../libtool <text:s text:c="2"/>--mode=install /usr/bin/install -c seewbmp mtbatch decode_emimsg '/opt/kannel_wv_6/bin'</text:p>
      <text:p text:style-name="P3">libtool: install: /usr/bin/install -c seewbmp /opt/kannel_wv_6/bin/seewbmp</text:p>
      <text:p text:style-name="P3">libtool: install: /usr/bin/install -c mtbatch /opt/kannel_wv_6/bin/mtbatch</text:p>
      <text:p text:style-name="P3">libtool: install: /usr/bin/install -c decode_emimsg /opt/kannel_wv_6/bin/decode_emimsg</text:p>
      <text:p text:style-name="P3"><text:s/>/usr/bin/mkdir -p '/opt/kannel_wv_6/sbin'</text:p>
      <text:p text:style-name="P3"><text:s text:c="2"/>/bin/bash ../libtool <text:s text:c="2"/>--mode=install /usr/bin/install -c run_kannel_box start-stop-daemon '/opt/kannel_wv_6/sbin'</text:p>
      <text:p text:style-name="P3">libtool: install: /usr/bin/install -c run_kannel_box /opt/kannel_wv_6/sbin/run_kannel_box</text:p>
      <text:p text:style-name="P3">libtool: install: /usr/bin/install -c start-stop-daemon /opt/kannel_wv_6/sbin/start-stop-daemon</text:p>
      <text:p text:style-name="P3"><text:s/>/usr/bin/mkdir -p '/opt/kannel_wv_6/share/man/man1'</text:p>
      <text:p text:style-name="P3"><text:s/>/usr/bin/install -c -m 644 seewbmp.1 mtbatch.1 '/opt/kannel_wv_6/share/man/man1'</text:p>
      <text:p text:style-name="P3"><text:s/>/usr/bin/mkdir -p '/opt/kannel_wv_6/share/man/man8'</text:p>
      <text:p text:style-name="P3"><text:s/>/usr/bin/install -c -m 644 run_kannel_box.8 '/opt/kannel_wv_6/share/man/man8'</text:p>
      <text:p text:style-name="P3">make[2]: Leaving directory '/usr/local/src/gateway-1.4.5/utils'</text:p>
      <text:p text:style-name="P3">make[1]: Leaving directory '/usr/local/src/gateway-1.4.5/utils'</text:p>
      <text:p text:style-name="P3">/usr/bin/install -c -d /opt/kannel_wv_6/bin</text:p>
      <text:p text:style-name="P3">for prog in wmlscript/wmlsc wmlscript/wmlsdasm gw-config; do \</text:p>
      <text:p text:style-name="P3"><text:tab/>/usr/bin/install -c $prog \</text:p>
      <text:p text:style-name="P3"><text:tab/> <text:s text:c="3"/>/opt/kannel_wv_6/bin/`basename $prog`; \</text:p>
      <text:p text:style-name="P3"><text:soft-page-break/>done</text:p>
      <text:p text:style-name="P3">test -r /opt/kannel_wv_6/bin/gw-config || \</text:p>
      <text:p text:style-name="P3"><text:tab/>ln -sf gw-config /opt/kannel_wv_6/bin/gw-config</text:p>
      <text:p text:style-name="P3">/usr/bin/install -c -d /opt/kannel_wv_6/sbin</text:p>
      <text:p text:style-name="P3">for prog in gw/bearerbox gw/smsbox gw/wapbox; do \</text:p>
      <text:p text:style-name="P3"><text:tab/>/usr/bin/install -c $prog \</text:p>
      <text:p text:style-name="P3"><text:tab/> <text:s text:c="3"/>/opt/kannel_wv_6/sbin/`basename $prog`; \</text:p>
      <text:p text:style-name="P3">done</text:p>
      <text:p text:style-name="P3">/usr/bin/install -c -d /opt/kannel_wv_6/share/man/man1</text:p>
      <text:p text:style-name="P3">/usr/bin/install -c wmlscript/wmlsc.1 wmlscript/wmlsdasm.1 /opt/kannel_wv_6/share/man/man1</text:p>
      <text:p text:style-name="P3">/usr/bin/install -c -d /opt/kannel_wv_6/share/man/man8</text:p>
      <text:p text:style-name="P3">/usr/bin/install -c gw/kannel.8 /opt/kannel_wv_6/share/man/man8</text:p>
      <text:p text:style-name="P3">/usr/bin/install -c -d /opt/kannel_wv_6/include/kannel/gwlib</text:p>
      <text:p text:style-name="P3">/usr/bin/install -c -m 644 ./gwlib/*.h /opt/kannel_wv_6/include/kannel/gwlib</text:p>
      <text:p text:style-name="P3">/usr/bin/install -c -m 644 ./gwlib/*.def /opt/kannel_wv_6/include/kannel/gwlib</text:p>
      <text:p text:style-name="P3">/usr/bin/install -c -d /opt/kannel_wv_6/include/kannel/gw</text:p>
      <text:p text:style-name="P3">/usr/bin/install -c -m 644 ./gw/*.h /opt/kannel_wv_6/include/kannel/gw</text:p>
      <text:p text:style-name="P3">/usr/bin/install -c -m 644 ./gw/*.def /opt/kannel_wv_6/include/kannel/gw</text:p>
      <text:p text:style-name="P3">/usr/bin/install -c -d /opt/kannel_wv_6/include/kannel/gw/smsc</text:p>
      <text:p text:style-name="P3">/usr/bin/install -c -m 644 ./gw/smsc/*.h /opt/kannel_wv_6/include/kannel/gw/smsc</text:p>
      <text:p text:style-name="P3">/usr/bin/install -c -m 644 ./gw/smsc/*.def /opt/kannel_wv_6/include/kannel/gw/smsc</text:p>
      <text:p text:style-name="P3">/usr/bin/install -c -d /opt/kannel_wv_6/include/kannel/wap</text:p>
      <text:p text:style-name="P3">/usr/bin/install -c -m 644 ./wap/*.h /opt/kannel_wv_6/include/kannel/wap<text:tab/></text:p>
      <text:p text:style-name="P3">/usr/bin/install -c -m 644 ./wap/*.def /opt/kannel_wv_6/include/kannel/wap<text:tab/></text:p>
      <text:p text:style-name="P3">/usr/bin/install -c -m 644 gw-config.h /opt/kannel_wv_6/include/kannel</text:p>
      <text:p text:style-name="P3">/usr/bin/install -c -d /opt/kannel_wv_6/lib/kannel</text:p>
      <text:p text:style-name="P3">/usr/bin/install -c -m 644 lib*.a /opt/kannel_wv_6/lib/kannel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./configure --prefix=/opt/kannel_vasup_7 --enable-ssl --with-mysql --with-malloc=native --with-mysql-dir=/usr/bin/mysql --enable-start-stop-daemon</text:p>
      <text:p text:style-name="P3"/>
      <text:p text:style-name="P3">Configuring for Kannel gateway version 1.4.5 ...</text:p>
      <text:p text:style-name="P3">checking for a BSD-compatible install... /usr/bin/install -c</text:p>
      <text:p text:style-name="P3">checking whether build environment is sane... yes</text:p>
      <text:p text:style-name="P3">checking for a thread-safe mkdir -p... /usr/bin/mkdir -p</text:p>
      <text:p text:style-name="P3">checking for gawk... no</text:p>
      <text:p text:style-name="P3">checking for mawk... mawk</text:p>
      <text:p text:style-name="P3">checking whether make sets $(MAKE)... yes</text:p>
      <text:p text:style-name="P3">checking whether make supports nested variables... yes</text:p>
      <text:p text:style-name="P3">checking build system type... x86_64-unknown-linux-gnu</text:p>
      <text:p text:style-name="P3">checking host system type... x86_64-unknown-linux-gnu</text:p>
      <text:p text:style-name="P3">checking how to print strings... printf</text:p>
      <text:p text:style-name="P3">checking for style of include used by make... GNU</text:p>
      <text:p text:style-name="P3">checking for gcc... gcc</text:p>
      <text:p text:style-name="P3"><text:soft-page-break/>checking whether the C compiler works... yes</text:p>
      <text:p text:style-name="P3">checking for C compiler default output file name... a.out</text:p>
      <text:p text:style-name="P3">checking for suffix of executables... </text:p>
      <text:p text:style-name="P3">checking whether we are cross compiling... no</text:p>
      <text:p text:style-name="P3">checking for suffix of object files... o</text:p>
      <text:p text:style-name="P3">checking whether we are using the GNU C compiler... yes</text:p>
      <text:p text:style-name="P3">checking whether gcc accepts -g... yes</text:p>
      <text:p text:style-name="P3">checking for gcc option to accept ISO C89... none needed</text:p>
      <text:p text:style-name="P3">checking whether gcc understands -c and -o together... yes</text:p>
      <text:p text:style-name="P3">checking dependency style of gcc... gcc3</text:p>
      <text:p text:style-name="P3">checking for a sed that does not truncate output... /usr/bin/sed</text:p>
      <text:p text:style-name="P3">checking for grep that handles long lines and -e... /usr/bin/grep</text:p>
      <text:p text:style-name="P3">checking for egrep... /usr/bin/grep -E</text:p>
      <text:p text:style-name="P3">checking for fgrep... /usr/bin/grep -F</text:p>
      <text:p text:style-name="P3">checking for ld used by gcc... /usr/bin/ld</text:p>
      <text:p text:style-name="P3">checking if the linker (/usr/bin/ld) is GNU ld... yes</text:p>
      <text:p text:style-name="P3">checking for BSD- or MS-compatible name lister (nm)... /usr/bin/nm -B</text:p>
      <text:p text:style-name="P3">checking the name lister (/usr/bin/nm -B) interface... BSD nm</text:p>
      <text:p text:style-name="P3">checking whether ln -s works... yes</text:p>
      <text:p text:style-name="P3">checking the maximum length of command line arguments... 1572864</text:p>
      <text:p text:style-name="P3">checking whether the shell understands some XSI constructs... yes</text:p>
      <text:p text:style-name="P3">checking whether the shell understands "+="... yes</text:p>
      <text:p text:style-name="P3">checking how to convert x86_64-unknown-linux-gnu file names to x86_64-unknown-linux-gnu format... func_convert_file_noop</text:p>
      <text:p text:style-name="P3">checking how to convert x86_64-unknown-linux-gnu file names to toolchain format... func_convert_file_noop</text:p>
      <text:p text:style-name="P3">checking for /usr/bin/ld option to reload object files... -r</text:p>
      <text:p text:style-name="P3">checking for objdump... objdump</text:p>
      <text:p text:style-name="P3">checking how to recognize dependent libraries... pass_all</text:p>
      <text:p text:style-name="P3">checking for dlltool... no</text:p>
      <text:p text:style-name="P3">checking how to associate runtime and link libraries... printf %s\n</text:p>
      <text:p text:style-name="P3">checking for ar... ar</text:p>
      <text:p text:style-name="P3">checking for archiver @FILE support... @</text:p>
      <text:p text:style-name="P3">checking for strip... strip</text:p>
      <text:p text:style-name="P3">checking for ranlib... ranlib</text:p>
      <text:p text:style-name="P3">checking command to parse /usr/bin/nm -B output from gcc object... ok</text:p>
      <text:p text:style-name="P3">checking for sysroot... no</text:p>
      <text:p text:style-name="P3">checking for mt... mt</text:p>
      <text:p text:style-name="P3">checking if mt is a manifest tool... no</text:p>
      <text:p text:style-name="P3">checking how to run the C preprocessor... gcc -E</text:p>
      <text:p text:style-name="P3">checking for ANSI C header files... yes</text:p>
      <text:p text:style-name="P3">checking for sys/types.h... yes</text:p>
      <text:p text:style-name="P3">checking for sys/stat.h... yes</text:p>
      <text:p text:style-name="P3">checking for stdlib.h... yes</text:p>
      <text:p text:style-name="P3">checking for string.h... yes</text:p>
      <text:p text:style-name="P3">checking for memory.h... yes</text:p>
      <text:p text:style-name="P3">checking for strings.h... yes</text:p>
      <text:p text:style-name="P3">checking for inttypes.h... yes</text:p>
      <text:p text:style-name="P3">checking for stdint.h... yes</text:p>
      <text:p text:style-name="P3"><text:soft-page-break/>checking for unistd.h... yes</text:p>
      <text:p text:style-name="P3">checking for dlfcn.h... yes</text:p>
      <text:p text:style-name="P3">checking for objdir... .libs</text:p>
      <text:p text:style-name="P3">checking if gcc supports -fno-rtti -fno-exceptions... no</text:p>
      <text:p text:style-name="P3">checking for gcc option to produce PIC... -fPIC -DPIC</text:p>
      <text:p text:style-name="P3">checking if gcc PIC flag -fPIC -DPIC works... yes</text:p>
      <text:p text:style-name="P3">checking if gcc static flag -static works... yes</text:p>
      <text:p text:style-name="P3">checking if gcc supports -c -o file.o... yes</text:p>
      <text:p text:style-name="P3">checking if gcc supports -c -o file.o... (cached) yes</text:p>
      <text:p text:style-name="P3">checking whether the gcc linker (/usr/bin/ld -m elf_x86_64) supports shared libraries... yes</text:p>
      <text:p text:style-name="P3">checking whether -lc should be explicitly linked in... no</text:p>
      <text:p text:style-name="P3">checking dynamic linker characteristics... GNU/Linux ld.so</text:p>
      <text:p text:style-name="P3">checking how to hardcode library paths into programs... immediate</text:p>
      <text:p text:style-name="P3">checking whether stripping libraries is possible... yes</text:p>
      <text:p text:style-name="P3">checking if libtool supports shared libraries... yes</text:p>
      <text:p text:style-name="P3">checking whether to build shared libraries... yes</text:p>
      <text:p text:style-name="P3">checking whether to build static libraries... no</text:p>
      <text:p text:style-name="P3"/>
      <text:p text:style-name="P3">Running system checks ...</text:p>
      <text:p text:style-name="P3">checking for gcc... (cached) gcc</text:p>
      <text:p text:style-name="P3">checking whether we are using the GNU C compiler... (cached) yes</text:p>
      <text:p text:style-name="P3">checking whether gcc accepts -g... (cached) yes</text:p>
      <text:p text:style-name="P3">checking for gcc option to accept ISO C89... (cached) none needed</text:p>
      <text:p text:style-name="P3">checking whether gcc understands -c and -o together... (cached) yes</text:p>
      <text:p text:style-name="P3">checking dependency style of gcc... (cached) gcc3</text:p>
      <text:p text:style-name="P3">checking for gcc option to accept ISO C99... none needed</text:p>
      <text:p text:style-name="P3">checking for ranlib... (cached) ranlib</text:p>
      <text:p text:style-name="P3">checking for bison... bison -y</text:p>
      <text:p text:style-name="P3">checking for flex... no</text:p>
      <text:p text:style-name="P3">checking for lex... no</text:p>
      <text:p text:style-name="P3">checking for ar... (cached) ar</text:p>
      <text:p text:style-name="P3">checking for convert... no</text:p>
      <text:p text:style-name="P3">checking for perl... /usr/bin/perl</text:p>
      <text:p text:style-name="P3">checking for inline... inline</text:p>
      <text:p text:style-name="P3">checking for special C compiler options needed for large files... no</text:p>
      <text:p text:style-name="P3">checking for _FILE_OFFSET_BITS value needed for large files... no</text:p>
      <text:p text:style-name="P3">checking size of short... 2</text:p>
      <text:p text:style-name="P3">checking size of int... 4</text:p>
      <text:p text:style-name="P3">checking size of long... 8</text:p>
      <text:p text:style-name="P3">checking size of long long... 8</text:p>
      <text:p text:style-name="P3">checking for log in -lm... yes</text:p>
      <text:p text:style-name="P3">checking for accept in -lsocket... no</text:p>
      <text:p text:style-name="P3">checking for inet_ntoa in -lnsl... yes</text:p>
      <text:p text:style-name="P3">checking for inet_ntop in -lresolv... yes</text:p>
      <text:p text:style-name="P3">checking for inet_ntop in -lbind... no</text:p>
      <text:p text:style-name="P3">checking for pthread_exit in -lpthread... yes</text:p>
      <text:p text:style-name="P3">checking for libiconv in -liconv... no</text:p>
      <text:p text:style-name="P3">checking for ANSI C header files... (cached) yes</text:p>
      <text:p text:style-name="P3">checking sys/ioctl.h usability... yes</text:p>
      <text:p text:style-name="P3"><text:soft-page-break/>checking sys/ioctl.h presence... yes</text:p>
      <text:p text:style-name="P3">checking for sys/ioctl.h... yes</text:p>
      <text:p text:style-name="P3">checking sys/time.h usability... yes</text:p>
      <text:p text:style-name="P3">checking sys/time.h presence... yes</text:p>
      <text:p text:style-name="P3">checking for sys/time.h... yes</text:p>
      <text:p text:style-name="P3">checking for sys/types.h... (cached) yes</text:p>
      <text:p text:style-name="P3">checking for unistd.h... (cached) yes</text:p>
      <text:p text:style-name="P3">checking sys/poll.h usability... yes</text:p>
      <text:p text:style-name="P3">checking sys/poll.h presence... yes</text:p>
      <text:p text:style-name="P3">checking for sys/poll.h... yes</text:p>
      <text:p text:style-name="P3">checking pthread.h usability... yes</text:p>
      <text:p text:style-name="P3">checking pthread.h presence... yes</text:p>
      <text:p text:style-name="P3">checking for pthread.h... yes</text:p>
      <text:p text:style-name="P3">checking getopt.h usability... yes</text:p>
      <text:p text:style-name="P3">checking getopt.h presence... yes</text:p>
      <text:p text:style-name="P3">checking for getopt.h... yes</text:p>
      <text:p text:style-name="P3">checking syslog.h usability... yes</text:p>
      <text:p text:style-name="P3">checking syslog.h presence... yes</text:p>
      <text:p text:style-name="P3">checking for syslog.h... yes</text:p>
      <text:p text:style-name="P3">checking zlib.h usability... yes</text:p>
      <text:p text:style-name="P3">checking zlib.h presence... yes</text:p>
      <text:p text:style-name="P3">checking for zlib.h... yes</text:p>
      <text:p text:style-name="P3">checking execinfo.h usability... yes</text:p>
      <text:p text:style-name="P3">checking execinfo.h presence... yes</text:p>
      <text:p text:style-name="P3">checking for execinfo.h... yes</text:p>
      <text:p text:style-name="P3">checking for stdlib.h... (cached) yes</text:p>
      <text:p text:style-name="P3">checking sys/socket.h usability... yes</text:p>
      <text:p text:style-name="P3">checking sys/socket.h presence... yes</text:p>
      <text:p text:style-name="P3">checking for sys/socket.h... yes</text:p>
      <text:p text:style-name="P3">checking sys/sockio.h usability... no</text:p>
      <text:p text:style-name="P3">checking sys/sockio.h presence... no</text:p>
      <text:p text:style-name="P3">checking for sys/sockio.h... no</text:p>
      <text:p text:style-name="P3">checking netinet/in.h usability... yes</text:p>
      <text:p text:style-name="P3">checking netinet/in.h presence... yes</text:p>
      <text:p text:style-name="P3">checking for netinet/in.h... yes</text:p>
      <text:p text:style-name="P3">checking for net/if.h... yes</text:p>
      <text:p text:style-name="P3">checking sys/ucontext.h usability... yes</text:p>
      <text:p text:style-name="P3">checking sys/ucontext.h presence... yes</text:p>
      <text:p text:style-name="P3">checking for sys/ucontext.h... yes</text:p>
      <text:p text:style-name="P3">checking for ld used by gcc... /usr/bin/ld -m elf_x86_64</text:p>
      <text:p text:style-name="P3">checking if the linker (/usr/bin/ld -m elf_x86_64) is GNU ld... yes</text:p>
      <text:p text:style-name="P3">checking for shared library run path origin... done</text:p>
      <text:p text:style-name="P3">checking for iconv... yes</text:p>
      <text:p text:style-name="P3">checking for working iconv... yes</text:p>
      <text:p text:style-name="P3">checking for iconv declaration... </text:p>
      <text:p text:style-name="P3"><text:s text:c="9"/>extern size_t iconv (iconv_t cd, char * *inbuf, size_t *inbytesleft, char * *outbuf, size_t *outbytesleft);</text:p>
      <text:p text:style-name="P3">checking for gettimeofday... yes</text:p>
      <text:p text:style-name="P3">checking for select... yes</text:p>
      <text:p text:style-name="P3"><text:soft-page-break/>checking for socket... yes</text:p>
      <text:p text:style-name="P3">checking for strdup... yes</text:p>
      <text:p text:style-name="P3">checking for getopt_long... yes</text:p>
      <text:p text:style-name="P3">checking for localtime_r... yes</text:p>
      <text:p text:style-name="P3">checking for gmtime_r... yes</text:p>
      <text:p text:style-name="P3">checking for backtrace... yes</text:p>
      <text:p text:style-name="P3">checking for srandom... yes</text:p>
      <text:p text:style-name="P3">checking for initgroups... yes</text:p>
      <text:p text:style-name="P3">checking for strtoll... yes</text:p>
      <text:p text:style-name="P3">checking for strtoq... yes</text:p>
      <text:p text:style-name="P3">checking for getopt... yes</text:p>
      <text:p text:style-name="P3">checking for gethostbyname_r... yes</text:p>
      <text:p text:style-name="P3">checking for which type of gethostbyname_r... 6</text:p>
      <text:p text:style-name="P3">checking for socklen_t in &lt;sys/socket.h&gt;... yes</text:p>
      <text:p text:style-name="P3">checking for getopt in &lt;stdio.h&gt;... no</text:p>
      <text:p text:style-name="P3">checking for getopt in &lt;unistd.h&gt;... yes</text:p>
      <text:p text:style-name="P3">checking ftw.h usability... yes</text:p>
      <text:p text:style-name="P3">checking ftw.h presence... yes</text:p>
      <text:p text:style-name="P3">checking for ftw.h... yes</text:p>
      <text:p text:style-name="P3">checking for nftw... yes</text:p>
      <text:p text:style-name="P3">checking regex.h usability... yes</text:p>
      <text:p text:style-name="P3">checking regex.h presence... yes</text:p>
      <text:p text:style-name="P3">checking for regex.h... yes</text:p>
      <text:p text:style-name="P3">checking for regcomp... yes</text:p>
      <text:p text:style-name="P3"/>
      <text:p text:style-name="P3">Checking for POSIX threads support ...</text:p>
      <text:p text:style-name="P3">checking for working pthreads... yes</text:p>
      <text:p text:style-name="P3">checking for pthread_spinlock support... yes</text:p>
      <text:p text:style-name="P3">checking for pthread_rwlock support... yes</text:p>
      <text:p text:style-name="P3">checking for sem_init in -lrt... yes</text:p>
      <text:p text:style-name="P3">checking for semaphore support... yes</text:p>
      <text:p text:style-name="P3"/>
      <text:p text:style-name="P3">Checking for libxml2 support ...</text:p>
      <text:p text:style-name="P3">checking for xml2-config... /usr/bin/xml2-config</text:p>
      <text:p text:style-name="P3">checking libxml version... 2.9.14</text:p>
      <text:p text:style-name="P3"/>
      <text:p text:style-name="P3">Configuring for PCRE support ...</text:p>
      <text:p text:style-name="P3">checking whether to compile with PCRE support... disabled</text:p>
      <text:p text:style-name="P3"/>
      <text:p text:style-name="P3">Configuring DocBook support ...</text:p>
      <text:p text:style-name="P3">checking for jade... no</text:p>
      <text:p text:style-name="P3">checking for openjade... no</text:p>
      <text:p text:style-name="P3">checking for jadetex... no</text:p>
      <text:p text:style-name="P3">checking for pdfjadetex... no</text:p>
      <text:p text:style-name="P3">checking for dvips... no</text:p>
      <text:p text:style-name="P3">checking for fig2dev... no</text:p>
      <text:p text:style-name="P3">checking for convert... no</text:p>
      <text:p text:style-name="P3">checking for /usr/lib/sgml/stylesheet/dsssl/docbook/nwalsh/html/docbook.dsl... no</text:p>
      <text:p text:style-name="P3">checking for /usr/lib/sgml/stylesheets/nwalsh-modular/html/docbook.dsl... no</text:p>
      <text:p text:style-name="P3"><text:soft-page-break/>checking for /usr/share/sgml/docbook/dsssl-stylesheets-1.*/html/docbook.dsl... no</text:p>
      <text:p text:style-name="P3">checking for /usr/share/sgml/docbook/dsssl-stylesheets/html/docbook.dsl... no</text:p>
      <text:p text:style-name="P3">checking for /usr/share/sgml/docbook/stylesheet/dsssl/modular/html/docbook.dsl... no</text:p>
      <text:p text:style-name="P3">checking for /usr/share/sgml/docbook/dsssl/modular/html/docbook.dsl... no</text:p>
      <text:p text:style-name="P3">checking for /usr/share/sgml/dsssl/docbook-dsssl-nwalsh/html/docbook.dsl... no</text:p>
      <text:p text:style-name="P3">checking for /usr/share/dsssl/docbook-dsssl/html/docbook.dsl... no</text:p>
      <text:p text:style-name="P3">checking for /usr/local/lib/sgml/stylesheet/dsssl/docbook/nwalsh/html/docbook.dsl... no</text:p>
      <text:p text:style-name="P3">checking for /usr/local/lib/sgml/stylesheets/nwalsh-modular/html/docbook.dsl... no</text:p>
      <text:p text:style-name="P3">checking for /usr/local/share/sgml/docbook/dsssl-stylesheets-1.*/html/docbook.dsl... no</text:p>
      <text:p text:style-name="P3">checking for /usr/local/share/sgml/docbook/dsssl-stylesheets/html/docbook.dsl... no</text:p>
      <text:p text:style-name="P3">checking for /usr/local/share/sgml/docbook/stylesheet/dsssl/modular/html/docbook.dsl... no</text:p>
      <text:p text:style-name="P3">checking for /usr/local/share/sgml/docbook/dsssl/modular/html/docbook.dsl... no</text:p>
      <text:p text:style-name="P3">checking for /usr/local/share/sgml/dsssl/docbook-dsssl-nwalsh/html/docbook.dsl... no</text:p>
      <text:p text:style-name="P3">checking for /usr/local/share/dsssl/docbook-dsssl/html/docbook.dsl... no</text:p>
      <text:p text:style-name="P3">checking for /sw/lib/sgml/stylesheet/dsssl/docbook/nwalsh/html/docbook.dsl... no</text:p>
      <text:p text:style-name="P3">checking for /sw/lib/sgml/stylesheets/nwalsh-modular/html/docbook.dsl... no</text:p>
      <text:p text:style-name="P3">checking for /sw/share/sgml/docbook/dsssl-stylesheets-1.*/html/docbook.dsl... no</text:p>
      <text:p text:style-name="P3">checking for /sw/share/sgml/docbook/dsssl-stylesheets/html/docbook.dsl... no</text:p>
      <text:p text:style-name="P3">checking for /sw/share/sgml/docbook/stylesheet/dsssl/modular/html/docbook.dsl... no</text:p>
      <text:p text:style-name="P3">checking for /sw/share/sgml/docbook/dsssl/modular/html/docbook.dsl... no</text:p>
      <text:p text:style-name="P3">checking for /sw/share/sgml/dsssl/docbook-dsssl-nwalsh/html/docbook.dsl... no</text:p>
      <text:p text:style-name="P3">checking for /sw/share/dsssl/docbook-dsssl/html/docbook.dsl... no</text:p>
      <text:p text:style-name="P3">checking for /opt/local/lib/sgml/stylesheet/dsssl/docbook/nwalsh/html/docbook.dsl... no</text:p>
      <text:p text:style-name="P3">checking for /opt/local/lib/sgml/stylesheets/nwalsh-modular/html/docbook.dsl... no</text:p>
      <text:p text:style-name="P3">checking for /opt/local/share/sgml/docbook/dsssl-stylesheets-1.*/html/docbook.dsl... no</text:p>
      <text:p text:style-name="P3">checking for /opt/local/share/sgml/docbook/dsssl-stylesheets/html/docbook.dsl... no</text:p>
      <text:p text:style-name="P3">checking for /opt/local/share/sgml/docbook/stylesheet/dsssl/modular/html/docbook.dsl... no</text:p>
      <text:p text:style-name="P3">checking for /opt/local/share/sgml/docbook/dsssl/modular/html/docbook.dsl... no</text:p>
      <text:p text:style-name="P3">checking for /opt/local/share/sgml/dsssl/docbook-dsssl-nwalsh/html/docbook.dsl... no</text:p>
      <text:p text:style-name="P3">checking for /opt/local/share/dsssl/docbook-dsssl/html/docbook.dsl... no</text:p>
      <text:p text:style-name="P3">checking for /usr/lib/sgml/stylesheet/dsssl/docbook/nwalsh/print/docbook.dsl... no</text:p>
      <text:p text:style-name="P3">checking for /usr/lib/sgml/stylesheets/nwalsh-modular/print/docbook.dsl... no</text:p>
      <text:p text:style-name="P3">checking for /usr/share/sgml/docbook/dsssl-stylesheets-1.*/print/docbook.dsl... no</text:p>
      <text:p text:style-name="P3">checking for /usr/share/sgml/docbook/dsssl-stylesheets/print/docbook.dsl... no</text:p>
      <text:p text:style-name="P3">checking for /usr/share/sgml/docbook/stylesheet/dsssl/modular/print/docbook.dsl... no</text:p>
      <text:p text:style-name="P3">checking for /usr/share/sgml/docbook/dsssl/modular/print/docbook.dsl... no</text:p>
      <text:p text:style-name="P3">checking for /usr/share/sgml/dsssl/docbook-dsssl-nwalsh/print/docbook.dsl... no</text:p>
      <text:p text:style-name="P3">checking for /usr/share/dsssl/docbook-dsssl/print/docbook.dsl... no</text:p>
      <text:p text:style-name="P3">checking for /usr/local/lib/sgml/stylesheet/dsssl/docbook/nwalsh/print/docbook.dsl... no</text:p>
      <text:p text:style-name="P3">checking for /usr/local/lib/sgml/stylesheets/nwalsh-modular/print/docbook.dsl... no</text:p>
      <text:p text:style-name="P3">checking for /usr/local/share/sgml/docbook/dsssl-stylesheets-1.*/print/docbook.dsl... no</text:p>
      <text:p text:style-name="P3">checking for /usr/local/share/sgml/docbook/dsssl-stylesheets/print/docbook.dsl... no</text:p>
      <text:p text:style-name="P3">checking for /usr/local/share/sgml/docbook/stylesheet/dsssl/modular/print/docbook.dsl... no</text:p>
      <text:p text:style-name="P3">checking for /usr/local/share/sgml/docbook/dsssl/modular/print/docbook.dsl... no</text:p>
      <text:p text:style-name="P3">checking for /usr/local/share/sgml/dsssl/docbook-dsssl-nwalsh/print/docbook.dsl... no</text:p>
      <text:p text:style-name="P3">checking for /usr/local/share/dsssl/docbook-dsssl/print/docbook.dsl... no</text:p>
      <text:p text:style-name="P3">checking for /sw/lib/sgml/stylesheet/dsssl/docbook/nwalsh/print/docbook.dsl... no</text:p>
      <text:p text:style-name="P3">checking for /sw/lib/sgml/stylesheets/nwalsh-modular/print/docbook.dsl... no</text:p>
      <text:p text:style-name="P3">checking for /sw/share/sgml/docbook/dsssl-stylesheets-1.*/print/docbook.dsl... no</text:p>
      <text:p text:style-name="P3"><text:soft-page-break/>checking for /sw/share/sgml/docbook/dsssl-stylesheets/print/docbook.dsl... no</text:p>
      <text:p text:style-name="P3">checking for /sw/share/sgml/docbook/stylesheet/dsssl/modular/print/docbook.dsl... no</text:p>
      <text:p text:style-name="P3">checking for /sw/share/sgml/docbook/dsssl/modular/print/docbook.dsl... no</text:p>
      <text:p text:style-name="P3">checking for /sw/share/sgml/dsssl/docbook-dsssl-nwalsh/print/docbook.dsl... no</text:p>
      <text:p text:style-name="P3">checking for /sw/share/dsssl/docbook-dsssl/print/docbook.dsl... no</text:p>
      <text:p text:style-name="P3">checking for /opt/local/lib/sgml/stylesheet/dsssl/docbook/nwalsh/print/docbook.dsl... no</text:p>
      <text:p text:style-name="P3">checking for /opt/local/lib/sgml/stylesheets/nwalsh-modular/print/docbook.dsl... no</text:p>
      <text:p text:style-name="P3">checking for /opt/local/share/sgml/docbook/dsssl-stylesheets-1.*/print/docbook.dsl... no</text:p>
      <text:p text:style-name="P3">checking for /opt/local/share/sgml/docbook/dsssl-stylesheets/print/docbook.dsl... no</text:p>
      <text:p text:style-name="P3">checking for /opt/local/share/sgml/docbook/stylesheet/dsssl/modular/print/docbook.dsl... no</text:p>
      <text:p text:style-name="P3">checking for /opt/local/share/sgml/docbook/dsssl/modular/print/docbook.dsl... no</text:p>
      <text:p text:style-name="P3">checking for /opt/local/share/sgml/dsssl/docbook-dsssl-nwalsh/print/docbook.dsl... no</text:p>
      <text:p text:style-name="P3">checking for /opt/local/share/dsssl/docbook-dsssl/print/docbook.dsl... no</text:p>
      <text:p text:style-name="P3">checking for /usr/lib/sgml/stylesheet/dsssl/docbook/nwalsh/dtds/decls/xml.dcl... no</text:p>
      <text:p text:style-name="P3">checking for /usr/lib/sgml/stylesheets/nwalsh-modular/dtds/decls/xml.dcl... no</text:p>
      <text:p text:style-name="P3">checking for /usr/share/sgml/docbook/dsssl-stylesheets-1.*/dtds/decls/xml.dcl... no</text:p>
      <text:p text:style-name="P3">checking for /usr/share/sgml/docbook/dsssl-stylesheets/dtds/decls/xml.dcl... no</text:p>
      <text:p text:style-name="P3">checking for /usr/share/sgml/docbook/stylesheet/dsssl/modular/dtds/decls/xml.dcl... no</text:p>
      <text:p text:style-name="P3">checking for /usr/share/sgml/docbook/dsssl/modular/dtds/decls/xml.dcl... no</text:p>
      <text:p text:style-name="P3">checking for /usr/share/sgml/declaration/xml.dcl... yes</text:p>
      <text:p text:style-name="P3">Not building documentation.</text:p>
      <text:p text:style-name="P3"/>
      <text:p text:style-name="P3">Configuring parameters ...</text:p>
      <text:p text:style-name="P3">checking which malloc to use... native malloc</text:p>
      <text:p text:style-name="P3">enabling local time</text:p>
      <text:p text:style-name="P3">enabling cookies</text:p>
      <text:p text:style-name="P3">enabling HTTP/1.1 keep-alive</text:p>
      <text:p text:style-name="P3">checking whether to compile start-stop-daemon... enabled</text:p>
      <text:p text:style-name="P3"/>
      <text:p text:style-name="P3">Configuring OpenSSL support ...</text:p>
      <text:p text:style-name="P3">checking whether to compile with SSL support... trying /usr/lib/gcc/x86_64-linux-gnu/9/../../../x86_64-linux-gnu /usr/include/openssl</text:p>
      <text:p text:style-name="P3">checking for openssl... /usr/bin/openssl</text:p>
      <text:p text:style-name="P3">checking openssl version... 1.1.1f</text:p>
      <text:p text:style-name="P3">checking for HMAC_Update in -lcrypto... yes</text:p>
      <text:p text:style-name="P3">checking for OPENSSL_init_ssl in -lssl... yes</text:p>
      <text:p text:style-name="P3">checking for SSL_connect in -lssl... yes</text:p>
      <text:p text:style-name="P3">checking openssl/x509.h usability... yes</text:p>
      <text:p text:style-name="P3">checking openssl/x509.h presence... yes</text:p>
      <text:p text:style-name="P3">checking for openssl/x509.h... yes</text:p>
      <text:p text:style-name="P3">checking openssl/rsa.h usability... yes</text:p>
      <text:p text:style-name="P3">checking openssl/rsa.h presence... yes</text:p>
      <text:p text:style-name="P3">checking for openssl/rsa.h... yes</text:p>
      <text:p text:style-name="P3">checking openssl/crypto.h usability... yes</text:p>
      <text:p text:style-name="P3">checking openssl/crypto.h presence... yes</text:p>
      <text:p text:style-name="P3">checking for openssl/crypto.h... yes</text:p>
      <text:p text:style-name="P3">checking openssl/pem.h usability... yes</text:p>
      <text:p text:style-name="P3">checking openssl/pem.h presence... yes</text:p>
      <text:p text:style-name="P3">checking for openssl/pem.h... yes</text:p>
      <text:p text:style-name="P3"><text:soft-page-break/>checking openssl/ssl.h usability... yes</text:p>
      <text:p text:style-name="P3">checking openssl/ssl.h presence... yes</text:p>
      <text:p text:style-name="P3">checking for openssl/ssl.h... yes</text:p>
      <text:p text:style-name="P3">checking openssl/err.h usability... yes</text:p>
      <text:p text:style-name="P3">checking openssl/err.h presence... yes</text:p>
      <text:p text:style-name="P3">checking for openssl/err.h... yes</text:p>
      <text:p text:style-name="P3">checking openssl/hmac.h usability... yes</text:p>
      <text:p text:style-name="P3">checking openssl/hmac.h presence... yes</text:p>
      <text:p text:style-name="P3">checking for openssl/hmac.h... yes</text:p>
      <text:p text:style-name="P3">checking whether the OpenSSL library is multithread-enabled... yes</text:p>
      <text:p text:style-name="P3">checking whether to compile with SSL support... yes</text:p>
      <text:p text:style-name="P3"/>
      <text:p text:style-name="P3">Configuring DB support ...</text:p>
      <text:p text:style-name="P3">checking whether to compile with MySQL support... searching</text:p>
      <text:p text:style-name="P3">checking for mysql_config... /usr/bin/mysql_config</text:p>
      <text:p text:style-name="P3">checking mysql version... 8.0.29</text:p>
      <text:p text:style-name="P3">checking mysql reentrant libs... -L/usr/lib/x86_64-linux-gnu -lmysqlclient -lpthread -ldl -lz -lssl -lcrypto -lresolv -lm -lrt</text:p>
      <text:p text:style-name="P3">checking for mysql_init in -lmysqlclient_r... no</text:p>
      <text:p text:style-name="P3">checking mysql libs... -L/usr/lib/x86_64-linux-gnu -lmysqlclient -lpthread -ldl -lz -lssl -lcrypto -lresolv -lm -lrt</text:p>
      <text:p text:style-name="P3">checking for mysql_init in -lmysqlclient... yes</text:p>
      <text:p text:style-name="P3">checking mysql includes... -I/usr/include/mysql</text:p>
      <text:p text:style-name="P3">checking mysql/mysql.h usability... yes</text:p>
      <text:p text:style-name="P3">checking mysql/mysql.h presence... yes</text:p>
      <text:p text:style-name="P3">checking for mysql/mysql.h... yes</text:p>
      <text:p text:style-name="P3">checking mysql/mysql_version.h usability... yes</text:p>
      <text:p text:style-name="P3">checking mysql/mysql_version.h presence... yes</text:p>
      <text:p text:style-name="P3">checking for mysql/mysql_version.h... yes</text:p>
      <text:p text:style-name="P3">checking for mysql_stmt_init in -lmysqlclient_r... no</text:p>
      <text:p text:style-name="P3">checking for mysql_stmt_init in -lmysqlclient... yes</text:p>
      <text:p text:style-name="P3">checking whether to compile with MySQL support... yes</text:p>
      <text:p text:style-name="P3">checking whether to compile with LibSDB support... disabled</text:p>
      <text:p text:style-name="P3">checking whether to compile with SQLite2 support... disabled</text:p>
      <text:p text:style-name="P3">checking whether to compile with SQLite3 support... disabled</text:p>
      <text:p text:style-name="P3">checking whether to compile with Oracle support... disabled</text:p>
      <text:p text:style-name="P3">checking whether to compile with PostgresSQL support... disabled</text:p>
      <text:p text:style-name="P3">checking whether to compile with Redis support... disabled</text:p>
      <text:p text:style-name="P3">checking whether to compile with FreeTDS Ct-Lib support... disabled</text:p>
      <text:p text:style-name="P3">checking whether to compile with Cassandra support... disabled</text:p>
      <text:p text:style-name="P3"/>
      <text:p text:style-name="P3">Configuring for gSOAP support ...</text:p>
      <text:p text:style-name="P3">checking whether to compile with SOAP support... disabled</text:p>
      <text:p text:style-name="P3"/>
      <text:p text:style-name="P3">Generating output files ...</text:p>
      <text:p text:style-name="P3">checking that generated files are newer than configure... done</text:p>
      <text:p text:style-name="P3">configure: creating ./config.status</text:p>
      <text:p text:style-name="P3">config.status: creating gwlib/gw_uuid_types.h</text:p>
      <text:p text:style-name="P3">config.status: creating Makefile</text:p>
      <text:p text:style-name="P3"><text:soft-page-break/>config.status: creating soap/Makefile</text:p>
      <text:p text:style-name="P3">config.status: creating utils/Makefile</text:p>
      <text:p text:style-name="P3">config.status: creating gw-config.h</text:p>
      <text:p text:style-name="P3">config.status: gw-config.h is unchanged</text:p>
      <text:p text:style-name="P3">config.status: executing depfiles commands</text:p>
      <text:p text:style-name="P3">config.status: executing libtool commands</text:p>
      <text:p text:style-name="P3"/>
      <text:p text:style-name="P3">License information ...</text:p>
      <text:p text:style-name="P3">+--------------------------------------------------------------------+</text:p>
      <text:p text:style-name="P3">| License: <text:s text:c="58"/>|</text:p>
      <text:p text:style-name="P3">| This software is subject to the Kannel Software License, available |</text:p>
      <text:p text:style-name="P3">| in this distribution in the file LICENSE. By continuing this <text:s text:c="6"/>|</text:p>
      <text:p text:style-name="P3">| installation process, you are bound by the terms of this license <text:s text:c="2"/>|</text:p>
      <text:p text:style-name="P3">| agreement. If you do not agree with the terms of this license, you |</text:p>
      <text:p text:style-name="P3">| must abort the installation process at this point. <text:s text:c="16"/>|</text:p>
      <text:p text:style-name="P3">| <text:s text:c="67"/>|</text:p>
      <text:p text:style-name="P3">| <text:s text:c="21"/>The Kannel Group &lt;http://www.kannel.org/&gt; <text:s text:c="4"/>|</text:p>
      <text:p text:style-name="P3">+--------------------------------------------------------------------+</text:p>
      <text:p text:style-name="P3"/>
      <text:p text:style-name="P3">Thank you for using Kannel.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</text:p>
      <text:p text:style-name="P3">gcc -D_REENTRANT=1 -I. -Igw -g -O2 -D_XOPEN_SOURCE=600 -D_BSD_SOURCE -D_DEFAULT_SOURCE -D_LARGE_FILES= -I/usr/include/libxml2 -I/usr/include/openssl -I/usr/include/mysql -o gwlib/gw_uuid.o -c gwlib/gw_uuid.c</text:p>
      <text:p text:style-name="P3">ar rc <text:s/>libgwlib.a gwlib/dbpool_sqlite3.o gwlib/conn.o gwlib/gwpoll.o gwlib/dbpool_mssql.o gwlib/gwmem-check.o gwlib/dbpool_sdb.o gwlib/dbpool_cass.o gwlib/xmlrpc.o gwlib/mime.o gwlib/ssl.o gwlib/semaphore.o gwlib/charset.o gwlib/gwthread-pthread.o gwlib/gw-timer.o gwlib/log.o gwlib/dict.o gwlib/date.o gwlib/md5.o gwlib/pcre.o gwlib/dbpool_redis.o gwlib/fdset.o gwlib/dbpool.o gwlib/dbpool_oracle.o gwlib/gwmem-native.o gwlib/gwlib.o gwlib/dbpool_sqlite.o gwlib/counter.o gwlib/accesslog.o gwlib/list.o gwlib/thread.o gwlib/utils.o gwlib/gw-rwlock.o gwlib/dbpool_mysql.o gwlib/protected.o gwlib/regex.o gwlib/dbpool_pgsql.o gwlib/pki.o gwlib/cfg.o gwlib/gw_uuid.o gwlib/parse.o gwlib/socket.o gwlib/gw-prioqueue.o gwlib/octstr.o gwlib/http.o </text:p>
      <text:p text:style-name="P3">ranlib libgwlib.a</text:p>
      <text:p text:style-name="P3">make -C utils </text:p>
      <text:p text:style-name="P3">make[1]: Entering directory '/usr/local/src/gateway-1.4.5/utils'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eewbmp seewbmp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eewbmp seewbmp.o <text:s/>../libgwlib.a ../libgw.a -lnsl -lxml2 -L/usr/lib/gcc/x86_64-linux-gnu/9/../../../x86_64-linux-gnu -L/usr/lib/x86_64-linux-gnu -lmysqlclient -lpthread -ldl -lz -lssl -lcrypto -lresolv -lm -lrt</text:p>
      <text:p text:style-name="P3"><text:soft-page-break/>/bin/bash ../libtool <text:s/>--tag=CC <text:s text:c="2"/>--mode=link gcc -I. -I../gw -I../gwlib -I.. -g -O2 -D_XOPEN_SOURCE=600 -D_BSD_SOURCE -D_DEFAULT_SOURCE -D_LARGE_FILES= -I/usr/include/libxml2 -I/usr/include/openssl -I/usr/include/mysql <text:s/>-rdynamic -o mtbatch mtbatch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mtbatch mtbatch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decode_emimsg decode_emimsg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decode_emimsg decode_emimsg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run_kannel_box run_kannel_box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run_kannel_box run_kannel_box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tart-stop-daemon start-stop-daemon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tart-stop-daemon start-stop-daemon.o <text:s/>../libgwlib.a ../libgw.a -lnsl -lxml2 -L/usr/lib/gcc/x86_64-linux-gnu/9/../../../x86_64-linux-gnu -L/usr/lib/x86_64-linux-gnu -lmysqlclient -lpthread -ldl -lz -lssl -lcrypto -lresolv -lm -lrt</text:p>
      <text:p text:style-name="P3">make[1]: Leaving directory '/usr/local/src/gateway-1.4.5/utils'</text:p>
      <text:p text:style-name="P3">gcc -D_REENTRANT=1 -I. -Igw -g -O2 -D_XOPEN_SOURCE=600 -D_BSD_SOURCE -D_DEFAULT_SOURCE -D_LARGE_FILES= -I/usr/include/libxml2 -I/usr/include/openssl -I/usr/include/mysql -rdynamic -o wmlscript/wmlsc wmlscript/wmlsc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wmlscript/wmlsdasm wmlscript/wmlsdas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bearerbox gw/bearer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smsbox gw/sms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wapbox gw/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boxc test/test_box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sg test/test_ms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immutables test/test_octstr_immutable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ate test/test_date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acct test/test_radius_ac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cre test/test_pcr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xmlrpc test/test_xmlrp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ash test/test_hash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dump test/test_octstr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wap test/fakew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egex test/test_rege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ta test/test_ota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pdu test/test_radius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uid test/test_uui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wapbox test/drive_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 test/test_mim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tore_dump test/test_store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rioqueue test/test_prioqueu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rltrans test/test_urltran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i test/test_si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_server test/test_http_serv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file_traversal test/test_file_traversa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_multipart test/test_mime_multipar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wakeup test/test_wakeu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mac test/test_hma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du test/test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bpool test/test_dbpoo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fg test/test_cfg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dp test/test_ud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pg test/test_pp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eaders test/test_header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udpfeed test/udpfee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ecompile test/decompil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msc test/test_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format test/test_octstr_forma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em test/test_mem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approxy test/wapproxy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ap test/test_p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smpp test/drive_smp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harset test/test_charse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list test/test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imestamp test/timesta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 test/test_htt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l test/test_sl.o libgw.a libwmlscript.a libwap.a libgwlib.a -lmysqlclient -lssl -lrt -lresolv -lnsl -lm <text:s/>-lpthread -lxml2 <text:soft-page-break/>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smsc test/fake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ict test/test_di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onn test/test_conn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ml_tester test/wml_tes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imd2 test/test_cimd2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list checks/check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counter checks/check_coun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octstr checks/check_octstr.o libgw.a libwmlscript.a libwap.a libgwlib.a -lmysqlclient -lssl -lrt -lresolv -lnsl -lm <text:s/>-lpthread -lxml2 -L/usr/lib/gcc/x86_64-<text:soft-page-break/>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date checks/check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ipcheck checks/check_ipcheck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./utils/foobar-config.sh "-I/opt/kannel_vasup_7/include/kannel -g -O2 -D_XOPEN_SOURCE=600 -D_BSD_SOURCE -D_DEFAULT_SOURCE -D_LARGE_FILES= -I/usr/include/libxml2 -I/usr/include/openssl -I/usr/include/mysql" \</text:p>
      <text:p text:style-name="P3"><text:tab/>"-L/opt/kannel_vasup_7/lib/kannel -lgw -lwap -lgwlib -lmysqlclient -lssl -lrt -lresolv -lnsl -lm <text:s/>-lpthread -lxml2 -L/usr/lib/gcc/x86_64-linux-gnu/9/../../../x86_64-linux-gnu -lcrypto -lssl -L/usr/lib/x86_64-linux-gnu -lmysqlclient -lpthread -ldl -lz -lssl -lcrypto -lresolv -lm -lrt " \</text:p>
      <text:p text:style-name="P3"><text:tab/>"1.4.5" &gt; gw-config</text:p>
      <text:p text:style-name="P3">chmod 0755 gw-config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 binddir=/opt/kannel_vasup_7 install</text:p>
      <text:p text:style-name="P3">make -C utils install</text:p>
      <text:p text:style-name="P3">make[1]: Entering directory '/usr/local/src/gateway-1.4.5/utils'</text:p>
      <text:p text:style-name="P3">make[2]: Entering directory '/usr/local/src/gateway-1.4.5/utils'</text:p>
      <text:p text:style-name="P3"><text:s/>/usr/bin/mkdir -p '/opt/kannel_vasup_7/bin'</text:p>
      <text:p text:style-name="P3"><text:s text:c="2"/>/bin/bash ../libtool <text:s text:c="2"/>--mode=install /usr/bin/install -c seewbmp mtbatch decode_emimsg '/opt/kannel_vasup_7/bin'</text:p>
      <text:p text:style-name="P3">libtool: install: /usr/bin/install -c seewbmp /opt/kannel_vasup_7/bin/seewbmp</text:p>
      <text:p text:style-name="P3">libtool: install: /usr/bin/install -c mtbatch /opt/kannel_vasup_7/bin/mtbatch</text:p>
      <text:p text:style-name="P3">libtool: install: /usr/bin/install -c decode_emimsg /opt/kannel_vasup_7/bin/decode_emimsg</text:p>
      <text:p text:style-name="P3"><text:s/>/usr/bin/mkdir -p '/opt/kannel_vasup_7/sbin'</text:p>
      <text:p text:style-name="P3"><text:s text:c="2"/>/bin/bash ../libtool <text:s text:c="2"/>--mode=install /usr/bin/install -c run_kannel_box start-stop-daemon '/opt/kannel_vasup_7/sbin'</text:p>
      <text:p text:style-name="P3">libtool: install: /usr/bin/install -c run_kannel_box /opt/kannel_vasup_7/sbin/run_kannel_box</text:p>
      <text:p text:style-name="P3">libtool: install: /usr/bin/install -c start-stop-daemon /opt/kannel_vasup_7/sbin/start-stop-daemon</text:p>
      <text:p text:style-name="P3"><text:s/>/usr/bin/mkdir -p '/opt/kannel_vasup_7/share/man/man1'</text:p>
      <text:p text:style-name="P3"><text:s/>/usr/bin/install -c -m 644 seewbmp.1 mtbatch.1 '/opt/kannel_vasup_7/share/man/man1'</text:p>
      <text:p text:style-name="P3"><text:s/>/usr/bin/mkdir -p '/opt/kannel_vasup_7/share/man/man8'</text:p>
      <text:p text:style-name="P3"><text:s/>/usr/bin/install -c -m 644 run_kannel_box.8 '/opt/kannel_vasup_7/share/man/man8'</text:p>
      <text:p text:style-name="P3">make[2]: Leaving directory '/usr/local/src/gateway-1.4.5/utils'</text:p>
      <text:p text:style-name="P3">make[1]: Leaving directory '/usr/local/src/gateway-1.4.5/utils'</text:p>
      <text:p text:style-name="P3">/usr/bin/install -c -d /opt/kannel_vasup_7/bin</text:p>
      <text:p text:style-name="P3">for prog in wmlscript/wmlsc wmlscript/wmlsdasm gw-config; do \</text:p>
      <text:p text:style-name="P3"><text:soft-page-break/><text:tab/>/usr/bin/install -c $prog \</text:p>
      <text:p text:style-name="P3"><text:tab/> <text:s text:c="3"/>/opt/kannel_vasup_7/bin/`basename $prog`; \</text:p>
      <text:p text:style-name="P3">done</text:p>
      <text:p text:style-name="P3">test -r /opt/kannel_vasup_7/bin/gw-config || \</text:p>
      <text:p text:style-name="P3"><text:tab/>ln -sf gw-config /opt/kannel_vasup_7/bin/gw-config</text:p>
      <text:p text:style-name="P3">/usr/bin/install -c -d /opt/kannel_vasup_7/sbin</text:p>
      <text:p text:style-name="P3">for prog in gw/bearerbox gw/smsbox gw/wapbox; do \</text:p>
      <text:p text:style-name="P3"><text:tab/>/usr/bin/install -c $prog \</text:p>
      <text:p text:style-name="P3"><text:tab/> <text:s text:c="3"/>/opt/kannel_vasup_7/sbin/`basename $prog`; \</text:p>
      <text:p text:style-name="P3">done</text:p>
      <text:p text:style-name="P3">/usr/bin/install -c -d /opt/kannel_vasup_7/share/man/man1</text:p>
      <text:p text:style-name="P3">/usr/bin/install -c wmlscript/wmlsc.1 wmlscript/wmlsdasm.1 /opt/kannel_vasup_7/share/man/man1</text:p>
      <text:p text:style-name="P3">/usr/bin/install -c -d /opt/kannel_vasup_7/share/man/man8</text:p>
      <text:p text:style-name="P3">/usr/bin/install -c gw/kannel.8 /opt/kannel_vasup_7/share/man/man8</text:p>
      <text:p text:style-name="P3">/usr/bin/install -c -d /opt/kannel_vasup_7/include/kannel/gwlib</text:p>
      <text:p text:style-name="P3">/usr/bin/install -c -m 644 ./gwlib/*.h /opt/kannel_vasup_7/include/kannel/gwlib</text:p>
      <text:p text:style-name="P3">/usr/bin/install -c -m 644 ./gwlib/*.def /opt/kannel_vasup_7/include/kannel/gwlib</text:p>
      <text:p text:style-name="P3">/usr/bin/install -c -d /opt/kannel_vasup_7/include/kannel/gw</text:p>
      <text:p text:style-name="P3">/usr/bin/install -c -m 644 ./gw/*.h /opt/kannel_vasup_7/include/kannel/gw</text:p>
      <text:p text:style-name="P3">/usr/bin/install -c -m 644 ./gw/*.def /opt/kannel_vasup_7/include/kannel/gw</text:p>
      <text:p text:style-name="P3">/usr/bin/install -c -d /opt/kannel_vasup_7/include/kannel/gw/smsc</text:p>
      <text:p text:style-name="P3">/usr/bin/install -c -m 644 ./gw/smsc/*.h /opt/kannel_vasup_7/include/kannel/gw/smsc</text:p>
      <text:p text:style-name="P3">/usr/bin/install -c -m 644 ./gw/smsc/*.def /opt/kannel_vasup_7/include/kannel/gw/smsc</text:p>
      <text:p text:style-name="P3">/usr/bin/install -c -d /opt/kannel_vasup_7/include/kannel/wap</text:p>
      <text:p text:style-name="P3">/usr/bin/install -c -m 644 ./wap/*.h /opt/kannel_vasup_7/include/kannel/wap<text:tab/></text:p>
      <text:p text:style-name="P3">/usr/bin/install -c -m 644 ./wap/*.def /opt/kannel_vasup_7/include/kannel/wap<text:tab/></text:p>
      <text:p text:style-name="P3">/usr/bin/install -c -m 644 gw-config.h /opt/kannel_vasup_7/include/kannel</text:p>
      <text:p text:style-name="P3">/usr/bin/install -c -d /opt/kannel_vasup_7/lib/kannel</text:p>
      <text:p text:style-name="P3">/usr/bin/install -c -m 644 lib*.a /opt/kannel_vasup_7/lib/kannel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./configure --prefix=/opt/kannel_sns_8 --enable-ssl --with-mysql --with-malloc=native --with-mysql-dir=/usr/bin/mysql --enable-start-stop-daemon</text:p>
      <text:p text:style-name="P3"/>
      <text:p text:style-name="P3">Configuring for Kannel gateway version 1.4.5 ...</text:p>
      <text:p text:style-name="P3">checking for a BSD-compatible install... /usr/bin/install -c</text:p>
      <text:p text:style-name="P3">checking whether build environment is sane... yes</text:p>
      <text:p text:style-name="P3">checking for a thread-safe mkdir -p... /usr/bin/mkdir -p</text:p>
      <text:p text:style-name="P3">checking for gawk... no</text:p>
      <text:p text:style-name="P3">checking for mawk... mawk</text:p>
      <text:p text:style-name="P3">checking whether make sets $(MAKE)... yes</text:p>
      <text:p text:style-name="P3">checking whether make supports nested variables... yes</text:p>
      <text:p text:style-name="P3">checking build system type... x86_64-unknown-linux-gnu</text:p>
      <text:p text:style-name="P3">checking host system type... x86_64-unknown-linux-gnu</text:p>
      <text:p text:style-name="P3">checking how to print strings... printf</text:p>
      <text:p text:style-name="P3">checking for style of include used by make... GNU</text:p>
      <text:p text:style-name="P3"><text:soft-page-break/>checking for gcc... gcc</text:p>
      <text:p text:style-name="P3">checking whether the C compiler works... yes</text:p>
      <text:p text:style-name="P3">checking for C compiler default output file name... a.out</text:p>
      <text:p text:style-name="P3">checking for suffix of executables... </text:p>
      <text:p text:style-name="P3">checking whether we are cross compiling... no</text:p>
      <text:p text:style-name="P3">checking for suffix of object files... o</text:p>
      <text:p text:style-name="P3">checking whether we are using the GNU C compiler... yes</text:p>
      <text:p text:style-name="P3">checking whether gcc accepts -g... yes</text:p>
      <text:p text:style-name="P3">checking for gcc option to accept ISO C89... none needed</text:p>
      <text:p text:style-name="P3">checking whether gcc understands -c and -o together... yes</text:p>
      <text:p text:style-name="P3">checking dependency style of gcc... gcc3</text:p>
      <text:p text:style-name="P3">checking for a sed that does not truncate output... /usr/bin/sed</text:p>
      <text:p text:style-name="P3">checking for grep that handles long lines and -e... /usr/bin/grep</text:p>
      <text:p text:style-name="P3">checking for egrep... /usr/bin/grep -E</text:p>
      <text:p text:style-name="P3">checking for fgrep... /usr/bin/grep -F</text:p>
      <text:p text:style-name="P3">checking for ld used by gcc... /usr/bin/ld</text:p>
      <text:p text:style-name="P3">checking if the linker (/usr/bin/ld) is GNU ld... yes</text:p>
      <text:p text:style-name="P3">checking for BSD- or MS-compatible name lister (nm)... /usr/bin/nm -B</text:p>
      <text:p text:style-name="P3">checking the name lister (/usr/bin/nm -B) interface... BSD nm</text:p>
      <text:p text:style-name="P3">checking whether ln -s works... yes</text:p>
      <text:p text:style-name="P3">checking the maximum length of command line arguments... 1572864</text:p>
      <text:p text:style-name="P3">checking whether the shell understands some XSI constructs... yes</text:p>
      <text:p text:style-name="P3">checking whether the shell understands "+="... yes</text:p>
      <text:p text:style-name="P3">checking how to convert x86_64-unknown-linux-gnu file names to x86_64-unknown-linux-gnu format... func_convert_file_noop</text:p>
      <text:p text:style-name="P3">checking how to convert x86_64-unknown-linux-gnu file names to toolchain format... func_convert_file_noop</text:p>
      <text:p text:style-name="P3">checking for /usr/bin/ld option to reload object files... -r</text:p>
      <text:p text:style-name="P3">checking for objdump... objdump</text:p>
      <text:p text:style-name="P3">checking how to recognize dependent libraries... pass_all</text:p>
      <text:p text:style-name="P3">checking for dlltool... no</text:p>
      <text:p text:style-name="P3">checking how to associate runtime and link libraries... printf %s\n</text:p>
      <text:p text:style-name="P3">checking for ar... ar</text:p>
      <text:p text:style-name="P3">checking for archiver @FILE support... @</text:p>
      <text:p text:style-name="P3">checking for strip... strip</text:p>
      <text:p text:style-name="P3">checking for ranlib... ranlib</text:p>
      <text:p text:style-name="P3">checking command to parse /usr/bin/nm -B output from gcc object... ok</text:p>
      <text:p text:style-name="P3">checking for sysroot... no</text:p>
      <text:p text:style-name="P3">checking for mt... mt</text:p>
      <text:p text:style-name="P3">checking if mt is a manifest tool... no</text:p>
      <text:p text:style-name="P3">checking how to run the C preprocessor... gcc -E</text:p>
      <text:p text:style-name="P3">checking for ANSI C header files... yes</text:p>
      <text:p text:style-name="P3">checking for sys/types.h... yes</text:p>
      <text:p text:style-name="P3">checking for sys/stat.h... yes</text:p>
      <text:p text:style-name="P3">checking for stdlib.h... yes</text:p>
      <text:p text:style-name="P3">checking for string.h... yes</text:p>
      <text:p text:style-name="P3">checking for memory.h... yes</text:p>
      <text:p text:style-name="P3">checking for strings.h... yes</text:p>
      <text:p text:style-name="P3">checking for inttypes.h... yes</text:p>
      <text:p text:style-name="P3"><text:soft-page-break/>checking for stdint.h... yes</text:p>
      <text:p text:style-name="P3">checking for unistd.h... yes</text:p>
      <text:p text:style-name="P3">checking for dlfcn.h... yes</text:p>
      <text:p text:style-name="P3">checking for objdir... .libs</text:p>
      <text:p text:style-name="P3">checking if gcc supports -fno-rtti -fno-exceptions... no</text:p>
      <text:p text:style-name="P3">checking for gcc option to produce PIC... -fPIC -DPIC</text:p>
      <text:p text:style-name="P3">checking if gcc PIC flag -fPIC -DPIC works... yes</text:p>
      <text:p text:style-name="P3">checking if gcc static flag -static works... yes</text:p>
      <text:p text:style-name="P3">checking if gcc supports -c -o file.o... yes</text:p>
      <text:p text:style-name="P3">checking if gcc supports -c -o file.o... (cached) yes</text:p>
      <text:p text:style-name="P3">checking whether the gcc linker (/usr/bin/ld -m elf_x86_64) supports shared libraries... yes</text:p>
      <text:p text:style-name="P3">checking whether -lc should be explicitly linked in... no</text:p>
      <text:p text:style-name="P3">checking dynamic linker characteristics... GNU/Linux ld.so</text:p>
      <text:p text:style-name="P3">checking how to hardcode library paths into programs... immediate</text:p>
      <text:p text:style-name="P3">checking whether stripping libraries is possible... yes</text:p>
      <text:p text:style-name="P3">checking if libtool supports shared libraries... yes</text:p>
      <text:p text:style-name="P3">checking whether to build shared libraries... yes</text:p>
      <text:p text:style-name="P3">checking whether to build static libraries... no</text:p>
      <text:p text:style-name="P3"/>
      <text:p text:style-name="P3">Running system checks ...</text:p>
      <text:p text:style-name="P3">checking for gcc... (cached) gcc</text:p>
      <text:p text:style-name="P3">checking whether we are using the GNU C compiler... (cached) yes</text:p>
      <text:p text:style-name="P3">checking whether gcc accepts -g... (cached) yes</text:p>
      <text:p text:style-name="P3">checking for gcc option to accept ISO C89... (cached) none needed</text:p>
      <text:p text:style-name="P3">checking whether gcc understands -c and -o together... (cached) yes</text:p>
      <text:p text:style-name="P3">checking dependency style of gcc... (cached) gcc3</text:p>
      <text:p text:style-name="P3">checking for gcc option to accept ISO C99... none needed</text:p>
      <text:p text:style-name="P3">checking for ranlib... (cached) ranlib</text:p>
      <text:p text:style-name="P3">checking for bison... bison -y</text:p>
      <text:p text:style-name="P3">checking for flex... no</text:p>
      <text:p text:style-name="P3">checking for lex... no</text:p>
      <text:p text:style-name="P3">checking for ar... (cached) ar</text:p>
      <text:p text:style-name="P3">checking for convert... no</text:p>
      <text:p text:style-name="P3">checking for perl... /usr/bin/perl</text:p>
      <text:p text:style-name="P3">checking for inline... inline</text:p>
      <text:p text:style-name="P3">checking for special C compiler options needed for large files... no</text:p>
      <text:p text:style-name="P3">checking for _FILE_OFFSET_BITS value needed for large files... no</text:p>
      <text:p text:style-name="P3">checking size of short... 2</text:p>
      <text:p text:style-name="P3">checking size of int... 4</text:p>
      <text:p text:style-name="P3">checking size of long... 8</text:p>
      <text:p text:style-name="P3">checking size of long long... 8</text:p>
      <text:p text:style-name="P3">checking for log in -lm... yes</text:p>
      <text:p text:style-name="P3">checking for accept in -lsocket... no</text:p>
      <text:p text:style-name="P3">checking for inet_ntoa in -lnsl... yes</text:p>
      <text:p text:style-name="P3">checking for inet_ntop in -lresolv... yes</text:p>
      <text:p text:style-name="P3">checking for inet_ntop in -lbind... no</text:p>
      <text:p text:style-name="P3">checking for pthread_exit in -lpthread... yes</text:p>
      <text:p text:style-name="P3">checking for libiconv in -liconv... no</text:p>
      <text:p text:style-name="P3">checking for ANSI C header files... (cached) yes</text:p>
      <text:p text:style-name="P3"><text:soft-page-break/>checking sys/ioctl.h usability... yes</text:p>
      <text:p text:style-name="P3">checking sys/ioctl.h presence... yes</text:p>
      <text:p text:style-name="P3">checking for sys/ioctl.h... yes</text:p>
      <text:p text:style-name="P3">checking sys/time.h usability... yes</text:p>
      <text:p text:style-name="P3">checking sys/time.h presence... yes</text:p>
      <text:p text:style-name="P3">checking for sys/time.h... yes</text:p>
      <text:p text:style-name="P3">checking for sys/types.h... (cached) yes</text:p>
      <text:p text:style-name="P3">checking for unistd.h... (cached) yes</text:p>
      <text:p text:style-name="P3">checking sys/poll.h usability... yes</text:p>
      <text:p text:style-name="P3">checking sys/poll.h presence... yes</text:p>
      <text:p text:style-name="P3">checking for sys/poll.h... yes</text:p>
      <text:p text:style-name="P3">checking pthread.h usability... yes</text:p>
      <text:p text:style-name="P3">checking pthread.h presence... yes</text:p>
      <text:p text:style-name="P3">checking for pthread.h... yes</text:p>
      <text:p text:style-name="P3">checking getopt.h usability... yes</text:p>
      <text:p text:style-name="P3">checking getopt.h presence... yes</text:p>
      <text:p text:style-name="P3">checking for getopt.h... yes</text:p>
      <text:p text:style-name="P3">checking syslog.h usability... yes</text:p>
      <text:p text:style-name="P3">checking syslog.h presence... yes</text:p>
      <text:p text:style-name="P3">checking for syslog.h... yes</text:p>
      <text:p text:style-name="P3">checking zlib.h usability... yes</text:p>
      <text:p text:style-name="P3">checking zlib.h presence... yes</text:p>
      <text:p text:style-name="P3">checking for zlib.h... yes</text:p>
      <text:p text:style-name="P3">checking execinfo.h usability... yes</text:p>
      <text:p text:style-name="P3">checking execinfo.h presence... yes</text:p>
      <text:p text:style-name="P3">checking for execinfo.h... yes</text:p>
      <text:p text:style-name="P3">checking for stdlib.h... (cached) yes</text:p>
      <text:p text:style-name="P3">checking sys/socket.h usability... yes</text:p>
      <text:p text:style-name="P3">checking sys/socket.h presence... yes</text:p>
      <text:p text:style-name="P3">checking for sys/socket.h... yes</text:p>
      <text:p text:style-name="P3">checking sys/sockio.h usability... no</text:p>
      <text:p text:style-name="P3">checking sys/sockio.h presence... no</text:p>
      <text:p text:style-name="P3">checking for sys/sockio.h... no</text:p>
      <text:p text:style-name="P3">checking netinet/in.h usability... yes</text:p>
      <text:p text:style-name="P3">checking netinet/in.h presence... yes</text:p>
      <text:p text:style-name="P3">checking for netinet/in.h... yes</text:p>
      <text:p text:style-name="P3">checking for net/if.h... yes</text:p>
      <text:p text:style-name="P3">checking sys/ucontext.h usability... yes</text:p>
      <text:p text:style-name="P3">checking sys/ucontext.h presence... yes</text:p>
      <text:p text:style-name="P3">checking for sys/ucontext.h... yes</text:p>
      <text:p text:style-name="P3">checking for ld used by gcc... /usr/bin/ld -m elf_x86_64</text:p>
      <text:p text:style-name="P3">checking if the linker (/usr/bin/ld -m elf_x86_64) is GNU ld... yes</text:p>
      <text:p text:style-name="P3">checking for shared library run path origin... done</text:p>
      <text:p text:style-name="P3">checking for iconv... yes</text:p>
      <text:p text:style-name="P3">checking for working iconv... yes</text:p>
      <text:p text:style-name="P3">checking for iconv declaration... </text:p>
      <text:p text:style-name="P3"><text:s text:c="9"/>extern size_t iconv (iconv_t cd, char * *inbuf, size_t *inbytesleft, char * *outbuf, size_t *outbytesleft);</text:p>
      <text:p text:style-name="P3">checking for gettimeofday... yes</text:p>
      <text:p text:style-name="P3"><text:soft-page-break/>checking for select... yes</text:p>
      <text:p text:style-name="P3">checking for socket... yes</text:p>
      <text:p text:style-name="P3">checking for strdup... yes</text:p>
      <text:p text:style-name="P3">checking for getopt_long... yes</text:p>
      <text:p text:style-name="P3">checking for localtime_r... yes</text:p>
      <text:p text:style-name="P3">checking for gmtime_r... yes</text:p>
      <text:p text:style-name="P3">checking for backtrace... yes</text:p>
      <text:p text:style-name="P3">checking for srandom... yes</text:p>
      <text:p text:style-name="P3">checking for initgroups... yes</text:p>
      <text:p text:style-name="P3">checking for strtoll... yes</text:p>
      <text:p text:style-name="P3">checking for strtoq... yes</text:p>
      <text:p text:style-name="P3">checking for getopt... yes</text:p>
      <text:p text:style-name="P3">checking for gethostbyname_r... yes</text:p>
      <text:p text:style-name="P3">checking for which type of gethostbyname_r... 6</text:p>
      <text:p text:style-name="P3">checking for socklen_t in &lt;sys/socket.h&gt;... yes</text:p>
      <text:p text:style-name="P3">checking for getopt in &lt;stdio.h&gt;... no</text:p>
      <text:p text:style-name="P3">checking for getopt in &lt;unistd.h&gt;... yes</text:p>
      <text:p text:style-name="P3">checking ftw.h usability... yes</text:p>
      <text:p text:style-name="P3">checking ftw.h presence... yes</text:p>
      <text:p text:style-name="P3">checking for ftw.h... yes</text:p>
      <text:p text:style-name="P3">checking for nftw... yes</text:p>
      <text:p text:style-name="P3">checking regex.h usability... yes</text:p>
      <text:p text:style-name="P3">checking regex.h presence... yes</text:p>
      <text:p text:style-name="P3">checking for regex.h... yes</text:p>
      <text:p text:style-name="P3">checking for regcomp... yes</text:p>
      <text:p text:style-name="P3"/>
      <text:p text:style-name="P3">Checking for POSIX threads support ...</text:p>
      <text:p text:style-name="P3">checking for working pthreads... yes</text:p>
      <text:p text:style-name="P3">checking for pthread_spinlock support... yes</text:p>
      <text:p text:style-name="P3">checking for pthread_rwlock support... yes</text:p>
      <text:p text:style-name="P3">checking for sem_init in -lrt... yes</text:p>
      <text:p text:style-name="P3">checking for semaphore support... yes</text:p>
      <text:p text:style-name="P3"/>
      <text:p text:style-name="P3">Checking for libxml2 support ...</text:p>
      <text:p text:style-name="P3">checking for xml2-config... /usr/bin/xml2-config</text:p>
      <text:p text:style-name="P3">checking libxml version... 2.9.14</text:p>
      <text:p text:style-name="P3"/>
      <text:p text:style-name="P3">Configuring for PCRE support ...</text:p>
      <text:p text:style-name="P3">checking whether to compile with PCRE support... disabled</text:p>
      <text:p text:style-name="P3"/>
      <text:p text:style-name="P3">Configuring DocBook support ...</text:p>
      <text:p text:style-name="P3">checking for jade... no</text:p>
      <text:p text:style-name="P3">checking for openjade... no</text:p>
      <text:p text:style-name="P3">checking for jadetex... no</text:p>
      <text:p text:style-name="P3">checking for pdfjadetex... no</text:p>
      <text:p text:style-name="P3">checking for dvips... no</text:p>
      <text:p text:style-name="P3">checking for fig2dev... no</text:p>
      <text:p text:style-name="P3">checking for convert... no</text:p>
      <text:p text:style-name="P3">checking for /usr/lib/sgml/stylesheet/dsssl/docbook/nwalsh/html/docbook.dsl... no</text:p>
      <text:p text:style-name="P3"><text:soft-page-break/>checking for /usr/lib/sgml/stylesheets/nwalsh-modular/html/docbook.dsl... no</text:p>
      <text:p text:style-name="P3">checking for /usr/share/sgml/docbook/dsssl-stylesheets-1.*/html/docbook.dsl... no</text:p>
      <text:p text:style-name="P3">checking for /usr/share/sgml/docbook/dsssl-stylesheets/html/docbook.dsl... no</text:p>
      <text:p text:style-name="P3">checking for /usr/share/sgml/docbook/stylesheet/dsssl/modular/html/docbook.dsl... no</text:p>
      <text:p text:style-name="P3">checking for /usr/share/sgml/docbook/dsssl/modular/html/docbook.dsl... no</text:p>
      <text:p text:style-name="P3">checking for /usr/share/sgml/dsssl/docbook-dsssl-nwalsh/html/docbook.dsl... no</text:p>
      <text:p text:style-name="P3">checking for /usr/share/dsssl/docbook-dsssl/html/docbook.dsl... no</text:p>
      <text:p text:style-name="P3">checking for /usr/local/lib/sgml/stylesheet/dsssl/docbook/nwalsh/html/docbook.dsl... no</text:p>
      <text:p text:style-name="P3">checking for /usr/local/lib/sgml/stylesheets/nwalsh-modular/html/docbook.dsl... no</text:p>
      <text:p text:style-name="P3">checking for /usr/local/share/sgml/docbook/dsssl-stylesheets-1.*/html/docbook.dsl... no</text:p>
      <text:p text:style-name="P3">checking for /usr/local/share/sgml/docbook/dsssl-stylesheets/html/docbook.dsl... no</text:p>
      <text:p text:style-name="P3">checking for /usr/local/share/sgml/docbook/stylesheet/dsssl/modular/html/docbook.dsl... no</text:p>
      <text:p text:style-name="P3">checking for /usr/local/share/sgml/docbook/dsssl/modular/html/docbook.dsl... no</text:p>
      <text:p text:style-name="P3">checking for /usr/local/share/sgml/dsssl/docbook-dsssl-nwalsh/html/docbook.dsl... no</text:p>
      <text:p text:style-name="P3">checking for /usr/local/share/dsssl/docbook-dsssl/html/docbook.dsl... no</text:p>
      <text:p text:style-name="P3">checking for /sw/lib/sgml/stylesheet/dsssl/docbook/nwalsh/html/docbook.dsl... no</text:p>
      <text:p text:style-name="P3">checking for /sw/lib/sgml/stylesheets/nwalsh-modular/html/docbook.dsl... no</text:p>
      <text:p text:style-name="P3">checking for /sw/share/sgml/docbook/dsssl-stylesheets-1.*/html/docbook.dsl... no</text:p>
      <text:p text:style-name="P3">checking for /sw/share/sgml/docbook/dsssl-stylesheets/html/docbook.dsl... no</text:p>
      <text:p text:style-name="P3">checking for /sw/share/sgml/docbook/stylesheet/dsssl/modular/html/docbook.dsl... no</text:p>
      <text:p text:style-name="P3">checking for /sw/share/sgml/docbook/dsssl/modular/html/docbook.dsl... no</text:p>
      <text:p text:style-name="P3">checking for /sw/share/sgml/dsssl/docbook-dsssl-nwalsh/html/docbook.dsl... no</text:p>
      <text:p text:style-name="P3">checking for /sw/share/dsssl/docbook-dsssl/html/docbook.dsl... no</text:p>
      <text:p text:style-name="P3">checking for /opt/local/lib/sgml/stylesheet/dsssl/docbook/nwalsh/html/docbook.dsl... no</text:p>
      <text:p text:style-name="P3">checking for /opt/local/lib/sgml/stylesheets/nwalsh-modular/html/docbook.dsl... no</text:p>
      <text:p text:style-name="P3">checking for /opt/local/share/sgml/docbook/dsssl-stylesheets-1.*/html/docbook.dsl... no</text:p>
      <text:p text:style-name="P3">checking for /opt/local/share/sgml/docbook/dsssl-stylesheets/html/docbook.dsl... no</text:p>
      <text:p text:style-name="P3">checking for /opt/local/share/sgml/docbook/stylesheet/dsssl/modular/html/docbook.dsl... no</text:p>
      <text:p text:style-name="P3">checking for /opt/local/share/sgml/docbook/dsssl/modular/html/docbook.dsl... no</text:p>
      <text:p text:style-name="P3">checking for /opt/local/share/sgml/dsssl/docbook-dsssl-nwalsh/html/docbook.dsl... no</text:p>
      <text:p text:style-name="P3">checking for /opt/local/share/dsssl/docbook-dsssl/html/docbook.dsl... no</text:p>
      <text:p text:style-name="P3">checking for /usr/lib/sgml/stylesheet/dsssl/docbook/nwalsh/print/docbook.dsl... no</text:p>
      <text:p text:style-name="P3">checking for /usr/lib/sgml/stylesheets/nwalsh-modular/print/docbook.dsl... no</text:p>
      <text:p text:style-name="P3">checking for /usr/share/sgml/docbook/dsssl-stylesheets-1.*/print/docbook.dsl... no</text:p>
      <text:p text:style-name="P3">checking for /usr/share/sgml/docbook/dsssl-stylesheets/print/docbook.dsl... no</text:p>
      <text:p text:style-name="P3">checking for /usr/share/sgml/docbook/stylesheet/dsssl/modular/print/docbook.dsl... no</text:p>
      <text:p text:style-name="P3">checking for /usr/share/sgml/docbook/dsssl/modular/print/docbook.dsl... no</text:p>
      <text:p text:style-name="P3">checking for /usr/share/sgml/dsssl/docbook-dsssl-nwalsh/print/docbook.dsl... no</text:p>
      <text:p text:style-name="P3">checking for /usr/share/dsssl/docbook-dsssl/print/docbook.dsl... no</text:p>
      <text:p text:style-name="P3">checking for /usr/local/lib/sgml/stylesheet/dsssl/docbook/nwalsh/print/docbook.dsl... no</text:p>
      <text:p text:style-name="P3">checking for /usr/local/lib/sgml/stylesheets/nwalsh-modular/print/docbook.dsl... no</text:p>
      <text:p text:style-name="P3">checking for /usr/local/share/sgml/docbook/dsssl-stylesheets-1.*/print/docbook.dsl... no</text:p>
      <text:p text:style-name="P3">checking for /usr/local/share/sgml/docbook/dsssl-stylesheets/print/docbook.dsl... no</text:p>
      <text:p text:style-name="P3">checking for /usr/local/share/sgml/docbook/stylesheet/dsssl/modular/print/docbook.dsl... no</text:p>
      <text:p text:style-name="P3">checking for /usr/local/share/sgml/docbook/dsssl/modular/print/docbook.dsl... no</text:p>
      <text:p text:style-name="P3">checking for /usr/local/share/sgml/dsssl/docbook-dsssl-nwalsh/print/docbook.dsl... no</text:p>
      <text:p text:style-name="P3">checking for /usr/local/share/dsssl/docbook-dsssl/print/docbook.dsl... no</text:p>
      <text:p text:style-name="P3">checking for /sw/lib/sgml/stylesheet/dsssl/docbook/nwalsh/print/docbook.dsl... no</text:p>
      <text:p text:style-name="P3">checking for /sw/lib/sgml/stylesheets/nwalsh-modular/print/docbook.dsl... no</text:p>
      <text:p text:style-name="P3"><text:soft-page-break/>checking for /sw/share/sgml/docbook/dsssl-stylesheets-1.*/print/docbook.dsl... no</text:p>
      <text:p text:style-name="P3">checking for /sw/share/sgml/docbook/dsssl-stylesheets/print/docbook.dsl... no</text:p>
      <text:p text:style-name="P3">checking for /sw/share/sgml/docbook/stylesheet/dsssl/modular/print/docbook.dsl... no</text:p>
      <text:p text:style-name="P3">checking for /sw/share/sgml/docbook/dsssl/modular/print/docbook.dsl... no</text:p>
      <text:p text:style-name="P3">checking for /sw/share/sgml/dsssl/docbook-dsssl-nwalsh/print/docbook.dsl... no</text:p>
      <text:p text:style-name="P3">checking for /sw/share/dsssl/docbook-dsssl/print/docbook.dsl... no</text:p>
      <text:p text:style-name="P3">checking for /opt/local/lib/sgml/stylesheet/dsssl/docbook/nwalsh/print/docbook.dsl... no</text:p>
      <text:p text:style-name="P3">checking for /opt/local/lib/sgml/stylesheets/nwalsh-modular/print/docbook.dsl... no</text:p>
      <text:p text:style-name="P3">checking for /opt/local/share/sgml/docbook/dsssl-stylesheets-1.*/print/docbook.dsl... no</text:p>
      <text:p text:style-name="P3">checking for /opt/local/share/sgml/docbook/dsssl-stylesheets/print/docbook.dsl... no</text:p>
      <text:p text:style-name="P3">checking for /opt/local/share/sgml/docbook/stylesheet/dsssl/modular/print/docbook.dsl... no</text:p>
      <text:p text:style-name="P3">checking for /opt/local/share/sgml/docbook/dsssl/modular/print/docbook.dsl... no</text:p>
      <text:p text:style-name="P3">checking for /opt/local/share/sgml/dsssl/docbook-dsssl-nwalsh/print/docbook.dsl... no</text:p>
      <text:p text:style-name="P3">checking for /opt/local/share/dsssl/docbook-dsssl/print/docbook.dsl... no</text:p>
      <text:p text:style-name="P3">checking for /usr/lib/sgml/stylesheet/dsssl/docbook/nwalsh/dtds/decls/xml.dcl... no</text:p>
      <text:p text:style-name="P3">checking for /usr/lib/sgml/stylesheets/nwalsh-modular/dtds/decls/xml.dcl... no</text:p>
      <text:p text:style-name="P3">checking for /usr/share/sgml/docbook/dsssl-stylesheets-1.*/dtds/decls/xml.dcl... no</text:p>
      <text:p text:style-name="P3">checking for /usr/share/sgml/docbook/dsssl-stylesheets/dtds/decls/xml.dcl... no</text:p>
      <text:p text:style-name="P3">checking for /usr/share/sgml/docbook/stylesheet/dsssl/modular/dtds/decls/xml.dcl... no</text:p>
      <text:p text:style-name="P3">checking for /usr/share/sgml/docbook/dsssl/modular/dtds/decls/xml.dcl... no</text:p>
      <text:p text:style-name="P3">checking for /usr/share/sgml/declaration/xml.dcl... yes</text:p>
      <text:p text:style-name="P3">Not building documentation.</text:p>
      <text:p text:style-name="P3"/>
      <text:p text:style-name="P3">Configuring parameters ...</text:p>
      <text:p text:style-name="P3">checking which malloc to use... native malloc</text:p>
      <text:p text:style-name="P3">enabling local time</text:p>
      <text:p text:style-name="P3">enabling cookies</text:p>
      <text:p text:style-name="P3">enabling HTTP/1.1 keep-alive</text:p>
      <text:p text:style-name="P3">checking whether to compile start-stop-daemon... enabled</text:p>
      <text:p text:style-name="P3"/>
      <text:p text:style-name="P3">Configuring OpenSSL support ...</text:p>
      <text:p text:style-name="P3">checking whether to compile with SSL support... trying /usr/lib/gcc/x86_64-linux-gnu/9/../../../x86_64-linux-gnu /usr/include/openssl</text:p>
      <text:p text:style-name="P3">checking for openssl... /usr/bin/openssl</text:p>
      <text:p text:style-name="P3">checking openssl version... 1.1.1f</text:p>
      <text:p text:style-name="P3">checking for HMAC_Update in -lcrypto... yes</text:p>
      <text:p text:style-name="P3">checking for OPENSSL_init_ssl in -lssl... yes</text:p>
      <text:p text:style-name="P3">checking for SSL_connect in -lssl... yes</text:p>
      <text:p text:style-name="P3">checking openssl/x509.h usability... yes</text:p>
      <text:p text:style-name="P3">checking openssl/x509.h presence... yes</text:p>
      <text:p text:style-name="P3">checking for openssl/x509.h... yes</text:p>
      <text:p text:style-name="P3">checking openssl/rsa.h usability... yes</text:p>
      <text:p text:style-name="P3">checking openssl/rsa.h presence... yes</text:p>
      <text:p text:style-name="P3">checking for openssl/rsa.h... yes</text:p>
      <text:p text:style-name="P3">checking openssl/crypto.h usability... yes</text:p>
      <text:p text:style-name="P3">checking openssl/crypto.h presence... yes</text:p>
      <text:p text:style-name="P3">checking for openssl/crypto.h... yes</text:p>
      <text:p text:style-name="P3">checking openssl/pem.h usability... yes</text:p>
      <text:p text:style-name="P3">checking openssl/pem.h presence... yes</text:p>
      <text:p text:style-name="P3"><text:soft-page-break/>checking for openssl/pem.h... yes</text:p>
      <text:p text:style-name="P3">checking openssl/ssl.h usability... yes</text:p>
      <text:p text:style-name="P3">checking openssl/ssl.h presence... yes</text:p>
      <text:p text:style-name="P3">checking for openssl/ssl.h... yes</text:p>
      <text:p text:style-name="P3">checking openssl/err.h usability... yes</text:p>
      <text:p text:style-name="P3">checking openssl/err.h presence... yes</text:p>
      <text:p text:style-name="P3">checking for openssl/err.h... yes</text:p>
      <text:p text:style-name="P3">checking openssl/hmac.h usability... yes</text:p>
      <text:p text:style-name="P3">checking openssl/hmac.h presence... yes</text:p>
      <text:p text:style-name="P3">checking for openssl/hmac.h... yes</text:p>
      <text:p text:style-name="P3">checking whether the OpenSSL library is multithread-enabled... yes</text:p>
      <text:p text:style-name="P3">checking whether to compile with SSL support... yes</text:p>
      <text:p text:style-name="P3"/>
      <text:p text:style-name="P3">Configuring DB support ...</text:p>
      <text:p text:style-name="P3">checking whether to compile with MySQL support... searching</text:p>
      <text:p text:style-name="P3">checking for mysql_config... /usr/bin/mysql_config</text:p>
      <text:p text:style-name="P3">checking mysql version... 8.0.29</text:p>
      <text:p text:style-name="P3">checking mysql reentrant libs... -L/usr/lib/x86_64-linux-gnu -lmysqlclient -lpthread -ldl -lz -lssl -lcrypto -lresolv -lm -lrt</text:p>
      <text:p text:style-name="P3">checking for mysql_init in -lmysqlclient_r... no</text:p>
      <text:p text:style-name="P3">checking mysql libs... -L/usr/lib/x86_64-linux-gnu -lmysqlclient -lpthread -ldl -lz -lssl -lcrypto -lresolv -lm -lrt</text:p>
      <text:p text:style-name="P3">checking for mysql_init in -lmysqlclient... yes</text:p>
      <text:p text:style-name="P3">checking mysql includes... -I/usr/include/mysql</text:p>
      <text:p text:style-name="P3">checking mysql/mysql.h usability... yes</text:p>
      <text:p text:style-name="P3">checking mysql/mysql.h presence... yes</text:p>
      <text:p text:style-name="P3">checking for mysql/mysql.h... yes</text:p>
      <text:p text:style-name="P3">checking mysql/mysql_version.h usability... yes</text:p>
      <text:p text:style-name="P3">checking mysql/mysql_version.h presence... yes</text:p>
      <text:p text:style-name="P3">checking for mysql/mysql_version.h... yes</text:p>
      <text:p text:style-name="P3">checking for mysql_stmt_init in -lmysqlclient_r... no</text:p>
      <text:p text:style-name="P3">checking for mysql_stmt_init in -lmysqlclient... yes</text:p>
      <text:p text:style-name="P3">checking whether to compile with MySQL support... yes</text:p>
      <text:p text:style-name="P3">checking whether to compile with LibSDB support... disabled</text:p>
      <text:p text:style-name="P3">checking whether to compile with SQLite2 support... disabled</text:p>
      <text:p text:style-name="P3">checking whether to compile with SQLite3 support... disabled</text:p>
      <text:p text:style-name="P3">checking whether to compile with Oracle support... disabled</text:p>
      <text:p text:style-name="P3">checking whether to compile with PostgresSQL support... disabled</text:p>
      <text:p text:style-name="P3">checking whether to compile with Redis support... disabled</text:p>
      <text:p text:style-name="P3">checking whether to compile with FreeTDS Ct-Lib support... disabled</text:p>
      <text:p text:style-name="P3">checking whether to compile with Cassandra support... disabled</text:p>
      <text:p text:style-name="P3"/>
      <text:p text:style-name="P3">Configuring for gSOAP support ...</text:p>
      <text:p text:style-name="P3">checking whether to compile with SOAP support... disabled</text:p>
      <text:p text:style-name="P3"/>
      <text:p text:style-name="P3">Generating output files ...</text:p>
      <text:p text:style-name="P3">checking that generated files are newer than configure... done</text:p>
      <text:p text:style-name="P3">configure: creating ./config.status</text:p>
      <text:p text:style-name="P3">config.status: creating gwlib/gw_uuid_types.h</text:p>
      <text:p text:style-name="P3"><text:soft-page-break/>config.status: creating Makefile</text:p>
      <text:p text:style-name="P3">config.status: creating soap/Makefile</text:p>
      <text:p text:style-name="P3">config.status: creating utils/Makefile</text:p>
      <text:p text:style-name="P3">config.status: creating gw-config.h</text:p>
      <text:p text:style-name="P3">config.status: gw-config.h is unchanged</text:p>
      <text:p text:style-name="P3">config.status: executing depfiles commands</text:p>
      <text:p text:style-name="P3">config.status: executing libtool commands</text:p>
      <text:p text:style-name="P3"/>
      <text:p text:style-name="P3">License information ...</text:p>
      <text:p text:style-name="P3">+--------------------------------------------------------------------+</text:p>
      <text:p text:style-name="P3">| License: <text:s text:c="58"/>|</text:p>
      <text:p text:style-name="P3">| This software is subject to the Kannel Software License, available |</text:p>
      <text:p text:style-name="P3">| in this distribution in the file LICENSE. By continuing this <text:s text:c="6"/>|</text:p>
      <text:p text:style-name="P3">| installation process, you are bound by the terms of this license <text:s text:c="2"/>|</text:p>
      <text:p text:style-name="P3">| agreement. If you do not agree with the terms of this license, you |</text:p>
      <text:p text:style-name="P3">| must abort the installation process at this point. <text:s text:c="16"/>|</text:p>
      <text:p text:style-name="P3">| <text:s text:c="67"/>|</text:p>
      <text:p text:style-name="P3">| <text:s text:c="21"/>The Kannel Group &lt;http://www.kannel.org/&gt; <text:s text:c="4"/>|</text:p>
      <text:p text:style-name="P3">+--------------------------------------------------------------------+</text:p>
      <text:p text:style-name="P3"/>
      <text:p text:style-name="P3">Thank you for using Kannel.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</text:p>
      <text:p text:style-name="P3">gcc -D_REENTRANT=1 -I. -Igw -g -O2 -D_XOPEN_SOURCE=600 -D_BSD_SOURCE -D_DEFAULT_SOURCE -D_LARGE_FILES= -I/usr/include/libxml2 -I/usr/include/openssl -I/usr/include/mysql -o gwlib/gw_uuid.o -c gwlib/gw_uuid.c</text:p>
      <text:p text:style-name="P3">ar rc <text:s/>libgwlib.a gwlib/dbpool_sqlite3.o gwlib/conn.o gwlib/gwpoll.o gwlib/dbpool_mssql.o gwlib/gwmem-check.o gwlib/dbpool_sdb.o gwlib/dbpool_cass.o gwlib/xmlrpc.o gwlib/mime.o gwlib/ssl.o gwlib/semaphore.o gwlib/charset.o gwlib/gwthread-pthread.o gwlib/gw-timer.o gwlib/log.o gwlib/dict.o gwlib/date.o gwlib/md5.o gwlib/pcre.o gwlib/dbpool_redis.o gwlib/fdset.o gwlib/dbpool.o gwlib/dbpool_oracle.o gwlib/gwmem-native.o gwlib/gwlib.o gwlib/dbpool_sqlite.o gwlib/counter.o gwlib/accesslog.o gwlib/list.o gwlib/thread.o gwlib/utils.o gwlib/gw-rwlock.o gwlib/dbpool_mysql.o gwlib/protected.o gwlib/regex.o gwlib/dbpool_pgsql.o gwlib/pki.o gwlib/cfg.o gwlib/gw_uuid.o gwlib/parse.o gwlib/socket.o gwlib/gw-prioqueue.o gwlib/octstr.o gwlib/http.o </text:p>
      <text:p text:style-name="P3">ranlib libgwlib.a</text:p>
      <text:p text:style-name="P3">make -C utils </text:p>
      <text:p text:style-name="P3">make[1]: Entering directory '/usr/local/src/gateway-1.4.5/utils'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eewbmp seewbmp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<text:soft-page-break/>-I/usr/include/mysql -rdynamic -o seewbmp seewbmp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mtbatch mtbatch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mtbatch mtbatch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decode_emimsg decode_emimsg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decode_emimsg decode_emimsg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run_kannel_box run_kannel_box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run_kannel_box run_kannel_box.o <text:s/>../libgwlib.a ../libgw.a -lnsl -lxml2 -L/usr/lib/gcc/x86_64-linux-gnu/9/../../../x86_64-linux-gnu -L/usr/lib/x86_64-linux-gnu -lmysqlclient -lpthread -ldl -lz -lssl -lcrypto -lresolv -lm -lrt</text:p>
      <text:p text:style-name="P3">/bin/bash ../libtool <text:s/>--tag=CC <text:s text:c="2"/>--mode=link gcc -I. -I../gw -I../gwlib -I.. -g -O2 -D_XOPEN_SOURCE=600 -D_BSD_SOURCE -D_DEFAULT_SOURCE -D_LARGE_FILES= -I/usr/include/libxml2 -I/usr/include/openssl -I/usr/include/mysql <text:s/>-rdynamic -o start-stop-daemon start-stop-daemon.o ../libgwlib.a ../libgw.a -lmysqlclient -lssl -lrt -lresolv -lnsl -lm <text:s/>-lpthread -lxml2 -L/usr/lib/gcc/x86_64-linux-gnu/9/../../../x86_64-linux-gnu -lcrypto -lssl -L/usr/lib/x86_64-linux-gnu -lmysqlclient -lpthread -ldl -lz -lssl -lcrypto -lresolv -lm -lrt</text:p>
      <text:p text:style-name="P3">libtool: link: gcc -I. -I../gw -I../gwlib -I.. -g -O2 -D_XOPEN_SOURCE=600 -D_BSD_SOURCE -D_DEFAULT_SOURCE -D_LARGE_FILES= -I/usr/include/libxml2 -I/usr/include/openssl -I/usr/include/mysql -rdynamic -o start-stop-daemon start-stop-daemon.o <text:s/>../libgwlib.a ../libgw.a -lnsl -lxml2 -L/usr/lib/gcc/x86_64-linux-gnu/9/../../../x86_64-linux-gnu -L/usr/lib/x86_64-linux-gnu -lmysqlclient -lpthread -ldl -lz -lssl -lcrypto -lresolv -lm -lrt</text:p>
      <text:p text:style-name="P3">make[1]: Leaving directory '/usr/local/src/gateway-1.4.5/utils'</text:p>
      <text:p text:style-name="P3"><text:soft-page-break/>gcc -D_REENTRANT=1 -I. -Igw -g -O2 -D_XOPEN_SOURCE=600 -D_BSD_SOURCE -D_DEFAULT_SOURCE -D_LARGE_FILES= -I/usr/include/libxml2 -I/usr/include/openssl -I/usr/include/mysql -rdynamic -o wmlscript/wmlsc wmlscript/wml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wmlscript/wmlsdasm wmlscript/wmlsdas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bearerbox gw/bearer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smsbox gw/sms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gw/wapbox gw/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boxc test/test_box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sg test/test_ms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immutables test/test_octstr_immutable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date test/test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acct test/test_radius_ac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cre test/test_pcr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xmlrpc test/test_xmlrp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ash test/test_hash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dump test/test_octstr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wap test/fakew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egex test/test_rege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ota test/test_ota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radius_pdu test/test_radius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uid test/test_uui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wapbox test/drive_wapbox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 test/test_mim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tore_dump test/test_store_du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rioqueue test/test_prioqueu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rltrans test/test_urltran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si test/test_si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_server test/test_http_serv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file_traversal test/test_file_traversa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mime_multipart test/test_mime_multipar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wakeup test/test_wakeu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mac test/test_hma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du test/test_pdu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bpool test/test_dbpoo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cfg test/test_cf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udp test/test_ud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pg test/test_ppg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eaders test/test_headers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udpfeed test/udpfeed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ecompile test/decompil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smsc test/test_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octstr_format test/test_octstr_forma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mem test/test_mem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approxy test/wapproxy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pap test/test_pa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drive_smpp test/drive_smp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harset test/test_charse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list test/test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imestamp test/timestam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http test/test_http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test/test_sl test/test_sl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fakesmsc test/fakesmsc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dict test/test_dic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onn test/test_conn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wml_tester test/wml_tes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test/test_cimd2 test/test_cimd2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list checks/check_list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counter checks/check_counte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<text:soft-page-break/>gcc -D_REENTRANT=1 -I. -Igw -g -O2 -D_XOPEN_SOURCE=600 -D_BSD_SOURCE -D_DEFAULT_SOURCE -D_LARGE_FILES= -I/usr/include/libxml2 -I/usr/include/openssl -I/usr/include/mysql -rdynamic -o checks/check_octstr checks/check_octstr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date checks/check_date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gcc -D_REENTRANT=1 -I. -Igw -g -O2 -D_XOPEN_SOURCE=600 -D_BSD_SOURCE -D_DEFAULT_SOURCE -D_LARGE_FILES= -I/usr/include/libxml2 -I/usr/include/openssl -I/usr/include/mysql -rdynamic -o checks/check_ipcheck checks/check_ipcheck.o libgw.a libwmlscript.a libwap.a libgwlib.a -lmysqlclient -lssl -lrt -lresolv -lnsl -lm <text:s/>-lpthread -lxml2 -L/usr/lib/gcc/x86_64-linux-gnu/9/../../../x86_64-linux-gnu -lcrypto -lssl -L/usr/lib/x86_64-linux-gnu -lmysqlclient -lpthread -ldl -lz -lssl -lcrypto -lresolv -lm -lrt </text:p>
      <text:p text:style-name="P3">./utils/foobar-config.sh "-I/opt/kannel_sns_8/include/kannel -g -O2 -D_XOPEN_SOURCE=600 -D_BSD_SOURCE -D_DEFAULT_SOURCE -D_LARGE_FILES= -I/usr/include/libxml2 -I/usr/include/openssl -I/usr/include/mysql" \</text:p>
      <text:p text:style-name="P3"><text:tab/>"-L/opt/kannel_sns_8/lib/kannel -lgw -lwap -lgwlib -lmysqlclient -lssl -lrt -lresolv -lnsl -lm <text:s/>-lpthread -lxml2 -L/usr/lib/gcc/x86_64-linux-gnu/9/../../../x86_64-linux-gnu -lcrypto -lssl -L/usr/lib/x86_64-linux-gnu -lmysqlclient -lpthread -ldl -lz -lssl -lcrypto -lresolv -lm -lrt " \</text:p>
      <text:p text:style-name="P3"><text:tab/>"1.4.5" &gt; gw-config</text:p>
      <text:p text:style-name="P3">chmod 0755 gw-config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make binddir=/opt/kannel_sns_8 install</text:p>
      <text:p text:style-name="P3">make -C utils install</text:p>
      <text:p text:style-name="P3">make[1]: Entering directory '/usr/local/src/gateway-1.4.5/utils'</text:p>
      <text:p text:style-name="P3">make[2]: Entering directory '/usr/local/src/gateway-1.4.5/utils'</text:p>
      <text:p text:style-name="P3"><text:s/>/usr/bin/mkdir -p '/opt/kannel_sns_8/bin'</text:p>
      <text:p text:style-name="P3"><text:s text:c="2"/>/bin/bash ../libtool <text:s text:c="2"/>--mode=install /usr/bin/install -c seewbmp mtbatch decode_emimsg '/opt/kannel_sns_8/bin'</text:p>
      <text:p text:style-name="P3">libtool: install: /usr/bin/install -c seewbmp /opt/kannel_sns_8/bin/seewbmp</text:p>
      <text:p text:style-name="P3">libtool: install: /usr/bin/install -c mtbatch /opt/kannel_sns_8/bin/mtbatch</text:p>
      <text:p text:style-name="P3">libtool: install: /usr/bin/install -c decode_emimsg /opt/kannel_sns_8/bin/decode_emimsg</text:p>
      <text:p text:style-name="P3"><text:s/>/usr/bin/mkdir -p '/opt/kannel_sns_8/sbin'</text:p>
      <text:p text:style-name="P3"><text:s text:c="2"/>/bin/bash ../libtool <text:s text:c="2"/>--mode=install /usr/bin/install -c run_kannel_box start-stop-daemon '/opt/kannel_sns_8/sbin'</text:p>
      <text:p text:style-name="P3">libtool: install: /usr/bin/install -c run_kannel_box /opt/kannel_sns_8/sbin/run_kannel_box</text:p>
      <text:p text:style-name="P3">libtool: install: /usr/bin/install -c start-stop-daemon /opt/kannel_sns_8/sbin/start-stop-daemon</text:p>
      <text:p text:style-name="P3"><text:s/>/usr/bin/mkdir -p '/opt/kannel_sns_8/share/man/man1'</text:p>
      <text:p text:style-name="P3"><text:s/>/usr/bin/install -c -m 644 seewbmp.1 mtbatch.1 '/opt/kannel_sns_8/share/man/man1'</text:p>
      <text:p text:style-name="P3"><text:s/>/usr/bin/mkdir -p '/opt/kannel_sns_8/share/man/man8'</text:p>
      <text:p text:style-name="P3"><text:soft-page-break/><text:s/>/usr/bin/install -c -m 644 run_kannel_box.8 '/opt/kannel_sns_8/share/man/man8'</text:p>
      <text:p text:style-name="P3">make[2]: Leaving directory '/usr/local/src/gateway-1.4.5/utils'</text:p>
      <text:p text:style-name="P3">make[1]: Leaving directory '/usr/local/src/gateway-1.4.5/utils'</text:p>
      <text:p text:style-name="P3">/usr/bin/install -c -d /opt/kannel_sns_8/bin</text:p>
      <text:p text:style-name="P3">for prog in wmlscript/wmlsc wmlscript/wmlsdasm gw-config; do \</text:p>
      <text:p text:style-name="P3"><text:tab/>/usr/bin/install -c $prog \</text:p>
      <text:p text:style-name="P3"><text:tab/> <text:s text:c="3"/>/opt/kannel_sns_8/bin/`basename $prog`; \</text:p>
      <text:p text:style-name="P3">done</text:p>
      <text:p text:style-name="P3">test -r /opt/kannel_sns_8/bin/gw-config || \</text:p>
      <text:p text:style-name="P3"><text:tab/>ln -sf gw-config /opt/kannel_sns_8/bin/gw-config</text:p>
      <text:p text:style-name="P3">/usr/bin/install -c -d /opt/kannel_sns_8/sbin</text:p>
      <text:p text:style-name="P3">for prog in gw/bearerbox gw/smsbox gw/wapbox; do \</text:p>
      <text:p text:style-name="P3"><text:tab/>/usr/bin/install -c $prog \</text:p>
      <text:p text:style-name="P3"><text:tab/> <text:s text:c="3"/>/opt/kannel_sns_8/sbin/`basename $prog`; \</text:p>
      <text:p text:style-name="P3">done</text:p>
      <text:p text:style-name="P3">/usr/bin/install -c -d /opt/kannel_sns_8/share/man/man1</text:p>
      <text:p text:style-name="P3">/usr/bin/install -c wmlscript/wmlsc.1 wmlscript/wmlsdasm.1 /opt/kannel_sns_8/share/man/man1</text:p>
      <text:p text:style-name="P3">/usr/bin/install -c -d /opt/kannel_sns_8/share/man/man8</text:p>
      <text:p text:style-name="P3">/usr/bin/install -c gw/kannel.8 /opt/kannel_sns_8/share/man/man8</text:p>
      <text:p text:style-name="P3">/usr/bin/install -c -d /opt/kannel_sns_8/include/kannel/gwlib</text:p>
      <text:p text:style-name="P3">/usr/bin/install -c -m 644 ./gwlib/*.h /opt/kannel_sns_8/include/kannel/gwlib</text:p>
      <text:p text:style-name="P3">/usr/bin/install -c -m 644 ./gwlib/*.def /opt/kannel_sns_8/include/kannel/gwlib</text:p>
      <text:p text:style-name="P3">/usr/bin/install -c -d /opt/kannel_sns_8/include/kannel/gw</text:p>
      <text:p text:style-name="P3">/usr/bin/install -c -m 644 ./gw/*.h /opt/kannel_sns_8/include/kannel/gw</text:p>
      <text:p text:style-name="P3">/usr/bin/install -c -m 644 ./gw/*.def /opt/kannel_sns_8/include/kannel/gw</text:p>
      <text:p text:style-name="P3">/usr/bin/install -c -d /opt/kannel_sns_8/include/kannel/gw/smsc</text:p>
      <text:p text:style-name="P3">/usr/bin/install -c -m 644 ./gw/smsc/*.h /opt/kannel_sns_8/include/kannel/gw/smsc</text:p>
      <text:p text:style-name="P3">/usr/bin/install -c -m 644 ./gw/smsc/*.def /opt/kannel_sns_8/include/kannel/gw/smsc</text:p>
      <text:p text:style-name="P3">/usr/bin/install -c -d /opt/kannel_sns_8/include/kannel/wap</text:p>
      <text:p text:style-name="P3">/usr/bin/install -c -m 644 ./wap/*.h /opt/kannel_sns_8/include/kannel/wap<text:tab/></text:p>
      <text:p text:style-name="P3">/usr/bin/install -c -m 644 ./wap/*.def /opt/kannel_sns_8/include/kannel/wap<text:tab/></text:p>
      <text:p text:style-name="P3">/usr/bin/install -c -m 644 gw-config.h /opt/kannel_sns_8/include/kannel</text:p>
      <text:p text:style-name="P3">/usr/bin/install -c -d /opt/kannel_sns_8/lib/kannel</text:p>
      <text:p text:style-name="P3">/usr/bin/install -c -m 644 lib*.a /opt/kannel_sns_8/lib/kannel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</text:p>
      <text:p text:style-name="P3">root@AlexanderCoretchi:/usr/local/src/gateway-1.4.5# updatedb</text:p>
      <text:p text:style-name="P3">root@AlexanderCoretchi:/usr/local/src/gateway-1.4.5#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0:33:49.638330950</meta:creation-date>
    <meta:generator>LibreOffice/6.4.7.2$Linux_X86_64 LibreOffice_project/40$Build-2</meta:generator>
    <dc:date>2022-07-27T14:37:44.960137953</dc:date>
    <meta:editing-duration>PT11H26M46S</meta:editing-duration>
    <meta:editing-cycles>11</meta:editing-cycles>
    <meta:document-statistic meta:table-count="0" meta:image-count="0" meta:object-count="0" meta:page-count="133" meta:paragraph-count="4010" meta:word-count="33395" meta:character-count="394725" meta:non-whitespace-character-count="359115"/>
  </office:meta>
</office:document-meta>
</file>